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646in"/>
    </style:style>
    <style:style style:name="co3" style:family="table-column">
      <style:table-column-properties fo:break-before="auto" style:column-width="0.6752in"/>
    </style:style>
    <style:style style:name="co4" style:family="table-column">
      <style:table-column-properties fo:break-before="auto" style:column-width="0.7398in"/>
    </style:style>
    <style:style style:name="co5" style:family="table-column">
      <style:table-column-properties fo:break-before="auto" style:column-width="0.7717in"/>
    </style:style>
    <style:style style:name="co6" style:family="table-column">
      <style:table-column-properties fo:break-before="auto" style:column-width="0.6429in"/>
    </style:style>
    <style:style style:name="co7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5898in"/>
    </style:style>
    <style:style style:name="co9" style:family="table-column">
      <style:table-column-properties fo:break-before="auto" style:column-width="0.9965in"/>
    </style:style>
    <style:style style:name="co10" style:family="table-column">
      <style:table-column-properties fo:break-before="auto" style:column-width="0.5252in"/>
    </style:style>
    <style:style style:name="co11" style:family="table-column">
      <style:table-column-properties fo:break-before="auto" style:column-width="0.6217in"/>
    </style:style>
    <style:style style:name="co12" style:family="table-column">
      <style:table-column-properties fo:break-before="auto" style:column-width="0.611in"/>
    </style:style>
    <style:style style:name="co13" style:family="table-column">
      <style:table-column-properties fo:break-before="auto" style:column-width="1.0291in"/>
    </style:style>
    <style:style style:name="co14" style:family="table-column">
      <style:table-column-properties fo:break-before="auto" style:column-width="0.5571in"/>
    </style:style>
    <style:style style:name="co15" style:family="table-column">
      <style:table-column-properties fo:break-before="auto" style:column-width="0.8252in"/>
    </style:style>
    <style:style style:name="co16" style:family="table-column">
      <style:table-column-properties fo:break-before="auto" style:column-width="0.6535in"/>
    </style:style>
    <style:style style:name="co17" style:family="table-column">
      <style:table-column-properties fo:break-before="auto" style:column-width="0.9646in"/>
    </style:style>
    <style:style style:name="co18" style:family="table-column">
      <style:table-column-properties fo:break-before="auto" style:column-width="0.5465in"/>
    </style:style>
    <style:style style:name="co19" style:family="table-column">
      <style:table-column-properties fo:break-before="auto" style:column-width="0.7929in"/>
    </style:style>
    <style:style style:name="co20" style:family="table-column">
      <style:table-column-properties fo:break-before="auto" style:column-width="0.9429in"/>
    </style:style>
    <style:style style:name="co21" style:family="table-column">
      <style:table-column-properties fo:break-before="auto" style:column-width="1.0181in"/>
    </style:style>
    <style:style style:name="co22" style:family="table-column">
      <style:table-column-properties fo:break-before="auto" style:column-width="0.45in"/>
    </style:style>
    <style:style style:name="co23" style:family="table-column">
      <style:table-column-properties fo:break-before="auto" style:column-width="0.911in"/>
    </style:style>
    <style:style style:name="co24" style:family="table-column">
      <style:table-column-properties fo:break-before="auto" style:column-width="0.6319in"/>
    </style:style>
    <style:style style:name="co25" style:family="table-column">
      <style:table-column-properties fo:break-before="auto" style:column-width="0.8465in"/>
    </style:style>
    <style:style style:name="co26" style:family="table-column">
      <style:table-column-properties fo:break-before="auto" style:column-width="0.8898in"/>
    </style:style>
    <style:style style:name="co27" style:family="table-column">
      <style:table-column-properties fo:break-before="auto" style:column-width="0.70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ff8000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ff8000" style:text-align-source="fix" style:repeat-content="false"/>
      <style:paragraph-properties fo:text-align="center" fo:margin-left="0in"/>
      <style:text-properties style:use-window-font-color="true"/>
    </style:style>
    <style:style style:name="ce16" style:family="table-cell" style:parent-style-name="Default">
      <style:table-cell-properties fo:background-color="#b4c7dc"/>
    </style:style>
    <style:style style:name="ce17" style:family="table-cell" style:parent-style-name="Default">
      <style:table-cell-properties fo:background-color="#afd095"/>
    </style:style>
    <style:style style:name="ce18" style:family="table-cell" style:parent-style-name="Default">
      <style:table-cell-properties fo:background-color="#afd095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grey color</text:p>
          </table:table-cell>
          <table:table-cell office:value-type="string" calcext:value-type="string">
            <text:p>vectorX</text:p>
          </table:table-cell>
          <table:table-cell office:value-type="string" calcext:value-type="string">
            <text:p>vector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IN([.A5]/255*(2*3.14))" office:value-type="float" office:value="0" calcext:value-type="float">
            <text:p>0</text:p>
          </table:table-cell>
          <table:table-cell table:formula="of:=COS([.A5]/255*(2*3.14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IN([.A6]/255*(2*3.14))" office:value-type="float" office:value="0.0246249615844959" calcext:value-type="float">
            <text:p>0.0246249615844959</text:p>
          </table:table-cell>
          <table:table-cell table:formula="of:=COS([.A6]/255*(2*3.14))" office:value-type="float" office:value="0.999696759656128" calcext:value-type="float">
            <text:p>0.9996967596561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IN([.A7]/255*(2*3.14))" office:value-type="float" office:value="0.0492349886053543" calcext:value-type="float">
            <text:p>0.0492349886053543</text:p>
          </table:table-cell>
          <table:table-cell table:formula="of:=COS([.A7]/255*(2*3.14))" office:value-type="float" office:value="0.998787222533924" calcext:value-type="float">
            <text:p>0.9987872225339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IN([.A8]/255*(2*3.14))" office:value-type="float" office:value="0.0738151555564623" calcext:value-type="float">
            <text:p>0.0738151555564623</text:p>
          </table:table-cell>
          <table:table-cell table:formula="of:=COS([.A8]/255*(2*3.14))" office:value-type="float" office:value="0.997271940250088" calcext:value-type="float">
            <text:p>0.9972719402500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IN([.A9]/255*(2*3.14))" office:value-type="float" office:value="0.0983505550412624" calcext:value-type="float">
            <text:p>0.0983505550412624</text:p>
          </table:table-cell>
          <table:table-cell table:formula="of:=COS([.A9]/255*(2*3.14))" office:value-type="float" office:value="0.995151831794061" calcext:value-type="float">
            <text:p>0.9951518317940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IN([.A10]/255*(2*3.14))" office:value-type="float" office:value="0.122826306813801" calcext:value-type="float">
            <text:p>0.122826306813801</text:p>
          </table:table-cell>
          <table:table-cell table:formula="of:=COS([.A10]/255*(2*3.14))" office:value-type="float" office:value="0.992428182970678" calcext:value-type="float">
            <text:p>0.9924281829706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IN([.A11]/255*(2*3.14))" office:value-type="float" office:value="0.14722756680331" calcext:value-type="float">
            <text:p>0.14722756680331</text:p>
          </table:table-cell>
          <table:table-cell table:formula="of:=COS([.A11]/255*(2*3.14))" office:value-type="float" office:value="0.989102645620351" calcext:value-type="float">
            <text:p>0.9891026456203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IN([.A12]/255*(2*3.14))" office:value-type="float" office:value="0.17153953611685" calcext:value-type="float">
            <text:p>0.17153953611685</text:p>
          </table:table-cell>
          <table:table-cell table:formula="of:=COS([.A12]/255*(2*3.14))" office:value-type="float" office:value="0.985177236617258" calcext:value-type="float">
            <text:p>0.9851772366172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IN([.A13]/255*(2*3.14))" office:value-type="float" office:value="0.19574747001455" calcext:value-type="float">
            <text:p>0.19574747001455</text:p>
          </table:table-cell>
          <table:table-cell table:formula="of:=COS([.A13]/255*(2*3.14))" office:value-type="float" office:value="0.980654336646151" calcext:value-type="float">
            <text:p>0.9806543366461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IN([.A14]/255*(2*3.14))" office:value-type="float" office:value="0.219836686852011" calcext:value-type="float">
            <text:p>0.219836686852011</text:p>
          </table:table-cell>
          <table:table-cell table:formula="of:=COS([.A14]/255*(2*3.14))" office:value-type="float" office:value="0.975536688758517" calcext:value-type="float">
            <text:p>0.9755366887585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IN([.A15]/255*(2*3.14))" office:value-type="float" office:value="0.243792576984439" calcext:value-type="float">
            <text:p>0.243792576984439</text:p>
          </table:table-cell>
          <table:table-cell table:formula="of:=COS([.A15]/255*(2*3.14))" office:value-type="float" office:value="0.969827396708964" calcext:value-type="float">
            <text:p>0.9698273967089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IN([.A16]/255*(2*3.14))" office:value-type="float" office:value="0.267600611627111" calcext:value-type="float">
            <text:p>0.267600611627111</text:p>
          </table:table-cell>
          <table:table-cell table:formula="of:=COS([.A16]/255*(2*3.14))" office:value-type="float" office:value="0.963529923072862" calcext:value-type="float">
            <text:p>0.9635299230728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IN([.A17]/255*(2*3.14))" office:value-type="float" office:value="0.291246351666802" calcext:value-type="float">
            <text:p>0.291246351666802</text:p>
          </table:table-cell>
          <table:table-cell table:formula="of:=COS([.A17]/255*(2*3.14))" office:value-type="float" office:value="0.956648087146353" calcext:value-type="float">
            <text:p>0.9566480871463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IN([.A18]/255*(2*3.14))" office:value-type="float" office:value="0.314715456418832" calcext:value-type="float">
            <text:p>0.314715456418832</text:p>
          </table:table-cell>
          <table:table-cell table:formula="of:=COS([.A18]/255*(2*3.14))" office:value-type="float" office:value="0.949186062630023" calcext:value-type="float">
            <text:p>0.9491860626300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IN([.A19]/255*(2*3.14))" office:value-type="float" office:value="0.337993692324409" calcext:value-type="float">
            <text:p>0.337993692324409</text:p>
          </table:table-cell>
          <table:table-cell table:formula="of:=COS([.A19]/255*(2*3.14))" office:value-type="float" office:value="0.941148375097632" calcext:value-type="float">
            <text:p>0.9411483750976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IN([.A20]/255*(2*3.14))" office:value-type="float" office:value="0.361066941583012" calcext:value-type="float">
            <text:p>0.361066941583012</text:p>
          </table:table-cell>
          <table:table-cell table:formula="of:=COS([.A20]/255*(2*3.14))" office:value-type="float" office:value="0.932539899251442" calcext:value-type="float">
            <text:p>0.9325398992514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IN([.A21]/255*(2*3.14))" office:value-type="float" office:value="0.383921210714562" calcext:value-type="float">
            <text:p>0.383921210714562</text:p>
          </table:table-cell>
          <table:table-cell table:formula="of:=COS([.A21]/255*(2*3.14))" office:value-type="float" office:value="0.923365855965806" calcext:value-type="float">
            <text:p>0.9233658559658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IN([.A22]/255*(2*3.14))" office:value-type="float" office:value="0.406542639046198" calcext:value-type="float">
            <text:p>0.406542639046198</text:p>
          </table:table-cell>
          <table:table-cell table:formula="of:=COS([.A22]/255*(2*3.14))" office:value-type="float" office:value="0.913631809120804" calcext:value-type="float">
            <text:p>0.9136318091208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IN([.A23]/255*(2*3.14))" office:value-type="float" office:value="0.428917507118508" calcext:value-type="float">
            <text:p>0.428917507118508</text:p>
          </table:table-cell>
          <table:table-cell table:formula="of:=COS([.A23]/255*(2*3.14))" office:value-type="float" office:value="0.903343662227861" calcext:value-type="float">
            <text:p>0.9033436622278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IN([.A24]/255*(2*3.14))" office:value-type="float" office:value="0.451032245006116" calcext:value-type="float">
            <text:p>0.451032245006116</text:p>
          </table:table-cell>
          <table:table-cell table:formula="of:=COS([.A24]/255*(2*3.14))" office:value-type="float" office:value="0.892507654849382" calcext:value-type="float">
            <text:p>0.8925076548493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IN([.A25]/255*(2*3.14))" office:value-type="float" office:value="0.472873440547577" calcext:value-type="float">
            <text:p>0.472873440547577</text:p>
          </table:table-cell>
          <table:table-cell table:formula="of:=COS([.A25]/255*(2*3.14))" office:value-type="float" office:value="0.881130358814572" calcext:value-type="float">
            <text:p>0.8811303588145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IN([.A26]/255*(2*3.14))" office:value-type="float" office:value="0.4944278474796" calcext:value-type="float">
            <text:p>0.4944278474796</text:p>
          </table:table-cell>
          <table:table-cell table:formula="of:=COS([.A26]/255*(2*3.14))" office:value-type="float" office:value="0.869218674233757" calcext:value-type="float">
            <text:p>0.8692186742337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IN([.A27]/255*(2*3.14))" office:value-type="float" office:value="0.515682393470642" calcext:value-type="float">
            <text:p>0.515682393470642</text:p>
          </table:table-cell>
          <table:table-cell table:formula="of:=COS([.A27]/255*(2*3.14))" office:value-type="float" office:value="0.856779825313592" calcext:value-type="float">
            <text:p>0.85677982531359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IN([.A28]/255*(2*3.14))" office:value-type="float" office:value="0.536624188049036" calcext:value-type="float">
            <text:p>0.536624188049036</text:p>
          </table:table-cell>
          <table:table-cell table:formula="of:=COS([.A28]/255*(2*3.14))" office:value-type="float" office:value="0.843821355975726" calcext:value-type="float">
            <text:p>0.8438213559757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IN([.A29]/255*(2*3.14))" office:value-type="float" office:value="0.557240530420801" calcext:value-type="float">
            <text:p>0.557240530420801</text:p>
          </table:table-cell>
          <table:table-cell table:formula="of:=COS([.A29]/255*(2*3.14))" office:value-type="float" office:value="0.830351125281555" calcext:value-type="float">
            <text:p>0.8303511252815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IN([.A30]/255*(2*3.14))" office:value-type="float" office:value="0.577518917172438" calcext:value-type="float">
            <text:p>0.577518917172438</text:p>
          </table:table-cell>
          <table:table-cell table:formula="of:=COS([.A30]/255*(2*3.14))" office:value-type="float" office:value="0.816377302665853" calcext:value-type="float">
            <text:p>0.81637730266585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IN([.A31]/255*(2*3.14))" office:value-type="float" office:value="0.597447049854003" calcext:value-type="float">
            <text:p>0.597447049854003</text:p>
          </table:table-cell>
          <table:table-cell table:formula="of:=COS([.A31]/255*(2*3.14))" office:value-type="float" office:value="0.801908362982173" calcext:value-type="float">
            <text:p>0.80190836298217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IN([.A32]/255*(2*3.14))" office:value-type="float" office:value="0.617012842437882" calcext:value-type="float">
            <text:p>0.617012842437882</text:p>
          </table:table-cell>
          <table:table-cell table:formula="of:=COS([.A32]/255*(2*3.14))" office:value-type="float" office:value="0.786953081363003" calcext:value-type="float">
            <text:p>0.78695308136300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IN([.A33]/255*(2*3.14))" office:value-type="float" office:value="0.636204428648733" calcext:value-type="float">
            <text:p>0.636204428648733</text:p>
          </table:table-cell>
          <table:table-cell table:formula="of:=COS([.A33]/255*(2*3.14))" office:value-type="float" office:value="0.771520527897826" calcext:value-type="float">
            <text:p>0.7715205278978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IN([.A34]/255*(2*3.14))" office:value-type="float" office:value="0.65501016916015" calcext:value-type="float">
            <text:p>0.65501016916015</text:p>
          </table:table-cell>
          <table:table-cell table:formula="of:=COS([.A34]/255*(2*3.14))" office:value-type="float" office:value="0.75562006213228" calcext:value-type="float">
            <text:p>0.755620062132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IN([.A35]/255*(2*3.14))" office:value-type="float" office:value="0.673418658653696" calcext:value-type="float">
            <text:p>0.673418658653696</text:p>
          </table:table-cell>
          <table:table-cell table:formula="of:=COS([.A35]/255*(2*3.14))" office:value-type="float" office:value="0.73926132739178" calcext:value-type="float">
            <text:p>0.739261327391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IN([.A36]/255*(2*3.14))" office:value-type="float" office:value="0.691418732736002" calcext:value-type="float">
            <text:p>0.691418732736002</text:p>
          </table:table-cell>
          <table:table-cell table:formula="of:=COS([.A36]/255*(2*3.14))" office:value-type="float" office:value="0.72245424493302" calcext:value-type="float">
            <text:p>0.722454244933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IN([.A37]/255*(2*3.14))" office:value-type="float" office:value="0.708999474709759" calcext:value-type="float">
            <text:p>0.708999474709759</text:p>
          </table:table-cell>
          <table:table-cell table:formula="of:=COS([.A37]/255*(2*3.14))" office:value-type="float" office:value="0.70520900792693" calcext:value-type="float">
            <text:p>0.7052090079269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IN([.A38]/255*(2*3.14))" office:value-type="float" office:value="0.726150222194484" calcext:value-type="float">
            <text:p>0.726150222194484</text:p>
          </table:table-cell>
          <table:table-cell table:formula="of:=COS([.A38]/255*(2*3.14))" office:value-type="float" office:value="0.687536075276709" calcext:value-type="float">
            <text:p>0.68753607527670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IN([.A39]/255*(2*3.14))" office:value-type="float" office:value="0.742860573593047" calcext:value-type="float">
            <text:p>0.742860573593047</text:p>
          </table:table-cell>
          <table:table-cell table:formula="of:=COS([.A39]/255*(2*3.14))" office:value-type="float" office:value="0.669446165274706" calcext:value-type="float">
            <text:p>0.66944616527470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IN([.A40]/255*(2*3.14))" office:value-type="float" office:value="0.75912039440004" calcext:value-type="float">
            <text:p>0.75912039440004</text:p>
          </table:table-cell>
          <table:table-cell table:formula="of:=COS([.A40]/255*(2*3.14))" office:value-type="float" office:value="0.650950249101979" calcext:value-type="float">
            <text:p>0.65095024910197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IN([.A41]/255*(2*3.14))" office:value-type="float" office:value="0.774919823348156" calcext:value-type="float">
            <text:p>0.774919823348156</text:p>
          </table:table-cell>
          <table:table-cell table:formula="of:=COS([.A41]/255*(2*3.14))" office:value-type="float" office:value="0.632059544174489" calcext:value-type="float">
            <text:p>0.6320595441744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IN([.A42]/255*(2*3.14))" office:value-type="float" office:value="0.790249278388861" calcext:value-type="float">
            <text:p>0.790249278388861</text:p>
          </table:table-cell>
          <table:table-cell table:formula="of:=COS([.A42]/255*(2*3.14))" office:value-type="float" office:value="0.612785507339953" calcext:value-type="float">
            <text:p>0.61278550733995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IN([.A43]/255*(2*3.14))" office:value-type="float" office:value="0.80509946250372" calcext:value-type="float">
            <text:p>0.80509946250372</text:p>
          </table:table-cell>
          <table:table-cell table:formula="of:=COS([.A43]/255*(2*3.14))" office:value-type="float" office:value="0.593139827929486" calcext:value-type="float">
            <text:p>0.59313982792948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IN([.A44]/255*(2*3.14))" office:value-type="float" office:value="0.819461369342858" calcext:value-type="float">
            <text:p>0.819461369342858</text:p>
          </table:table-cell>
          <table:table-cell table:formula="of:=COS([.A44]/255*(2*3.14))" office:value-type="float" office:value="0.573134420668248" calcext:value-type="float">
            <text:p>0.5731344206682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IN([.A45]/255*(2*3.14))" office:value-type="float" office:value="0.833326288687136" calcext:value-type="float">
            <text:p>0.833326288687136</text:p>
          </table:table-cell>
          <table:table-cell table:formula="of:=COS([.A45]/255*(2*3.14))" office:value-type="float" office:value="0.552781418449394" calcext:value-type="float">
            <text:p>0.55278141844939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IN([.A46]/255*(2*3.14))" office:value-type="float" office:value="0.846685811730736" calcext:value-type="float">
            <text:p>0.846685811730736</text:p>
          </table:table-cell>
          <table:table-cell table:formula="of:=COS([.A46]/255*(2*3.14))" office:value-type="float" office:value="0.532093164975706" calcext:value-type="float">
            <text:p>0.5320931649757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IN([.A47]/255*(2*3.14))" office:value-type="float" office:value="0.859531836180935" calcext:value-type="float">
            <text:p>0.859531836180935</text:p>
          </table:table-cell>
          <table:table-cell table:formula="of:=COS([.A47]/255*(2*3.14))" office:value-type="float" office:value="0.51108220727338" calcext:value-type="float">
            <text:p>0.5110822072733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IN([.A48]/255*(2*3.14))" office:value-type="float" office:value="0.871856571171989" calcext:value-type="float">
            <text:p>0.871856571171989</text:p>
          </table:table-cell>
          <table:table-cell table:formula="of:=COS([.A48]/255*(2*3.14))" office:value-type="float" office:value="0.489761288082493" calcext:value-type="float">
            <text:p>0.48976128808249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IN([.A49]/255*(2*3.14))" office:value-type="float" office:value="0.883652541990144" calcext:value-type="float">
            <text:p>0.883652541990144</text:p>
          </table:table-cell>
          <table:table-cell table:formula="of:=COS([.A49]/255*(2*3.14))" office:value-type="float" office:value="0.468143338128779" calcext:value-type="float">
            <text:p>0.46814333812877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IN([.A50]/255*(2*3.14))" office:value-type="float" office:value="0.894912594606907" calcext:value-type="float">
            <text:p>0.894912594606907</text:p>
          </table:table-cell>
          <table:table-cell table:formula="of:=COS([.A50]/255*(2*3.14))" office:value-type="float" office:value="0.446241468281394" calcext:value-type="float">
            <text:p>0.44624146828139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IN([.A51]/255*(2*3.14))" office:value-type="float" office:value="0.905629900017821" calcext:value-type="float">
            <text:p>0.905629900017821</text:p>
          </table:table-cell>
          <table:table-cell table:formula="of:=COS([.A51]/255*(2*3.14))" office:value-type="float" office:value="0.424068961601426" calcext:value-type="float">
            <text:p>0.42406896160142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IN([.A52]/255*(2*3.14))" office:value-type="float" office:value="0.915797958384131" calcext:value-type="float">
            <text:p>0.915797958384131</text:p>
          </table:table-cell>
          <table:table-cell table:formula="of:=COS([.A52]/255*(2*3.14))" office:value-type="float" office:value="0.401639265285975" calcext:value-type="float">
            <text:p>0.4016392652859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IN([.A53]/255*(2*3.14))" office:value-type="float" office:value="0.925410602974806" calcext:value-type="float">
            <text:p>0.925410602974806</text:p>
          </table:table-cell>
          <table:table-cell table:formula="of:=COS([.A53]/255*(2*3.14))" office:value-type="float" office:value="0.378965982512688" calcext:value-type="float">
            <text:p>0.37896598251268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IN([.A54]/255*(2*3.14))" office:value-type="float" office:value="0.934462003906542" calcext:value-type="float">
            <text:p>0.934462003906542</text:p>
          </table:table-cell>
          <table:table-cell table:formula="of:=COS([.A54]/255*(2*3.14))" office:value-type="float" office:value="0.356062864189695" calcext:value-type="float">
            <text:p>0.35606286418969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IN([.A55]/255*(2*3.14))" office:value-type="float" office:value="0.942946671679479" calcext:value-type="float">
            <text:p>0.942946671679479</text:p>
          </table:table-cell>
          <table:table-cell table:formula="of:=COS([.A55]/255*(2*3.14))" office:value-type="float" office:value="0.332943800615948" calcext:value-type="float">
            <text:p>0.3329438006159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IN([.A56]/255*(2*3.14))" office:value-type="float" office:value="0.95085946050647" calcext:value-type="float">
            <text:p>0.95085946050647</text:p>
          </table:table-cell>
          <table:table-cell table:formula="of:=COS([.A56]/255*(2*3.14))" office:value-type="float" office:value="0.309622813057024" calcext:value-type="float">
            <text:p>0.30962281305702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SIN([.A57]/255*(2*3.14))" office:value-type="float" office:value="0.958195571433905" calcext:value-type="float">
            <text:p>0.958195571433905</text:p>
          </table:table-cell>
          <table:table-cell table:formula="of:=COS([.A57]/255*(2*3.14))" office:value-type="float" office:value="0.286114045241496" calcext:value-type="float">
            <text:p>0.28611404524149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IN([.A58]/255*(2*3.14))" office:value-type="float" office:value="0.964950555252183" calcext:value-type="float">
            <text:p>0.964950555252183</text:p>
          </table:table-cell>
          <table:table-cell table:formula="of:=COS([.A58]/255*(2*3.14))" office:value-type="float" office:value="0.262431754783036" calcext:value-type="float">
            <text:p>0.26243175478303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SIN([.A59]/255*(2*3.14))" office:value-type="float" office:value="0.971120315194073" calcext:value-type="float">
            <text:p>0.971120315194073</text:p>
          </table:table-cell>
          <table:table-cell table:formula="of:=COS([.A59]/255*(2*3.14))" office:value-type="float" office:value="0.23859030453345" calcext:value-type="float">
            <text:p>0.2385903045334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SIN([.A60]/255*(2*3.14))" office:value-type="float" office:value="0.976701109419322" calcext:value-type="float">
            <text:p>0.976701109419322</text:p>
          </table:table-cell>
          <table:table-cell table:formula="of:=COS([.A60]/255*(2*3.14))" office:value-type="float" office:value="0.214604153871881" calcext:value-type="float">
            <text:p>0.21460415387188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IN([.A61]/255*(2*3.14))" office:value-type="float" office:value="0.98168955328401" calcext:value-type="float">
            <text:p>0.98168955328401</text:p>
          </table:table-cell>
          <table:table-cell table:formula="of:=COS([.A61]/255*(2*3.14))" office:value-type="float" office:value="0.190487849935479" calcext:value-type="float">
            <text:p>0.19048784993547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SIN([.A62]/255*(2*3.14))" office:value-type="float" office:value="0.98608262139327" calcext:value-type="float">
            <text:p>0.98608262139327</text:p>
          </table:table-cell>
          <table:table-cell table:formula="of:=COS([.A62]/255*(2*3.14))" office:value-type="float" office:value="0.166256018796842" calcext:value-type="float">
            <text:p>0.16625601879684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IN([.A63]/255*(2*3.14))" office:value-type="float" office:value="0.989877649436136" calcext:value-type="float">
            <text:p>0.989877649436136</text:p>
          </table:table-cell>
          <table:table-cell table:formula="of:=COS([.A63]/255*(2*3.14))" office:value-type="float" office:value="0.141923356593583" calcext:value-type="float">
            <text:p>0.14192335659358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SIN([.A64]/255*(2*3.14))" office:value-type="float" office:value="0.99307233580139" calcext:value-type="float">
            <text:p>0.99307233580139</text:p>
          </table:table-cell>
          <table:table-cell table:formula="of:=COS([.A64]/255*(2*3.14))" office:value-type="float" office:value="0.11750462061541" calcext:value-type="float">
            <text:p>0.1175046206154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SIN([.A65]/255*(2*3.14))" office:value-type="float" office:value="0.995664742973447" calcext:value-type="float">
            <text:p>0.995664742973447</text:p>
          </table:table-cell>
          <table:table-cell table:formula="of:=COS([.A65]/255*(2*3.14))" office:value-type="float" office:value="0.0930146203541132" calcext:value-type="float">
            <text:p>0.093014620354113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SIN([.A66]/255*(2*3.14))" office:value-type="float" office:value="0.997653298707423" calcext:value-type="float">
            <text:p>0.997653298707423</text:p>
          </table:table-cell>
          <table:table-cell table:formula="of:=COS([.A66]/255*(2*3.14))" office:value-type="float" office:value="0.0684682085218939" calcext:value-type="float">
            <text:p>0.068468208521893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SIN([.A67]/255*(2*3.14))" office:value-type="float" office:value="0.999036796982669" calcext:value-type="float">
            <text:p>0.999036796982669</text:p>
          </table:table-cell>
          <table:table-cell table:formula="of:=COS([.A67]/255*(2*3.14))" office:value-type="float" office:value="0.0438802720434816" calcext:value-type="float">
            <text:p>0.043880272043481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SIN([.A68]/255*(2*3.14))" office:value-type="float" office:value="0.999814398734199" calcext:value-type="float">
            <text:p>0.999814398734199</text:p>
          </table:table-cell>
          <table:table-cell table:formula="of:=COS([.A68]/255*(2*3.14))" office:value-type="float" office:value="0.0192657230275017" calcext:value-type="float">
            <text:p>0.019265723027501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IN([.A69]/255*(2*3.14))" office:value-type="float" office:value="0.999985632361568" calcext:value-type="float">
            <text:p>0.999985632361568</text:p>
          </table:table-cell>
          <table:table-cell table:formula="of:=COS([.A69]/255*(2*3.14))" office:value-type="float" office:value="-0.00536051027742949" calcext:value-type="float">
            <text:p>-0.0053605102774294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SIN([.A70]/255*(2*3.14))" office:value-type="float" office:value="0.999550394014889" calcext:value-type="float">
            <text:p>0.999550394014889</text:p>
          </table:table-cell>
          <table:table-cell table:formula="of:=COS([.A70]/255*(2*3.14))" office:value-type="float" office:value="-0.029983492536401" calcext:value-type="float">
            <text:p>-0.0299834925364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SIN([.A71]/255*(2*3.14))" office:value-type="float" office:value="0.998508947657813" calcext:value-type="float">
            <text:p>0.998508947657813</text:p>
          </table:table-cell>
          <table:table-cell table:formula="of:=COS([.A71]/255*(2*3.14))" office:value-type="float" office:value="-0.0545882903861983" calcext:value-type="float">
            <text:p>-0.054588290386198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IN([.A72]/255*(2*3.14))" office:value-type="float" office:value="0.996861924907442" calcext:value-type="float">
            <text:p>0.996861924907442</text:p>
          </table:table-cell>
          <table:table-cell table:formula="of:=COS([.A72]/255*(2*3.14))" office:value-type="float" office:value="-0.0791599814920991" calcext:value-type="float">
            <text:p>-0.079159981492099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SIN([.A73]/255*(2*3.14))" office:value-type="float" office:value="0.994610324651268" calcext:value-type="float">
            <text:p>0.994610324651268</text:p>
          </table:table-cell>
          <table:table-cell table:formula="of:=COS([.A73]/255*(2*3.14))" office:value-type="float" office:value="-0.103683663597983" calcext:value-type="float">
            <text:p>-0.10368366359798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SIN([.A74]/255*(2*3.14))" office:value-type="float" office:value="0.991755512441362" calcext:value-type="float">
            <text:p>0.991755512441362</text:p>
          </table:table-cell>
          <table:table-cell table:formula="of:=COS([.A74]/255*(2*3.14))" office:value-type="float" office:value="-0.12814446356426" calcext:value-type="float">
            <text:p>-0.1281444635642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IN([.A75]/255*(2*3.14))" office:value-type="float" office:value="0.988299219666196" calcext:value-type="float">
            <text:p>0.988299219666196</text:p>
          </table:table-cell>
          <table:table-cell table:formula="of:=COS([.A75]/255*(2*3.14))" office:value-type="float" office:value="-0.152527546388144" calcext:value-type="float">
            <text:p>-0.15252754638814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SIN([.A76]/255*(2*3.14))" office:value-type="float" office:value="0.984243542500591" calcext:value-type="float">
            <text:p>0.984243542500591</text:p>
          </table:table-cell>
          <table:table-cell table:formula="of:=COS([.A76]/255*(2*3.14))" office:value-type="float" office:value="-0.176818124200795" calcext:value-type="float">
            <text:p>-0.17681812420079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SIN([.A77]/255*(2*3.14))" office:value-type="float" office:value="0.979590940634422" calcext:value-type="float">
            <text:p>0.979590940634422</text:p>
          </table:table-cell>
          <table:table-cell table:formula="of:=COS([.A77]/255*(2*3.14))" office:value-type="float" office:value="-0.201001465235874" calcext:value-type="float">
            <text:p>-0.20100146523587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IN([.A78]/255*(2*3.14))" office:value-type="float" office:value="0.974344235780869" calcext:value-type="float">
            <text:p>0.974344235780869</text:p>
          </table:table-cell>
          <table:table-cell table:formula="of:=COS([.A78]/255*(2*3.14))" office:value-type="float" office:value="-0.22506290276408" calcext:value-type="float">
            <text:p>-0.2250629027640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SIN([.A79]/255*(2*3.14))" office:value-type="float" office:value="0.968506609965101" calcext:value-type="float">
            <text:p>0.968506609965101</text:p>
          </table:table-cell>
          <table:table-cell table:formula="of:=COS([.A79]/255*(2*3.14))" office:value-type="float" office:value="-0.248987843988232" calcext:value-type="float">
            <text:p>-0.24898784398823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SIN([.A80]/255*(2*3.14))" office:value-type="float" office:value="0.962081603594436" calcext:value-type="float">
            <text:p>0.962081603594436</text:p>
          </table:table-cell>
          <table:table-cell table:formula="of:=COS([.A80]/255*(2*3.14))" office:value-type="float" office:value="-0.272761778893522" calcext:value-type="float">
            <text:p>-0.27276177889352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SIN([.A81]/255*(2*3.14))" office:value-type="float" office:value="0.955073113311157" calcext:value-type="float">
            <text:p>0.955073113311157</text:p>
          </table:table-cell>
          <table:table-cell table:formula="of:=COS([.A81]/255*(2*3.14))" office:value-type="float" office:value="-0.296370289047558" calcext:value-type="float">
            <text:p>-0.29637028904755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SIN([.A82]/255*(2*3.14))" office:value-type="float" office:value="0.947485389629272" calcext:value-type="float">
            <text:p>0.947485389629272</text:p>
          </table:table-cell>
          <table:table-cell table:formula="of:=COS([.A82]/255*(2*3.14))" office:value-type="float" office:value="-0.319799056344866" calcext:value-type="float">
            <text:p>-0.31979905634486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SIN([.A83]/255*(2*3.14))" office:value-type="float" office:value="0.939323034356656" calcext:value-type="float">
            <text:p>0.939323034356656</text:p>
          </table:table-cell>
          <table:table-cell table:formula="of:=COS([.A83]/255*(2*3.14))" office:value-type="float" office:value="-0.343033871690542" calcext:value-type="float">
            <text:p>-0.34303387169054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SIN([.A84]/255*(2*3.14))" office:value-type="float" office:value="0.930590997804151" calcext:value-type="float">
            <text:p>0.930590997804151</text:p>
          </table:table-cell>
          <table:table-cell table:formula="of:=COS([.A84]/255*(2*3.14))" office:value-type="float" office:value="-0.366060643617796" calcext:value-type="float">
            <text:p>-0.36606064361779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SIN([.A85]/255*(2*3.14))" office:value-type="float" office:value="0.921294575783289" calcext:value-type="float">
            <text:p>0.921294575783289</text:p>
          </table:table-cell>
          <table:table-cell table:formula="of:=COS([.A85]/255*(2*3.14))" office:value-type="float" office:value="-0.388865406834152" calcext:value-type="float">
            <text:p>-0.38886540683415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SIN([.A86]/255*(2*3.14))" office:value-type="float" office:value="0.91143940639449" calcext:value-type="float">
            <text:p>0.91143940639449</text:p>
          </table:table-cell>
          <table:table-cell table:formula="of:=COS([.A86]/255*(2*3.14))" office:value-type="float" office:value="-0.411434330691131" calcext:value-type="float">
            <text:p>-0.41143433069113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SIN([.A87]/255*(2*3.14))" office:value-type="float" office:value="0.901031466607665" calcext:value-type="float">
            <text:p>0.901031466607665</text:p>
          </table:table-cell>
          <table:table-cell table:formula="of:=COS([.A87]/255*(2*3.14))" office:value-type="float" office:value="-0.433753727572272" calcext:value-type="float">
            <text:p>-0.43375372757227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SIN([.A88]/255*(2*3.14))" office:value-type="float" office:value="0.890077068637292" calcext:value-type="float">
            <text:p>0.890077068637292</text:p>
          </table:table-cell>
          <table:table-cell table:formula="of:=COS([.A88]/255*(2*3.14))" office:value-type="float" office:value="-0.455810061194403" calcext:value-type="float">
            <text:p>-0.45581006119440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SIN([.A89]/255*(2*3.14))" office:value-type="float" office:value="0.878582856114187" calcext:value-type="float">
            <text:p>0.878582856114187</text:p>
          </table:table-cell>
          <table:table-cell table:formula="of:=COS([.A89]/255*(2*3.14))" office:value-type="float" office:value="-0.47758995481714" calcext:value-type="float">
            <text:p>-0.4775899548171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SIN([.A90]/255*(2*3.14))" office:value-type="float" office:value="0.866555800056266" calcext:value-type="float">
            <text:p>0.866555800056266</text:p>
          </table:table-cell>
          <table:table-cell table:formula="of:=COS([.A90]/255*(2*3.14))" office:value-type="float" office:value="-0.49908019935562" calcext:value-type="float">
            <text:p>-0.4990801993556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SIN([.A91]/255*(2*3.14))" office:value-type="float" office:value="0.854003194640758" calcext:value-type="float">
            <text:p>0.854003194640758</text:p>
          </table:table-cell>
          <table:table-cell table:formula="of:=COS([.A91]/255*(2*3.14))" office:value-type="float" office:value="-0.520267761391555" calcext:value-type="float">
            <text:p>-0.52026776139155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SIN([.A92]/255*(2*3.14))" office:value-type="float" office:value="0.840932652780428" calcext:value-type="float">
            <text:p>0.840932652780428</text:p>
          </table:table-cell>
          <table:table-cell table:formula="of:=COS([.A92]/255*(2*3.14))" office:value-type="float" office:value="-0.541139791077751" calcext:value-type="float">
            <text:p>-0.54113979107775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SIN([.A93]/255*(2*3.14))" office:value-type="float" office:value="0.827352101506494" calcext:value-type="float">
            <text:p>0.827352101506494</text:p>
          </table:table-cell>
          <table:table-cell table:formula="of:=COS([.A93]/255*(2*3.14))" office:value-type="float" office:value="-0.561683629931288" calcext:value-type="float">
            <text:p>-0.5616836299312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SIN([.A94]/255*(2*3.14))" office:value-type="float" office:value="0.813269777161032" calcext:value-type="float">
            <text:p>0.813269777161032</text:p>
          </table:table-cell>
          <table:table-cell table:formula="of:=COS([.A94]/255*(2*3.14))" office:value-type="float" office:value="-0.58188681851065" calcext:value-type="float">
            <text:p>-0.5818868185106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SIN([.A95]/255*(2*3.14))" office:value-type="float" office:value="0.798694220401795" calcext:value-type="float">
            <text:p>0.798694220401795</text:p>
          </table:table-cell>
          <table:table-cell table:formula="of:=COS([.A95]/255*(2*3.14))" office:value-type="float" office:value="-0.601737103972132" calcext:value-type="float">
            <text:p>-0.60173710397213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SIN([.A96]/255*(2*3.14))" office:value-type="float" office:value="0.783634271022473" calcext:value-type="float">
            <text:p>0.783634271022473</text:p>
          </table:table-cell>
          <table:table-cell table:formula="of:=COS([.A96]/255*(2*3.14))" office:value-type="float" office:value="-0.621222447500956" calcext:value-type="float">
            <text:p>-0.62122244750095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SIN([.A97]/255*(2*3.14))" office:value-type="float" office:value="0.76809906259152" calcext:value-type="float">
            <text:p>0.76809906259152</text:p>
          </table:table-cell>
          <table:table-cell table:formula="of:=COS([.A97]/255*(2*3.14))" office:value-type="float" office:value="-0.640331031612577" calcext:value-type="float">
            <text:p>-0.64033103161257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SIN([.A98]/255*(2*3.14))" office:value-type="float" office:value="0.752098016912832" calcext:value-type="float">
            <text:p>0.752098016912832</text:p>
          </table:table-cell>
          <table:table-cell table:formula="of:=COS([.A98]/255*(2*3.14))" office:value-type="float" office:value="-0.659051267319762" calcext:value-type="float">
            <text:p>-0.65905126731976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SIN([.A99]/255*(2*3.14))" office:value-type="float" office:value="0.735640838311596" calcext:value-type="float">
            <text:p>0.735640838311596</text:p>
          </table:table-cell>
          <table:table-cell table:formula="of:=COS([.A99]/255*(2*3.14))" office:value-type="float" office:value="-0.677371801161085" calcext:value-type="float">
            <text:p>-0.67737180116108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SIN([.A100]/255*(2*3.14))" office:value-type="float" office:value="0.718737507748807" calcext:value-type="float">
            <text:p>0.718737507748807</text:p>
          </table:table-cell>
          <table:table-cell table:formula="of:=COS([.A100]/255*(2*3.14))" office:value-type="float" office:value="-0.695281522086581" calcext:value-type="float">
            <text:p>-0.69528152208658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SIN([.A101]/255*(2*3.14))" office:value-type="float" office:value="0.701398276768012" calcext:value-type="float">
            <text:p>0.701398276768012</text:p>
          </table:table-cell>
          <table:table-cell table:formula="of:=COS([.A101]/255*(2*3.14))" office:value-type="float" office:value="-0.712769568196386" calcext:value-type="float">
            <text:p>-0.71276956819638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SIN([.A102]/255*(2*3.14))" office:value-type="float" office:value="0.68363366127794" calcext:value-type="float">
            <text:p>0.68363366127794</text:p>
          </table:table-cell>
          <table:table-cell table:formula="of:=COS([.A102]/255*(2*3.14))" office:value-type="float" office:value="-0.729825333328269" calcext:value-type="float">
            <text:p>-0.7298253333282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SIN([.A103]/255*(2*3.14))" office:value-type="float" office:value="0.665454435174811" calcext:value-type="float">
            <text:p>0.665454435174811</text:p>
          </table:table-cell>
          <table:table-cell table:formula="of:=COS([.A103]/255*(2*3.14))" office:value-type="float" office:value="-0.746438473490062" calcext:value-type="float">
            <text:p>-0.74643847349006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SIN([.A104]/255*(2*3.14))" office:value-type="float" office:value="0.646871623808175" calcext:value-type="float">
            <text:p>0.646871623808175</text:p>
          </table:table-cell>
          <table:table-cell table:formula="of:=COS([.A104]/255*(2*3.14))" office:value-type="float" office:value="-0.762598913133093" calcext:value-type="float">
            <text:p>-0.7625989131330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SIN([.A105]/255*(2*3.14))" office:value-type="float" office:value="0.627896497294249" calcext:value-type="float">
            <text:p>0.627896497294249</text:p>
          </table:table-cell>
          <table:table-cell table:formula="of:=COS([.A105]/255*(2*3.14))" office:value-type="float" office:value="-0.778296851262815" calcext:value-type="float">
            <text:p>-0.77829685126281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SIN([.A106]/255*(2*3.14))" office:value-type="float" office:value="0.608540563680813" calcext:value-type="float">
            <text:p>0.608540563680813</text:p>
          </table:table-cell>
          <table:table-cell table:formula="of:=COS([.A106]/255*(2*3.14))" office:value-type="float" office:value="-0.793522767382914" calcext:value-type="float">
            <text:p>-0.79352276738291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SIN([.A107]/255*(2*3.14))" office:value-type="float" office:value="0.588815561967795" calcext:value-type="float">
            <text:p>0.588815561967795</text:p>
          </table:table-cell>
          <table:table-cell table:formula="of:=COS([.A107]/255*(2*3.14))" office:value-type="float" office:value="-0.80826742726931" calcext:value-type="float">
            <text:p>-0.8082674272693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SIN([.A108]/255*(2*3.14))" office:value-type="float" office:value="0.568733454987801" calcext:value-type="float">
            <text:p>0.568733454987801</text:p>
          </table:table-cell>
          <table:table-cell table:formula="of:=COS([.A108]/255*(2*3.14))" office:value-type="float" office:value="-0.822521888570535" calcext:value-type="float">
            <text:p>-0.82252188857053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SIN([.A109]/255*(2*3.14))" office:value-type="float" office:value="0.548306422150883" calcext:value-type="float">
            <text:p>0.548306422150883</text:p>
          </table:table-cell>
          <table:table-cell table:formula="of:=COS([.A109]/255*(2*3.14))" office:value-type="float" office:value="-0.836277506231094" calcext:value-type="float">
            <text:p>-0.83627750623109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SIN([.A110]/255*(2*3.14))" office:value-type="float" office:value="0.527546852057963" calcext:value-type="float">
            <text:p>0.527546852057963</text:p>
          </table:table-cell>
          <table:table-cell table:formula="of:=COS([.A110]/255*(2*3.14))" office:value-type="float" office:value="-0.84952593773453" calcext:value-type="float">
            <text:p>-0.8495259377345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SIN([.A111]/255*(2*3.14))" office:value-type="float" office:value="0.506467334987391" calcext:value-type="float">
            <text:p>0.506467334987391</text:p>
          </table:table-cell>
          <table:table-cell table:formula="of:=COS([.A111]/255*(2*3.14))" office:value-type="float" office:value="-0.862259148162993" calcext:value-type="float">
            <text:p>-0.86225914816299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SIN([.A112]/255*(2*3.14))" office:value-type="float" office:value="0.485080655259176" calcext:value-type="float">
            <text:p>0.485080655259176</text:p>
          </table:table-cell>
          <table:table-cell table:formula="of:=COS([.A112]/255*(2*3.14))" office:value-type="float" office:value="-0.874469415070264" calcext:value-type="float">
            <text:p>-0.87446941507026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SIN([.A113]/255*(2*3.14))" office:value-type="float" office:value="0.463399783481548" calcext:value-type="float">
            <text:p>0.463399783481548</text:p>
          </table:table-cell>
          <table:table-cell table:formula="of:=COS([.A113]/255*(2*3.14))" office:value-type="float" office:value="-0.886149333165271" calcext:value-type="float">
            <text:p>-0.88614933316527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SIN([.A114]/255*(2*3.14))" office:value-type="float" office:value="0.441437868684533" calcext:value-type="float">
            <text:p>0.441437868684533</text:p>
          </table:table-cell>
          <table:table-cell table:formula="of:=COS([.A114]/255*(2*3.14))" office:value-type="float" office:value="-0.897291818803257" calcext:value-type="float">
            <text:p>-0.89729181880325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SIN([.A115]/255*(2*3.14))" office:value-type="float" office:value="0.419208230345322" calcext:value-type="float">
            <text:p>0.419208230345322</text:p>
          </table:table-cell>
          <table:table-cell table:formula="of:=COS([.A115]/255*(2*3.14))" office:value-type="float" office:value="-0.907890114281868" calcext:value-type="float">
            <text:p>-0.90789011428186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SIN([.A116]/255*(2*3.14))" office:value-type="float" office:value="0.396724350310264" calcext:value-type="float">
            <text:p>0.396724350310264</text:p>
          </table:table-cell>
          <table:table-cell table:formula="of:=COS([.A116]/255*(2*3.14))" office:value-type="float" office:value="-0.917937791939573" calcext:value-type="float">
            <text:p>-0.91793779193957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SIN([.A117]/255*(2*3.14))" office:value-type="float" office:value="0.373999864618384" calcext:value-type="float">
            <text:p>0.373999864618384</text:p>
          </table:table-cell>
          <table:table-cell table:formula="of:=COS([.A117]/255*(2*3.14))" office:value-type="float" office:value="-0.927428758053917" calcext:value-type="float">
            <text:p>-0.92742875805391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SIN([.A118]/255*(2*3.14))" office:value-type="float" office:value="0.351048555231395" calcext:value-type="float">
            <text:p>0.351048555231395</text:p>
          </table:table-cell>
          <table:table-cell table:formula="of:=COS([.A118]/255*(2*3.14))" office:value-type="float" office:value="-0.936357256537242" calcext:value-type="float">
            <text:p>-0.93635725653724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SIN([.A119]/255*(2*3.14))" office:value-type="float" office:value="0.327884341675197" calcext:value-type="float">
            <text:p>0.327884341675197</text:p>
          </table:table-cell>
          <table:table-cell table:formula="of:=COS([.A119]/255*(2*3.14))" office:value-type="float" office:value="-0.944717872427648" calcext:value-type="float">
            <text:p>-0.94471787242764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SIN([.A120]/255*(2*3.14))" office:value-type="float" office:value="0.30452127259796" calcext:value-type="float">
            <text:p>0.30452127259796</text:p>
          </table:table-cell>
          <table:table-cell table:formula="of:=COS([.A120]/255*(2*3.14))" office:value-type="float" office:value="-0.952505535173061" calcext:value-type="float">
            <text:p>-0.95250553517306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SIN([.A121]/255*(2*3.14))" office:value-type="float" office:value="0.280973517249885" calcext:value-type="float">
            <text:p>0.280973517249885</text:p>
          </table:table-cell>
          <table:table-cell table:formula="of:=COS([.A121]/255*(2*3.14))" office:value-type="float" office:value="-0.959715521706421" calcext:value-type="float">
            <text:p>-0.95971552170642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SIN([.A122]/255*(2*3.14))" office:value-type="float" office:value="0.25725535688983" calcext:value-type="float">
            <text:p>0.25725535688983</text:p>
          </table:table-cell>
          <table:table-cell table:formula="of:=COS([.A122]/255*(2*3.14))" office:value-type="float" office:value="-0.966343459310139" calcext:value-type="float">
            <text:p>-0.96634345931013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SIN([.A123]/255*(2*3.14))" office:value-type="float" office:value="0.233381176124002" calcext:value-type="float">
            <text:p>0.233381176124002</text:p>
          </table:table-cell>
          <table:table-cell table:formula="of:=COS([.A123]/255*(2*3.14))" office:value-type="float" office:value="-0.972385328268057" calcext:value-type="float">
            <text:p>-0.97238532826805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SIN([.A124]/255*(2*3.14))" office:value-type="float" office:value="0.209365454181973" calcext:value-type="float">
            <text:p>0.209365454181973</text:p>
          </table:table-cell>
          <table:table-cell table:formula="of:=COS([.A124]/255*(2*3.14))" office:value-type="float" office:value="-0.977837464303335" calcext:value-type="float">
            <text:p>-0.97783746430333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SIN([.A125]/255*(2*3.14))" office:value-type="float" office:value="0.185222756135302" calcext:value-type="float">
            <text:p>0.185222756135302</text:p>
          </table:table-cell>
          <table:table-cell table:formula="of:=COS([.A125]/255*(2*3.14))" office:value-type="float" office:value="-0.98269656080076" calcext:value-type="float">
            <text:p>-0.9826965608007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SIN([.A126]/255*(2*3.14))" office:value-type="float" office:value="0.160967724064104" calcext:value-type="float">
            <text:p>0.160967724064104</text:p>
          </table:table-cell>
          <table:table-cell table:formula="of:=COS([.A126]/255*(2*3.14))" office:value-type="float" office:value="-0.986959670812147" calcext:value-type="float">
            <text:p>-0.98695967081214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SIN([.A127]/255*(2*3.14))" office:value-type="float" office:value="0.13661506817691" calcext:value-type="float">
            <text:p>0.13661506817691</text:p>
          </table:table-cell>
          <table:table-cell table:formula="of:=COS([.A127]/255*(2*3.14))" office:value-type="float" office:value="-0.990624208843605" calcext:value-type="float">
            <text:p>-0.99062420884360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SIN([.A128]/255*(2*3.14))" office:value-type="float" office:value="0.112179557889213" calcext:value-type="float">
            <text:p>0.112179557889213</text:p>
          </table:table-cell>
          <table:table-cell table:formula="of:=COS([.A128]/255*(2*3.14))" office:value-type="float" office:value="-0.993687952423587" calcext:value-type="float">
            <text:p>-0.99368795242358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SIN([.A129]/255*(2*3.14))" office:value-type="float" office:value="0.0876760128660959" calcext:value-type="float">
            <text:p>0.0876760128660959</text:p>
          </table:table-cell>
          <table:table-cell table:formula="of:=COS([.A129]/255*(2*3.14))" office:value-type="float" office:value="-0.99614904345078" calcext:value-type="float">
            <text:p>-0.9961490434507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SIN([.A130]/255*(2*3.14))" office:value-type="float" office:value="0.0631192940343972" calcext:value-type="float">
            <text:p>0.0631192940343972</text:p>
          </table:table-cell>
          <table:table-cell table:formula="of:=COS([.A130]/255*(2*3.14))" office:value-type="float" office:value="-0.998005989321006" calcext:value-type="float">
            <text:p>-0.99800598932100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SIN([.A131]/255*(2*3.14))" office:value-type="float" office:value="0.0385242945698425" calcext:value-type="float">
            <text:p>0.0385242945698425</text:p>
          </table:table-cell>
          <table:table-cell table:formula="of:=COS([.A131]/255*(2*3.14))" office:value-type="float" office:value="-0.999257663832455" calcext:value-type="float">
            <text:p>-0.99925766383245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SIN([.A132]/255*(2*3.14))" office:value-type="float" office:value="0.0139059308646227" calcext:value-type="float">
            <text:p>0.0139059308646227</text:p>
          </table:table-cell>
          <table:table-cell table:formula="of:=COS([.A132]/255*(2*3.14))" office:value-type="float" office:value="-0.99990330786871" calcext:value-type="float">
            <text:p>-0.9999033078687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SIN([.A133]/255*(2*3.14))" office:value-type="float" office:value="-0.010720866519112" calcext:value-type="float">
            <text:p>-0.010720866519112</text:p>
          </table:table-cell>
          <table:table-cell table:formula="of:=COS([.A133]/255*(2*3.14))" office:value-type="float" office:value="-0.999942529859131" calcext:value-type="float">
            <text:p>-0.99994252985913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SIN([.A134]/255*(2*3.14))" office:value-type="float" office:value="-0.0353411619043466" calcext:value-type="float">
            <text:p>-0.0353411619043466</text:p>
          </table:table-cell>
          <table:table-cell table:formula="of:=COS([.A134]/255*(2*3.14))" office:value-type="float" office:value="-0.999375306016339" calcext:value-type="float">
            <text:p>-0.99937530601633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SIN([.A135]/255*(2*3.14))" office:value-type="float" office:value="-0.0599400235574042" calcext:value-type="float">
            <text:p>-0.0599400235574042</text:p>
          </table:table-cell>
          <table:table-cell table:formula="of:=COS([.A135]/255*(2*3.14))" office:value-type="float" office:value="-0.998201980350639" calcext:value-type="float">
            <text:p>-0.99820198035063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SIN([.A136]/255*(2*3.14))" office:value-type="float" office:value="-0.0845025327437508" calcext:value-type="float">
            <text:p>-0.0845025327437508</text:p>
          </table:table-cell>
          <table:table-cell table:formula="of:=COS([.A136]/255*(2*3.14))" office:value-type="float" office:value="-0.996423264461389" calcext:value-type="float">
            <text:p>-0.99642326446138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SIN([.A137]/255*(2*3.14))" office:value-type="float" office:value="-0.109013792775924" calcext:value-type="float">
            <text:p>-0.109013792775924</text:p>
          </table:table-cell>
          <table:table-cell table:formula="of:=COS([.A137]/255*(2*3.14))" office:value-type="float" office:value="-0.994040237105424" calcext:value-type="float">
            <text:p>-0.99404023710542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SIN([.A138]/255*(2*3.14))" office:value-type="float" office:value="-0.13345893804808" calcext:value-type="float">
            <text:p>-0.13345893804808</text:p>
          </table:table-cell>
          <table:table-cell table:formula="of:=COS([.A138]/255*(2*3.14))" office:value-type="float" office:value="-0.991054343542814" calcext:value-type="float">
            <text:p>-0.99105434354281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SIN([.A139]/255*(2*3.14))" office:value-type="float" office:value="-0.157823143051703" calcext:value-type="float">
            <text:p>-0.157823143051703</text:p>
          </table:table-cell>
          <table:table-cell table:formula="of:=COS([.A139]/255*(2*3.14))" office:value-type="float" office:value="-0.987467394660341" calcext:value-type="float">
            <text:p>-0.98746739466034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SIN([.A140]/255*(2*3.14))" office:value-type="float" office:value="-0.182091631366986" calcext:value-type="float">
            <text:p>-0.182091631366986</text:p>
          </table:table-cell>
          <table:table-cell table:formula="of:=COS([.A140]/255*(2*3.14))" office:value-type="float" office:value="-0.983281565873229" calcext:value-type="float">
            <text:p>-0.98328156587322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SIN([.A141]/255*(2*3.14))" office:value-type="float" office:value="-0.206249684624445" calcext:value-type="float">
            <text:p>-0.206249684624445</text:p>
          </table:table-cell>
          <table:table-cell table:formula="of:=COS([.A141]/255*(2*3.14))" office:value-type="float" office:value="-0.978499395805801" calcext:value-type="float">
            <text:p>-0.97849939580580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SIN([.A142]/255*(2*3.14))" office:value-type="float" office:value="-0.230282651431326" calcext:value-type="float">
            <text:p>-0.230282651431326</text:p>
          </table:table-cell>
          <table:table-cell table:formula="of:=COS([.A142]/255*(2*3.14))" office:value-type="float" office:value="-0.973123784751847" calcext:value-type="float">
            <text:p>-0.97312378475184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SIN([.A143]/255*(2*3.14))" office:value-type="float" office:value="-0.254175956257392" calcext:value-type="float">
            <text:p>-0.254175956257392</text:p>
          </table:table-cell>
          <table:table-cell table:formula="of:=COS([.A143]/255*(2*3.14))" office:value-type="float" office:value="-0.967157992915656" calcext:value-type="float">
            <text:p>-0.96715799291565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SIN([.A144]/255*(2*3.14))" office:value-type="float" office:value="-0.277915108274698" calcext:value-type="float">
            <text:p>-0.277915108274698</text:p>
          </table:table-cell>
          <table:table-cell table:formula="of:=COS([.A144]/255*(2*3.14))" office:value-type="float" office:value="-0.960605638434765" calcext:value-type="float">
            <text:p>-0.96060563843476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SIN([.A145]/255*(2*3.14))" office:value-type="float" office:value="-0.301485710146005" calcext:value-type="float">
            <text:p>-0.301485710146005</text:p>
          </table:table-cell>
          <table:table-cell table:formula="of:=COS([.A145]/255*(2*3.14))" office:value-type="float" office:value="-0.953470695185625" calcext:value-type="float">
            <text:p>-0.95347069518562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SIN([.A146]/255*(2*3.14))" office:value-type="float" office:value="-0.324873466756476" calcext:value-type="float">
            <text:p>-0.324873466756476</text:p>
          </table:table-cell>
          <table:table-cell table:formula="of:=COS([.A146]/255*(2*3.14))" office:value-type="float" office:value="-0.945757490373525" calcext:value-type="float">
            <text:p>-0.94575749037352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SIN([.A147]/255*(2*3.14))" office:value-type="float" office:value="-0.348064193883399" calcext:value-type="float">
            <text:p>-0.348064193883399</text:p>
          </table:table-cell>
          <table:table-cell table:formula="of:=COS([.A147]/255*(2*3.14))" office:value-type="float" office:value="-0.937470701908225" calcext:value-type="float">
            <text:p>-0.93747070190822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SIN([.A148]/255*(2*3.14))" office:value-type="float" office:value="-0.371043826798636" calcext:value-type="float">
            <text:p>-0.371043826798636</text:p>
          </table:table-cell>
          <table:table-cell table:formula="of:=COS([.A148]/255*(2*3.14))" office:value-type="float" office:value="-0.928615355566891" calcext:value-type="float">
            <text:p>-0.92861535556689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SIN([.A149]/255*(2*3.14))" office:value-type="float" office:value="-0.393798428798614" calcext:value-type="float">
            <text:p>-0.393798428798614</text:p>
          </table:table-cell>
          <table:table-cell table:formula="of:=COS([.A149]/255*(2*3.14))" office:value-type="float" office:value="-0.919196821946063" calcext:value-type="float">
            <text:p>-0.91919682194606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SIN([.A150]/255*(2*3.14))" office:value-type="float" office:value="-0.416314199656661" calcext:value-type="float">
            <text:p>-0.416314199656661</text:p>
          </table:table-cell>
          <table:table-cell table:formula="of:=COS([.A150]/255*(2*3.14))" office:value-type="float" office:value="-0.90922081320449" calcext:value-type="float">
            <text:p>-0.9092208132044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SIN([.A151]/255*(2*3.14))" office:value-type="float" office:value="-0.438577483992583" calcext:value-type="float">
            <text:p>-0.438577483992583</text:p>
          </table:table-cell>
          <table:table-cell table:formula="of:=COS([.A151]/255*(2*3.14))" office:value-type="float" office:value="-0.898693379598812" calcext:value-type="float">
            <text:p>-0.89869337959881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SIN([.A152]/255*(2*3.14))" office:value-type="float" office:value="-0.460574779554384" calcext:value-type="float">
            <text:p>-0.460574779554384</text:p>
          </table:table-cell>
          <table:table-cell table:formula="of:=COS([.A152]/255*(2*3.14))" office:value-type="float" office:value="-0.887620905814205" calcext:value-type="float">
            <text:p>-0.88762090581420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SIN([.A153]/255*(2*3.14))" office:value-type="float" office:value="-0.482292745407124" calcext:value-type="float">
            <text:p>-0.482292745407124</text:p>
          </table:table-cell>
          <table:table-cell table:formula="of:=COS([.A153]/255*(2*3.14))" office:value-type="float" office:value="-0.876010107092183" calcext:value-type="float">
            <text:p>-0.87601010709218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SIN([.A154]/255*(2*3.14))" office:value-type="float" office:value="-0.503718210023935" calcext:value-type="float">
            <text:p>-0.503718210023935</text:p>
          </table:table-cell>
          <table:table-cell table:formula="of:=COS([.A154]/255*(2*3.14))" office:value-type="float" office:value="-0.863868025157942" calcext:value-type="float">
            <text:p>-0.8638680251579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SIN([.A155]/255*(2*3.14))" office:value-type="float" office:value="-0.524838179274301" calcext:value-type="float">
            <text:p>-0.524838179274301</text:p>
          </table:table-cell>
          <table:table-cell table:formula="of:=COS([.A155]/255*(2*3.14))" office:value-type="float" office:value="-0.851202023949683" calcext:value-type="float">
            <text:p>-0.85120202394968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SIN([.A156]/255*(2*3.14))" office:value-type="float" office:value="-0.545639844304747" calcext:value-type="float">
            <text:p>-0.545639844304747</text:p>
          </table:table-cell>
          <table:table-cell table:formula="of:=COS([.A156]/255*(2*3.14))" office:value-type="float" office:value="-0.838019785152529" calcext:value-type="float">
            <text:p>-0.83801978515252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SIN([.A157]/255*(2*3.14))" office:value-type="float" office:value="-0.566110589307158" calcext:value-type="float">
            <text:p>-0.566110589307158</text:p>
          </table:table-cell>
          <table:table-cell table:formula="of:=COS([.A157]/255*(2*3.14))" office:value-type="float" office:value="-0.824329303539733" calcext:value-type="float">
            <text:p>-0.82432930353973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SIN([.A158]/255*(2*3.14))" office:value-type="float" office:value="-0.586237999170027" calcext:value-type="float">
            <text:p>-0.586237999170027</text:p>
          </table:table-cell>
          <table:table-cell table:formula="of:=COS([.A158]/255*(2*3.14))" office:value-type="float" office:value="-0.810138882123999" calcext:value-type="float">
            <text:p>-0.81013888212399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SIN([.A159]/255*(2*3.14))" office:value-type="float" office:value="-0.606009867007978" calcext:value-type="float">
            <text:p>-0.606009867007978</text:p>
          </table:table-cell>
          <table:table-cell table:formula="of:=COS([.A159]/255*(2*3.14))" office:value-type="float" office:value="-0.795457127121866" calcext:value-type="float">
            <text:p>-0.79545712712186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SIN([.A160]/255*(2*3.14))" office:value-type="float" office:value="-0.625414201565006" calcext:value-type="float">
            <text:p>-0.625414201565006</text:p>
          </table:table-cell>
          <table:table-cell table:formula="of:=COS([.A160]/255*(2*3.14))" office:value-type="float" office:value="-0.780292942734206" calcext:value-type="float">
            <text:p>-0.78029294273420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SIN([.A161]/255*(2*3.14))" office:value-type="float" office:value="-0.644439234486944" calcext:value-type="float">
            <text:p>-0.644439234486944</text:p>
          </table:table-cell>
          <table:table-cell table:formula="of:=COS([.A161]/255*(2*3.14))" office:value-type="float" office:value="-0.764655525745993" calcext:value-type="float">
            <text:p>-0.76465552574599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SIN([.A162]/255*(2*3.14))" office:value-type="float" office:value="-0.663073427458742" calcext:value-type="float">
            <text:p>-0.663073427458742</text:p>
          </table:table-cell>
          <table:table-cell table:formula="of:=COS([.A162]/255*(2*3.14))" office:value-type="float" office:value="-0.748554359948639" calcext:value-type="float">
            <text:p>-0.74855435994863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SIN([.A163]/255*(2*3.14))" office:value-type="float" office:value="-0.681305479202228" calcext:value-type="float">
            <text:p>-0.681305479202228</text:p>
          </table:table-cell>
          <table:table-cell table:formula="of:=COS([.A163]/255*(2*3.14))" office:value-type="float" office:value="-0.73199921038825" calcext:value-type="float">
            <text:p>-0.7319992103882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SIN([.A164]/255*(2*3.14))" office:value-type="float" office:value="-0.699124332330125" calcext:value-type="float">
            <text:p>-0.699124332330125</text:p>
          </table:table-cell>
          <table:table-cell table:formula="of:=COS([.A164]/255*(2*3.14))" office:value-type="float" office:value="-0.715000117443317" calcext:value-type="float">
            <text:p>-0.71500011744331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SIN([.A165]/255*(2*3.14))" office:value-type="float" office:value="-0.716519180052132" calcext:value-type="float">
            <text:p>-0.716519180052132</text:p>
          </table:table-cell>
          <table:table-cell table:formula="of:=COS([.A165]/255*(2*3.14))" office:value-type="float" office:value="-0.697567390735419" calcext:value-type="float">
            <text:p>-0.69756739073541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SIN([.A166]/255*(2*3.14))" office:value-type="float" office:value="-0.733479472729039" calcext:value-type="float">
            <text:p>-0.733479472729039</text:p>
          </table:table-cell>
          <table:table-cell table:formula="of:=COS([.A166]/255*(2*3.14))" office:value-type="float" office:value="-0.67971160287664" calcext:value-type="float">
            <text:p>-0.6797116028766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SIN([.A167]/255*(2*3.14))" office:value-type="float" office:value="-0.749994924270878" calcext:value-type="float">
            <text:p>-0.749994924270878</text:p>
          </table:table-cell>
          <table:table-cell table:formula="of:=COS([.A167]/255*(2*3.14))" office:value-type="float" office:value="-0.661443583057481" calcext:value-type="float">
            <text:p>-0.66144358305748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SIN([.A168]/255*(2*3.14))" office:value-type="float" office:value="-0.766055518375242" calcext:value-type="float">
            <text:p>-0.766055518375242</text:p>
          </table:table-cell>
          <table:table-cell table:formula="of:=COS([.A168]/255*(2*3.14))" office:value-type="float" office:value="-0.642774410479166" calcext:value-type="float">
            <text:p>-0.64277441047916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SIN([.A169]/255*(2*3.14))" office:value-type="float" office:value="-0.781651514601972" calcext:value-type="float">
            <text:p>-0.781651514601972</text:p>
          </table:table-cell>
          <table:table-cell table:formula="of:=COS([.A169]/255*(2*3.14))" office:value-type="float" office:value="-0.623715407634318" calcext:value-type="float">
            <text:p>-0.62371540763431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SIN([.A170]/255*(2*3.14))" office:value-type="float" office:value="-0.796773454280549" calcext:value-type="float">
            <text:p>-0.796773454280549</text:p>
          </table:table-cell>
          <table:table-cell table:formula="of:=COS([.A170]/255*(2*3.14))" office:value-type="float" office:value="-0.604278133440093" calcext:value-type="float">
            <text:p>-0.60427813344009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SIN([.A171]/255*(2*3.14))" office:value-type="float" office:value="-0.811412166246598" calcext:value-type="float">
            <text:p>-0.811412166246598</text:p>
          </table:table-cell>
          <table:table-cell table:formula="of:=COS([.A171]/255*(2*3.14))" office:value-type="float" office:value="-0.584474376227909" calcext:value-type="float">
            <text:p>-0.58447437622790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SIN([.A172]/255*(2*3.14))" office:value-type="float" office:value="-0.825558772404018" calcext:value-type="float">
            <text:p>-0.825558772404018</text:p>
          </table:table-cell>
          <table:table-cell table:formula="of:=COS([.A172]/255*(2*3.14))" office:value-type="float" office:value="-0.564316146594062" calcext:value-type="float">
            <text:p>-0.56431614659406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SIN([.A173]/255*(2*3.14))" office:value-type="float" office:value="-0.839204693109377" calcext:value-type="float">
            <text:p>-0.839204693109377</text:p>
          </table:table-cell>
          <table:table-cell table:formula="of:=COS([.A173]/255*(2*3.14))" office:value-type="float" office:value="-0.543815670115524" calcext:value-type="float">
            <text:p>-0.54381567011552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SIN([.A174]/255*(2*3.14))" office:value-type="float" office:value="-0.852341652375301" calcext:value-type="float">
            <text:p>-0.852341652375301</text:p>
          </table:table-cell>
          <table:table-cell table:formula="of:=COS([.A174]/255*(2*3.14))" office:value-type="float" office:value="-0.522985379935369" calcext:value-type="float">
            <text:p>-0.52298537993536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SIN([.A175]/255*(2*3.14))" office:value-type="float" office:value="-0.864961682889699" calcext:value-type="float">
            <text:p>-0.864961682889699</text:p>
          </table:table-cell>
          <table:table-cell table:formula="of:=COS([.A175]/255*(2*3.14))" office:value-type="float" office:value="-0.50183790922231" calcext:value-type="float">
            <text:p>-0.5018379092223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SIN([.A176]/255*(2*3.14))" office:value-type="float" office:value="-0.877057130847787" calcext:value-type="float">
            <text:p>-0.877057130847787</text:p>
          </table:table-cell>
          <table:table-cell table:formula="of:=COS([.A176]/255*(2*3.14))" office:value-type="float" office:value="-0.480386083508929" calcext:value-type="float">
            <text:p>-0.48038608350892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SIN([.A177]/255*(2*3.14))" office:value-type="float" office:value="-0.888620660593967" calcext:value-type="float">
            <text:p>-0.888620660593967</text:p>
          </table:table-cell>
          <table:table-cell table:formula="of:=COS([.A177]/255*(2*3.14))" office:value-type="float" office:value="-0.458642912913239" calcext:value-type="float">
            <text:p>-0.45864291291323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SIN([.A178]/255*(2*3.14))" office:value-type="float" office:value="-0.899645259070767" calcext:value-type="float">
            <text:p>-0.899645259070767</text:p>
          </table:table-cell>
          <table:table-cell table:formula="of:=COS([.A178]/255*(2*3.14))" office:value-type="float" office:value="-0.436621584248297" calcext:value-type="float">
            <text:p>-0.43662158424829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SIN([.A179]/255*(2*3.14))" office:value-type="float" office:value="-0.910124240072119" calcext:value-type="float">
            <text:p>-0.910124240072119</text:p>
          </table:table-cell>
          <table:table-cell table:formula="of:=COS([.A179]/255*(2*3.14))" office:value-type="float" office:value="-0.414335453024656" calcext:value-type="float">
            <text:p>-0.41433545302465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SIN([.A180]/255*(2*3.14))" office:value-type="float" office:value="-0.92005124829842" calcext:value-type="float">
            <text:p>-0.92005124829842</text:p>
          </table:table-cell>
          <table:table-cell table:formula="of:=COS([.A180]/255*(2*3.14))" office:value-type="float" office:value="-0.391798035350509" calcext:value-type="float">
            <text:p>-0.39179803535050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SIN([.A181]/255*(2*3.14))" office:value-type="float" office:value="-0.929420263210894" calcext:value-type="float">
            <text:p>-0.929420263210894</text:p>
          </table:table-cell>
          <table:table-cell table:formula="of:=COS([.A181]/255*(2*3.14))" office:value-type="float" office:value="-0.369022999734425" calcext:value-type="float">
            <text:p>-0.36902299973442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SIN([.A182]/255*(2*3.14))" office:value-type="float" office:value="-0.938225602682932" calcext:value-type="float">
            <text:p>-0.938225602682932</text:p>
          </table:table-cell>
          <table:table-cell table:formula="of:=COS([.A182]/255*(2*3.14))" office:value-type="float" office:value="-0.346024158795668" calcext:value-type="float">
            <text:p>-0.34602415879566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SIN([.A183]/255*(2*3.14))" office:value-type="float" office:value="-0.946461926446195" calcext:value-type="float">
            <text:p>-0.946461926446195</text:p>
          </table:table-cell>
          <table:table-cell table:formula="of:=COS([.A183]/255*(2*3.14))" office:value-type="float" office:value="-0.322815460887109" calcext:value-type="float">
            <text:p>-0.32281546088710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SIN([.A184]/255*(2*3.14))" office:value-type="float" office:value="-0.954124239329384" calcext:value-type="float">
            <text:p>-0.954124239329384</text:p>
          </table:table-cell>
          <table:table-cell table:formula="of:=COS([.A184]/255*(2*3.14))" office:value-type="float" office:value="-0.299410981635818" calcext:value-type="float">
            <text:p>-0.29941098163581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SIN([.A185]/255*(2*3.14))" office:value-type="float" office:value="-0.961207894287712" calcext:value-type="float">
            <text:p>-0.961207894287712</text:p>
          </table:table-cell>
          <table:table-cell table:formula="of:=COS([.A185]/255*(2*3.14))" office:value-type="float" office:value="-0.275824915406464" calcext:value-type="float">
            <text:p>-0.27582491540646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SIN([.A186]/255*(2*3.14))" office:value-type="float" office:value="-0.967708595221247" calcext:value-type="float">
            <text:p>-0.967708595221247</text:p>
          </table:table-cell>
          <table:table-cell table:formula="of:=COS([.A186]/255*(2*3.14))" office:value-type="float" office:value="-0.252071566692718" calcext:value-type="float">
            <text:p>-0.25207156669271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SIN([.A187]/255*(2*3.14))" office:value-type="float" office:value="-0.973622399580415" calcext:value-type="float">
            <text:p>-0.973622399580415</text:p>
          </table:table-cell>
          <table:table-cell table:formula="of:=COS([.A187]/255*(2*3.14))" office:value-type="float" office:value="-0.228165341441845" calcext:value-type="float">
            <text:p>-0.22816534144184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SIN([.A188]/255*(2*3.14))" office:value-type="float" office:value="-0.978945720757084" calcext:value-type="float">
            <text:p>-0.978945720757084</text:p>
          </table:table-cell>
          <table:table-cell table:formula="of:=COS([.A188]/255*(2*3.14))" office:value-type="float" office:value="-0.204120738317774" calcext:value-type="float">
            <text:p>-0.20412073831777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SIN([.A189]/255*(2*3.14))" office:value-type="float" office:value="-0.983675330259764" calcext:value-type="float">
            <text:p>-0.983675330259764</text:p>
          </table:table-cell>
          <table:table-cell table:formula="of:=COS([.A189]/255*(2*3.14))" office:value-type="float" office:value="-0.179952339907945" calcext:value-type="float">
            <text:p>-0.17995233990794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SIN([.A190]/255*(2*3.14))" office:value-type="float" office:value="-0.987808359671631" calcext:value-type="float">
            <text:p>-0.987808359671631</text:p>
          </table:table-cell>
          <table:table-cell table:formula="of:=COS([.A190]/255*(2*3.14))" office:value-type="float" office:value="-0.155674803879249" calcext:value-type="float">
            <text:p>-0.15567480387924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SIN([.A191]/255*(2*3.14))" office:value-type="float" office:value="-0.991342302390165" calcext:value-type="float">
            <text:p>-0.991342302390165</text:p>
          </table:table-cell>
          <table:table-cell table:formula="of:=COS([.A191]/255*(2*3.14))" office:value-type="float" office:value="-0.13130285408843" calcext:value-type="float">
            <text:p>-0.1313028540884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SIN([.A192]/255*(2*3.14))" office:value-type="float" office:value="-0.994275015147355" calcext:value-type="float">
            <text:p>-0.994275015147355</text:p>
          </table:table-cell>
          <table:table-cell table:formula="of:=COS([.A192]/255*(2*3.14))" office:value-type="float" office:value="-0.106851271652361" calcext:value-type="float">
            <text:p>-0.10685127165236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SIN([.A193]/255*(2*3.14))" office:value-type="float" office:value="-0.996604719309552" calcext:value-type="float">
            <text:p>-0.996604719309552</text:p>
          </table:table-cell>
          <table:table-cell table:formula="of:=COS([.A193]/255*(2*3.14))" office:value-type="float" office:value="-0.0823348859835745" calcext:value-type="float">
            <text:p>-0.082334885983574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SIN([.A194]/255*(2*3.14))" office:value-type="float" office:value="-0.998330001956174" calcext:value-type="float">
            <text:p>-0.998330001956174</text:p>
          </table:table-cell>
          <table:table-cell table:formula="of:=COS([.A194]/255*(2*3.14))" office:value-type="float" office:value="-0.057768565796511" calcext:value-type="float">
            <text:p>-0.05776856579651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SIN([.A195]/255*(2*3.14))" office:value-type="float" office:value="-0.999449816736613" calcext:value-type="float">
            <text:p>-0.999449816736613</text:p>
          </table:table-cell>
          <table:table-cell table:formula="of:=COS([.A195]/255*(2*3.14))" office:value-type="float" office:value="-0.0331672100899332" calcext:value-type="float">
            <text:p>-0.033167210089933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SIN([.A196]/255*(2*3.14))" office:value-type="float" office:value="-0.999963484504833" calcext:value-type="float">
            <text:p>-0.999963484504833</text:p>
          </table:table-cell>
          <table:table-cell table:formula="of:=COS([.A196]/255*(2*3.14))" office:value-type="float" office:value="-0.00854573911096959" calcext:value-type="float">
            <text:p>-0.0085457391109695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SIN([.A197]/255*(2*3.14))" office:value-type="float" office:value="-0.999870693731251" calcext:value-type="float">
            <text:p>-0.999870693731251</text:p>
          </table:table-cell>
          <table:table-cell table:formula="of:=COS([.A197]/255*(2*3.14))" office:value-type="float" office:value="0.0160809146937265" calcext:value-type="float">
            <text:p>0.016080914693726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SIN([.A198]/255*(2*3.14))" office:value-type="float" office:value="-0.99917150069168" calcext:value-type="float">
            <text:p>-0.99917150069168</text:p>
          </table:table-cell>
          <table:table-cell table:formula="of:=COS([.A198]/255*(2*3.14))" office:value-type="float" office:value="0.0406978157342204" calcext:value-type="float">
            <text:p>0.040697815734220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SIN([.A199]/255*(2*3.14))" office:value-type="float" office:value="-0.997866329433195" calcext:value-type="float">
            <text:p>-0.997866329433195</text:p>
          </table:table-cell>
          <table:table-cell table:formula="of:=COS([.A199]/255*(2*3.14))" office:value-type="float" office:value="0.0652900343354382" calcext:value-type="float">
            <text:p>0.065290034335438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SIN([.A200]/255*(2*3.14))" office:value-type="float" office:value="-0.995955971516959" calcext:value-type="float">
            <text:p>-0.995955971516959</text:p>
          </table:table-cell>
          <table:table-cell table:formula="of:=COS([.A200]/255*(2*3.14))" office:value-type="float" office:value="0.0898426557917285" calcext:value-type="float">
            <text:p>0.089842655791728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SIN([.A201]/255*(2*3.14))" office:value-type="float" office:value="-0.993441585538154" calcext:value-type="float">
            <text:p>-0.993441585538154</text:p>
          </table:table-cell>
          <table:table-cell table:formula="of:=COS([.A201]/255*(2*3.14))" office:value-type="float" office:value="0.114340789412347" calcext:value-type="float">
            <text:p>0.11434078941234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SIN([.A202]/255*(2*3.14))" office:value-type="float" office:value="-0.990324696423319" calcext:value-type="float">
            <text:p>-0.990324696423319</text:p>
          </table:table-cell>
          <table:table-cell table:formula="of:=COS([.A202]/255*(2*3.14))" office:value-type="float" office:value="0.138769577552365" calcext:value-type="float">
            <text:p>0.13876957755236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SIN([.A203]/255*(2*3.14))" office:value-type="float" office:value="-0.986607194505507" calcext:value-type="float">
            <text:p>-0.986607194505507</text:p>
          </table:table-cell>
          <table:table-cell table:formula="of:=COS([.A203]/255*(2*3.14))" office:value-type="float" office:value="0.16311420462355" calcext:value-type="float">
            <text:p>0.1631142046235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SIN([.A204]/255*(2*3.14))" office:value-type="float" office:value="-0.982291334377838" calcext:value-type="float">
            <text:p>-0.982291334377838</text:p>
          </table:table-cell>
          <table:table-cell table:formula="of:=COS([.A204]/255*(2*3.14))" office:value-type="float" office:value="0.187359906079735" calcext:value-type="float">
            <text:p>0.18735990607973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SIN([.A205]/255*(2*3.14))" office:value-type="float" office:value="-0.97737973352613" calcext:value-type="float">
            <text:p>-0.97737973352613</text:p>
          </table:table-cell>
          <table:table-cell table:formula="of:=COS([.A205]/255*(2*3.14))" office:value-type="float" office:value="0.211491977371225" calcext:value-type="float">
            <text:p>0.21149197737122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SIN([.A206]/255*(2*3.14))" office:value-type="float" office:value="-0.971875370741447" calcext:value-type="float">
            <text:p>-0.971875370741447</text:p>
          </table:table-cell>
          <table:table-cell table:formula="of:=COS([.A206]/255*(2*3.14))" office:value-type="float" office:value="0.235495782862827" calcext:value-type="float">
            <text:p>0.23549578286282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SIN([.A207]/255*(2*3.14))" office:value-type="float" office:value="-0.965781584313514" calcext:value-type="float">
            <text:p>-0.965781584313514</text:p>
          </table:table-cell>
          <table:table-cell table:formula="of:=COS([.A207]/255*(2*3.14))" office:value-type="float" office:value="0.259356764710076" calcext:value-type="float">
            <text:p>0.25935676471007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SIN([.A208]/255*(2*3.14))" office:value-type="float" office:value="-0.959102070006117" calcext:value-type="float">
            <text:p>-0.959102070006117</text:p>
          </table:table-cell>
          <table:table-cell table:formula="of:=COS([.A208]/255*(2*3.14))" office:value-type="float" office:value="0.283060451688294" calcext:value-type="float">
            <text:p>0.28306045168829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SIN([.A209]/255*(2*3.14))" office:value-type="float" office:value="-0.951840878815685" calcext:value-type="float">
            <text:p>-0.951840878815685</text:p>
          </table:table-cell>
          <table:table-cell table:formula="of:=COS([.A209]/255*(2*3.14))" office:value-type="float" office:value="0.3065924679691" calcext:value-type="float">
            <text:p>0.306592467969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SIN([.A210]/255*(2*3.14))" office:value-type="float" office:value="-0.944002414514447" calcext:value-type="float">
            <text:p>-0.944002414514447</text:p>
          </table:table-cell>
          <table:table-cell table:formula="of:=COS([.A210]/255*(2*3.14))" office:value-type="float" office:value="0.329938541839073" calcext:value-type="float">
            <text:p>0.32993854183907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SIN([.A211]/255*(2*3.14))" office:value-type="float" office:value="-0.935591430979622" calcext:value-type="float">
            <text:p>-0.935591430979622</text:p>
          </table:table-cell>
          <table:table-cell table:formula="of:=COS([.A211]/255*(2*3.14))" office:value-type="float" office:value="0.353084514355278" calcext:value-type="float">
            <text:p>0.35308451435527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SIN([.A212]/255*(2*3.14))" office:value-type="float" office:value="-0.926613029310289" calcext:value-type="float">
            <text:p>-0.926613029310289</text:p>
          </table:table-cell>
          <table:table-cell table:formula="of:=COS([.A212]/255*(2*3.14))" office:value-type="float" office:value="0.376016347932386" calcext:value-type="float">
            <text:p>0.37601634793238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SIN([.A213]/255*(2*3.14))" office:value-type="float" office:value="-0.917072654733668" calcext:value-type="float">
            <text:p>-0.917072654733668</text:p>
          </table:table-cell>
          <table:table-cell table:formula="of:=COS([.A213]/255*(2*3.14))" office:value-type="float" office:value="0.398720134856196" calcext:value-type="float">
            <text:p>0.39872013485619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SIN([.A214]/255*(2*3.14))" office:value-type="float" office:value="-0.906976093302692" calcext:value-type="float">
            <text:p>-0.906976093302692</text:p>
          </table:table-cell>
          <table:table-cell table:formula="of:=COS([.A214]/255*(2*3.14))" office:value-type="float" office:value="0.421182105718402" calcext:value-type="float">
            <text:p>0.42118210571840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SIN([.A215]/255*(2*3.14))" office:value-type="float" office:value="-0.896329468386882" calcext:value-type="float">
            <text:p>-0.896329468386882</text:p>
          </table:table-cell>
          <table:table-cell table:formula="of:=COS([.A215]/255*(2*3.14))" office:value-type="float" office:value="0.443388637767466" calcext:value-type="float">
            <text:p>0.44338863776746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SIN([.A216]/255*(2*3.14))" office:value-type="float" office:value="-0.88513923695864" calcext:value-type="float">
            <text:p>-0.88513923695864</text:p>
          </table:table-cell>
          <table:table-cell table:formula="of:=COS([.A216]/255*(2*3.14))" office:value-type="float" office:value="0.46532626317056" calcext:value-type="float">
            <text:p>0.4653262631705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SIN([.A217]/255*(2*3.14))" office:value-type="float" office:value="-0.873412185677218" calcext:value-type="float">
            <text:p>-0.873412185677218</text:p>
          </table:table-cell>
          <table:table-cell table:formula="of:=COS([.A217]/255*(2*3.14))" office:value-type="float" office:value="0.48698167718154" calcext:value-type="float">
            <text:p>0.4869816771815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SIN([.A218]/255*(2*3.14))" office:value-type="float" office:value="-0.861155426772742" calcext:value-type="float">
            <text:p>-0.861155426772742</text:p>
          </table:table-cell>
          <table:table-cell table:formula="of:=COS([.A218]/255*(2*3.14))" office:value-type="float" office:value="0.508341746210024" calcext:value-type="float">
            <text:p>0.50834174621002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SIN([.A219]/255*(2*3.14))" office:value-type="float" office:value="-0.848376393732783" calcext:value-type="float">
            <text:p>-0.848376393732783</text:p>
          </table:table-cell>
          <table:table-cell table:formula="of:=COS([.A219]/255*(2*3.14))" office:value-type="float" office:value="0.529393515786658" calcext:value-type="float">
            <text:p>0.52939351578665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SIN([.A220]/255*(2*3.14))" office:value-type="float" office:value="-0.835082836794087" calcext:value-type="float">
            <text:p>-0.835082836794087</text:p>
          </table:table-cell>
          <table:table-cell table:formula="of:=COS([.A220]/255*(2*3.14))" office:value-type="float" office:value="0.550124218419749" calcext:value-type="float">
            <text:p>0.55012421841974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SIN([.A221]/255*(2*3.14))" office:value-type="float" office:value="-0.821282818242209" calcext:value-type="float">
            <text:p>-0.821282818242209</text:p>
          </table:table-cell>
          <table:table-cell table:formula="of:=COS([.A221]/255*(2*3.14))" office:value-type="float" office:value="0.57052128133851" calcext:value-type="float">
            <text:p>0.5705212813385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SIN([.A222]/255*(2*3.14))" office:value-type="float" office:value="-0.806984707521891" calcext:value-type="float">
            <text:p>-0.806984707521891</text:p>
          </table:table-cell>
          <table:table-cell table:formula="of:=COS([.A222]/255*(2*3.14))" office:value-type="float" office:value="0.590572334118191" calcext:value-type="float">
            <text:p>0.59057233411819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SIN([.A223]/255*(2*3.14))" office:value-type="float" office:value="-0.792197176161156" calcext:value-type="float">
            <text:p>-0.792197176161156</text:p>
          </table:table-cell>
          <table:table-cell table:formula="of:=COS([.A223]/255*(2*3.14))" office:value-type="float" office:value="0.610265216182514" calcext:value-type="float">
            <text:p>0.61026521618251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SIN([.A224]/255*(2*3.14))" office:value-type="float" office:value="-0.776929192512194" calcext:value-type="float">
            <text:p>-0.776929192512194</text:p>
          </table:table-cell>
          <table:table-cell table:formula="of:=COS([.A224]/255*(2*3.14))" office:value-type="float" office:value="0.62958798417882" calcext:value-type="float">
            <text:p>0.6295879841788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SIN([.A225]/255*(2*3.14))" office:value-type="float" office:value="-0.761190016312228" calcext:value-type="float">
            <text:p>-0.761190016312228</text:p>
          </table:table-cell>
          <table:table-cell table:formula="of:=COS([.A225]/255*(2*3.14))" office:value-type="float" office:value="0.648528919221487" calcext:value-type="float">
            <text:p>0.64852891922148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SIN([.A226]/255*(2*3.14))" office:value-type="float" office:value="-0.744989193067666" calcext:value-type="float">
            <text:p>-0.744989193067666</text:p>
          </table:table-cell>
          <table:table-cell table:formula="of:=COS([.A226]/255*(2*3.14))" office:value-type="float" office:value="0.667076533999201" calcext:value-type="float">
            <text:p>0.66707653399920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SIN([.A227]/255*(2*3.14))" office:value-type="float" office:value="-0.728336548264931" calcext:value-type="float">
            <text:p>-0.728336548264931</text:p>
          </table:table-cell>
          <table:table-cell table:formula="of:=COS([.A227]/255*(2*3.14))" office:value-type="float" office:value="0.685219579741798" calcext:value-type="float">
            <text:p>0.68521957974179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SIN([.A228]/255*(2*3.14))" office:value-type="float" office:value="-0.711242181411494" calcext:value-type="float">
            <text:p>-0.711242181411494</text:p>
          </table:table-cell>
          <table:table-cell table:formula="of:=COS([.A228]/255*(2*3.14))" office:value-type="float" office:value="0.702947053042418" calcext:value-type="float">
            <text:p>0.70294705304241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SIN([.A229]/255*(2*3.14))" office:value-type="float" office:value="-0.693716459910722" calcext:value-type="float">
            <text:p>-0.693716459910722</text:p>
          </table:table-cell>
          <table:table-cell table:formula="of:=COS([.A229]/255*(2*3.14))" office:value-type="float" office:value="0.720248202530861" calcext:value-type="float">
            <text:p>0.72024820253086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SIN([.A230]/255*(2*3.14))" office:value-type="float" office:value="-0.675770012774245" calcext:value-type="float">
            <text:p>-0.675770012774245</text:p>
          </table:table-cell>
          <table:table-cell table:formula="of:=COS([.A230]/255*(2*3.14))" office:value-type="float" office:value="0.737112535394085" calcext:value-type="float">
            <text:p>0.73711253539408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SIN([.A231]/255*(2*3.14))" office:value-type="float" office:value="-0.657413724175663" calcext:value-type="float">
            <text:p>-0.657413724175663</text:p>
          </table:table-cell>
          <table:table-cell table:formula="of:=COS([.A231]/255*(2*3.14))" office:value-type="float" office:value="0.7535298237399" calcext:value-type="float">
            <text:p>0.753529823739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SIN([.A232]/255*(2*3.14))" office:value-type="float" office:value="-0.638658726849511" calcext:value-type="float">
            <text:p>-0.638658726849511</text:p>
          </table:table-cell>
          <table:table-cell table:formula="of:=COS([.A232]/255*(2*3.14))" office:value-type="float" office:value="0.769490110799978" calcext:value-type="float">
            <text:p>0.76949011079997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SIN([.A233]/255*(2*3.14))" office:value-type="float" office:value="-0.619516395339465" calcext:value-type="float">
            <text:p>-0.619516395339465</text:p>
          </table:table-cell>
          <table:table-cell table:formula="of:=COS([.A233]/255*(2*3.14))" office:value-type="float" office:value="0.784983716968445" calcext:value-type="float">
            <text:p>0.78498371696844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SIN([.A234]/255*(2*3.14))" office:value-type="float" office:value="-0.599998339099905" calcext:value-type="float">
            <text:p>-0.599998339099905</text:p>
          </table:table-cell>
          <table:table-cell table:formula="of:=COS([.A234]/255*(2*3.14))" office:value-type="float" office:value="0.800001245672377" calcext:value-type="float">
            <text:p>0.80000124567237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SIN([.A235]/255*(2*3.14))" office:value-type="float" office:value="-0.580116395455002" calcext:value-type="float">
            <text:p>-0.580116395455002</text:p>
          </table:table-cell>
          <table:table-cell table:formula="of:=COS([.A235]/255*(2*3.14))" office:value-type="float" office:value="0.814533589070638" calcext:value-type="float">
            <text:p>0.81453358907063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SIN([.A236]/255*(2*3.14))" office:value-type="float" office:value="-0.559882622419613" calcext:value-type="float">
            <text:p>-0.559882622419613</text:p>
          </table:table-cell>
          <table:table-cell table:formula="of:=COS([.A236]/255*(2*3.14))" office:value-type="float" office:value="0.828571933577608" calcext:value-type="float">
            <text:p>0.82857193357760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SIN([.A237]/255*(2*3.14))" office:value-type="float" office:value="-0.539309291386323" calcext:value-type="float">
            <text:p>-0.539309291386323</text:p>
          </table:table-cell>
          <table:table-cell table:formula="of:=COS([.A237]/255*(2*3.14))" office:value-type="float" office:value="0.842107765208457" calcext:value-type="float">
            <text:p>0.84210776520845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SIN([.A238]/255*(2*3.14))" office:value-type="float" office:value="-0.518408879683085" calcext:value-type="float">
            <text:p>-0.518408879683085</text:p>
          </table:table-cell>
          <table:table-cell table:formula="of:=COS([.A238]/255*(2*3.14))" office:value-type="float" office:value="0.855132874742708" calcext:value-type="float">
            <text:p>0.85513287474270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SIN([.A239]/255*(2*3.14))" office:value-type="float" office:value="-0.497194063005965" calcext:value-type="float">
            <text:p>-0.497194063005965</text:p>
          </table:table-cell>
          <table:table-cell table:formula="of:=COS([.A239]/255*(2*3.14))" office:value-type="float" office:value="0.867639362702973" calcext:value-type="float">
            <text:p>0.86763936270297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SIN([.A240]/255*(2*3.14))" office:value-type="float" office:value="-0.475677707731572" calcext:value-type="float">
            <text:p>-0.475677707731572</text:p>
          </table:table-cell>
          <table:table-cell table:formula="of:=COS([.A240]/255*(2*3.14))" office:value-type="float" office:value="0.879619644145831" calcext:value-type="float">
            <text:p>0.87961964414583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SIN([.A241]/255*(2*3.14))" office:value-type="float" office:value="-0.453872863113847" calcext:value-type="float">
            <text:p>-0.453872863113847</text:p>
          </table:table-cell>
          <table:table-cell table:formula="of:=COS([.A241]/255*(2*3.14))" office:value-type="float" office:value="0.891066453261955" calcext:value-type="float">
            <text:p>0.89106645326195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SIN([.A242]/255*(2*3.14))" office:value-type="float" office:value="-0.431792753369954" calcext:value-type="float">
            <text:p>-0.431792753369954</text:p>
          </table:table-cell>
          <table:table-cell table:formula="of:=COS([.A242]/255*(2*3.14))" office:value-type="float" office:value="0.901972847782678" calcext:value-type="float">
            <text:p>0.90197284778267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SIN([.A243]/255*(2*3.14))" office:value-type="float" office:value="-0.409450769660034" calcext:value-type="float">
            <text:p>-0.409450769660034</text:p>
          </table:table-cell>
          <table:table-cell table:formula="of:=COS([.A243]/255*(2*3.14))" office:value-type="float" office:value="0.912332213190352" calcext:value-type="float">
            <text:p>0.91233221319035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SIN([.A244]/255*(2*3.14))" office:value-type="float" office:value="-0.386860461965733" calcext:value-type="float">
            <text:p>-0.386860461965733</text:p>
          </table:table-cell>
          <table:table-cell table:formula="of:=COS([.A244]/255*(2*3.14))" office:value-type="float" office:value="0.922138266729919" calcext:value-type="float">
            <text:p>0.92213826672991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SIN([.A245]/255*(2*3.14))" office:value-type="float" office:value="-0.364035530872398" calcext:value-type="float">
            <text:p>-0.364035530872398</text:p>
          </table:table-cell>
          <table:table-cell table:formula="of:=COS([.A245]/255*(2*3.14))" office:value-type="float" office:value="0.931385061219285" calcext:value-type="float">
            <text:p>0.93138506121928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SIN([.A246]/255*(2*3.14))" office:value-type="float" office:value="-0.340989819259937" calcext:value-type="float">
            <text:p>-0.340989819259937</text:p>
          </table:table-cell>
          <table:table-cell table:formula="of:=COS([.A246]/255*(2*3.14))" office:value-type="float" office:value="0.940066988656168" calcext:value-type="float">
            <text:p>0.94006698865616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SIN([.A247]/255*(2*3.14))" office:value-type="float" office:value="-0.317737303907377" calcext:value-type="float">
            <text:p>-0.317737303907377</text:p>
          </table:table-cell>
          <table:table-cell table:formula="of:=COS([.A247]/255*(2*3.14))" office:value-type="float" office:value="0.948178783619245" calcext:value-type="float">
            <text:p>0.94817878361924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SIN([.A248]/255*(2*3.14))" office:value-type="float" office:value="-0.294292087016221" calcext:value-type="float">
            <text:p>-0.294292087016221</text:p>
          </table:table-cell>
          <table:table-cell table:formula="of:=COS([.A248]/255*(2*3.14))" office:value-type="float" office:value="0.955715526461529" calcext:value-type="float">
            <text:p>0.95571552646152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SIN([.A249]/255*(2*3.14))" office:value-type="float" office:value="-0.270668387657733" calcext:value-type="float">
            <text:p>-0.270668387657733</text:p>
          </table:table-cell>
          <table:table-cell table:formula="of:=COS([.A249]/255*(2*3.14))" office:value-type="float" office:value="0.962672646294036" calcext:value-type="float">
            <text:p>0.96267264629403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SIN([.A250]/255*(2*3.14))" office:value-type="float" office:value="-0.246880533149349" calcext:value-type="float">
            <text:p>-0.246880533149349</text:p>
          </table:table-cell>
          <table:table-cell table:formula="of:=COS([.A250]/255*(2*3.14))" office:value-type="float" office:value="0.969045923757947" calcext:value-type="float">
            <text:p>0.96904592375794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SIN([.A251]/255*(2*3.14))" office:value-type="float" office:value="-0.22294295036543" calcext:value-type="float">
            <text:p>-0.22294295036543</text:p>
          </table:table-cell>
          <table:table-cell table:formula="of:=COS([.A251]/255*(2*3.14))" office:value-type="float" office:value="0.974831493583562" calcext:value-type="float">
            <text:p>0.97483149358356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SIN([.A252]/255*(2*3.14))" office:value-type="float" office:value="-0.198870156987646" calcext:value-type="float">
            <text:p>-0.198870156987646</text:p>
          </table:table-cell>
          <table:table-cell table:formula="of:=COS([.A252]/255*(2*3.14))" office:value-type="float" office:value="0.980025846934513" calcext:value-type="float">
            <text:p>0.98002584693451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SIN([.A253]/255*(2*3.14))" office:value-type="float" office:value="-0.174676752700279" calcext:value-type="float">
            <text:p>-0.174676752700279</text:p>
          </table:table-cell>
          <table:table-cell table:formula="of:=COS([.A253]/255*(2*3.14))" office:value-type="float" office:value="0.984625833535808" calcext:value-type="float">
            <text:p>0.98462583353580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SIN([.A254]/255*(2*3.14))" office:value-type="float" office:value="-0.150377410335803" calcext:value-type="float">
            <text:p>-0.150377410335803</text:p>
          </table:table-cell>
          <table:table-cell table:formula="of:=COS([.A254]/255*(2*3.14))" office:value-type="float" office:value="0.98862866358441" calcext:value-type="float">
            <text:p>0.9886286635844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SIN([.A255]/255*(2*3.14))" office:value-type="float" office:value="-0.125986866976084" calcext:value-type="float">
            <text:p>-0.125986866976084</text:p>
          </table:table-cell>
          <table:table-cell table:formula="of:=COS([.A255]/255*(2*3.14))" office:value-type="float" office:value="0.992031909441199" calcext:value-type="float">
            <text:p>0.99203190944119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SIN([.A256]/255*(2*3.14))" office:value-type="float" office:value="-0.101519915014636" calcext:value-type="float">
            <text:p>-0.101519915014636</text:p>
          </table:table-cell>
          <table:table-cell table:formula="of:=COS([.A256]/255*(2*3.14))" office:value-type="float" office:value="0.994833507103285" calcext:value-type="float">
            <text:p>0.99483350710328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SIN([.A257]/255*(2*3.14))" office:value-type="float" office:value="-0.0769913931853083" calcext:value-type="float">
            <text:p>-0.0769913931853083</text:p>
          </table:table-cell>
          <table:table-cell table:formula="of:=COS([.A257]/255*(2*3.14))" office:value-type="float" office:value="0.997031757455792" calcext:value-type="float">
            <text:p>0.99703175745579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SIN([.A258]/255*(2*3.14))" office:value-type="float" office:value="-0.0524161775628922" calcext:value-type="float">
            <text:p>-0.0524161775628922</text:p>
          </table:table-cell>
          <table:table-cell table:formula="of:=COS([.A258]/255*(2*3.14))" office:value-type="float" office:value="0.998625327302335" calcext:value-type="float">
            <text:p>0.99862532730233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SIN([.A259]/255*(2*3.14))" office:value-type="float" office:value="-0.0278091725410597" calcext:value-type="float">
            <text:p>-0.0278091725410597</text:p>
          </table:table-cell>
          <table:table-cell table:formula="of:=COS([.A259]/255*(2*3.14))" office:value-type="float" office:value="0.999613250173577" calcext:value-type="float">
            <text:p>0.99961325017357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IN([.A260]/255*(2*3.14))" office:value-type="float" office:value="-0.00318530179313799" calcext:value-type="float">
            <text:p>-0.00318530179313799</text:p>
          </table:table-cell>
          <table:table-cell table:formula="of:=COS([.A260]/255*(2*3.14))" office:value-type="float" office:value="0.999994926913375" calcext:value-type="float">
            <text:p>0.999994926913375</text:p>
          </table:table-cell>
        </table:table-row>
      </table:table>
      <table:table table:name="Sheet2" table:style-name="ta1"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gree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adjust range</text:p>
          </table:table-cell>
          <table:table-cell office:value-type="string" calcext:value-type="string">
            <text:p>compass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rad2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formula="of:=RADIANS([.A3])" office:value-type="float" office:value="0" calcext:value-type="float">
            <text:p>0</text:p>
          </table:table-cell>
          <table:table-cell table:formula="of:=SUM([.B3]- PI())" office:value-type="float" office:value="-3.14159265358979" calcext:value-type="float">
            <text:p>-3.14159265358979</text:p>
          </table:table-cell>
          <table:table-cell table:number-columns-repeated="2"/>
          <table:table-cell office:value-type="float" office:value="-3.14" calcext:value-type="float">
            <text:p>-3.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DIANS([.A4])" office:value-type="float" office:value="0.0174532925199433" calcext:value-type="float">
            <text:p>0.0174532925199433</text:p>
          </table:table-cell>
          <table:table-cell table:formula="of:=SUM([.B4]- PI())" office:value-type="float" office:value="-3.12413936106985" calcext:value-type="float">
            <text:p>-3.12413936106985</text:p>
          </table:table-cell>
          <table:table-cell office:value-type="float" office:value="-3.058" calcext:value-type="float">
            <text:p>-3.058</text:p>
          </table:table-cell>
          <table:table-cell table:formula="of:=SUM([.C4]-[.D4])" office:value-type="float" office:value="-0.0661393610698502" calcext:value-type="float">
            <text:p>-0.0661393610698502</text:p>
          </table:table-cell>
          <table:table-cell office:value-type="float" office:value="-3.12" calcext:value-type="float">
            <text:p>-3.12</text:p>
          </table:table-cell>
          <table:table-cell table:formula="of:=SUM([.C4]-[.F4])" office:value-type="float" office:value="-0.00413936106984991" calcext:value-type="float">
            <text:p>-0.004139361069849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ADIANS([.A5])" office:value-type="float" office:value="0.0349065850398866" calcext:value-type="float">
            <text:p>0.0349065850398866</text:p>
          </table:table-cell>
          <table:table-cell table:formula="of:=SUM([.B5]- PI())" office:value-type="float" office:value="-3.10668606854991" calcext:value-type="float">
            <text:p>-3.1066860685499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ADIANS([.A6])" office:value-type="float" office:value="0.0523598775598299" calcext:value-type="float">
            <text:p>0.0523598775598299</text:p>
          </table:table-cell>
          <table:table-cell table:formula="of:=SUM([.B6]- PI())" office:value-type="float" office:value="-3.08923277602996" calcext:value-type="float">
            <text:p>-3.0892327760299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ADIANS([.A7])" office:value-type="float" office:value="0.0698131700797732" calcext:value-type="float">
            <text:p>0.0698131700797732</text:p>
          </table:table-cell>
          <table:table-cell table:formula="of:=SUM([.B7]- PI())" office:value-type="float" office:value="-3.07177948351002" calcext:value-type="float">
            <text:p>-3.0717794835100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ADIANS([.A8])" office:value-type="float" office:value="0.0872664625997165" calcext:value-type="float">
            <text:p>0.0872664625997165</text:p>
          </table:table-cell>
          <table:table-cell table:formula="of:=SUM([.B8]- PI())" office:value-type="float" office:value="-3.05432619099008" calcext:value-type="float">
            <text:p>-3.0543261909900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ADIANS([.A9])" office:value-type="float" office:value="0.10471975511966" calcext:value-type="float">
            <text:p>0.10471975511966</text:p>
          </table:table-cell>
          <table:table-cell table:formula="of:=SUM([.B9]- PI())" office:value-type="float" office:value="-3.03687289847013" calcext:value-type="float">
            <text:p>-3.0368728984701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ADIANS([.A10])" office:value-type="float" office:value="0.122173047639603" calcext:value-type="float">
            <text:p>0.122173047639603</text:p>
          </table:table-cell>
          <table:table-cell table:formula="of:=SUM([.B10]- PI())" office:value-type="float" office:value="-3.01941960595019" calcext:value-type="float">
            <text:p>-3.0194196059501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ADIANS([.A11])" office:value-type="float" office:value="0.139626340159546" calcext:value-type="float">
            <text:p>0.139626340159546</text:p>
          </table:table-cell>
          <table:table-cell table:formula="of:=SUM([.B11]- PI())" office:value-type="float" office:value="-3.00196631343025" calcext:value-type="float">
            <text:p>-3.0019663134302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ADIANS([.A12])" office:value-type="float" office:value="0.15707963267949" calcext:value-type="float">
            <text:p>0.15707963267949</text:p>
          </table:table-cell>
          <table:table-cell table:formula="of:=SUM([.B12]- PI())" office:value-type="float" office:value="-2.9845130209103" calcext:value-type="float">
            <text:p>-2.9845130209103</text:p>
          </table:table-cell>
          <table:table-cell table:number-columns-repeated="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RADIANS([.A13])" office:value-type="float" office:value="0.174532925199433" calcext:value-type="float">
            <text:p>0.174532925199433</text:p>
          </table:table-cell>
          <table:table-cell table:formula="of:=SUM([.B13]- PI())" office:value-type="float" office:value="-2.96705972839036" calcext:value-type="float">
            <text:p>-2.96705972839036</text:p>
          </table:table-cell>
          <table:table-cell office:value-type="float" office:value="-2.911" calcext:value-type="float">
            <text:p>-2.911</text:p>
          </table:table-cell>
          <table:table-cell table:formula="of:=SUM([.C13]-[.D13])" office:value-type="float" office:value="-0.0560597283903603" calcext:value-type="float">
            <text:p>-0.0560597283903603</text:p>
          </table:table-cell>
          <table:table-cell office:value-type="float" office:value="-2.97" calcext:value-type="float">
            <text:p>-2.97</text:p>
          </table:table-cell>
          <table:table-cell table:formula="of:=SUM([.C13]-[.F13])" office:value-type="float" office:value="0.00294027160963983" calcext:value-type="float">
            <text:p>0.002940271609639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ADIANS([.A14])" office:value-type="float" office:value="0.191986217719376" calcext:value-type="float">
            <text:p>0.191986217719376</text:p>
          </table:table-cell>
          <table:table-cell table:formula="of:=SUM([.B14]- PI())" office:value-type="float" office:value="-2.94960643587042" calcext:value-type="float">
            <text:p>-2.9496064358704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ADIANS([.A15])" office:value-type="float" office:value="0.20943951023932" calcext:value-type="float">
            <text:p>0.20943951023932</text:p>
          </table:table-cell>
          <table:table-cell table:formula="of:=SUM([.B15]- PI())" office:value-type="float" office:value="-2.93215314335047" calcext:value-type="float">
            <text:p>-2.93215314335047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ADIANS([.A16])" office:value-type="float" office:value="0.226892802759263" calcext:value-type="float">
            <text:p>0.226892802759263</text:p>
          </table:table-cell>
          <table:table-cell table:formula="of:=SUM([.B16]- PI())" office:value-type="float" office:value="-2.91469985083053" calcext:value-type="float">
            <text:p>-2.9146998508305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ADIANS([.A17])" office:value-type="float" office:value="0.244346095279206" calcext:value-type="float">
            <text:p>0.244346095279206</text:p>
          </table:table-cell>
          <table:table-cell table:formula="of:=SUM([.B17]- PI())" office:value-type="float" office:value="-2.89724655831059" calcext:value-type="float">
            <text:p>-2.8972465583105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ADIANS([.A18])" office:value-type="float" office:value="0.261799387799149" calcext:value-type="float">
            <text:p>0.261799387799149</text:p>
          </table:table-cell>
          <table:table-cell table:formula="of:=SUM([.B18]- PI())" office:value-type="float" office:value="-2.87979326579064" calcext:value-type="float">
            <text:p>-2.8797932657906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ADIANS([.A19])" office:value-type="float" office:value="0.279252680319093" calcext:value-type="float">
            <text:p>0.279252680319093</text:p>
          </table:table-cell>
          <table:table-cell table:formula="of:=SUM([.B19]- PI())" office:value-type="float" office:value="-2.8623399732707" calcext:value-type="float">
            <text:p>-2.862339973270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ADIANS([.A20])" office:value-type="float" office:value="0.296705972839036" calcext:value-type="float">
            <text:p>0.296705972839036</text:p>
          </table:table-cell>
          <table:table-cell table:formula="of:=SUM([.B20]- PI())" office:value-type="float" office:value="-2.84488668075076" calcext:value-type="float">
            <text:p>-2.84488668075076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ADIANS([.A21])" office:value-type="float" office:value="0.314159265358979" calcext:value-type="float">
            <text:p>0.314159265358979</text:p>
          </table:table-cell>
          <table:table-cell table:formula="of:=SUM([.B21]- PI())" office:value-type="float" office:value="-2.82743338823081" calcext:value-type="float">
            <text:p>-2.8274333882308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ADIANS([.A22])" office:value-type="float" office:value="0.331612557878923" calcext:value-type="float">
            <text:p>0.331612557878923</text:p>
          </table:table-cell>
          <table:table-cell table:formula="of:=SUM([.B22]- PI())" office:value-type="float" office:value="-2.80998009571087" calcext:value-type="float">
            <text:p>-2.80998009571087</text:p>
          </table:table-cell>
          <table:table-cell table:number-columns-repeated="4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formula="of:=RADIANS([.A23])" office:value-type="float" office:value="0.349065850398866" calcext:value-type="float">
            <text:p>0.349065850398866</text:p>
          </table:table-cell>
          <table:table-cell table:formula="of:=SUM([.B23]- PI())" office:value-type="float" office:value="-2.79252680319093" calcext:value-type="float">
            <text:p>-2.79252680319093</text:p>
          </table:table-cell>
          <table:table-cell office:value-type="float" office:value="-2.715" calcext:value-type="float">
            <text:p>-2.715</text:p>
          </table:table-cell>
          <table:table-cell table:formula="of:=SUM([.C23]-[.D23])" office:value-type="float" office:value="-0.0775268031909273" calcext:value-type="float">
            <text:p>-0.0775268031909273</text:p>
          </table:table-cell>
          <table:table-cell office:value-type="float" office:value="-2.79" calcext:value-type="float">
            <text:p>-2.79</text:p>
          </table:table-cell>
          <table:table-cell table:formula="of:=SUM([.C23]-[.F23])" office:value-type="float" office:value="-0.00252680319092713" calcext:value-type="float">
            <text:p>-0.002526803190927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RADIANS([.A24])" office:value-type="float" office:value="0.366519142918809" calcext:value-type="float">
            <text:p>0.366519142918809</text:p>
          </table:table-cell>
          <table:table-cell table:formula="of:=SUM([.B24]- PI())" office:value-type="float" office:value="-2.77507351067098" calcext:value-type="float">
            <text:p>-2.77507351067098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RADIANS([.A25])" office:value-type="float" office:value="0.383972435438752" calcext:value-type="float">
            <text:p>0.383972435438752</text:p>
          </table:table-cell>
          <table:table-cell table:formula="of:=SUM([.B25]- PI())" office:value-type="float" office:value="-2.75762021815104" calcext:value-type="float">
            <text:p>-2.75762021815104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RADIANS([.A26])" office:value-type="float" office:value="0.401425727958696" calcext:value-type="float">
            <text:p>0.401425727958696</text:p>
          </table:table-cell>
          <table:table-cell table:formula="of:=SUM([.B26]- PI())" office:value-type="float" office:value="-2.7401669256311" calcext:value-type="float">
            <text:p>-2.740166925631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RADIANS([.A27])" office:value-type="float" office:value="0.418879020478639" calcext:value-type="float">
            <text:p>0.418879020478639</text:p>
          </table:table-cell>
          <table:table-cell table:formula="of:=SUM([.B27]- PI())" office:value-type="float" office:value="-2.72271363311115" calcext:value-type="float">
            <text:p>-2.7227136331111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RADIANS([.A28])" office:value-type="float" office:value="0.436332312998582" calcext:value-type="float">
            <text:p>0.436332312998582</text:p>
          </table:table-cell>
          <table:table-cell table:formula="of:=SUM([.B28]- PI())" office:value-type="float" office:value="-2.70526034059121" calcext:value-type="float">
            <text:p>-2.7052603405912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RADIANS([.A29])" office:value-type="float" office:value="0.453785605518526" calcext:value-type="float">
            <text:p>0.453785605518526</text:p>
          </table:table-cell>
          <table:table-cell table:formula="of:=SUM([.B29]- PI())" office:value-type="float" office:value="-2.68780704807127" calcext:value-type="float">
            <text:p>-2.68780704807127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RADIANS([.A30])" office:value-type="float" office:value="0.471238898038469" calcext:value-type="float">
            <text:p>0.471238898038469</text:p>
          </table:table-cell>
          <table:table-cell table:formula="of:=SUM([.B30]- PI())" office:value-type="float" office:value="-2.67035375555132" calcext:value-type="float">
            <text:p>-2.67035375555132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RADIANS([.A31])" office:value-type="float" office:value="0.488692190558412" calcext:value-type="float">
            <text:p>0.488692190558412</text:p>
          </table:table-cell>
          <table:table-cell table:formula="of:=SUM([.B31]- PI())" office:value-type="float" office:value="-2.65290046303138" calcext:value-type="float">
            <text:p>-2.6529004630313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RADIANS([.A32])" office:value-type="float" office:value="0.506145483078356" calcext:value-type="float">
            <text:p>0.506145483078356</text:p>
          </table:table-cell>
          <table:table-cell table:formula="of:=SUM([.B32]- PI())" office:value-type="float" office:value="-2.63544717051144" calcext:value-type="float">
            <text:p>-2.63544717051144</text:p>
          </table:table-cell>
          <table:table-cell table:number-columns-repeated="4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formula="of:=RADIANS([.A33])" office:value-type="float" office:value="0.523598775598299" calcext:value-type="float">
            <text:p>0.523598775598299</text:p>
          </table:table-cell>
          <table:table-cell table:formula="of:=SUM([.B33]- PI())" office:value-type="float" office:value="-2.61799387799149" calcext:value-type="float">
            <text:p>-2.61799387799149</text:p>
          </table:table-cell>
          <table:table-cell office:value-type="float" office:value="-2.605" calcext:value-type="float">
            <text:p>-2.605</text:p>
          </table:table-cell>
          <table:table-cell table:formula="of:=SUM([.C33]-[.D33])" office:value-type="float" office:value="-0.0129938779914944" calcext:value-type="float">
            <text:p>-0.0129938779914944</text:p>
          </table:table-cell>
          <table:table-cell office:value-type="float" office:value="-2.62" calcext:value-type="float">
            <text:p>-2.62</text:p>
          </table:table-cell>
          <table:table-cell table:formula="of:=SUM([.C33]-[.F33])" office:value-type="float" office:value="0.0020061220085057" calcext:value-type="float">
            <text:p>0.002006122008505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RADIANS([.A34])" office:value-type="float" office:value="0.541052068118242" calcext:value-type="float">
            <text:p>0.541052068118242</text:p>
          </table:table-cell>
          <table:table-cell table:formula="of:=SUM([.B34]- PI())" office:value-type="float" office:value="-2.60054058547155" calcext:value-type="float">
            <text:p>-2.6005405854715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RADIANS([.A35])" office:value-type="float" office:value="0.558505360638185" calcext:value-type="float">
            <text:p>0.558505360638185</text:p>
          </table:table-cell>
          <table:table-cell table:formula="of:=SUM([.B35]- PI())" office:value-type="float" office:value="-2.58308729295161" calcext:value-type="float">
            <text:p>-2.58308729295161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RADIANS([.A36])" office:value-type="float" office:value="0.575958653158129" calcext:value-type="float">
            <text:p>0.575958653158129</text:p>
          </table:table-cell>
          <table:table-cell table:formula="of:=SUM([.B36]- PI())" office:value-type="float" office:value="-2.56563400043166" calcext:value-type="float">
            <text:p>-2.56563400043166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RADIANS([.A37])" office:value-type="float" office:value="0.593411945678072" calcext:value-type="float">
            <text:p>0.593411945678072</text:p>
          </table:table-cell>
          <table:table-cell table:formula="of:=SUM([.B37]- PI())" office:value-type="float" office:value="-2.54818070791172" calcext:value-type="float">
            <text:p>-2.54818070791172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RADIANS([.A38])" office:value-type="float" office:value="0.610865238198015" calcext:value-type="float">
            <text:p>0.610865238198015</text:p>
          </table:table-cell>
          <table:table-cell table:formula="of:=SUM([.B38]- PI())" office:value-type="float" office:value="-2.53072741539178" calcext:value-type="float">
            <text:p>-2.5307274153917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RADIANS([.A39])" office:value-type="float" office:value="0.628318530717959" calcext:value-type="float">
            <text:p>0.628318530717959</text:p>
          </table:table-cell>
          <table:table-cell table:formula="of:=SUM([.B39]- PI())" office:value-type="float" office:value="-2.51327412287183" calcext:value-type="float">
            <text:p>-2.51327412287183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RADIANS([.A40])" office:value-type="float" office:value="0.645771823237902" calcext:value-type="float">
            <text:p>0.645771823237902</text:p>
          </table:table-cell>
          <table:table-cell table:formula="of:=SUM([.B40]- PI())" office:value-type="float" office:value="-2.49582083035189" calcext:value-type="float">
            <text:p>-2.49582083035189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RADIANS([.A41])" office:value-type="float" office:value="0.663225115757845" calcext:value-type="float">
            <text:p>0.663225115757845</text:p>
          </table:table-cell>
          <table:table-cell table:formula="of:=SUM([.B41]- PI())" office:value-type="float" office:value="-2.47836753783195" calcext:value-type="float">
            <text:p>-2.47836753783195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RADIANS([.A42])" office:value-type="float" office:value="0.680678408277789" calcext:value-type="float">
            <text:p>0.680678408277789</text:p>
          </table:table-cell>
          <table:table-cell table:formula="of:=SUM([.B42]- PI())" office:value-type="float" office:value="-2.460914245312" calcext:value-type="float">
            <text:p>-2.460914245312</text:p>
          </table:table-cell>
          <table:table-cell table:number-columns-repeated="4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formula="of:=RADIANS([.A43])" office:value-type="float" office:value="0.698131700797732" calcext:value-type="float">
            <text:p>0.698131700797732</text:p>
          </table:table-cell>
          <table:table-cell table:formula="of:=SUM([.B43]- PI())" office:value-type="float" office:value="-2.44346095279206" calcext:value-type="float">
            <text:p>-2.44346095279206</text:p>
          </table:table-cell>
          <table:table-cell office:value-type="float" office:value="-2.356" calcext:value-type="float">
            <text:p>-2.356</text:p>
          </table:table-cell>
          <table:table-cell table:formula="of:=SUM([.C43]-[.D43])" office:value-type="float" office:value="-0.0874609527920613" calcext:value-type="float">
            <text:p>-0.0874609527920613</text:p>
          </table:table-cell>
          <table:table-cell office:value-type="float" office:value="-2.45" calcext:value-type="float">
            <text:p>-2.45</text:p>
          </table:table-cell>
          <table:table-cell table:formula="of:=SUM([.C43]-[.F43])" office:value-type="float" office:value="0.00653904720793896" calcext:value-type="float">
            <text:p>0.0065390472079389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RADIANS([.A44])" office:value-type="float" office:value="0.715584993317675" calcext:value-type="float">
            <text:p>0.715584993317675</text:p>
          </table:table-cell>
          <table:table-cell table:formula="of:=SUM([.B44]- PI())" office:value-type="float" office:value="-2.42600766027212" calcext:value-type="float">
            <text:p>-2.4260076602721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RADIANS([.A45])" office:value-type="float" office:value="0.733038285837618" calcext:value-type="float">
            <text:p>0.733038285837618</text:p>
          </table:table-cell>
          <table:table-cell table:formula="of:=SUM([.B45]- PI())" office:value-type="float" office:value="-2.40855436775217" calcext:value-type="float">
            <text:p>-2.40855436775217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RADIANS([.A46])" office:value-type="float" office:value="0.750491578357562" calcext:value-type="float">
            <text:p>0.750491578357562</text:p>
          </table:table-cell>
          <table:table-cell table:formula="of:=SUM([.B46]- PI())" office:value-type="float" office:value="-2.39110107523223" calcext:value-type="float">
            <text:p>-2.39110107523223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RADIANS([.A47])" office:value-type="float" office:value="0.767944870877505" calcext:value-type="float">
            <text:p>0.767944870877505</text:p>
          </table:table-cell>
          <table:table-cell table:formula="of:=SUM([.B47]- PI())" office:value-type="float" office:value="-2.37364778271229" calcext:value-type="float">
            <text:p>-2.37364778271229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RADIANS([.A48])" office:value-type="float" office:value="0.785398163397448" calcext:value-type="float">
            <text:p>0.785398163397448</text:p>
          </table:table-cell>
          <table:table-cell table:formula="of:=SUM([.B48]- PI())" office:value-type="float" office:value="-2.35619449019234" calcext:value-type="float">
            <text:p>-2.35619449019234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RADIANS([.A49])" office:value-type="float" office:value="0.802851455917391" calcext:value-type="float">
            <text:p>0.802851455917391</text:p>
          </table:table-cell>
          <table:table-cell table:formula="of:=SUM([.B49]- PI())" office:value-type="float" office:value="-2.3387411976724" calcext:value-type="float">
            <text:p>-2.3387411976724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RADIANS([.A50])" office:value-type="float" office:value="0.820304748437335" calcext:value-type="float">
            <text:p>0.820304748437335</text:p>
          </table:table-cell>
          <table:table-cell table:formula="of:=SUM([.B50]- PI())" office:value-type="float" office:value="-2.32128790515246" calcext:value-type="float">
            <text:p>-2.32128790515246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RADIANS([.A51])" office:value-type="float" office:value="0.837758040957278" calcext:value-type="float">
            <text:p>0.837758040957278</text:p>
          </table:table-cell>
          <table:table-cell table:formula="of:=SUM([.B51]- PI())" office:value-type="float" office:value="-2.30383461263251" calcext:value-type="float">
            <text:p>-2.30383461263251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RADIANS([.A52])" office:value-type="float" office:value="0.855211333477221" calcext:value-type="float">
            <text:p>0.855211333477221</text:p>
          </table:table-cell>
          <table:table-cell table:formula="of:=SUM([.B52]- PI())" office:value-type="float" office:value="-2.28638132011257" calcext:value-type="float">
            <text:p>-2.28638132011257</text:p>
          </table:table-cell>
          <table:table-cell table:number-columns-repeated="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formula="of:=RADIANS([.A53])" office:value-type="float" office:value="0.872664625997165" calcext:value-type="float">
            <text:p>0.872664625997165</text:p>
          </table:table-cell>
          <table:table-cell table:formula="of:=SUM([.B53]- PI())" office:value-type="float" office:value="-2.26892802759263" calcext:value-type="float">
            <text:p>-2.26892802759263</text:p>
          </table:table-cell>
          <table:table-cell office:value-type="float" office:value="-2.246" calcext:value-type="float">
            <text:p>-2.246</text:p>
          </table:table-cell>
          <table:table-cell table:formula="of:=SUM([.C53]-[.D53])" office:value-type="float" office:value="-0.0229280275926285" calcext:value-type="float">
            <text:p>-0.0229280275926285</text:p>
          </table:table-cell>
          <table:table-cell office:value-type="float" office:value="-2.27" calcext:value-type="float">
            <text:p>-2.27</text:p>
          </table:table-cell>
          <table:table-cell table:formula="of:=SUM([.C53]-[.F53])" office:value-type="float" office:value="0.00107197240737156" calcext:value-type="float">
            <text:p>0.001071972407371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RADIANS([.A54])" office:value-type="float" office:value="0.890117918517108" calcext:value-type="float">
            <text:p>0.890117918517108</text:p>
          </table:table-cell>
          <table:table-cell table:formula="of:=SUM([.B54]- PI())" office:value-type="float" office:value="-2.25147473507269" calcext:value-type="float">
            <text:p>-2.25147473507269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RADIANS([.A55])" office:value-type="float" office:value="0.907571211037051" calcext:value-type="float">
            <text:p>0.907571211037051</text:p>
          </table:table-cell>
          <table:table-cell table:formula="of:=SUM([.B55]- PI())" office:value-type="float" office:value="-2.23402144255274" calcext:value-type="float">
            <text:p>-2.23402144255274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RADIANS([.A56])" office:value-type="float" office:value="0.925024503556995" calcext:value-type="float">
            <text:p>0.925024503556995</text:p>
          </table:table-cell>
          <table:table-cell table:formula="of:=SUM([.B56]- PI())" office:value-type="float" office:value="-2.2165681500328" calcext:value-type="float">
            <text:p>-2.2165681500328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RADIANS([.A57])" office:value-type="float" office:value="0.942477796076938" calcext:value-type="float">
            <text:p>0.942477796076938</text:p>
          </table:table-cell>
          <table:table-cell table:formula="of:=SUM([.B57]- PI())" office:value-type="float" office:value="-2.19911485751286" calcext:value-type="float">
            <text:p>-2.19911485751286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RADIANS([.A58])" office:value-type="float" office:value="0.959931088596881" calcext:value-type="float">
            <text:p>0.959931088596881</text:p>
          </table:table-cell>
          <table:table-cell table:formula="of:=SUM([.B58]- PI())" office:value-type="float" office:value="-2.18166156499291" calcext:value-type="float">
            <text:p>-2.18166156499291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RADIANS([.A59])" office:value-type="float" office:value="0.977384381116825" calcext:value-type="float">
            <text:p>0.977384381116825</text:p>
          </table:table-cell>
          <table:table-cell table:formula="of:=SUM([.B59]- PI())" office:value-type="float" office:value="-2.16420827247297" calcext:value-type="float">
            <text:p>-2.1642082724729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RADIANS([.A60])" office:value-type="float" office:value="0.994837673636768" calcext:value-type="float">
            <text:p>0.994837673636768</text:p>
          </table:table-cell>
          <table:table-cell table:formula="of:=SUM([.B60]- PI())" office:value-type="float" office:value="-2.14675497995303" calcext:value-type="float">
            <text:p>-2.14675497995303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RADIANS([.A61])" office:value-type="float" office:value="1.01229096615671" calcext:value-type="float">
            <text:p>1.01229096615671</text:p>
          </table:table-cell>
          <table:table-cell table:formula="of:=SUM([.B61]- PI())" office:value-type="float" office:value="-2.12930168743308" calcext:value-type="float">
            <text:p>-2.12930168743308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RADIANS([.A62])" office:value-type="float" office:value="1.02974425867665" calcext:value-type="float">
            <text:p>1.02974425867665</text:p>
          </table:table-cell>
          <table:table-cell table:formula="of:=SUM([.B62]- PI())" office:value-type="float" office:value="-2.11184839491314" calcext:value-type="float">
            <text:p>-2.11184839491314</text:p>
          </table:table-cell>
          <table:table-cell table:number-columns-repeated="4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formula="of:=RADIANS([.A63])" office:value-type="float" office:value="1.0471975511966" calcext:value-type="float">
            <text:p>1.0471975511966</text:p>
          </table:table-cell>
          <table:table-cell table:formula="of:=SUM([.B63]- PI())" office:value-type="float" office:value="-2.0943951023932" calcext:value-type="float">
            <text:p>-2.0943951023932</text:p>
          </table:table-cell>
          <table:table-cell office:value-type="float" office:value="-2.034" calcext:value-type="float">
            <text:p>-2.034</text:p>
          </table:table-cell>
          <table:table-cell table:formula="of:=SUM([.C63]-[.D63])" office:value-type="float" office:value="-0.0603951023931959" calcext:value-type="float">
            <text:p>-0.0603951023931959</text:p>
          </table:table-cell>
          <table:table-cell office:value-type="float" office:value="-2.1" calcext:value-type="float">
            <text:p>-2.1</text:p>
          </table:table-cell>
          <table:table-cell table:formula="of:=SUM([.C63]-[.F63])" office:value-type="float" office:value="0.00560489760680438" calcext:value-type="float">
            <text:p>0.0056048976068043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RADIANS([.A64])" office:value-type="float" office:value="1.06465084371654" calcext:value-type="float">
            <text:p>1.06465084371654</text:p>
          </table:table-cell>
          <table:table-cell table:formula="of:=SUM([.B64]- PI())" office:value-type="float" office:value="-2.07694180987325" calcext:value-type="float">
            <text:p>-2.07694180987325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RADIANS([.A65])" office:value-type="float" office:value="1.08210413623648" calcext:value-type="float">
            <text:p>1.08210413623648</text:p>
          </table:table-cell>
          <table:table-cell table:formula="of:=SUM([.B65]- PI())" office:value-type="float" office:value="-2.05948851735331" calcext:value-type="float">
            <text:p>-2.05948851735331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RADIANS([.A66])" office:value-type="float" office:value="1.09955742875643" calcext:value-type="float">
            <text:p>1.09955742875643</text:p>
          </table:table-cell>
          <table:table-cell table:formula="of:=SUM([.B66]- PI())" office:value-type="float" office:value="-2.04203522483337" calcext:value-type="float">
            <text:p>-2.04203522483337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RADIANS([.A67])" office:value-type="float" office:value="1.11701072127637" calcext:value-type="float">
            <text:p>1.11701072127637</text:p>
          </table:table-cell>
          <table:table-cell table:formula="of:=SUM([.B67]- PI())" office:value-type="float" office:value="-2.02458193231342" calcext:value-type="float">
            <text:p>-2.02458193231342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RADIANS([.A68])" office:value-type="float" office:value="1.13446401379631" calcext:value-type="float">
            <text:p>1.13446401379631</text:p>
          </table:table-cell>
          <table:table-cell table:formula="of:=SUM([.B68]- PI())" office:value-type="float" office:value="-2.00712863979348" calcext:value-type="float">
            <text:p>-2.00712863979348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RADIANS([.A69])" office:value-type="float" office:value="1.15191730631626" calcext:value-type="float">
            <text:p>1.15191730631626</text:p>
          </table:table-cell>
          <table:table-cell table:formula="of:=SUM([.B69]- PI())" office:value-type="float" office:value="-1.98967534727354" calcext:value-type="float">
            <text:p>-1.98967534727354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RADIANS([.A70])" office:value-type="float" office:value="1.1693705988362" calcext:value-type="float">
            <text:p>1.1693705988362</text:p>
          </table:table-cell>
          <table:table-cell table:formula="of:=SUM([.B70]- PI())" office:value-type="float" office:value="-1.97222205475359" calcext:value-type="float">
            <text:p>-1.97222205475359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RADIANS([.A71])" office:value-type="float" office:value="1.18682389135614" calcext:value-type="float">
            <text:p>1.18682389135614</text:p>
          </table:table-cell>
          <table:table-cell table:formula="of:=SUM([.B71]- PI())" office:value-type="float" office:value="-1.95476876223365" calcext:value-type="float">
            <text:p>-1.95476876223365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RADIANS([.A72])" office:value-type="float" office:value="1.20427718387609" calcext:value-type="float">
            <text:p>1.20427718387609</text:p>
          </table:table-cell>
          <table:table-cell table:formula="of:=SUM([.B72]- PI())" office:value-type="float" office:value="-1.93731546971371" calcext:value-type="float">
            <text:p>-1.93731546971371</text:p>
          </table:table-cell>
          <table:table-cell table:number-columns-repeated="4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formula="of:=RADIANS([.A73])" office:value-type="float" office:value="1.22173047639603" calcext:value-type="float">
            <text:p>1.22173047639603</text:p>
          </table:table-cell>
          <table:table-cell table:formula="of:=SUM([.B73]- PI())" office:value-type="float" office:value="-1.91986217719376" calcext:value-type="float">
            <text:p>-1.91986217719376</text:p>
          </table:table-cell>
          <table:table-cell office:value-type="float" office:value="-1.893" calcext:value-type="float">
            <text:p>-1.893</text:p>
          </table:table-cell>
          <table:table-cell table:formula="of:=SUM([.C73]-[.D73])" office:value-type="float" office:value="-0.0268621771937625" calcext:value-type="float">
            <text:p>-0.0268621771937625</text:p>
          </table:table-cell>
          <table:table-cell office:value-type="float" office:value="-1.92" calcext:value-type="float">
            <text:p>-1.92</text:p>
          </table:table-cell>
          <table:table-cell table:formula="of:=SUM([.C73]-[.F73])" office:value-type="float" office:value="0.00013782280623742" calcext:value-type="float">
            <text:p>0.0001378228062374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RADIANS([.A74])" office:value-type="float" office:value="1.23918376891597" calcext:value-type="float">
            <text:p>1.23918376891597</text:p>
          </table:table-cell>
          <table:table-cell table:formula="of:=SUM([.B74]- PI())" office:value-type="float" office:value="-1.90240888467382" calcext:value-type="float">
            <text:p>-1.9024088846738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RADIANS([.A75])" office:value-type="float" office:value="1.25663706143592" calcext:value-type="float">
            <text:p>1.25663706143592</text:p>
          </table:table-cell>
          <table:table-cell table:formula="of:=SUM([.B75]- PI())" office:value-type="float" office:value="-1.88495559215388" calcext:value-type="float">
            <text:p>-1.88495559215388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RADIANS([.A76])" office:value-type="float" office:value="1.27409035395586" calcext:value-type="float">
            <text:p>1.27409035395586</text:p>
          </table:table-cell>
          <table:table-cell table:formula="of:=SUM([.B76]- PI())" office:value-type="float" office:value="-1.86750229963393" calcext:value-type="float">
            <text:p>-1.8675022996339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RADIANS([.A77])" office:value-type="float" office:value="1.2915436464758" calcext:value-type="float">
            <text:p>1.2915436464758</text:p>
          </table:table-cell>
          <table:table-cell table:formula="of:=SUM([.B77]- PI())" office:value-type="float" office:value="-1.85004900711399" calcext:value-type="float">
            <text:p>-1.85004900711399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RADIANS([.A78])" office:value-type="float" office:value="1.30899693899575" calcext:value-type="float">
            <text:p>1.30899693899575</text:p>
          </table:table-cell>
          <table:table-cell table:formula="of:=SUM([.B78]- PI())" office:value-type="float" office:value="-1.83259571459405" calcext:value-type="float">
            <text:p>-1.8325957145940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RADIANS([.A79])" office:value-type="float" office:value="1.32645023151569" calcext:value-type="float">
            <text:p>1.32645023151569</text:p>
          </table:table-cell>
          <table:table-cell table:formula="of:=SUM([.B79]- PI())" office:value-type="float" office:value="-1.8151424220741" calcext:value-type="float">
            <text:p>-1.8151424220741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RADIANS([.A80])" office:value-type="float" office:value="1.34390352403563" calcext:value-type="float">
            <text:p>1.34390352403563</text:p>
          </table:table-cell>
          <table:table-cell table:formula="of:=SUM([.B80]- PI())" office:value-type="float" office:value="-1.79768912955416" calcext:value-type="float">
            <text:p>-1.79768912955416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RADIANS([.A81])" office:value-type="float" office:value="1.36135681655558" calcext:value-type="float">
            <text:p>1.36135681655558</text:p>
          </table:table-cell>
          <table:table-cell table:formula="of:=SUM([.B81]- PI())" office:value-type="float" office:value="-1.78023583703422" calcext:value-type="float">
            <text:p>-1.78023583703422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RADIANS([.A82])" office:value-type="float" office:value="1.37881010907552" calcext:value-type="float">
            <text:p>1.37881010907552</text:p>
          </table:table-cell>
          <table:table-cell table:formula="of:=SUM([.B82]- PI())" office:value-type="float" office:value="-1.76278254451427" calcext:value-type="float">
            <text:p>-1.76278254451427</text:p>
          </table:table-cell>
          <table:table-cell table:number-columns-repeated="4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formula="of:=RADIANS([.A83])" office:value-type="float" office:value="1.39626340159546" calcext:value-type="float">
            <text:p>1.39626340159546</text:p>
          </table:table-cell>
          <table:table-cell table:formula="of:=SUM([.B83]- PI())" office:value-type="float" office:value="-1.74532925199433" calcext:value-type="float">
            <text:p>-1.74532925199433</text:p>
          </table:table-cell>
          <table:table-cell office:value-type="float" office:value="-1.736" calcext:value-type="float">
            <text:p>-1.736</text:p>
          </table:table-cell>
          <table:table-cell table:formula="of:=SUM([.C83]-[.D83])" office:value-type="float" office:value="-0.00932925199432955" calcext:value-type="float">
            <text:p>-0.00932925199432955</text:p>
          </table:table-cell>
          <table:table-cell office:value-type="float" office:value="-1.75" calcext:value-type="float">
            <text:p>-1.75</text:p>
          </table:table-cell>
          <table:table-cell table:formula="of:=SUM([.C83]-[.F83])" office:value-type="float" office:value="0.00467074800567047" calcext:value-type="float">
            <text:p>0.0046707480056704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RADIANS([.A84])" office:value-type="float" office:value="1.41371669411541" calcext:value-type="float">
            <text:p>1.41371669411541</text:p>
          </table:table-cell>
          <table:table-cell table:formula="of:=SUM([.B84]- PI())" office:value-type="float" office:value="-1.72787595947439" calcext:value-type="float">
            <text:p>-1.72787595947439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RADIANS([.A85])" office:value-type="float" office:value="1.43116998663535" calcext:value-type="float">
            <text:p>1.43116998663535</text:p>
          </table:table-cell>
          <table:table-cell table:formula="of:=SUM([.B85]- PI())" office:value-type="float" office:value="-1.71042266695444" calcext:value-type="float">
            <text:p>-1.71042266695444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RADIANS([.A86])" office:value-type="float" office:value="1.44862327915529" calcext:value-type="float">
            <text:p>1.44862327915529</text:p>
          </table:table-cell>
          <table:table-cell table:formula="of:=SUM([.B86]- PI())" office:value-type="float" office:value="-1.6929693744345" calcext:value-type="float">
            <text:p>-1.6929693744345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RADIANS([.A87])" office:value-type="float" office:value="1.46607657167524" calcext:value-type="float">
            <text:p>1.46607657167524</text:p>
          </table:table-cell>
          <table:table-cell table:formula="of:=SUM([.B87]- PI())" office:value-type="float" office:value="-1.67551608191456" calcext:value-type="float">
            <text:p>-1.67551608191456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RADIANS([.A88])" office:value-type="float" office:value="1.48352986419518" calcext:value-type="float">
            <text:p>1.48352986419518</text:p>
          </table:table-cell>
          <table:table-cell table:formula="of:=SUM([.B88]- PI())" office:value-type="float" office:value="-1.65806278939461" calcext:value-type="float">
            <text:p>-1.65806278939461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RADIANS([.A89])" office:value-type="float" office:value="1.50098315671512" calcext:value-type="float">
            <text:p>1.50098315671512</text:p>
          </table:table-cell>
          <table:table-cell table:formula="of:=SUM([.B89]- PI())" office:value-type="float" office:value="-1.64060949687467" calcext:value-type="float">
            <text:p>-1.6406094968746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RADIANS([.A90])" office:value-type="float" office:value="1.51843644923507" calcext:value-type="float">
            <text:p>1.51843644923507</text:p>
          </table:table-cell>
          <table:table-cell table:formula="of:=SUM([.B90]- PI())" office:value-type="float" office:value="-1.62315620435473" calcext:value-type="float">
            <text:p>-1.62315620435473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RADIANS([.A91])" office:value-type="float" office:value="1.53588974175501" calcext:value-type="float">
            <text:p>1.53588974175501</text:p>
          </table:table-cell>
          <table:table-cell table:formula="of:=SUM([.B91]- PI())" office:value-type="float" office:value="-1.60570291183478" calcext:value-type="float">
            <text:p>-1.60570291183478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RADIANS([.A92])" office:value-type="float" office:value="1.55334303427495" calcext:value-type="float">
            <text:p>1.55334303427495</text:p>
          </table:table-cell>
          <table:table-cell table:formula="of:=SUM([.B92]- PI())" office:value-type="float" office:value="-1.58824961931484" calcext:value-type="float">
            <text:p>-1.58824961931484</text:p>
          </table:table-cell>
          <table:table-cell table:number-columns-repeated="4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formula="of:=RADIANS([.A93])" office:value-type="float" office:value="1.5707963267949" calcext:value-type="float">
            <text:p>1.5707963267949</text:p>
          </table:table-cell>
          <table:table-cell table:formula="of:=SUM([.B93]- PI())" office:value-type="float" office:value="-1.5707963267949" calcext:value-type="float">
            <text:p>-1.5707963267949</text:p>
          </table:table-cell>
          <table:table-cell office:value-type="float" office:value="-1.571" calcext:value-type="float">
            <text:p>-1.571</text:p>
          </table:table-cell>
          <table:table-cell table:formula="of:=SUM([.C93]-[.D93])" office:value-type="float" office:value="0.000203673205103394" calcext:value-type="float">
            <text:p>0.000203673205103394</text:p>
          </table:table-cell>
          <table:table-cell office:value-type="float" office:value="-1.58" calcext:value-type="float">
            <text:p>-1.58</text:p>
          </table:table-cell>
          <table:table-cell table:formula="of:=SUM([.C93]-[.F93])" office:value-type="float" office:value="0.00920367320510351" calcext:value-type="float">
            <text:p>0.0092036732051035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RADIANS([.A94])" office:value-type="float" office:value="1.58824961931484" calcext:value-type="float">
            <text:p>1.58824961931484</text:p>
          </table:table-cell>
          <table:table-cell table:formula="of:=SUM([.B94]- PI())" office:value-type="float" office:value="-1.55334303427495" calcext:value-type="float">
            <text:p>-1.55334303427495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RADIANS([.A95])" office:value-type="float" office:value="1.60570291183478" calcext:value-type="float">
            <text:p>1.60570291183478</text:p>
          </table:table-cell>
          <table:table-cell table:formula="of:=SUM([.B95]- PI())" office:value-type="float" office:value="-1.53588974175501" calcext:value-type="float">
            <text:p>-1.53588974175501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RADIANS([.A96])" office:value-type="float" office:value="1.62315620435473" calcext:value-type="float">
            <text:p>1.62315620435473</text:p>
          </table:table-cell>
          <table:table-cell table:formula="of:=SUM([.B96]- PI())" office:value-type="float" office:value="-1.51843644923507" calcext:value-type="float">
            <text:p>-1.51843644923507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RADIANS([.A97])" office:value-type="float" office:value="1.64060949687467" calcext:value-type="float">
            <text:p>1.64060949687467</text:p>
          </table:table-cell>
          <table:table-cell table:formula="of:=SUM([.B97]- PI())" office:value-type="float" office:value="-1.50098315671512" calcext:value-type="float">
            <text:p>-1.50098315671512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RADIANS([.A98])" office:value-type="float" office:value="1.65806278939461" calcext:value-type="float">
            <text:p>1.65806278939461</text:p>
          </table:table-cell>
          <table:table-cell table:formula="of:=SUM([.B98]- PI())" office:value-type="float" office:value="-1.48352986419518" calcext:value-type="float">
            <text:p>-1.48352986419518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RADIANS([.A99])" office:value-type="float" office:value="1.67551608191456" calcext:value-type="float">
            <text:p>1.67551608191456</text:p>
          </table:table-cell>
          <table:table-cell table:formula="of:=SUM([.B99]- PI())" office:value-type="float" office:value="-1.46607657167524" calcext:value-type="float">
            <text:p>-1.46607657167524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RADIANS([.A100])" office:value-type="float" office:value="1.6929693744345" calcext:value-type="float">
            <text:p>1.6929693744345</text:p>
          </table:table-cell>
          <table:table-cell table:formula="of:=SUM([.B100]- PI())" office:value-type="float" office:value="-1.44862327915529" calcext:value-type="float">
            <text:p>-1.44862327915529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RADIANS([.A101])" office:value-type="float" office:value="1.71042266695444" calcext:value-type="float">
            <text:p>1.71042266695444</text:p>
          </table:table-cell>
          <table:table-cell table:formula="of:=SUM([.B101]- PI())" office:value-type="float" office:value="-1.43116998663535" calcext:value-type="float">
            <text:p>-1.43116998663535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RADIANS([.A102])" office:value-type="float" office:value="1.72787595947439" calcext:value-type="float">
            <text:p>1.72787595947439</text:p>
          </table:table-cell>
          <table:table-cell table:formula="of:=SUM([.B102]- PI())" office:value-type="float" office:value="-1.41371669411541" calcext:value-type="float">
            <text:p>-1.41371669411541</text:p>
          </table:table-cell>
          <table:table-cell table:number-columns-repeated="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formula="of:=RADIANS([.A103])" office:value-type="float" office:value="1.74532925199433" calcext:value-type="float">
            <text:p>1.74532925199433</text:p>
          </table:table-cell>
          <table:table-cell table:formula="of:=SUM([.B103]- PI())" office:value-type="float" office:value="-1.39626340159546" calcext:value-type="float">
            <text:p>-1.39626340159546</text:p>
          </table:table-cell>
          <table:table-cell office:value-type="float" office:value="-1.352" calcext:value-type="float">
            <text:p>-1.352</text:p>
          </table:table-cell>
          <table:table-cell table:formula="of:=SUM([.C103]-[.D103])" office:value-type="float" office:value="-0.0442634015954635" calcext:value-type="float">
            <text:p>-0.0442634015954635</text:p>
          </table:table-cell>
          <table:table-cell office:value-type="float" office:value="-1.4" calcext:value-type="float">
            <text:p>-1.4</text:p>
          </table:table-cell>
          <table:table-cell table:formula="of:=SUM([.C103]-[.F103])" office:value-type="float" office:value="0.00373659840453633" calcext:value-type="float">
            <text:p>0.0037365984045363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RADIANS([.A104])" office:value-type="float" office:value="1.76278254451427" calcext:value-type="float">
            <text:p>1.76278254451427</text:p>
          </table:table-cell>
          <table:table-cell table:formula="of:=SUM([.B104]- PI())" office:value-type="float" office:value="-1.37881010907552" calcext:value-type="float">
            <text:p>-1.37881010907552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RADIANS([.A105])" office:value-type="float" office:value="1.78023583703422" calcext:value-type="float">
            <text:p>1.78023583703422</text:p>
          </table:table-cell>
          <table:table-cell table:formula="of:=SUM([.B105]- PI())" office:value-type="float" office:value="-1.36135681655558" calcext:value-type="float">
            <text:p>-1.36135681655558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RADIANS([.A106])" office:value-type="float" office:value="1.79768912955416" calcext:value-type="float">
            <text:p>1.79768912955416</text:p>
          </table:table-cell>
          <table:table-cell table:formula="of:=SUM([.B106]- PI())" office:value-type="float" office:value="-1.34390352403563" calcext:value-type="float">
            <text:p>-1.34390352403563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RADIANS([.A107])" office:value-type="float" office:value="1.8151424220741" calcext:value-type="float">
            <text:p>1.8151424220741</text:p>
          </table:table-cell>
          <table:table-cell table:formula="of:=SUM([.B107]- PI())" office:value-type="float" office:value="-1.32645023151569" calcext:value-type="float">
            <text:p>-1.32645023151569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RADIANS([.A108])" office:value-type="float" office:value="1.83259571459405" calcext:value-type="float">
            <text:p>1.83259571459405</text:p>
          </table:table-cell>
          <table:table-cell table:formula="of:=SUM([.B108]- PI())" office:value-type="float" office:value="-1.30899693899575" calcext:value-type="float">
            <text:p>-1.3089969389957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RADIANS([.A109])" office:value-type="float" office:value="1.85004900711399" calcext:value-type="float">
            <text:p>1.85004900711399</text:p>
          </table:table-cell>
          <table:table-cell table:formula="of:=SUM([.B109]- PI())" office:value-type="float" office:value="-1.2915436464758" calcext:value-type="float">
            <text:p>-1.2915436464758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RADIANS([.A110])" office:value-type="float" office:value="1.86750229963393" calcext:value-type="float">
            <text:p>1.86750229963393</text:p>
          </table:table-cell>
          <table:table-cell table:formula="of:=SUM([.B110]- PI())" office:value-type="float" office:value="-1.27409035395586" calcext:value-type="float">
            <text:p>-1.27409035395586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RADIANS([.A111])" office:value-type="float" office:value="1.88495559215388" calcext:value-type="float">
            <text:p>1.88495559215388</text:p>
          </table:table-cell>
          <table:table-cell table:formula="of:=SUM([.B111]- PI())" office:value-type="float" office:value="-1.25663706143592" calcext:value-type="float">
            <text:p>-1.25663706143592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RADIANS([.A112])" office:value-type="float" office:value="1.90240888467382" calcext:value-type="float">
            <text:p>1.90240888467382</text:p>
          </table:table-cell>
          <table:table-cell table:formula="of:=SUM([.B112]- PI())" office:value-type="float" office:value="-1.23918376891597" calcext:value-type="float">
            <text:p>-1.23918376891597</text:p>
          </table:table-cell>
          <table:table-cell table:number-columns-repeated="4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formula="of:=RADIANS([.A113])" office:value-type="float" office:value="1.91986217719376" calcext:value-type="float">
            <text:p>1.91986217719376</text:p>
          </table:table-cell>
          <table:table-cell table:formula="of:=SUM([.B113]- PI())" office:value-type="float" office:value="-1.22173047639603" calcext:value-type="float">
            <text:p>-1.22173047639603</text:p>
          </table:table-cell>
          <table:table-cell office:value-type="float" office:value="-1.131" calcext:value-type="float">
            <text:p>-1.131</text:p>
          </table:table-cell>
          <table:table-cell table:formula="of:=SUM([.C113]-[.D113])" office:value-type="float" office:value="-0.0907304763960306" calcext:value-type="float">
            <text:p>-0.0907304763960306</text:p>
          </table:table-cell>
          <table:table-cell office:value-type="float" office:value="-1.23" calcext:value-type="float">
            <text:p>-1.23</text:p>
          </table:table-cell>
          <table:table-cell table:formula="of:=SUM([.C113]-[.F113])" office:value-type="float" office:value="0.00826952360396938" calcext:value-type="float">
            <text:p>0.0082695236039693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RADIANS([.A114])" office:value-type="float" office:value="1.93731546971371" calcext:value-type="float">
            <text:p>1.93731546971371</text:p>
          </table:table-cell>
          <table:table-cell table:formula="of:=SUM([.B114]- PI())" office:value-type="float" office:value="-1.20427718387609" calcext:value-type="float">
            <text:p>-1.20427718387609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RADIANS([.A115])" office:value-type="float" office:value="1.95476876223365" calcext:value-type="float">
            <text:p>1.95476876223365</text:p>
          </table:table-cell>
          <table:table-cell table:formula="of:=SUM([.B115]- PI())" office:value-type="float" office:value="-1.18682389135614" calcext:value-type="float">
            <text:p>-1.18682389135614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RADIANS([.A116])" office:value-type="float" office:value="1.97222205475359" calcext:value-type="float">
            <text:p>1.97222205475359</text:p>
          </table:table-cell>
          <table:table-cell table:formula="of:=SUM([.B116]- PI())" office:value-type="float" office:value="-1.1693705988362" calcext:value-type="float">
            <text:p>-1.1693705988362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RADIANS([.A117])" office:value-type="float" office:value="1.98967534727354" calcext:value-type="float">
            <text:p>1.98967534727354</text:p>
          </table:table-cell>
          <table:table-cell table:formula="of:=SUM([.B117]- PI())" office:value-type="float" office:value="-1.15191730631626" calcext:value-type="float">
            <text:p>-1.15191730631626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RADIANS([.A118])" office:value-type="float" office:value="2.00712863979348" calcext:value-type="float">
            <text:p>2.00712863979348</text:p>
          </table:table-cell>
          <table:table-cell table:formula="of:=SUM([.B118]- PI())" office:value-type="float" office:value="-1.13446401379631" calcext:value-type="float">
            <text:p>-1.13446401379631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RADIANS([.A119])" office:value-type="float" office:value="2.02458193231342" calcext:value-type="float">
            <text:p>2.02458193231342</text:p>
          </table:table-cell>
          <table:table-cell table:formula="of:=SUM([.B119]- PI())" office:value-type="float" office:value="-1.11701072127637" calcext:value-type="float">
            <text:p>-1.11701072127637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RADIANS([.A120])" office:value-type="float" office:value="2.04203522483337" calcext:value-type="float">
            <text:p>2.04203522483337</text:p>
          </table:table-cell>
          <table:table-cell table:formula="of:=SUM([.B120]- PI())" office:value-type="float" office:value="-1.09955742875643" calcext:value-type="float">
            <text:p>-1.09955742875643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RADIANS([.A121])" office:value-type="float" office:value="2.05948851735331" calcext:value-type="float">
            <text:p>2.05948851735331</text:p>
          </table:table-cell>
          <table:table-cell table:formula="of:=SUM([.B121]- PI())" office:value-type="float" office:value="-1.08210413623648" calcext:value-type="float">
            <text:p>-1.08210413623648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RADIANS([.A122])" office:value-type="float" office:value="2.07694180987325" calcext:value-type="float">
            <text:p>2.07694180987325</text:p>
          </table:table-cell>
          <table:table-cell table:formula="of:=SUM([.B122]- PI())" office:value-type="float" office:value="-1.06465084371654" calcext:value-type="float">
            <text:p>-1.06465084371654</text:p>
          </table:table-cell>
          <table:table-cell table:number-columns-repeated="4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formula="of:=RADIANS([.A123])" office:value-type="float" office:value="2.0943951023932" calcext:value-type="float">
            <text:p>2.0943951023932</text:p>
          </table:table-cell>
          <table:table-cell table:formula="of:=SUM([.B123]- PI())" office:value-type="float" office:value="-1.0471975511966" calcext:value-type="float">
            <text:p>-1.0471975511966</text:p>
          </table:table-cell>
          <table:table-cell office:value-type="float" office:value="-1.004" calcext:value-type="float">
            <text:p>-1.004</text:p>
          </table:table-cell>
          <table:table-cell table:formula="of:=SUM([.C123]-[.D123])" office:value-type="float" office:value="-0.0431975511965979" calcext:value-type="float">
            <text:p>-0.0431975511965979</text:p>
          </table:table-cell>
          <table:table-cell office:value-type="float" office:value="-1.05" calcext:value-type="float">
            <text:p>-1.05</text:p>
          </table:table-cell>
          <table:table-cell table:formula="of:=SUM([.C123]-[.F123])" office:value-type="float" office:value="0.00280244880340219" calcext:value-type="float">
            <text:p>0.0028024488034021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RADIANS([.A124])" office:value-type="float" office:value="2.11184839491314" calcext:value-type="float">
            <text:p>2.11184839491314</text:p>
          </table:table-cell>
          <table:table-cell table:formula="of:=SUM([.B124]- PI())" office:value-type="float" office:value="-1.02974425867665" calcext:value-type="float">
            <text:p>-1.02974425867665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RADIANS([.A125])" office:value-type="float" office:value="2.12930168743308" calcext:value-type="float">
            <text:p>2.12930168743308</text:p>
          </table:table-cell>
          <table:table-cell table:formula="of:=SUM([.B125]- PI())" office:value-type="float" office:value="-1.01229096615671" calcext:value-type="float">
            <text:p>-1.01229096615671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RADIANS([.A126])" office:value-type="float" office:value="2.14675497995303" calcext:value-type="float">
            <text:p>2.14675497995303</text:p>
          </table:table-cell>
          <table:table-cell table:formula="of:=SUM([.B126]- PI())" office:value-type="float" office:value="-0.994837673636768" calcext:value-type="float">
            <text:p>-0.994837673636768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RADIANS([.A127])" office:value-type="float" office:value="2.16420827247297" calcext:value-type="float">
            <text:p>2.16420827247297</text:p>
          </table:table-cell>
          <table:table-cell table:formula="of:=SUM([.B127]- PI())" office:value-type="float" office:value="-0.977384381116825" calcext:value-type="float">
            <text:p>-0.977384381116825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RADIANS([.A128])" office:value-type="float" office:value="2.18166156499291" calcext:value-type="float">
            <text:p>2.18166156499291</text:p>
          </table:table-cell>
          <table:table-cell table:formula="of:=SUM([.B128]- PI())" office:value-type="float" office:value="-0.959931088596881" calcext:value-type="float">
            <text:p>-0.959931088596881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RADIANS([.A129])" office:value-type="float" office:value="2.19911485751286" calcext:value-type="float">
            <text:p>2.19911485751286</text:p>
          </table:table-cell>
          <table:table-cell table:formula="of:=SUM([.B129]- PI())" office:value-type="float" office:value="-0.942477796076938" calcext:value-type="float">
            <text:p>-0.942477796076938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RADIANS([.A130])" office:value-type="float" office:value="2.2165681500328" calcext:value-type="float">
            <text:p>2.2165681500328</text:p>
          </table:table-cell>
          <table:table-cell table:formula="of:=SUM([.B130]- PI())" office:value-type="float" office:value="-0.925024503556994" calcext:value-type="float">
            <text:p>-0.925024503556994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RADIANS([.A131])" office:value-type="float" office:value="2.23402144255274" calcext:value-type="float">
            <text:p>2.23402144255274</text:p>
          </table:table-cell>
          <table:table-cell table:formula="of:=SUM([.B131]- PI())" office:value-type="float" office:value="-0.907571211037051" calcext:value-type="float">
            <text:p>-0.907571211037051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RADIANS([.A132])" office:value-type="float" office:value="2.25147473507268" calcext:value-type="float">
            <text:p>2.25147473507268</text:p>
          </table:table-cell>
          <table:table-cell table:formula="of:=SUM([.B132]- PI())" office:value-type="float" office:value="-0.890117918517108" calcext:value-type="float">
            <text:p>-0.890117918517108</text:p>
          </table:table-cell>
          <table:table-cell table:number-columns-repeated="4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formula="of:=RADIANS([.A133])" office:value-type="float" office:value="2.26892802759263" calcext:value-type="float">
            <text:p>2.26892802759263</text:p>
          </table:table-cell>
          <table:table-cell table:formula="of:=SUM([.B133]- PI())" office:value-type="float" office:value="-0.872664625997165" calcext:value-type="float">
            <text:p>-0.872664625997165</text:p>
          </table:table-cell>
          <table:table-cell office:value-type="float" office:value="-0.838" calcext:value-type="float">
            <text:p>-0.838</text:p>
          </table:table-cell>
          <table:table-cell table:formula="of:=SUM([.C133]-[.D133])" office:value-type="float" office:value="-0.0346646259971647" calcext:value-type="float">
            <text:p>-0.0346646259971647</text:p>
          </table:table-cell>
          <table:table-cell office:value-type="float" office:value="-0.88" calcext:value-type="float">
            <text:p>-0.88</text:p>
          </table:table-cell>
          <table:table-cell table:formula="of:=SUM([.C133]-[.F133])" office:value-type="float" office:value="0.00733537400283535" calcext:value-type="float">
            <text:p>0.0073353740028353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RADIANS([.A134])" office:value-type="float" office:value="2.28638132011257" calcext:value-type="float">
            <text:p>2.28638132011257</text:p>
          </table:table-cell>
          <table:table-cell table:formula="of:=SUM([.B134]- PI())" office:value-type="float" office:value="-0.855211333477222" calcext:value-type="float">
            <text:p>-0.855211333477222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RADIANS([.A135])" office:value-type="float" office:value="2.30383461263251" calcext:value-type="float">
            <text:p>2.30383461263251</text:p>
          </table:table-cell>
          <table:table-cell table:formula="of:=SUM([.B135]- PI())" office:value-type="float" office:value="-0.837758040957278" calcext:value-type="float">
            <text:p>-0.837758040957278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RADIANS([.A136])" office:value-type="float" office:value="2.32128790515246" calcext:value-type="float">
            <text:p>2.32128790515246</text:p>
          </table:table-cell>
          <table:table-cell table:formula="of:=SUM([.B136]- PI())" office:value-type="float" office:value="-0.820304748437335" calcext:value-type="float">
            <text:p>-0.820304748437335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RADIANS([.A137])" office:value-type="float" office:value="2.3387411976724" calcext:value-type="float">
            <text:p>2.3387411976724</text:p>
          </table:table-cell>
          <table:table-cell table:formula="of:=SUM([.B137]- PI())" office:value-type="float" office:value="-0.802851455917391" calcext:value-type="float">
            <text:p>-0.802851455917391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RADIANS([.A138])" office:value-type="float" office:value="2.35619449019234" calcext:value-type="float">
            <text:p>2.35619449019234</text:p>
          </table:table-cell>
          <table:table-cell table:formula="of:=SUM([.B138]- PI())" office:value-type="float" office:value="-0.785398163397448" calcext:value-type="float">
            <text:p>-0.785398163397448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RADIANS([.A139])" office:value-type="float" office:value="2.37364778271229" calcext:value-type="float">
            <text:p>2.37364778271229</text:p>
          </table:table-cell>
          <table:table-cell table:formula="of:=SUM([.B139]- PI())" office:value-type="float" office:value="-0.767944870877505" calcext:value-type="float">
            <text:p>-0.767944870877505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RADIANS([.A140])" office:value-type="float" office:value="2.39110107523223" calcext:value-type="float">
            <text:p>2.39110107523223</text:p>
          </table:table-cell>
          <table:table-cell table:formula="of:=SUM([.B140]- PI())" office:value-type="float" office:value="-0.750491578357562" calcext:value-type="float">
            <text:p>-0.750491578357562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RADIANS([.A141])" office:value-type="float" office:value="2.40855436775217" calcext:value-type="float">
            <text:p>2.40855436775217</text:p>
          </table:table-cell>
          <table:table-cell table:formula="of:=SUM([.B141]- PI())" office:value-type="float" office:value="-0.733038285837618" calcext:value-type="float">
            <text:p>-0.733038285837618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RADIANS([.A142])" office:value-type="float" office:value="2.42600766027212" calcext:value-type="float">
            <text:p>2.42600766027212</text:p>
          </table:table-cell>
          <table:table-cell table:formula="of:=SUM([.B142]- PI())" office:value-type="float" office:value="-0.715584993317675" calcext:value-type="float">
            <text:p>-0.715584993317675</text:p>
          </table:table-cell>
          <table:table-cell table:number-columns-repeated="4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formula="of:=RADIANS([.A143])" office:value-type="float" office:value="2.44346095279206" calcext:value-type="float">
            <text:p>2.44346095279206</text:p>
          </table:table-cell>
          <table:table-cell table:formula="of:=SUM([.B143]- PI())" office:value-type="float" office:value="-0.698131700797732" calcext:value-type="float">
            <text:p>-0.698131700797732</text:p>
          </table:table-cell>
          <table:table-cell office:value-type="float" office:value="-0.733" calcext:value-type="float">
            <text:p>-0.733</text:p>
          </table:table-cell>
          <table:table-cell table:formula="of:=SUM([.C143]-[.D143])" office:value-type="float" office:value="0.0348682992022681" calcext:value-type="float">
            <text:p>0.0348682992022681</text:p>
          </table:table-cell>
          <table:table-cell office:value-type="float" office:value="-0.71" calcext:value-type="float">
            <text:p>-0.71</text:p>
          </table:table-cell>
          <table:table-cell table:formula="of:=SUM([.C143]-[.F143])" office:value-type="float" office:value="0.0118682992022681" calcext:value-type="float">
            <text:p>0.011868299202268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RADIANS([.A144])" office:value-type="float" office:value="2.460914245312" calcext:value-type="float">
            <text:p>2.460914245312</text:p>
          </table:table-cell>
          <table:table-cell table:formula="of:=SUM([.B144]- PI())" office:value-type="float" office:value="-0.680678408277788" calcext:value-type="float">
            <text:p>-0.680678408277788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RADIANS([.A145])" office:value-type="float" office:value="2.47836753783195" calcext:value-type="float">
            <text:p>2.47836753783195</text:p>
          </table:table-cell>
          <table:table-cell table:formula="of:=SUM([.B145]- PI())" office:value-type="float" office:value="-0.663225115757845" calcext:value-type="float">
            <text:p>-0.663225115757845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RADIANS([.A146])" office:value-type="float" office:value="2.49582083035189" calcext:value-type="float">
            <text:p>2.49582083035189</text:p>
          </table:table-cell>
          <table:table-cell table:formula="of:=SUM([.B146]- PI())" office:value-type="float" office:value="-0.645771823237902" calcext:value-type="float">
            <text:p>-0.645771823237902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RADIANS([.A147])" office:value-type="float" office:value="2.51327412287183" calcext:value-type="float">
            <text:p>2.51327412287183</text:p>
          </table:table-cell>
          <table:table-cell table:formula="of:=SUM([.B147]- PI())" office:value-type="float" office:value="-0.628318530717959" calcext:value-type="float">
            <text:p>-0.628318530717959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RADIANS([.A148])" office:value-type="float" office:value="2.53072741539178" calcext:value-type="float">
            <text:p>2.53072741539178</text:p>
          </table:table-cell>
          <table:table-cell table:formula="of:=SUM([.B148]- PI())" office:value-type="float" office:value="-0.610865238198015" calcext:value-type="float">
            <text:p>-0.61086523819801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RADIANS([.A149])" office:value-type="float" office:value="2.54818070791172" calcext:value-type="float">
            <text:p>2.54818070791172</text:p>
          </table:table-cell>
          <table:table-cell table:formula="of:=SUM([.B149]- PI())" office:value-type="float" office:value="-0.593411945678072" calcext:value-type="float">
            <text:p>-0.593411945678072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RADIANS([.A150])" office:value-type="float" office:value="2.56563400043166" calcext:value-type="float">
            <text:p>2.56563400043166</text:p>
          </table:table-cell>
          <table:table-cell table:formula="of:=SUM([.B150]- PI())" office:value-type="float" office:value="-0.575958653158129" calcext:value-type="float">
            <text:p>-0.575958653158129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RADIANS([.A151])" office:value-type="float" office:value="2.58308729295161" calcext:value-type="float">
            <text:p>2.58308729295161</text:p>
          </table:table-cell>
          <table:table-cell table:formula="of:=SUM([.B151]- PI())" office:value-type="float" office:value="-0.558505360638185" calcext:value-type="float">
            <text:p>-0.558505360638185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RADIANS([.A152])" office:value-type="float" office:value="2.60054058547155" calcext:value-type="float">
            <text:p>2.60054058547155</text:p>
          </table:table-cell>
          <table:table-cell table:formula="of:=SUM([.B152]- PI())" office:value-type="float" office:value="-0.541052068118242" calcext:value-type="float">
            <text:p>-0.541052068118242</text:p>
          </table:table-cell>
          <table:table-cell table:number-columns-repeated="4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formula="of:=RADIANS([.A153])" office:value-type="float" office:value="2.61799387799149" calcext:value-type="float">
            <text:p>2.61799387799149</text:p>
          </table:table-cell>
          <table:table-cell table:formula="of:=SUM([.B153]- PI())" office:value-type="float" office:value="-0.523598775598299" calcext:value-type="float">
            <text:p>-0.523598775598299</text:p>
          </table:table-cell>
          <table:table-cell office:value-type="float" office:value="-0.567" calcext:value-type="float">
            <text:p>-0.567</text:p>
          </table:table-cell>
          <table:table-cell table:formula="of:=SUM([.C153]-[.D153])" office:value-type="float" office:value="0.0434012244017012" calcext:value-type="float">
            <text:p>0.0434012244017012</text:p>
          </table:table-cell>
          <table:table-cell office:value-type="float" office:value="-0.53" calcext:value-type="float">
            <text:p>-0.53</text:p>
          </table:table-cell>
          <table:table-cell table:formula="of:=SUM([.C153]-[.F153])" office:value-type="float" office:value="0.00640122440170132" calcext:value-type="float">
            <text:p>0.0064012244017013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RADIANS([.A154])" office:value-type="float" office:value="2.63544717051144" calcext:value-type="float">
            <text:p>2.63544717051144</text:p>
          </table:table-cell>
          <table:table-cell table:formula="of:=SUM([.B154]- PI())" office:value-type="float" office:value="-0.506145483078356" calcext:value-type="float">
            <text:p>-0.506145483078356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RADIANS([.A155])" office:value-type="float" office:value="2.65290046303138" calcext:value-type="float">
            <text:p>2.65290046303138</text:p>
          </table:table-cell>
          <table:table-cell table:formula="of:=SUM([.B155]- PI())" office:value-type="float" office:value="-0.488692190558412" calcext:value-type="float">
            <text:p>-0.488692190558412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RADIANS([.A156])" office:value-type="float" office:value="2.67035375555132" calcext:value-type="float">
            <text:p>2.67035375555132</text:p>
          </table:table-cell>
          <table:table-cell table:formula="of:=SUM([.B156]- PI())" office:value-type="float" office:value="-0.471238898038469" calcext:value-type="float">
            <text:p>-0.471238898038469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RADIANS([.A157])" office:value-type="float" office:value="2.68780704807127" calcext:value-type="float">
            <text:p>2.68780704807127</text:p>
          </table:table-cell>
          <table:table-cell table:formula="of:=SUM([.B157]- PI())" office:value-type="float" office:value="-0.453785605518526" calcext:value-type="float">
            <text:p>-0.453785605518526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RADIANS([.A158])" office:value-type="float" office:value="2.70526034059121" calcext:value-type="float">
            <text:p>2.70526034059121</text:p>
          </table:table-cell>
          <table:table-cell table:formula="of:=SUM([.B158]- PI())" office:value-type="float" office:value="-0.436332312998582" calcext:value-type="float">
            <text:p>-0.436332312998582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RADIANS([.A159])" office:value-type="float" office:value="2.72271363311115" calcext:value-type="float">
            <text:p>2.72271363311115</text:p>
          </table:table-cell>
          <table:table-cell table:formula="of:=SUM([.B159]- PI())" office:value-type="float" office:value="-0.418879020478639" calcext:value-type="float">
            <text:p>-0.418879020478639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RADIANS([.A160])" office:value-type="float" office:value="2.7401669256311" calcext:value-type="float">
            <text:p>2.7401669256311</text:p>
          </table:table-cell>
          <table:table-cell table:formula="of:=SUM([.B160]- PI())" office:value-type="float" office:value="-0.401425727958696" calcext:value-type="float">
            <text:p>-0.401425727958696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RADIANS([.A161])" office:value-type="float" office:value="2.75762021815104" calcext:value-type="float">
            <text:p>2.75762021815104</text:p>
          </table:table-cell>
          <table:table-cell table:formula="of:=SUM([.B161]- PI())" office:value-type="float" office:value="-0.383972435438753" calcext:value-type="float">
            <text:p>-0.383972435438753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RADIANS([.A162])" office:value-type="float" office:value="2.77507351067098" calcext:value-type="float">
            <text:p>2.77507351067098</text:p>
          </table:table-cell>
          <table:table-cell table:formula="of:=SUM([.B162]- PI())" office:value-type="float" office:value="-0.366519142918809" calcext:value-type="float">
            <text:p>-0.366519142918809</text:p>
          </table:table-cell>
          <table:table-cell table:number-columns-repeated="4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formula="of:=RADIANS([.A163])" office:value-type="float" office:value="2.79252680319093" calcext:value-type="float">
            <text:p>2.79252680319093</text:p>
          </table:table-cell>
          <table:table-cell table:formula="of:=SUM([.B163]- PI())" office:value-type="float" office:value="-0.349065850398866" calcext:value-type="float">
            <text:p>-0.349065850398866</text:p>
          </table:table-cell>
          <table:table-cell office:value-type="float" office:value="-0.395" calcext:value-type="float">
            <text:p>-0.395</text:p>
          </table:table-cell>
          <table:table-cell table:formula="of:=SUM([.C163]-[.D163])" office:value-type="float" office:value="0.0459341496011341" calcext:value-type="float">
            <text:p>0.0459341496011341</text:p>
          </table:table-cell>
          <table:table-cell office:value-type="float" office:value="-0.36" calcext:value-type="float">
            <text:p>-0.36</text:p>
          </table:table-cell>
          <table:table-cell table:formula="of:=SUM([.C163]-[.F163])" office:value-type="float" office:value="0.010934149601134" calcext:value-type="float">
            <text:p>0.01093414960113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RADIANS([.A164])" office:value-type="float" office:value="2.80998009571087" calcext:value-type="float">
            <text:p>2.80998009571087</text:p>
          </table:table-cell>
          <table:table-cell table:formula="of:=SUM([.B164]- PI())" office:value-type="float" office:value="-0.331612557878922" calcext:value-type="float">
            <text:p>-0.331612557878922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RADIANS([.A165])" office:value-type="float" office:value="2.82743338823081" calcext:value-type="float">
            <text:p>2.82743338823081</text:p>
          </table:table-cell>
          <table:table-cell table:formula="of:=SUM([.B165]- PI())" office:value-type="float" office:value="-0.314159265358979" calcext:value-type="float">
            <text:p>-0.314159265358979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RADIANS([.A166])" office:value-type="float" office:value="2.84488668075076" calcext:value-type="float">
            <text:p>2.84488668075076</text:p>
          </table:table-cell>
          <table:table-cell table:formula="of:=SUM([.B166]- PI())" office:value-type="float" office:value="-0.296705972839036" calcext:value-type="float">
            <text:p>-0.296705972839036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RADIANS([.A167])" office:value-type="float" office:value="2.8623399732707" calcext:value-type="float">
            <text:p>2.8623399732707</text:p>
          </table:table-cell>
          <table:table-cell table:formula="of:=SUM([.B167]- PI())" office:value-type="float" office:value="-0.279252680319093" calcext:value-type="float">
            <text:p>-0.279252680319093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RADIANS([.A168])" office:value-type="float" office:value="2.87979326579064" calcext:value-type="float">
            <text:p>2.87979326579064</text:p>
          </table:table-cell>
          <table:table-cell table:formula="of:=SUM([.B168]- PI())" office:value-type="float" office:value="-0.26179938779915" calcext:value-type="float">
            <text:p>-0.26179938779915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RADIANS([.A169])" office:value-type="float" office:value="2.89724655831059" calcext:value-type="float">
            <text:p>2.89724655831059</text:p>
          </table:table-cell>
          <table:table-cell table:formula="of:=SUM([.B169]- PI())" office:value-type="float" office:value="-0.244346095279206" calcext:value-type="float">
            <text:p>-0.244346095279206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RADIANS([.A170])" office:value-type="float" office:value="2.91469985083053" calcext:value-type="float">
            <text:p>2.91469985083053</text:p>
          </table:table-cell>
          <table:table-cell table:formula="of:=SUM([.B170]- PI())" office:value-type="float" office:value="-0.226892802759263" calcext:value-type="float">
            <text:p>-0.226892802759263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RADIANS([.A171])" office:value-type="float" office:value="2.93215314335047" calcext:value-type="float">
            <text:p>2.93215314335047</text:p>
          </table:table-cell>
          <table:table-cell table:formula="of:=SUM([.B171]- PI())" office:value-type="float" office:value="-0.209439510239319" calcext:value-type="float">
            <text:p>-0.209439510239319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RADIANS([.A172])" office:value-type="float" office:value="2.94960643587042" calcext:value-type="float">
            <text:p>2.94960643587042</text:p>
          </table:table-cell>
          <table:table-cell table:formula="of:=SUM([.B172]- PI())" office:value-type="float" office:value="-0.191986217719376" calcext:value-type="float">
            <text:p>-0.191986217719376</text:p>
          </table:table-cell>
          <table:table-cell table:number-columns-repeated="4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formula="of:=RADIANS([.A173])" office:value-type="float" office:value="2.96705972839036" calcext:value-type="float">
            <text:p>2.96705972839036</text:p>
          </table:table-cell>
          <table:table-cell table:formula="of:=SUM([.B173]- PI())" office:value-type="float" office:value="-0.174532925199433" calcext:value-type="float">
            <text:p>-0.174532925199433</text:p>
          </table:table-cell>
          <table:table-cell office:value-type="float" office:value="-0.245" calcext:value-type="float">
            <text:p>-0.245</text:p>
          </table:table-cell>
          <table:table-cell table:formula="of:=SUM([.C173]-[.D173])" office:value-type="float" office:value="0.0704670748005668" calcext:value-type="float">
            <text:p>0.0704670748005668</text:p>
          </table:table-cell>
          <table:table-cell office:value-type="float" office:value="-0.18" calcext:value-type="float">
            <text:p>-0.18</text:p>
          </table:table-cell>
          <table:table-cell table:formula="of:=SUM([.C173]-[.F173])" office:value-type="float" office:value="0.0054670748005668" calcext:value-type="float">
            <text:p>0.005467074800566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RADIANS([.A174])" office:value-type="float" office:value="2.9845130209103" calcext:value-type="float">
            <text:p>2.9845130209103</text:p>
          </table:table-cell>
          <table:table-cell table:formula="of:=SUM([.B174]- PI())" office:value-type="float" office:value="-0.15707963267949" calcext:value-type="float">
            <text:p>-0.15707963267949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RADIANS([.A175])" office:value-type="float" office:value="3.00196631343025" calcext:value-type="float">
            <text:p>3.00196631343025</text:p>
          </table:table-cell>
          <table:table-cell table:formula="of:=SUM([.B175]- PI())" office:value-type="float" office:value="-0.139626340159546" calcext:value-type="float">
            <text:p>-0.139626340159546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RADIANS([.A176])" office:value-type="float" office:value="3.01941960595019" calcext:value-type="float">
            <text:p>3.01941960595019</text:p>
          </table:table-cell>
          <table:table-cell table:formula="of:=SUM([.B176]- PI())" office:value-type="float" office:value="-0.122173047639603" calcext:value-type="float">
            <text:p>-0.122173047639603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RADIANS([.A177])" office:value-type="float" office:value="3.03687289847013" calcext:value-type="float">
            <text:p>3.03687289847013</text:p>
          </table:table-cell>
          <table:table-cell table:formula="of:=SUM([.B177]- PI())" office:value-type="float" office:value="-0.10471975511966" calcext:value-type="float">
            <text:p>-0.10471975511966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RADIANS([.A178])" office:value-type="float" office:value="3.05432619099008" calcext:value-type="float">
            <text:p>3.05432619099008</text:p>
          </table:table-cell>
          <table:table-cell table:formula="of:=SUM([.B178]- PI())" office:value-type="float" office:value="-0.0872664625997164" calcext:value-type="float">
            <text:p>-0.0872664625997164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RADIANS([.A179])" office:value-type="float" office:value="3.07177948351002" calcext:value-type="float">
            <text:p>3.07177948351002</text:p>
          </table:table-cell>
          <table:table-cell table:formula="of:=SUM([.B179]- PI())" office:value-type="float" office:value="-0.0698131700797733" calcext:value-type="float">
            <text:p>-0.0698131700797733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RADIANS([.A180])" office:value-type="float" office:value="3.08923277602996" calcext:value-type="float">
            <text:p>3.08923277602996</text:p>
          </table:table-cell>
          <table:table-cell table:formula="of:=SUM([.B180]- PI())" office:value-type="float" office:value="-0.0523598775598302" calcext:value-type="float">
            <text:p>-0.0523598775598302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RADIANS([.A181])" office:value-type="float" office:value="3.10668606854991" calcext:value-type="float">
            <text:p>3.10668606854991</text:p>
          </table:table-cell>
          <table:table-cell table:formula="of:=SUM([.B181]- PI())" office:value-type="float" office:value="-0.0349065850398866" calcext:value-type="float">
            <text:p>-0.0349065850398866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RADIANS([.A182])" office:value-type="float" office:value="3.12413936106985" calcext:value-type="float">
            <text:p>3.12413936106985</text:p>
          </table:table-cell>
          <table:table-cell table:formula="of:=SUM([.B182]- PI())" office:value-type="float" office:value="-0.0174532925199431" calcext:value-type="float">
            <text:p>-0.0174532925199431</text:p>
          </table:table-cell>
          <table:table-cell table:number-columns-repeated="4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formula="of:=RADIANS([.A183])" office:value-type="float" office:value="3.14159265358979" calcext:value-type="float">
            <text:p>3.14159265358979</text:p>
          </table:table-cell>
          <table:table-cell table:formula="of:=SUM([.B183]- PI(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C183]-[.D183])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table:formula="of:=SUM([.C183]-[.F183])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RADIANS([.A184])" office:value-type="float" office:value="3.15904594610974" calcext:value-type="float">
            <text:p>3.15904594610974</text:p>
          </table:table-cell>
          <table:table-cell table:formula="of:=SUM([.B184]- PI())" office:value-type="float" office:value="0.0174532925199431" calcext:value-type="float">
            <text:p>0.017453292519943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RADIANS([.A185])" office:value-type="float" office:value="3.17649923862968" calcext:value-type="float">
            <text:p>3.17649923862968</text:p>
          </table:table-cell>
          <table:table-cell table:formula="of:=SUM([.B185]- PI())" office:value-type="float" office:value="0.0349065850398866" calcext:value-type="float">
            <text:p>0.0349065850398866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RADIANS([.A186])" office:value-type="float" office:value="3.19395253114962" calcext:value-type="float">
            <text:p>3.19395253114962</text:p>
          </table:table-cell>
          <table:table-cell table:formula="of:=SUM([.B186]- PI())" office:value-type="float" office:value="0.0523598775598297" calcext:value-type="float">
            <text:p>0.0523598775598297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RADIANS([.A187])" office:value-type="float" office:value="3.21140582366957" calcext:value-type="float">
            <text:p>3.21140582366957</text:p>
          </table:table-cell>
          <table:table-cell table:formula="of:=SUM([.B187]- PI())" office:value-type="float" office:value="0.0698131700797728" calcext:value-type="float">
            <text:p>0.0698131700797728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RADIANS([.A188])" office:value-type="float" office:value="3.22885911618951" calcext:value-type="float">
            <text:p>3.22885911618951</text:p>
          </table:table-cell>
          <table:table-cell table:formula="of:=SUM([.B188]- PI())" office:value-type="float" office:value="0.0872664625997164" calcext:value-type="float">
            <text:p>0.0872664625997164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RADIANS([.A189])" office:value-type="float" office:value="3.24631240870945" calcext:value-type="float">
            <text:p>3.24631240870945</text:p>
          </table:table-cell>
          <table:table-cell table:formula="of:=SUM([.B189]- PI())" office:value-type="float" office:value="0.10471975511966" calcext:value-type="float">
            <text:p>0.10471975511966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RADIANS([.A190])" office:value-type="float" office:value="3.2637657012294" calcext:value-type="float">
            <text:p>3.2637657012294</text:p>
          </table:table-cell>
          <table:table-cell table:formula="of:=SUM([.B190]- PI())" office:value-type="float" office:value="0.122173047639603" calcext:value-type="float">
            <text:p>0.122173047639603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RADIANS([.A191])" office:value-type="float" office:value="3.28121899374934" calcext:value-type="float">
            <text:p>3.28121899374934</text:p>
          </table:table-cell>
          <table:table-cell table:formula="of:=SUM([.B191]- PI())" office:value-type="float" office:value="0.139626340159547" calcext:value-type="float">
            <text:p>0.139626340159547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RADIANS([.A192])" office:value-type="float" office:value="3.29867228626928" calcext:value-type="float">
            <text:p>3.29867228626928</text:p>
          </table:table-cell>
          <table:table-cell table:formula="of:=SUM([.B192]- PI())" office:value-type="float" office:value="0.15707963267949" calcext:value-type="float">
            <text:p>0.15707963267949</text:p>
          </table:table-cell>
          <table:table-cell table:number-columns-repeated="4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formula="of:=RADIANS([.A193])" office:value-type="float" office:value="3.31612557878923" calcext:value-type="float">
            <text:p>3.31612557878923</text:p>
          </table:table-cell>
          <table:table-cell table:formula="of:=SUM([.B193]- PI())" office:value-type="float" office:value="0.174532925199433" calcext:value-type="float">
            <text:p>0.174532925199433</text:p>
          </table:table-cell>
          <table:table-cell office:value-type="float" office:value="0.165" calcext:value-type="float">
            <text:p>0.165</text:p>
          </table:table-cell>
          <table:table-cell table:formula="of:=SUM([.C193]-[.D193])" office:value-type="float" office:value="0.00953292519943319" calcext:value-type="float">
            <text:p>0.00953292519943319</text:p>
          </table:table-cell>
          <table:table-cell office:value-type="float" office:value="0.16" calcext:value-type="float">
            <text:p>0.16</text:p>
          </table:table-cell>
          <table:table-cell table:formula="of:=SUM([.C193]-[.F193])" office:value-type="float" office:value="0.0145329251994332" calcext:value-type="float">
            <text:p>0.014532925199433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RADIANS([.A194])" office:value-type="float" office:value="3.33357887130917" calcext:value-type="float">
            <text:p>3.33357887130917</text:p>
          </table:table-cell>
          <table:table-cell table:formula="of:=SUM([.B194]- PI())" office:value-type="float" office:value="0.191986217719376" calcext:value-type="float">
            <text:p>0.191986217719376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RADIANS([.A195])" office:value-type="float" office:value="3.35103216382911" calcext:value-type="float">
            <text:p>3.35103216382911</text:p>
          </table:table-cell>
          <table:table-cell table:formula="of:=SUM([.B195]- PI())" office:value-type="float" office:value="0.209439510239319" calcext:value-type="float">
            <text:p>0.209439510239319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RADIANS([.A196])" office:value-type="float" office:value="3.36848545634906" calcext:value-type="float">
            <text:p>3.36848545634906</text:p>
          </table:table-cell>
          <table:table-cell table:formula="of:=SUM([.B196]- PI())" office:value-type="float" office:value="0.226892802759263" calcext:value-type="float">
            <text:p>0.226892802759263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RADIANS([.A197])" office:value-type="float" office:value="3.385938748869" calcext:value-type="float">
            <text:p>3.385938748869</text:p>
          </table:table-cell>
          <table:table-cell table:formula="of:=SUM([.B197]- PI())" office:value-type="float" office:value="0.244346095279206" calcext:value-type="float">
            <text:p>0.244346095279206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RADIANS([.A198])" office:value-type="float" office:value="3.40339204138894" calcext:value-type="float">
            <text:p>3.40339204138894</text:p>
          </table:table-cell>
          <table:table-cell table:formula="of:=SUM([.B198]- PI())" office:value-type="float" office:value="0.261799387799149" calcext:value-type="float">
            <text:p>0.261799387799149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RADIANS([.A199])" office:value-type="float" office:value="3.42084533390889" calcext:value-type="float">
            <text:p>3.42084533390889</text:p>
          </table:table-cell>
          <table:table-cell table:formula="of:=SUM([.B199]- PI())" office:value-type="float" office:value="0.279252680319092" calcext:value-type="float">
            <text:p>0.279252680319092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RADIANS([.A200])" office:value-type="float" office:value="3.43829862642883" calcext:value-type="float">
            <text:p>3.43829862642883</text:p>
          </table:table-cell>
          <table:table-cell table:formula="of:=SUM([.B200]- PI())" office:value-type="float" office:value="0.296705972839036" calcext:value-type="float">
            <text:p>0.296705972839036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RADIANS([.A201])" office:value-type="float" office:value="3.45575191894877" calcext:value-type="float">
            <text:p>3.45575191894877</text:p>
          </table:table-cell>
          <table:table-cell table:formula="of:=SUM([.B201]- PI())" office:value-type="float" office:value="0.31415926535898" calcext:value-type="float">
            <text:p>0.31415926535898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RADIANS([.A202])" office:value-type="float" office:value="3.47320521146872" calcext:value-type="float">
            <text:p>3.47320521146872</text:p>
          </table:table-cell>
          <table:table-cell table:formula="of:=SUM([.B202]- PI())" office:value-type="float" office:value="0.331612557878923" calcext:value-type="float">
            <text:p>0.331612557878923</text:p>
          </table:table-cell>
          <table:table-cell table:number-columns-repeated="4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formula="of:=RADIANS([.A203])" office:value-type="float" office:value="3.49065850398866" calcext:value-type="float">
            <text:p>3.49065850398866</text:p>
          </table:table-cell>
          <table:table-cell table:formula="of:=SUM([.B203]- PI())" office:value-type="float" office:value="0.349065850398866" calcext:value-type="float">
            <text:p>0.349065850398866</text:p>
          </table:table-cell>
          <table:table-cell office:value-type="float" office:value="0.322" calcext:value-type="float">
            <text:p>0.322</text:p>
          </table:table-cell>
          <table:table-cell table:formula="of:=SUM([.C203]-[.D203])" office:value-type="float" office:value="0.0270658503988659" calcext:value-type="float">
            <text:p>0.0270658503988659</text:p>
          </table:table-cell>
          <table:table-cell office:value-type="float" office:value="0.34" calcext:value-type="float">
            <text:p>0.34</text:p>
          </table:table-cell>
          <table:table-cell table:formula="of:=SUM([.C203]-[.F203])" office:value-type="float" office:value="0.00906585039886593" calcext:value-type="float">
            <text:p>0.0090658503988659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RADIANS([.A204])" office:value-type="float" office:value="3.5081117965086" calcext:value-type="float">
            <text:p>3.5081117965086</text:p>
          </table:table-cell>
          <table:table-cell table:formula="of:=SUM([.B204]- PI())" office:value-type="float" office:value="0.366519142918809" calcext:value-type="float">
            <text:p>0.366519142918809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RADIANS([.A205])" office:value-type="float" office:value="3.52556508902855" calcext:value-type="float">
            <text:p>3.52556508902855</text:p>
          </table:table-cell>
          <table:table-cell table:formula="of:=SUM([.B205]- PI())" office:value-type="float" office:value="0.383972435438753" calcext:value-type="float">
            <text:p>0.383972435438753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RADIANS([.A206])" office:value-type="float" office:value="3.54301838154849" calcext:value-type="float">
            <text:p>3.54301838154849</text:p>
          </table:table-cell>
          <table:table-cell table:formula="of:=SUM([.B206]- PI())" office:value-type="float" office:value="0.401425727958696" calcext:value-type="float">
            <text:p>0.401425727958696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RADIANS([.A207])" office:value-type="float" office:value="3.56047167406843" calcext:value-type="float">
            <text:p>3.56047167406843</text:p>
          </table:table-cell>
          <table:table-cell table:formula="of:=SUM([.B207]- PI())" office:value-type="float" office:value="0.418879020478639" calcext:value-type="float">
            <text:p>0.418879020478639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RADIANS([.A208])" office:value-type="float" office:value="3.57792496658838" calcext:value-type="float">
            <text:p>3.57792496658838</text:p>
          </table:table-cell>
          <table:table-cell table:formula="of:=SUM([.B208]- PI())" office:value-type="float" office:value="0.436332312998582" calcext:value-type="float">
            <text:p>0.436332312998582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RADIANS([.A209])" office:value-type="float" office:value="3.59537825910832" calcext:value-type="float">
            <text:p>3.59537825910832</text:p>
          </table:table-cell>
          <table:table-cell table:formula="of:=SUM([.B209]- PI())" office:value-type="float" office:value="0.453785605518525" calcext:value-type="float">
            <text:p>0.453785605518525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RADIANS([.A210])" office:value-type="float" office:value="3.61283155162826" calcext:value-type="float">
            <text:p>3.61283155162826</text:p>
          </table:table-cell>
          <table:table-cell table:formula="of:=SUM([.B210]- PI())" office:value-type="float" office:value="0.471238898038469" calcext:value-type="float">
            <text:p>0.471238898038469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RADIANS([.A211])" office:value-type="float" office:value="3.63028484414821" calcext:value-type="float">
            <text:p>3.63028484414821</text:p>
          </table:table-cell>
          <table:table-cell table:formula="of:=SUM([.B211]- PI())" office:value-type="float" office:value="0.488692190558412" calcext:value-type="float">
            <text:p>0.488692190558412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RADIANS([.A212])" office:value-type="float" office:value="3.64773813666815" calcext:value-type="float">
            <text:p>3.64773813666815</text:p>
          </table:table-cell>
          <table:table-cell table:formula="of:=SUM([.B212]- PI())" office:value-type="float" office:value="0.506145483078356" calcext:value-type="float">
            <text:p>0.506145483078356</text:p>
          </table:table-cell>
          <table:table-cell table:number-columns-repeated="4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formula="of:=RADIANS([.A213])" office:value-type="float" office:value="3.66519142918809" calcext:value-type="float">
            <text:p>3.66519142918809</text:p>
          </table:table-cell>
          <table:table-cell table:formula="of:=SUM([.B213]- PI())" office:value-type="float" office:value="0.523598775598299" calcext:value-type="float">
            <text:p>0.523598775598299</text:p>
          </table:table-cell>
          <table:table-cell office:value-type="float" office:value="0.499" calcext:value-type="float">
            <text:p>0.499</text:p>
          </table:table-cell>
          <table:table-cell table:formula="of:=SUM([.C213]-[.D213])" office:value-type="float" office:value="0.0245987755982991" calcext:value-type="float">
            <text:p>0.0245987755982991</text:p>
          </table:table-cell>
          <table:table-cell office:value-type="float" office:value="0.51" calcext:value-type="float">
            <text:p>0.51</text:p>
          </table:table-cell>
          <table:table-cell table:formula="of:=SUM([.C213]-[.F213])" office:value-type="float" office:value="0.0135987755982991" calcext:value-type="float">
            <text:p>0.013598775598299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RADIANS([.A214])" office:value-type="float" office:value="3.68264472170804" calcext:value-type="float">
            <text:p>3.68264472170804</text:p>
          </table:table-cell>
          <table:table-cell table:formula="of:=SUM([.B214]- PI())" office:value-type="float" office:value="0.541052068118242" calcext:value-type="float">
            <text:p>0.541052068118242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RADIANS([.A215])" office:value-type="float" office:value="3.70009801422798" calcext:value-type="float">
            <text:p>3.70009801422798</text:p>
          </table:table-cell>
          <table:table-cell table:formula="of:=SUM([.B215]- PI())" office:value-type="float" office:value="0.558505360638185" calcext:value-type="float">
            <text:p>0.558505360638185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RADIANS([.A216])" office:value-type="float" office:value="3.71755130674792" calcext:value-type="float">
            <text:p>3.71755130674792</text:p>
          </table:table-cell>
          <table:table-cell table:formula="of:=SUM([.B216]- PI())" office:value-type="float" office:value="0.575958653158129" calcext:value-type="float">
            <text:p>0.575958653158129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RADIANS([.A217])" office:value-type="float" office:value="3.73500459926786" calcext:value-type="float">
            <text:p>3.73500459926786</text:p>
          </table:table-cell>
          <table:table-cell table:formula="of:=SUM([.B217]- PI())" office:value-type="float" office:value="0.593411945678072" calcext:value-type="float">
            <text:p>0.593411945678072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RADIANS([.A218])" office:value-type="float" office:value="3.75245789178781" calcext:value-type="float">
            <text:p>3.75245789178781</text:p>
          </table:table-cell>
          <table:table-cell table:formula="of:=SUM([.B218]- PI())" office:value-type="float" office:value="0.610865238198015" calcext:value-type="float">
            <text:p>0.610865238198015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RADIANS([.A219])" office:value-type="float" office:value="3.76991118430775" calcext:value-type="float">
            <text:p>3.76991118430775</text:p>
          </table:table-cell>
          <table:table-cell table:formula="of:=SUM([.B219]- PI())" office:value-type="float" office:value="0.628318530717959" calcext:value-type="float">
            <text:p>0.628318530717959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RADIANS([.A220])" office:value-type="float" office:value="3.78736447682769" calcext:value-type="float">
            <text:p>3.78736447682769</text:p>
          </table:table-cell>
          <table:table-cell table:formula="of:=SUM([.B220]- PI())" office:value-type="float" office:value="0.645771823237902" calcext:value-type="float">
            <text:p>0.645771823237902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RADIANS([.A221])" office:value-type="float" office:value="3.80481776934764" calcext:value-type="float">
            <text:p>3.80481776934764</text:p>
          </table:table-cell>
          <table:table-cell table:formula="of:=SUM([.B221]- PI())" office:value-type="float" office:value="0.663225115757845" calcext:value-type="float">
            <text:p>0.663225115757845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RADIANS([.A222])" office:value-type="float" office:value="3.82227106186758" calcext:value-type="float">
            <text:p>3.82227106186758</text:p>
          </table:table-cell>
          <table:table-cell table:formula="of:=SUM([.B222]- PI())" office:value-type="float" office:value="0.680678408277788" calcext:value-type="float">
            <text:p>0.680678408277788</text:p>
          </table:table-cell>
          <table:table-cell table:number-columns-repeated="4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formula="of:=RADIANS([.A223])" office:value-type="float" office:value="3.83972435438752" calcext:value-type="float">
            <text:p>3.83972435438752</text:p>
          </table:table-cell>
          <table:table-cell table:formula="of:=SUM([.B223]- PI())" office:value-type="float" office:value="0.698131700797732" calcext:value-type="float">
            <text:p>0.698131700797732</text:p>
          </table:table-cell>
          <table:table-cell office:value-type="float" office:value="0.675" calcext:value-type="float">
            <text:p>0.675</text:p>
          </table:table-cell>
          <table:table-cell table:formula="of:=SUM([.C223]-[.D223])" office:value-type="float" office:value="0.0231317007977319" calcext:value-type="float">
            <text:p>0.0231317007977319</text:p>
          </table:table-cell>
          <table:table-cell office:value-type="float" office:value="0.69" calcext:value-type="float">
            <text:p>0.69</text:p>
          </table:table-cell>
          <table:table-cell table:formula="of:=SUM([.C223]-[.F223])" office:value-type="float" office:value="0.00813170079773196" calcext:value-type="float">
            <text:p>0.0081317007977319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RADIANS([.A224])" office:value-type="float" office:value="3.85717764690747" calcext:value-type="float">
            <text:p>3.85717764690747</text:p>
          </table:table-cell>
          <table:table-cell table:formula="of:=SUM([.B224]- PI())" office:value-type="float" office:value="0.715584993317675" calcext:value-type="float">
            <text:p>0.715584993317675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RADIANS([.A225])" office:value-type="float" office:value="3.87463093942741" calcext:value-type="float">
            <text:p>3.87463093942741</text:p>
          </table:table-cell>
          <table:table-cell table:formula="of:=SUM([.B225]- PI())" office:value-type="float" office:value="0.733038285837619" calcext:value-type="float">
            <text:p>0.733038285837619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RADIANS([.A226])" office:value-type="float" office:value="3.89208423194735" calcext:value-type="float">
            <text:p>3.89208423194735</text:p>
          </table:table-cell>
          <table:table-cell table:formula="of:=SUM([.B226]- PI())" office:value-type="float" office:value="0.750491578357562" calcext:value-type="float">
            <text:p>0.750491578357562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RADIANS([.A227])" office:value-type="float" office:value="3.9095375244673" calcext:value-type="float">
            <text:p>3.9095375244673</text:p>
          </table:table-cell>
          <table:table-cell table:formula="of:=SUM([.B227]- PI())" office:value-type="float" office:value="0.767944870877505" calcext:value-type="float">
            <text:p>0.76794487087750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RADIANS([.A228])" office:value-type="float" office:value="3.92699081698724" calcext:value-type="float">
            <text:p>3.92699081698724</text:p>
          </table:table-cell>
          <table:table-cell table:formula="of:=SUM([.B228]- PI())" office:value-type="float" office:value="0.785398163397448" calcext:value-type="float">
            <text:p>0.785398163397448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RADIANS([.A229])" office:value-type="float" office:value="3.94444410950718" calcext:value-type="float">
            <text:p>3.94444410950718</text:p>
          </table:table-cell>
          <table:table-cell table:formula="of:=SUM([.B229]- PI())" office:value-type="float" office:value="0.802851455917391" calcext:value-type="float">
            <text:p>0.802851455917391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RADIANS([.A230])" office:value-type="float" office:value="3.96189740202713" calcext:value-type="float">
            <text:p>3.96189740202713</text:p>
          </table:table-cell>
          <table:table-cell table:formula="of:=SUM([.B230]- PI())" office:value-type="float" office:value="0.820304748437335" calcext:value-type="float">
            <text:p>0.820304748437335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RADIANS([.A231])" office:value-type="float" office:value="3.97935069454707" calcext:value-type="float">
            <text:p>3.97935069454707</text:p>
          </table:table-cell>
          <table:table-cell table:formula="of:=SUM([.B231]- PI())" office:value-type="float" office:value="0.837758040957278" calcext:value-type="float">
            <text:p>0.837758040957278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RADIANS([.A232])" office:value-type="float" office:value="3.99680398706701" calcext:value-type="float">
            <text:p>3.99680398706701</text:p>
          </table:table-cell>
          <table:table-cell table:formula="of:=SUM([.B232]- PI())" office:value-type="float" office:value="0.855211333477221" calcext:value-type="float">
            <text:p>0.855211333477221</text:p>
          </table:table-cell>
          <table:table-cell table:number-columns-repeated="4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formula="of:=RADIANS([.A233])" office:value-type="float" office:value="4.01425727958696" calcext:value-type="float">
            <text:p>4.01425727958696</text:p>
          </table:table-cell>
          <table:table-cell table:formula="of:=SUM([.B233]- PI())" office:value-type="float" office:value="0.872664625997165" calcext:value-type="float">
            <text:p>0.872664625997165</text:p>
          </table:table-cell>
          <table:table-cell office:value-type="float" office:value="0.785" calcext:value-type="float">
            <text:p>0.785</text:p>
          </table:table-cell>
          <table:table-cell table:formula="of:=SUM([.C233]-[.D233])" office:value-type="float" office:value="0.0876646259971646" calcext:value-type="float">
            <text:p>0.0876646259971646</text:p>
          </table:table-cell>
          <table:table-cell office:value-type="float" office:value="0.86" calcext:value-type="float">
            <text:p>0.86</text:p>
          </table:table-cell>
          <table:table-cell table:formula="of:=SUM([.C233]-[.F233])" office:value-type="float" office:value="0.0126646259971647" calcext:value-type="float">
            <text:p>0.012664625997164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RADIANS([.A234])" office:value-type="float" office:value="4.0317105721069" calcext:value-type="float">
            <text:p>4.0317105721069</text:p>
          </table:table-cell>
          <table:table-cell table:formula="of:=SUM([.B234]- PI())" office:value-type="float" office:value="0.890117918517109" calcext:value-type="float">
            <text:p>0.890117918517109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RADIANS([.A235])" office:value-type="float" office:value="4.04916386462685" calcext:value-type="float">
            <text:p>4.04916386462685</text:p>
          </table:table-cell>
          <table:table-cell table:formula="of:=SUM([.B235]- PI())" office:value-type="float" office:value="0.907571211037052" calcext:value-type="float">
            <text:p>0.907571211037052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RADIANS([.A236])" office:value-type="float" office:value="4.06661715714679" calcext:value-type="float">
            <text:p>4.06661715714679</text:p>
          </table:table-cell>
          <table:table-cell table:formula="of:=SUM([.B236]- PI())" office:value-type="float" office:value="0.925024503556995" calcext:value-type="float">
            <text:p>0.925024503556995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RADIANS([.A237])" office:value-type="float" office:value="4.08407044966673" calcext:value-type="float">
            <text:p>4.08407044966673</text:p>
          </table:table-cell>
          <table:table-cell table:formula="of:=SUM([.B237]- PI())" office:value-type="float" office:value="0.942477796076938" calcext:value-type="float">
            <text:p>0.942477796076938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RADIANS([.A238])" office:value-type="float" office:value="4.10152374218667" calcext:value-type="float">
            <text:p>4.10152374218667</text:p>
          </table:table-cell>
          <table:table-cell table:formula="of:=SUM([.B238]- PI())" office:value-type="float" office:value="0.959931088596881" calcext:value-type="float">
            <text:p>0.959931088596881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RADIANS([.A239])" office:value-type="float" office:value="4.11897703470662" calcext:value-type="float">
            <text:p>4.11897703470662</text:p>
          </table:table-cell>
          <table:table-cell table:formula="of:=SUM([.B239]- PI())" office:value-type="float" office:value="0.977384381116824" calcext:value-type="float">
            <text:p>0.977384381116824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RADIANS([.A240])" office:value-type="float" office:value="4.13643032722656" calcext:value-type="float">
            <text:p>4.13643032722656</text:p>
          </table:table-cell>
          <table:table-cell table:formula="of:=SUM([.B240]- PI())" office:value-type="float" office:value="0.994837673636768" calcext:value-type="float">
            <text:p>0.99483767363676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RADIANS([.A241])" office:value-type="float" office:value="4.1538836197465" calcext:value-type="float">
            <text:p>4.1538836197465</text:p>
          </table:table-cell>
          <table:table-cell table:formula="of:=SUM([.B241]- PI())" office:value-type="float" office:value="1.01229096615671" calcext:value-type="float">
            <text:p>1.01229096615671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RADIANS([.A242])" office:value-type="float" office:value="4.17133691226645" calcext:value-type="float">
            <text:p>4.17133691226645</text:p>
          </table:table-cell>
          <table:table-cell table:formula="of:=SUM([.B242]- PI())" office:value-type="float" office:value="1.02974425867665" calcext:value-type="float">
            <text:p>1.02974425867665</text:p>
          </table:table-cell>
          <table:table-cell table:number-columns-repeated="4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formula="of:=RADIANS([.A243])" office:value-type="float" office:value="4.18879020478639" calcext:value-type="float">
            <text:p>4.18879020478639</text:p>
          </table:table-cell>
          <table:table-cell table:formula="of:=SUM([.B243]- PI())" office:value-type="float" office:value="1.0471975511966" calcext:value-type="float">
            <text:p>1.0471975511966</text:p>
          </table:table-cell>
          <table:table-cell office:value-type="float" office:value="0.96" calcext:value-type="float">
            <text:p>0.96</text:p>
          </table:table-cell>
          <table:table-cell table:formula="of:=SUM([.C243]-[.D243])" office:value-type="float" office:value="0.0871975511965974" calcext:value-type="float">
            <text:p>0.0871975511965974</text:p>
          </table:table-cell>
          <table:table-cell office:value-type="float" office:value="1.03" calcext:value-type="float">
            <text:p>1.03</text:p>
          </table:table-cell>
          <table:table-cell table:formula="of:=SUM([.C243]-[.F243])" office:value-type="float" office:value="0.0171975511965974" calcext:value-type="float">
            <text:p>0.017197551196597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RADIANS([.A244])" office:value-type="float" office:value="4.20624349730633" calcext:value-type="float">
            <text:p>4.20624349730633</text:p>
          </table:table-cell>
          <table:table-cell table:formula="of:=SUM([.B244]- PI())" office:value-type="float" office:value="1.06465084371654" calcext:value-type="float">
            <text:p>1.06465084371654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RADIANS([.A245])" office:value-type="float" office:value="4.22369678982628" calcext:value-type="float">
            <text:p>4.22369678982628</text:p>
          </table:table-cell>
          <table:table-cell table:formula="of:=SUM([.B245]- PI())" office:value-type="float" office:value="1.08210413623648" calcext:value-type="float">
            <text:p>1.08210413623648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RADIANS([.A246])" office:value-type="float" office:value="4.24115008234622" calcext:value-type="float">
            <text:p>4.24115008234622</text:p>
          </table:table-cell>
          <table:table-cell table:formula="of:=SUM([.B246]- PI())" office:value-type="float" office:value="1.09955742875643" calcext:value-type="float">
            <text:p>1.09955742875643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RADIANS([.A247])" office:value-type="float" office:value="4.25860337486616" calcext:value-type="float">
            <text:p>4.25860337486616</text:p>
          </table:table-cell>
          <table:table-cell table:formula="of:=SUM([.B247]- PI())" office:value-type="float" office:value="1.11701072127637" calcext:value-type="float">
            <text:p>1.11701072127637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RADIANS([.A248])" office:value-type="float" office:value="4.27605666738611" calcext:value-type="float">
            <text:p>4.27605666738611</text:p>
          </table:table-cell>
          <table:table-cell table:formula="of:=SUM([.B248]- PI())" office:value-type="float" office:value="1.13446401379631" calcext:value-type="float">
            <text:p>1.13446401379631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RADIANS([.A249])" office:value-type="float" office:value="4.29350995990605" calcext:value-type="float">
            <text:p>4.29350995990605</text:p>
          </table:table-cell>
          <table:table-cell table:formula="of:=SUM([.B249]- PI())" office:value-type="float" office:value="1.15191730631626" calcext:value-type="float">
            <text:p>1.15191730631626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RADIANS([.A250])" office:value-type="float" office:value="4.31096325242599" calcext:value-type="float">
            <text:p>4.31096325242599</text:p>
          </table:table-cell>
          <table:table-cell table:formula="of:=SUM([.B250]- PI())" office:value-type="float" office:value="1.1693705988362" calcext:value-type="float">
            <text:p>1.1693705988362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RADIANS([.A251])" office:value-type="float" office:value="4.32841654494594" calcext:value-type="float">
            <text:p>4.32841654494594</text:p>
          </table:table-cell>
          <table:table-cell table:formula="of:=SUM([.B251]- PI())" office:value-type="float" office:value="1.18682389135614" calcext:value-type="float">
            <text:p>1.18682389135614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RADIANS([.A252])" office:value-type="float" office:value="4.34586983746588" calcext:value-type="float">
            <text:p>4.34586983746588</text:p>
          </table:table-cell>
          <table:table-cell table:formula="of:=SUM([.B252]- PI())" office:value-type="float" office:value="1.20427718387609" calcext:value-type="float">
            <text:p>1.20427718387609</text:p>
          </table:table-cell>
          <table:table-cell table:number-columns-repeated="4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formula="of:=RADIANS([.A253])" office:value-type="float" office:value="4.36332312998582" calcext:value-type="float">
            <text:p>4.36332312998582</text:p>
          </table:table-cell>
          <table:table-cell table:formula="of:=SUM([.B253]- PI())" office:value-type="float" office:value="1.22173047639603" calcext:value-type="float">
            <text:p>1.22173047639603</text:p>
          </table:table-cell>
          <table:table-cell office:value-type="float" office:value="1.131" calcext:value-type="float">
            <text:p>1.131</text:p>
          </table:table-cell>
          <table:table-cell table:formula="of:=SUM([.C253]-[.D253])" office:value-type="float" office:value="0.0907304763960302" calcext:value-type="float">
            <text:p>0.0907304763960302</text:p>
          </table:table-cell>
          <table:table-cell office:value-type="float" office:value="1.21" calcext:value-type="float">
            <text:p>1.21</text:p>
          </table:table-cell>
          <table:table-cell table:formula="of:=SUM([.C253]-[.F253])" office:value-type="float" office:value="0.0117304763960302" calcext:value-type="float">
            <text:p>0.011730476396030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RADIANS([.A254])" office:value-type="float" office:value="4.38077642250577" calcext:value-type="float">
            <text:p>4.38077642250577</text:p>
          </table:table-cell>
          <table:table-cell table:formula="of:=SUM([.B254]- PI())" office:value-type="float" office:value="1.23918376891597" calcext:value-type="float">
            <text:p>1.23918376891597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RADIANS([.A255])" office:value-type="float" office:value="4.39822971502571" calcext:value-type="float">
            <text:p>4.39822971502571</text:p>
          </table:table-cell>
          <table:table-cell table:formula="of:=SUM([.B255]- PI())" office:value-type="float" office:value="1.25663706143592" calcext:value-type="float">
            <text:p>1.25663706143592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RADIANS([.A256])" office:value-type="float" office:value="4.41568300754565" calcext:value-type="float">
            <text:p>4.41568300754565</text:p>
          </table:table-cell>
          <table:table-cell table:formula="of:=SUM([.B256]- PI())" office:value-type="float" office:value="1.27409035395586" calcext:value-type="float">
            <text:p>1.27409035395586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RADIANS([.A257])" office:value-type="float" office:value="4.4331363000656" calcext:value-type="float">
            <text:p>4.4331363000656</text:p>
          </table:table-cell>
          <table:table-cell table:formula="of:=SUM([.B257]- PI())" office:value-type="float" office:value="1.2915436464758" calcext:value-type="float">
            <text:p>1.2915436464758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RADIANS([.A258])" office:value-type="float" office:value="4.45058959258554" calcext:value-type="float">
            <text:p>4.45058959258554</text:p>
          </table:table-cell>
          <table:table-cell table:formula="of:=SUM([.B258]- PI())" office:value-type="float" office:value="1.30899693899575" calcext:value-type="float">
            <text:p>1.30899693899575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RADIANS([.A259])" office:value-type="float" office:value="4.46804288510548" calcext:value-type="float">
            <text:p>4.46804288510548</text:p>
          </table:table-cell>
          <table:table-cell table:formula="of:=SUM([.B259]- PI())" office:value-type="float" office:value="1.32645023151569" calcext:value-type="float">
            <text:p>1.32645023151569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RADIANS([.A260])" office:value-type="float" office:value="4.48549617762543" calcext:value-type="float">
            <text:p>4.48549617762543</text:p>
          </table:table-cell>
          <table:table-cell table:formula="of:=SUM([.B260]- PI())" office:value-type="float" office:value="1.34390352403563" calcext:value-type="float">
            <text:p>1.34390352403563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RADIANS([.A261])" office:value-type="float" office:value="4.50294947014537" calcext:value-type="float">
            <text:p>4.50294947014537</text:p>
          </table:table-cell>
          <table:table-cell table:formula="of:=SUM([.B261]- PI())" office:value-type="float" office:value="1.36135681655558" calcext:value-type="float">
            <text:p>1.36135681655558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RADIANS([.A262])" office:value-type="float" office:value="4.52040276266531" calcext:value-type="float">
            <text:p>4.52040276266531</text:p>
          </table:table-cell>
          <table:table-cell table:formula="of:=SUM([.B262]- PI())" office:value-type="float" office:value="1.37881010907552" calcext:value-type="float">
            <text:p>1.37881010907552</text:p>
          </table:table-cell>
          <table:table-cell table:number-columns-repeated="4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formula="of:=RADIANS([.A263])" office:value-type="float" office:value="4.53785605518526" calcext:value-type="float">
            <text:p>4.53785605518526</text:p>
          </table:table-cell>
          <table:table-cell table:formula="of:=SUM([.B263]- PI())" office:value-type="float" office:value="1.39626340159546" calcext:value-type="float">
            <text:p>1.39626340159546</text:p>
          </table:table-cell>
          <table:table-cell office:value-type="float" office:value="1.305" calcext:value-type="float">
            <text:p>1.305</text:p>
          </table:table-cell>
          <table:table-cell table:formula="of:=SUM([.C263]-[.D263])" office:value-type="float" office:value="0.0912634015954639" calcext:value-type="float">
            <text:p>0.0912634015954639</text:p>
          </table:table-cell>
          <table:table-cell office:value-type="float" office:value="1.38" calcext:value-type="float">
            <text:p>1.38</text:p>
          </table:table-cell>
          <table:table-cell table:formula="of:=SUM([.C263]-[.F263])" office:value-type="float" office:value="0.0162634015954639" calcext:value-type="float">
            <text:p>0.016263401595463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RADIANS([.A264])" office:value-type="float" office:value="4.5553093477052" calcext:value-type="float">
            <text:p>4.5553093477052</text:p>
          </table:table-cell>
          <table:table-cell table:formula="of:=SUM([.B264]- PI())" office:value-type="float" office:value="1.41371669411541" calcext:value-type="float">
            <text:p>1.41371669411541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RADIANS([.A265])" office:value-type="float" office:value="4.57276264022514" calcext:value-type="float">
            <text:p>4.57276264022514</text:p>
          </table:table-cell>
          <table:table-cell table:formula="of:=SUM([.B265]- PI())" office:value-type="float" office:value="1.43116998663535" calcext:value-type="float">
            <text:p>1.43116998663535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RADIANS([.A266])" office:value-type="float" office:value="4.59021593274509" calcext:value-type="float">
            <text:p>4.59021593274509</text:p>
          </table:table-cell>
          <table:table-cell table:formula="of:=SUM([.B266]- PI())" office:value-type="float" office:value="1.44862327915529" calcext:value-type="float">
            <text:p>1.44862327915529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RADIANS([.A267])" office:value-type="float" office:value="4.60766922526503" calcext:value-type="float">
            <text:p>4.60766922526503</text:p>
          </table:table-cell>
          <table:table-cell table:formula="of:=SUM([.B267]- PI())" office:value-type="float" office:value="1.46607657167524" calcext:value-type="float">
            <text:p>1.46607657167524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RADIANS([.A268])" office:value-type="float" office:value="4.62512251778497" calcext:value-type="float">
            <text:p>4.62512251778497</text:p>
          </table:table-cell>
          <table:table-cell table:formula="of:=SUM([.B268]- PI())" office:value-type="float" office:value="1.48352986419518" calcext:value-type="float">
            <text:p>1.48352986419518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RADIANS([.A269])" office:value-type="float" office:value="4.64257581030492" calcext:value-type="float">
            <text:p>4.64257581030492</text:p>
          </table:table-cell>
          <table:table-cell table:formula="of:=SUM([.B269]- PI())" office:value-type="float" office:value="1.50098315671512" calcext:value-type="float">
            <text:p>1.50098315671512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RADIANS([.A270])" office:value-type="float" office:value="4.66002910282486" calcext:value-type="float">
            <text:p>4.66002910282486</text:p>
          </table:table-cell>
          <table:table-cell table:formula="of:=SUM([.B270]- PI())" office:value-type="float" office:value="1.51843644923507" calcext:value-type="float">
            <text:p>1.51843644923507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RADIANS([.A271])" office:value-type="float" office:value="4.6774823953448" calcext:value-type="float">
            <text:p>4.6774823953448</text:p>
          </table:table-cell>
          <table:table-cell table:formula="of:=SUM([.B271]- PI())" office:value-type="float" office:value="1.53588974175501" calcext:value-type="float">
            <text:p>1.53588974175501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RADIANS([.A272])" office:value-type="float" office:value="4.69493568786475" calcext:value-type="float">
            <text:p>4.69493568786475</text:p>
          </table:table-cell>
          <table:table-cell table:formula="of:=SUM([.B272]- PI())" office:value-type="float" office:value="1.55334303427495" calcext:value-type="float">
            <text:p>1.55334303427495</text:p>
          </table:table-cell>
          <table:table-cell table:number-columns-repeated="4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formula="of:=RADIANS([.A273])" office:value-type="float" office:value="4.71238898038469" calcext:value-type="float">
            <text:p>4.71238898038469</text:p>
          </table:table-cell>
          <table:table-cell table:formula="of:=SUM([.B273]- PI())" office:value-type="float" office:value="1.5707963267949" calcext:value-type="float">
            <text:p>1.5707963267949</text:p>
          </table:table-cell>
          <table:table-cell office:value-type="float" office:value="1.488" calcext:value-type="float">
            <text:p>1.488</text:p>
          </table:table-cell>
          <table:table-cell table:formula="of:=SUM([.C273]-[.D273])" office:value-type="float" office:value="0.0827963267948966" calcext:value-type="float">
            <text:p>0.0827963267948966</text:p>
          </table:table-cell>
          <table:table-cell office:value-type="float" office:value="1.56" calcext:value-type="float">
            <text:p>1.56</text:p>
          </table:table-cell>
          <table:table-cell table:formula="of:=SUM([.C273]-[.F273])" office:value-type="float" office:value="0.0107963267948965" calcext:value-type="float">
            <text:p>0.010796326794896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RADIANS([.A274])" office:value-type="float" office:value="4.72984227290463" calcext:value-type="float">
            <text:p>4.72984227290463</text:p>
          </table:table-cell>
          <table:table-cell table:formula="of:=SUM([.B274]- PI())" office:value-type="float" office:value="1.58824961931484" calcext:value-type="float">
            <text:p>1.58824961931484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RADIANS([.A275])" office:value-type="float" office:value="4.74729556542458" calcext:value-type="float">
            <text:p>4.74729556542458</text:p>
          </table:table-cell>
          <table:table-cell table:formula="of:=SUM([.B275]- PI())" office:value-type="float" office:value="1.60570291183478" calcext:value-type="float">
            <text:p>1.60570291183478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RADIANS([.A276])" office:value-type="float" office:value="4.76474885794452" calcext:value-type="float">
            <text:p>4.76474885794452</text:p>
          </table:table-cell>
          <table:table-cell table:formula="of:=SUM([.B276]- PI())" office:value-type="float" office:value="1.62315620435473" calcext:value-type="float">
            <text:p>1.62315620435473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RADIANS([.A277])" office:value-type="float" office:value="4.78220215046446" calcext:value-type="float">
            <text:p>4.78220215046446</text:p>
          </table:table-cell>
          <table:table-cell table:formula="of:=SUM([.B277]- PI())" office:value-type="float" office:value="1.64060949687467" calcext:value-type="float">
            <text:p>1.64060949687467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RADIANS([.A278])" office:value-type="float" office:value="4.79965544298441" calcext:value-type="float">
            <text:p>4.79965544298441</text:p>
          </table:table-cell>
          <table:table-cell table:formula="of:=SUM([.B278]- PI())" office:value-type="float" office:value="1.65806278939461" calcext:value-type="float">
            <text:p>1.65806278939461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RADIANS([.A279])" office:value-type="float" office:value="4.81710873550435" calcext:value-type="float">
            <text:p>4.81710873550435</text:p>
          </table:table-cell>
          <table:table-cell table:formula="of:=SUM([.B279]- PI())" office:value-type="float" office:value="1.67551608191456" calcext:value-type="float">
            <text:p>1.67551608191456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RADIANS([.A280])" office:value-type="float" office:value="4.83456202802429" calcext:value-type="float">
            <text:p>4.83456202802429</text:p>
          </table:table-cell>
          <table:table-cell table:formula="of:=SUM([.B280]- PI())" office:value-type="float" office:value="1.6929693744345" calcext:value-type="float">
            <text:p>1.6929693744345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RADIANS([.A281])" office:value-type="float" office:value="4.85201532054424" calcext:value-type="float">
            <text:p>4.85201532054424</text:p>
          </table:table-cell>
          <table:table-cell table:formula="of:=SUM([.B281]- PI())" office:value-type="float" office:value="1.71042266695444" calcext:value-type="float">
            <text:p>1.71042266695444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RADIANS([.A282])" office:value-type="float" office:value="4.86946861306418" calcext:value-type="float">
            <text:p>4.86946861306418</text:p>
          </table:table-cell>
          <table:table-cell table:formula="of:=SUM([.B282]- PI())" office:value-type="float" office:value="1.72787595947439" calcext:value-type="float">
            <text:p>1.72787595947439</text:p>
          </table:table-cell>
          <table:table-cell table:number-columns-repeated="4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formula="of:=RADIANS([.A283])" office:value-type="float" office:value="4.88692190558412" calcext:value-type="float">
            <text:p>4.88692190558412</text:p>
          </table:table-cell>
          <table:table-cell table:formula="of:=SUM([.B283]- PI())" office:value-type="float" office:value="1.74532925199433" calcext:value-type="float">
            <text:p>1.74532925199433</text:p>
          </table:table-cell>
          <table:table-cell office:value-type="float" office:value="1.736" calcext:value-type="float">
            <text:p>1.736</text:p>
          </table:table-cell>
          <table:table-cell table:formula="of:=SUM([.C283]-[.D283])" office:value-type="float" office:value="0.00932925199432932" calcext:value-type="float">
            <text:p>0.00932925199432932</text:p>
          </table:table-cell>
          <table:table-cell office:value-type="float" office:value="1.73" calcext:value-type="float">
            <text:p>1.73</text:p>
          </table:table-cell>
          <table:table-cell table:formula="of:=SUM([.C283]-[.F283])" office:value-type="float" office:value="0.0153292519943293" calcext:value-type="float">
            <text:p>0.015329251994329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RADIANS([.A284])" office:value-type="float" office:value="4.90437519810407" calcext:value-type="float">
            <text:p>4.90437519810407</text:p>
          </table:table-cell>
          <table:table-cell table:formula="of:=SUM([.B284]- PI())" office:value-type="float" office:value="1.76278254451427" calcext:value-type="float">
            <text:p>1.76278254451427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RADIANS([.A285])" office:value-type="float" office:value="4.92182849062401" calcext:value-type="float">
            <text:p>4.92182849062401</text:p>
          </table:table-cell>
          <table:table-cell table:formula="of:=SUM([.B285]- PI())" office:value-type="float" office:value="1.78023583703422" calcext:value-type="float">
            <text:p>1.78023583703422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RADIANS([.A286])" office:value-type="float" office:value="4.93928178314395" calcext:value-type="float">
            <text:p>4.93928178314395</text:p>
          </table:table-cell>
          <table:table-cell table:formula="of:=SUM([.B286]- PI())" office:value-type="float" office:value="1.79768912955416" calcext:value-type="float">
            <text:p>1.79768912955416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RADIANS([.A287])" office:value-type="float" office:value="4.9567350756639" calcext:value-type="float">
            <text:p>4.9567350756639</text:p>
          </table:table-cell>
          <table:table-cell table:formula="of:=SUM([.B287]- PI())" office:value-type="float" office:value="1.8151424220741" calcext:value-type="float">
            <text:p>1.8151424220741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RADIANS([.A288])" office:value-type="float" office:value="4.97418836818384" calcext:value-type="float">
            <text:p>4.97418836818384</text:p>
          </table:table-cell>
          <table:table-cell table:formula="of:=SUM([.B288]- PI())" office:value-type="float" office:value="1.83259571459405" calcext:value-type="float">
            <text:p>1.83259571459405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RADIANS([.A289])" office:value-type="float" office:value="4.99164166070378" calcext:value-type="float">
            <text:p>4.99164166070378</text:p>
          </table:table-cell>
          <table:table-cell table:formula="of:=SUM([.B289]- PI())" office:value-type="float" office:value="1.85004900711399" calcext:value-type="float">
            <text:p>1.85004900711399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RADIANS([.A290])" office:value-type="float" office:value="5.00909495322373" calcext:value-type="float">
            <text:p>5.00909495322373</text:p>
          </table:table-cell>
          <table:table-cell table:formula="of:=SUM([.B290]- PI())" office:value-type="float" office:value="1.86750229963393" calcext:value-type="float">
            <text:p>1.86750229963393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RADIANS([.A291])" office:value-type="float" office:value="5.02654824574367" calcext:value-type="float">
            <text:p>5.02654824574367</text:p>
          </table:table-cell>
          <table:table-cell table:formula="of:=SUM([.B291]- PI())" office:value-type="float" office:value="1.88495559215388" calcext:value-type="float">
            <text:p>1.88495559215388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RADIANS([.A292])" office:value-type="float" office:value="5.04400153826361" calcext:value-type="float">
            <text:p>5.04400153826361</text:p>
          </table:table-cell>
          <table:table-cell table:formula="of:=SUM([.B292]- PI())" office:value-type="float" office:value="1.90240888467382" calcext:value-type="float">
            <text:p>1.90240888467382</text:p>
          </table:table-cell>
          <table:table-cell table:number-columns-repeated="4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table:formula="of:=RADIANS([.A293])" office:value-type="float" office:value="5.06145483078356" calcext:value-type="float">
            <text:p>5.06145483078356</text:p>
          </table:table-cell>
          <table:table-cell table:formula="of:=SUM([.B293]- PI())" office:value-type="float" office:value="1.91986217719376" calcext:value-type="float">
            <text:p>1.91986217719376</text:p>
          </table:table-cell>
          <table:table-cell office:value-type="float" office:value="1.92" calcext:value-type="float">
            <text:p>1.92</text:p>
          </table:table-cell>
          <table:table-cell table:formula="of:=SUM([.C293]-[.D293])" office:value-type="float" office:value="-0.000137822806236976" calcext:value-type="float">
            <text:p>-0.000137822806236976</text:p>
          </table:table-cell>
          <table:table-cell office:value-type="float" office:value="1.9" calcext:value-type="float">
            <text:p>1.9</text:p>
          </table:table-cell>
          <table:table-cell table:formula="of:=SUM([.C293]-[.F293])" office:value-type="float" office:value="0.019862177193763" calcext:value-type="float">
            <text:p>0.01986217719376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RADIANS([.A294])" office:value-type="float" office:value="5.0789081233035" calcext:value-type="float">
            <text:p>5.0789081233035</text:p>
          </table:table-cell>
          <table:table-cell table:formula="of:=SUM([.B294]- PI())" office:value-type="float" office:value="1.93731546971371" calcext:value-type="float">
            <text:p>1.93731546971371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RADIANS([.A295])" office:value-type="float" office:value="5.09636141582344" calcext:value-type="float">
            <text:p>5.09636141582344</text:p>
          </table:table-cell>
          <table:table-cell table:formula="of:=SUM([.B295]- PI())" office:value-type="float" office:value="1.95476876223365" calcext:value-type="float">
            <text:p>1.95476876223365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RADIANS([.A296])" office:value-type="float" office:value="5.11381470834339" calcext:value-type="float">
            <text:p>5.11381470834339</text:p>
          </table:table-cell>
          <table:table-cell table:formula="of:=SUM([.B296]- PI())" office:value-type="float" office:value="1.97222205475359" calcext:value-type="float">
            <text:p>1.97222205475359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RADIANS([.A297])" office:value-type="float" office:value="5.13126800086333" calcext:value-type="float">
            <text:p>5.13126800086333</text:p>
          </table:table-cell>
          <table:table-cell table:formula="of:=SUM([.B297]- PI())" office:value-type="float" office:value="1.98967534727354" calcext:value-type="float">
            <text:p>1.98967534727354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RADIANS([.A298])" office:value-type="float" office:value="5.14872129338327" calcext:value-type="float">
            <text:p>5.14872129338327</text:p>
          </table:table-cell>
          <table:table-cell table:formula="of:=SUM([.B298]- PI())" office:value-type="float" office:value="2.00712863979348" calcext:value-type="float">
            <text:p>2.00712863979348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RADIANS([.A299])" office:value-type="float" office:value="5.16617458590322" calcext:value-type="float">
            <text:p>5.16617458590322</text:p>
          </table:table-cell>
          <table:table-cell table:formula="of:=SUM([.B299]- PI())" office:value-type="float" office:value="2.02458193231342" calcext:value-type="float">
            <text:p>2.02458193231342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RADIANS([.A300])" office:value-type="float" office:value="5.18362787842316" calcext:value-type="float">
            <text:p>5.18362787842316</text:p>
          </table:table-cell>
          <table:table-cell table:formula="of:=SUM([.B300]- PI())" office:value-type="float" office:value="2.04203522483337" calcext:value-type="float">
            <text:p>2.04203522483337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RADIANS([.A301])" office:value-type="float" office:value="5.2010811709431" calcext:value-type="float">
            <text:p>5.2010811709431</text:p>
          </table:table-cell>
          <table:table-cell table:formula="of:=SUM([.B301]- PI())" office:value-type="float" office:value="2.05948851735331" calcext:value-type="float">
            <text:p>2.05948851735331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RADIANS([.A302])" office:value-type="float" office:value="5.21853446346305" calcext:value-type="float">
            <text:p>5.21853446346305</text:p>
          </table:table-cell>
          <table:table-cell table:formula="of:=SUM([.B302]- PI())" office:value-type="float" office:value="2.07694180987325" calcext:value-type="float">
            <text:p>2.07694180987325</text:p>
          </table:table-cell>
          <table:table-cell table:number-columns-repeated="4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formula="of:=RADIANS([.A303])" office:value-type="float" office:value="5.23598775598299" calcext:value-type="float">
            <text:p>5.23598775598299</text:p>
          </table:table-cell>
          <table:table-cell table:formula="of:=SUM([.B303]- PI())" office:value-type="float" office:value="2.0943951023932" calcext:value-type="float">
            <text:p>2.0943951023932</text:p>
          </table:table-cell>
          <table:table-cell office:value-type="float" office:value="2.111" calcext:value-type="float">
            <text:p>2.111</text:p>
          </table:table-cell>
          <table:table-cell table:formula="of:=SUM([.C303]-[.D303])" office:value-type="float" office:value="-0.0166048976068045" calcext:value-type="float">
            <text:p>-0.0166048976068045</text:p>
          </table:table-cell>
          <table:table-cell office:value-type="float" office:value="2.08" calcext:value-type="float">
            <text:p>2.08</text:p>
          </table:table-cell>
          <table:table-cell table:formula="of:=SUM([.C303]-[.F303])" office:value-type="float" office:value="0.0143951023931956" calcext:value-type="float">
            <text:p>0.014395102393195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RADIANS([.A304])" office:value-type="float" office:value="5.25344104850293" calcext:value-type="float">
            <text:p>5.25344104850293</text:p>
          </table:table-cell>
          <table:table-cell table:formula="of:=SUM([.B304]- PI())" office:value-type="float" office:value="2.11184839491314" calcext:value-type="float">
            <text:p>2.11184839491314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RADIANS([.A305])" office:value-type="float" office:value="5.27089434102288" calcext:value-type="float">
            <text:p>5.27089434102288</text:p>
          </table:table-cell>
          <table:table-cell table:formula="of:=SUM([.B305]- PI())" office:value-type="float" office:value="2.12930168743308" calcext:value-type="float">
            <text:p>2.12930168743308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RADIANS([.A306])" office:value-type="float" office:value="5.28834763354282" calcext:value-type="float">
            <text:p>5.28834763354282</text:p>
          </table:table-cell>
          <table:table-cell table:formula="of:=SUM([.B306]- PI())" office:value-type="float" office:value="2.14675497995302" calcext:value-type="float">
            <text:p>2.14675497995302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RADIANS([.A307])" office:value-type="float" office:value="5.30580092606276" calcext:value-type="float">
            <text:p>5.30580092606276</text:p>
          </table:table-cell>
          <table:table-cell table:formula="of:=SUM([.B307]- PI())" office:value-type="float" office:value="2.16420827247297" calcext:value-type="float">
            <text:p>2.16420827247297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RADIANS([.A308])" office:value-type="float" office:value="5.32325421858271" calcext:value-type="float">
            <text:p>5.32325421858271</text:p>
          </table:table-cell>
          <table:table-cell table:formula="of:=SUM([.B308]- PI())" office:value-type="float" office:value="2.18166156499291" calcext:value-type="float">
            <text:p>2.18166156499291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RADIANS([.A309])" office:value-type="float" office:value="5.34070751110265" calcext:value-type="float">
            <text:p>5.34070751110265</text:p>
          </table:table-cell>
          <table:table-cell table:formula="of:=SUM([.B309]- PI())" office:value-type="float" office:value="2.19911485751286" calcext:value-type="float">
            <text:p>2.19911485751286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RADIANS([.A310])" office:value-type="float" office:value="5.35816080362259" calcext:value-type="float">
            <text:p>5.35816080362259</text:p>
          </table:table-cell>
          <table:table-cell table:formula="of:=SUM([.B310]- PI())" office:value-type="float" office:value="2.2165681500328" calcext:value-type="float">
            <text:p>2.2165681500328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RADIANS([.A311])" office:value-type="float" office:value="5.37561409614253" calcext:value-type="float">
            <text:p>5.37561409614253</text:p>
          </table:table-cell>
          <table:table-cell table:formula="of:=SUM([.B311]- PI())" office:value-type="float" office:value="2.23402144255274" calcext:value-type="float">
            <text:p>2.23402144255274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RADIANS([.A312])" office:value-type="float" office:value="5.39306738866248" calcext:value-type="float">
            <text:p>5.39306738866248</text:p>
          </table:table-cell>
          <table:table-cell table:formula="of:=SUM([.B312]- PI())" office:value-type="float" office:value="2.25147473507268" calcext:value-type="float">
            <text:p>2.25147473507268</text:p>
          </table:table-cell>
          <table:table-cell table:number-columns-repeated="4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formula="of:=RADIANS([.A313])" office:value-type="float" office:value="5.41052068118242" calcext:value-type="float">
            <text:p>5.41052068118242</text:p>
          </table:table-cell>
          <table:table-cell table:formula="of:=SUM([.B313]- PI())" office:value-type="float" office:value="2.26892802759263" calcext:value-type="float">
            <text:p>2.26892802759263</text:p>
          </table:table-cell>
          <table:table-cell office:value-type="float" office:value="2.297" calcext:value-type="float">
            <text:p>2.297</text:p>
          </table:table-cell>
          <table:table-cell table:formula="of:=SUM([.C313]-[.D313])" office:value-type="float" office:value="-0.0280719724073717" calcext:value-type="float">
            <text:p>-0.0280719724073717</text:p>
          </table:table-cell>
          <table:table-cell office:value-type="float" office:value="2.25" calcext:value-type="float">
            <text:p>2.25</text:p>
          </table:table-cell>
          <table:table-cell table:formula="of:=SUM([.C313]-[.F313])" office:value-type="float" office:value="0.0189280275926285" calcext:value-type="float">
            <text:p>0.018928027592628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RADIANS([.A314])" office:value-type="float" office:value="5.42797397370237" calcext:value-type="float">
            <text:p>5.42797397370237</text:p>
          </table:table-cell>
          <table:table-cell table:formula="of:=SUM([.B314]- PI())" office:value-type="float" office:value="2.28638132011257" calcext:value-type="float">
            <text:p>2.28638132011257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RADIANS([.A315])" office:value-type="float" office:value="5.44542726622231" calcext:value-type="float">
            <text:p>5.44542726622231</text:p>
          </table:table-cell>
          <table:table-cell table:formula="of:=SUM([.B315]- PI())" office:value-type="float" office:value="2.30383461263252" calcext:value-type="float">
            <text:p>2.30383461263252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RADIANS([.A316])" office:value-type="float" office:value="5.46288055874225" calcext:value-type="float">
            <text:p>5.46288055874225</text:p>
          </table:table-cell>
          <table:table-cell table:formula="of:=SUM([.B316]- PI())" office:value-type="float" office:value="2.32128790515246" calcext:value-type="float">
            <text:p>2.32128790515246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RADIANS([.A317])" office:value-type="float" office:value="5.4803338512622" calcext:value-type="float">
            <text:p>5.4803338512622</text:p>
          </table:table-cell>
          <table:table-cell table:formula="of:=SUM([.B317]- PI())" office:value-type="float" office:value="2.3387411976724" calcext:value-type="float">
            <text:p>2.3387411976724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RADIANS([.A318])" office:value-type="float" office:value="5.49778714378214" calcext:value-type="float">
            <text:p>5.49778714378214</text:p>
          </table:table-cell>
          <table:table-cell table:formula="of:=SUM([.B318]- PI())" office:value-type="float" office:value="2.35619449019234" calcext:value-type="float">
            <text:p>2.35619449019234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RADIANS([.A319])" office:value-type="float" office:value="5.51524043630208" calcext:value-type="float">
            <text:p>5.51524043630208</text:p>
          </table:table-cell>
          <table:table-cell table:formula="of:=SUM([.B319]- PI())" office:value-type="float" office:value="2.37364778271229" calcext:value-type="float">
            <text:p>2.37364778271229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RADIANS([.A320])" office:value-type="float" office:value="5.53269372882202" calcext:value-type="float">
            <text:p>5.53269372882202</text:p>
          </table:table-cell>
          <table:table-cell table:formula="of:=SUM([.B320]- PI())" office:value-type="float" office:value="2.39110107523223" calcext:value-type="float">
            <text:p>2.39110107523223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RADIANS([.A321])" office:value-type="float" office:value="5.55014702134197" calcext:value-type="float">
            <text:p>5.55014702134197</text:p>
          </table:table-cell>
          <table:table-cell table:formula="of:=SUM([.B321]- PI())" office:value-type="float" office:value="2.40855436775217" calcext:value-type="float">
            <text:p>2.40855436775217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RADIANS([.A322])" office:value-type="float" office:value="5.56760031386191" calcext:value-type="float">
            <text:p>5.56760031386191</text:p>
          </table:table-cell>
          <table:table-cell table:formula="of:=SUM([.B322]- PI())" office:value-type="float" office:value="2.42600766027212" calcext:value-type="float">
            <text:p>2.42600766027212</text:p>
          </table:table-cell>
          <table:table-cell table:number-columns-repeated="4"/>
        </table:table-row>
        <table:table-row table:style-name="ro1">
          <table:table-cell table:style-name="ce2" office:value-type="float" office:value="320" calcext:value-type="float">
            <text:p>320</text:p>
          </table:table-cell>
          <table:table-cell table:formula="of:=RADIANS([.A323])" office:value-type="float" office:value="5.58505360638185" calcext:value-type="float">
            <text:p>5.58505360638185</text:p>
          </table:table-cell>
          <table:table-cell table:formula="of:=SUM([.B323]- PI())" office:value-type="float" office:value="2.44346095279206" calcext:value-type="float">
            <text:p>2.44346095279206</text:p>
          </table:table-cell>
          <table:table-cell office:value-type="float" office:value="2.433" calcext:value-type="float">
            <text:p>2.433</text:p>
          </table:table-cell>
          <table:table-cell table:formula="of:=SUM([.C323]-[.D323])" office:value-type="float" office:value="0.0104609527920614" calcext:value-type="float">
            <text:p>0.0104609527920614</text:p>
          </table:table-cell>
          <table:table-cell office:value-type="float" office:value="2.43" calcext:value-type="float">
            <text:p>2.43</text:p>
          </table:table-cell>
          <table:table-cell table:formula="of:=SUM([.C323]-[.F323])" office:value-type="float" office:value="0.0134609527920611" calcext:value-type="float">
            <text:p>0.013460952792061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RADIANS([.A324])" office:value-type="float" office:value="5.6025068989018" calcext:value-type="float">
            <text:p>5.6025068989018</text:p>
          </table:table-cell>
          <table:table-cell table:formula="of:=SUM([.B324]- PI())" office:value-type="float" office:value="2.46091424531201" calcext:value-type="float">
            <text:p>2.46091424531201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RADIANS([.A325])" office:value-type="float" office:value="5.61996019142174" calcext:value-type="float">
            <text:p>5.61996019142174</text:p>
          </table:table-cell>
          <table:table-cell table:formula="of:=SUM([.B325]- PI())" office:value-type="float" office:value="2.47836753783195" calcext:value-type="float">
            <text:p>2.47836753783195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RADIANS([.A326])" office:value-type="float" office:value="5.63741348394168" calcext:value-type="float">
            <text:p>5.63741348394168</text:p>
          </table:table-cell>
          <table:table-cell table:formula="of:=SUM([.B326]- PI())" office:value-type="float" office:value="2.49582083035189" calcext:value-type="float">
            <text:p>2.49582083035189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RADIANS([.A327])" office:value-type="float" office:value="5.65486677646163" calcext:value-type="float">
            <text:p>5.65486677646163</text:p>
          </table:table-cell>
          <table:table-cell table:formula="of:=SUM([.B327]- PI())" office:value-type="float" office:value="2.51327412287183" calcext:value-type="float">
            <text:p>2.51327412287183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RADIANS([.A328])" office:value-type="float" office:value="5.67232006898157" calcext:value-type="float">
            <text:p>5.67232006898157</text:p>
          </table:table-cell>
          <table:table-cell table:formula="of:=SUM([.B328]- PI())" office:value-type="float" office:value="2.53072741539178" calcext:value-type="float">
            <text:p>2.53072741539178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RADIANS([.A329])" office:value-type="float" office:value="5.68977336150151" calcext:value-type="float">
            <text:p>5.68977336150151</text:p>
          </table:table-cell>
          <table:table-cell table:formula="of:=SUM([.B329]- PI())" office:value-type="float" office:value="2.54818070791172" calcext:value-type="float">
            <text:p>2.54818070791172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RADIANS([.A330])" office:value-type="float" office:value="5.70722665402146" calcext:value-type="float">
            <text:p>5.70722665402146</text:p>
          </table:table-cell>
          <table:table-cell table:formula="of:=SUM([.B330]- PI())" office:value-type="float" office:value="2.56563400043166" calcext:value-type="float">
            <text:p>2.56563400043166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RADIANS([.A331])" office:value-type="float" office:value="5.7246799465414" calcext:value-type="float">
            <text:p>5.7246799465414</text:p>
          </table:table-cell>
          <table:table-cell table:formula="of:=SUM([.B331]- PI())" office:value-type="float" office:value="2.58308729295161" calcext:value-type="float">
            <text:p>2.58308729295161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RADIANS([.A332])" office:value-type="float" office:value="5.74213323906134" calcext:value-type="float">
            <text:p>5.74213323906134</text:p>
          </table:table-cell>
          <table:table-cell table:formula="of:=SUM([.B332]- PI())" office:value-type="float" office:value="2.60054058547155" calcext:value-type="float">
            <text:p>2.60054058547155</text:p>
          </table:table-cell>
          <table:table-cell table:number-columns-repeated="4"/>
        </table:table-row>
        <table:table-row table:style-name="ro1">
          <table:table-cell table:style-name="ce2" office:value-type="float" office:value="330" calcext:value-type="float">
            <text:p>330</text:p>
          </table:table-cell>
          <table:table-cell table:formula="of:=RADIANS([.A333])" office:value-type="float" office:value="5.75958653158129" calcext:value-type="float">
            <text:p>5.75958653158129</text:p>
          </table:table-cell>
          <table:table-cell table:formula="of:=SUM([.B333]- PI())" office:value-type="float" office:value="2.61799387799149" calcext:value-type="float">
            <text:p>2.61799387799149</text:p>
          </table:table-cell>
          <table:table-cell office:value-type="float" office:value="2.554" calcext:value-type="float">
            <text:p>2.554</text:p>
          </table:table-cell>
          <table:table-cell table:formula="of:=SUM([.C333]-[.D333])" office:value-type="float" office:value="0.0639938779914941" calcext:value-type="float">
            <text:p>0.0639938779914941</text:p>
          </table:table-cell>
          <table:table-cell office:value-type="float" office:value="2.6" calcext:value-type="float">
            <text:p>2.6</text:p>
          </table:table-cell>
          <table:table-cell table:formula="of:=SUM([.C333]-[.F333])" office:value-type="float" office:value="0.0179938779914939" calcext:value-type="float">
            <text:p>0.017993877991493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RADIANS([.A334])" office:value-type="float" office:value="5.77703982410123" calcext:value-type="float">
            <text:p>5.77703982410123</text:p>
          </table:table-cell>
          <table:table-cell table:formula="of:=SUM([.B334]- PI())" office:value-type="float" office:value="2.63544717051144" calcext:value-type="float">
            <text:p>2.63544717051144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RADIANS([.A335])" office:value-type="float" office:value="5.79449311662117" calcext:value-type="float">
            <text:p>5.79449311662117</text:p>
          </table:table-cell>
          <table:table-cell table:formula="of:=SUM([.B335]- PI())" office:value-type="float" office:value="2.65290046303138" calcext:value-type="float">
            <text:p>2.65290046303138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RADIANS([.A336])" office:value-type="float" office:value="5.81194640914112" calcext:value-type="float">
            <text:p>5.81194640914112</text:p>
          </table:table-cell>
          <table:table-cell table:formula="of:=SUM([.B336]- PI())" office:value-type="float" office:value="2.67035375555132" calcext:value-type="float">
            <text:p>2.67035375555132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RADIANS([.A337])" office:value-type="float" office:value="5.82939970166106" calcext:value-type="float">
            <text:p>5.82939970166106</text:p>
          </table:table-cell>
          <table:table-cell table:formula="of:=SUM([.B337]- PI())" office:value-type="float" office:value="2.68780704807127" calcext:value-type="float">
            <text:p>2.68780704807127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RADIANS([.A338])" office:value-type="float" office:value="5.846852994181" calcext:value-type="float">
            <text:p>5.846852994181</text:p>
          </table:table-cell>
          <table:table-cell table:formula="of:=SUM([.B338]- PI())" office:value-type="float" office:value="2.70526034059121" calcext:value-type="float">
            <text:p>2.70526034059121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RADIANS([.A339])" office:value-type="float" office:value="5.86430628670095" calcext:value-type="float">
            <text:p>5.86430628670095</text:p>
          </table:table-cell>
          <table:table-cell table:formula="of:=SUM([.B339]- PI())" office:value-type="float" office:value="2.72271363311115" calcext:value-type="float">
            <text:p>2.72271363311115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RADIANS([.A340])" office:value-type="float" office:value="5.88175957922089" calcext:value-type="float">
            <text:p>5.88175957922089</text:p>
          </table:table-cell>
          <table:table-cell table:formula="of:=SUM([.B340]- PI())" office:value-type="float" office:value="2.7401669256311" calcext:value-type="float">
            <text:p>2.7401669256311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RADIANS([.A341])" office:value-type="float" office:value="5.89921287174083" calcext:value-type="float">
            <text:p>5.89921287174083</text:p>
          </table:table-cell>
          <table:table-cell table:formula="of:=SUM([.B341]- PI())" office:value-type="float" office:value="2.75762021815104" calcext:value-type="float">
            <text:p>2.75762021815104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RADIANS([.A342])" office:value-type="float" office:value="5.91666616426078" calcext:value-type="float">
            <text:p>5.91666616426078</text:p>
          </table:table-cell>
          <table:table-cell table:formula="of:=SUM([.B342]- PI())" office:value-type="float" office:value="2.77507351067098" calcext:value-type="float">
            <text:p>2.77507351067098</text:p>
          </table:table-cell>
          <table:table-cell table:number-columns-repeated="4"/>
        </table:table-row>
        <table:table-row table:style-name="ro1">
          <table:table-cell table:style-name="ce2" office:value-type="float" office:value="340" calcext:value-type="float">
            <text:p>340</text:p>
          </table:table-cell>
          <table:table-cell table:formula="of:=RADIANS([.A343])" office:value-type="float" office:value="5.93411945678072" calcext:value-type="float">
            <text:p>5.93411945678072</text:p>
          </table:table-cell>
          <table:table-cell table:formula="of:=SUM([.B343]- PI())" office:value-type="float" office:value="2.79252680319093" calcext:value-type="float">
            <text:p>2.79252680319093</text:p>
          </table:table-cell>
          <table:table-cell office:value-type="float" office:value="2.715" calcext:value-type="float">
            <text:p>2.715</text:p>
          </table:table-cell>
          <table:table-cell table:formula="of:=SUM([.C343]-[.D343])" office:value-type="float" office:value="0.0775268031909269" calcext:value-type="float">
            <text:p>0.0775268031909269</text:p>
          </table:table-cell>
          <table:table-cell office:value-type="float" office:value="2.77" calcext:value-type="float">
            <text:p>2.77</text:p>
          </table:table-cell>
          <table:table-cell table:formula="of:=SUM([.C343]-[.F343])" office:value-type="float" office:value="0.0225268031909267" calcext:value-type="float">
            <text:p>0.022526803190926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RADIANS([.A344])" office:value-type="float" office:value="5.95157274930066" calcext:value-type="float">
            <text:p>5.95157274930066</text:p>
          </table:table-cell>
          <table:table-cell table:formula="of:=SUM([.B344]- PI())" office:value-type="float" office:value="2.80998009571087" calcext:value-type="float">
            <text:p>2.80998009571087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RADIANS([.A345])" office:value-type="float" office:value="5.96902604182061" calcext:value-type="float">
            <text:p>5.96902604182061</text:p>
          </table:table-cell>
          <table:table-cell table:formula="of:=SUM([.B345]- PI())" office:value-type="float" office:value="2.82743338823081" calcext:value-type="float">
            <text:p>2.82743338823081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RADIANS([.A346])" office:value-type="float" office:value="5.98647933434055" calcext:value-type="float">
            <text:p>5.98647933434055</text:p>
          </table:table-cell>
          <table:table-cell table:formula="of:=SUM([.B346]- PI())" office:value-type="float" office:value="2.84488668075076" calcext:value-type="float">
            <text:p>2.84488668075076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RADIANS([.A347])" office:value-type="float" office:value="6.00393262686049" calcext:value-type="float">
            <text:p>6.00393262686049</text:p>
          </table:table-cell>
          <table:table-cell table:formula="of:=SUM([.B347]- PI())" office:value-type="float" office:value="2.8623399732707" calcext:value-type="float">
            <text:p>2.8623399732707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RADIANS([.A348])" office:value-type="float" office:value="6.02138591938044" calcext:value-type="float">
            <text:p>6.02138591938044</text:p>
          </table:table-cell>
          <table:table-cell table:formula="of:=SUM([.B348]- PI())" office:value-type="float" office:value="2.87979326579064" calcext:value-type="float">
            <text:p>2.87979326579064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RADIANS([.A349])" office:value-type="float" office:value="6.03883921190038" calcext:value-type="float">
            <text:p>6.03883921190038</text:p>
          </table:table-cell>
          <table:table-cell table:formula="of:=SUM([.B349]- PI())" office:value-type="float" office:value="2.89724655831059" calcext:value-type="float">
            <text:p>2.89724655831059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RADIANS([.A350])" office:value-type="float" office:value="6.05629250442032" calcext:value-type="float">
            <text:p>6.05629250442032</text:p>
          </table:table-cell>
          <table:table-cell table:formula="of:=SUM([.B350]- PI())" office:value-type="float" office:value="2.91469985083053" calcext:value-type="float">
            <text:p>2.91469985083053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RADIANS([.A351])" office:value-type="float" office:value="6.07374579694027" calcext:value-type="float">
            <text:p>6.07374579694027</text:p>
          </table:table-cell>
          <table:table-cell table:formula="of:=SUM([.B351]- PI())" office:value-type="float" office:value="2.93215314335047" calcext:value-type="float">
            <text:p>2.93215314335047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RADIANS([.A352])" office:value-type="float" office:value="6.09119908946021" calcext:value-type="float">
            <text:p>6.09119908946021</text:p>
          </table:table-cell>
          <table:table-cell table:formula="of:=SUM([.B352]- PI())" office:value-type="float" office:value="2.94960643587042" calcext:value-type="float">
            <text:p>2.94960643587042</text:p>
          </table:table-cell>
          <table:table-cell table:number-columns-repeated="4"/>
        </table:table-row>
        <table:table-row table:style-name="ro1">
          <table:table-cell table:style-name="ce2" office:value-type="float" office:value="350" calcext:value-type="float">
            <text:p>350</text:p>
          </table:table-cell>
          <table:table-cell table:formula="of:=RADIANS([.A353])" office:value-type="float" office:value="6.10865238198015" calcext:value-type="float">
            <text:p>6.10865238198015</text:p>
          </table:table-cell>
          <table:table-cell table:formula="of:=SUM([.B353]- PI())" office:value-type="float" office:value="2.96705972839036" calcext:value-type="float">
            <text:p>2.96705972839036</text:p>
          </table:table-cell>
          <table:table-cell office:value-type="float" office:value="2.962" calcext:value-type="float">
            <text:p>2.962</text:p>
          </table:table-cell>
          <table:table-cell table:formula="of:=SUM([.C353]-[.D353])" office:value-type="float" office:value="0.00505972839036017" calcext:value-type="float">
            <text:p>0.00505972839036017</text:p>
          </table:table-cell>
          <table:table-cell office:value-type="float" office:value="2.95" calcext:value-type="float">
            <text:p>2.95</text:p>
          </table:table-cell>
          <table:table-cell table:formula="of:=SUM([.C353]-[.F353])" office:value-type="float" office:value="0.0170597283903602" calcext:value-type="float">
            <text:p>0.017059728390360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RADIANS([.A354])" office:value-type="float" office:value="6.1261056745001" calcext:value-type="float">
            <text:p>6.1261056745001</text:p>
          </table:table-cell>
          <table:table-cell table:formula="of:=SUM([.B354]- PI())" office:value-type="float" office:value="2.9845130209103" calcext:value-type="float">
            <text:p>2.9845130209103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RADIANS([.A355])" office:value-type="float" office:value="6.14355896702004" calcext:value-type="float">
            <text:p>6.14355896702004</text:p>
          </table:table-cell>
          <table:table-cell table:formula="of:=SUM([.B355]- PI())" office:value-type="float" office:value="3.00196631343025" calcext:value-type="float">
            <text:p>3.00196631343025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RADIANS([.A356])" office:value-type="float" office:value="6.16101225953998" calcext:value-type="float">
            <text:p>6.16101225953998</text:p>
          </table:table-cell>
          <table:table-cell table:formula="of:=SUM([.B356]- PI())" office:value-type="float" office:value="3.01941960595019" calcext:value-type="float">
            <text:p>3.01941960595019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RADIANS([.A357])" office:value-type="float" office:value="6.17846555205993" calcext:value-type="float">
            <text:p>6.17846555205993</text:p>
          </table:table-cell>
          <table:table-cell table:formula="of:=SUM([.B357]- PI())" office:value-type="float" office:value="3.03687289847013" calcext:value-type="float">
            <text:p>3.03687289847013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RADIANS([.A358])" office:value-type="float" office:value="6.19591884457987" calcext:value-type="float">
            <text:p>6.19591884457987</text:p>
          </table:table-cell>
          <table:table-cell table:formula="of:=SUM([.B358]- PI())" office:value-type="float" office:value="3.05432619099008" calcext:value-type="float">
            <text:p>3.05432619099008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RADIANS([.A359])" office:value-type="float" office:value="6.21337213709981" calcext:value-type="float">
            <text:p>6.21337213709981</text:p>
          </table:table-cell>
          <table:table-cell table:formula="of:=SUM([.B359]- PI())" office:value-type="float" office:value="3.07177948351002" calcext:value-type="float">
            <text:p>3.07177948351002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RADIANS([.A360])" office:value-type="float" office:value="6.23082542961976" calcext:value-type="float">
            <text:p>6.23082542961976</text:p>
          </table:table-cell>
          <table:table-cell table:formula="of:=SUM([.B360]- PI())" office:value-type="float" office:value="3.08923277602996" calcext:value-type="float">
            <text:p>3.08923277602996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RADIANS([.A361])" office:value-type="float" office:value="6.2482787221397" calcext:value-type="float">
            <text:p>6.2482787221397</text:p>
          </table:table-cell>
          <table:table-cell table:formula="of:=SUM([.B361]- PI())" office:value-type="float" office:value="3.10668606854991" calcext:value-type="float">
            <text:p>3.10668606854991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RADIANS([.A362])" office:value-type="float" office:value="6.26573201465964" calcext:value-type="float">
            <text:p>6.26573201465964</text:p>
          </table:table-cell>
          <table:table-cell table:formula="of:=SUM([.B362]- PI())" office:value-type="float" office:value="3.12413936106985" calcext:value-type="float">
            <text:p>3.12413936106985</text:p>
          </table:table-cell>
          <table:table-cell table:number-columns-repeated="4"/>
        </table:table-row>
        <table:table-row table:style-name="ro1">
          <table:table-cell table:style-name="ce2" office:value-type="float" office:value="360" calcext:value-type="float">
            <text:p>360</text:p>
          </table:table-cell>
          <table:table-cell table:formula="of:=RADIANS([.A363])" office:value-type="float" office:value="6.28318530717959" calcext:value-type="float">
            <text:p>6.28318530717959</text:p>
          </table:table-cell>
          <table:table-cell table:formula="of:=SUM([.B363]- PI())" office:value-type="float" office:value="3.14159265358979" calcext:value-type="float">
            <text:p>3.14159265358979</text:p>
          </table:table-cell>
          <table:table-cell office:value-type="float" office:value="3.14" calcext:value-type="float">
            <text:p>3.14</text:p>
          </table:table-cell>
          <table:table-cell table:formula="of:=SUM([.C363]-[.D363])" office:value-type="float" office:value="0.00159265358979299" calcext:value-type="float">
            <text:p>0.00159265358979299</text:p>
          </table:table-cell>
          <table:table-cell office:value-type="float" office:value="3.12" calcext:value-type="float">
            <text:p>3.12</text:p>
          </table:table-cell>
          <table:table-cell table:formula="of:=SUM([.C363]-[.F363])" office:value-type="float" office:value="0.021592653589793" calcext:value-type="float">
            <text:p>0.021592653589793</text:p>
          </table:table-cell>
        </table:table-row>
        <table:table-row table:style-name="ro1" table:number-rows-repeated="104821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ngles" table:style-name="ta1"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1" table:number-columns-repeated="2" table:default-cell-style-name="Default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4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1" table:number-columns-repeated="2" table:default-cell-style-name="ce1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column table:style-name="co8" table:number-columns-repeated="2" table:default-cell-style-name="ce1"/>
        <table:table-column table:style-name="co21" table:default-cell-style-name="ce1"/>
        <table:table-column table:style-name="co1" table:number-columns-repeated="5" table:default-cell-style-name="ce1"/>
        <table:table-column table:style-name="co1" table:default-cell-style-name="Default"/>
        <table:table-column table:style-name="co22" table:default-cell-style-name="Default"/>
        <table:table-column table:style-name="co1" table:default-cell-style-name="ce1"/>
        <table:table-column table:style-name="co1" table:default-cell-style-name="Default"/>
        <table:table-column table:style-name="co20" table:default-cell-style-name="ce1"/>
        <table:table-column table:style-name="co1" table:number-columns-repeated="3" table:default-cell-style-name="ce1"/>
        <table:table-column table:style-name="co1" table:number-columns-repeated="3" table:default-cell-style-name="Default"/>
        <table:table-row table:style-name="ro1">
          <table:table-cell table:number-columns-repeated="3"/>
          <table:table-cell table:style-name="Default"/>
          <table:table-cell table:style-name="ce2" office:value-type="string" calcext:value-type="string">
            <text:p>match</text:p>
          </table:table-cell>
          <table:table-cell table:style-name="ce8" office:value-type="string" calcext:value-type="string">
            <text:p>180 off</text:p>
          </table:table-cell>
          <table:table-cell table:number-columns-repeated="6"/>
          <table:table-cell table:style-name="ce2" office:value-type="string" calcext:value-type="string">
            <text:p>match</text:p>
          </table:table-cell>
          <table:table-cell table:style-name="ce8" office:value-type="string" calcext:value-type="string">
            <text:p>180 off</text:p>
          </table:table-cell>
          <table:table-cell table:number-columns-repeated="31"/>
        </table:table-row>
        <table:table-row table:style-name="ro1">
          <table:table-cell table:number-columns-repeated="3"/>
          <table:table-cell table:style-name="Default"/>
          <table:table-cell table:style-name="ce6" office:value-type="string" calcext:value-type="string">
            <text:p>over range</text:p>
          </table:table-cell>
          <table:table-cell table:number-columns-repeated="7"/>
          <table:table-cell table:style-name="ce6" office:value-type="string" calcext:value-type="string">
            <text:p>over range</text:p>
          </table:table-cell>
          <table:table-cell table:style-name="ce1"/>
          <table:table-cell table:number-columns-repeated="31"/>
        </table:table-row>
        <table:table-row table:style-name="ro1">
          <table:table-cell office:value-type="string" calcext:value-type="string">
            <text:p>surface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opposite angle</text:p>
          </table:table-cell>
          <table:table-cell office:value-type="string" calcext:value-type="string">
            <text:p>reflect</text:p>
          </table:table-cell>
          <table:table-cell office:value-type="string" calcext:value-type="string">
            <text:p>ans</text:p>
          </table:table-cell>
          <table:table-cell table:number-columns-repeated="3"/>
          <table:table-cell office:value-type="string" calcext:value-type="string">
            <text:p>surface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opposite angle</text:p>
          </table:table-cell>
          <table:table-cell office:value-type="string" calcext:value-type="string">
            <text:p>reflect</text:p>
          </table:table-cell>
          <table:table-cell office:value-type="string" calcext:value-type="string">
            <text:p>ans</text:p>
          </table:table-cell>
          <table:table-cell table:number-columns-repeated="3"/>
          <table:table-cell office:value-type="string" calcext:value-type="string">
            <text:p>surface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opposite angle</text:p>
          </table:table-cell>
          <table:table-cell office:value-type="string" calcext:value-type="string">
            <text:p>reflect</text:p>
          </table:table-cell>
          <table:table-cell table:number-columns-repeated="6"/>
          <table:table-cell office:value-type="string" calcext:value-type="string">
            <text:p>surface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opposite angle</text:p>
          </table:table-cell>
          <table:table-cell office:value-type="string" calcext:value-type="string">
            <text:p>reflect</text:p>
          </table:table-cell>
          <table:table-cell table:number-columns-repeated="6"/>
          <table:table-cell office:value-type="string" calcext:value-type="string">
            <text:p>surface</text:p>
          </table:table-cell>
          <table:table-cell table:style-name="ce1" office:value-type="string" calcext:value-type="string">
            <text:p>ray</text:p>
          </table:table-cell>
          <table:table-cell office:value-type="string" calcext:value-type="string">
            <text:p>opposite angle</text:p>
          </table:table-cell>
          <table:table-cell office:value-type="string" calcext:value-type="string">
            <text:p>reflect</text:p>
          </table:table-cell>
          <table:table-cell table:number-columns-repeated="5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80" calcext:value-type="float">
            <text:p>18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/>
          <table:table-cell table:style-name="ce2" office:value-type="float" office:value="90" calcext:value-type="float">
            <text:p>9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80" calcext:value-type="float">
            <text:p>180</text:p>
          </table:table-cell>
          <table:table-cell table:style-name="ce1" table:formula="of:=SUM([.M4]+180)" office:value-type="float" office:value="360" calcext:value-type="float">
            <text:p>36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/360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4"/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40" calcext:value-type="float">
            <text:p>540</text:p>
          </table:table-cell>
          <table:table-cell table:style-name="ce8" table:formula="of:=SUM([.AE4]-360)" office:value-type="float" office:value="180" calcext:value-type="float">
            <text:p>180</text:p>
          </table:table-cell>
          <table:table-cell table:style-name="Default" office:value-type="string" calcext:value-type="string">
            <text:p>&lt;Ans – 360</text:p>
          </table:table-cell>
          <table:table-cell table:formula="of:=SUM([.AF4] - 180)" office:value-type="float" office:value="0" calcext:value-type="float">
            <text:p>0</text:p>
          </table:table-cell>
          <table:table-cell office:value-type="string" calcext:value-type="string">
            <text:p>&lt;sub 18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table:style-name="ce8" office:value-type="float" office:value="20" calcext:value-type="float">
            <text:p>20</text:p>
          </table:table-cell>
          <table:table-cell table:style-name="ce5" table:formula="of:=SUM([.AO4]+180)" office:value-type="float" office:value="200" calcext:value-type="float">
            <text:p>200</text:p>
          </table:table-cell>
          <table:table-cell office:value-type="string" calcext:value-type="string">
            <text:p>&lt;add 180</text:p>
          </table:table-cell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/>
          <table:table-cell table:style-name="ce5" office:value-type="float" office:value="150" calcext:value-type="float">
            <text:p>150</text:p>
          </table:table-cell>
          <table:table-cell table:style-name="ce8" office:value-type="float" office:value="330" calcext:value-type="float">
            <text:p>330</text:p>
          </table:table-cell>
          <table:table-cell table:formula="of:=SUM([.E5]-180)" office:value-type="float" office:value="150" calcext:value-type="float">
            <text:p>150</text:p>
          </table:table-cell>
          <table:table-cell table:style-name="ce16" office:value-type="string" calcext:value-type="string">
            <text:p>&lt;sub 180</text:p>
          </table:table-cell>
          <table:table-cell/>
          <table:table-cell table:style-name="ce2" office:value-type="float" office:value="90" calcext:value-type="float">
            <text:p>90</text:p>
          </table:table-cell>
          <table:table-cell table:style-name="ce2" office:value-type="float" office:value="30" calcext:value-type="float">
            <text:p>30</text:p>
          </table:table-cell>
          <table:table-cell table:style-name="ce5"/>
          <table:table-cell office:value-type="float" office:value="330" calcext:value-type="float">
            <text:p>330</text:p>
          </table:table-cell>
          <table:table-cell table:style-name="ce8" office:value-type="float" office:value="150" calcext:value-type="float">
            <text:p>150</text:p>
          </table:table-cell>
          <table:table-cell table:style-name="ce1" table:formula="of:=SUM([.M5]+180)" office:value-type="float" office:value="330" calcext:value-type="float">
            <text:p>33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0" calcext:value-type="float">
            <text:p>30</text:p>
          </table:table-cell>
          <table:table-cell/>
          <table:table-cell table:style-name="ce5" office:value-type="float" office:value="150" calcext:value-type="float">
            <text:p>150</text:p>
          </table:table-cell>
          <table:table-cell table:style-name="ce8" office:value-type="float" office:value="330" calcext:value-type="float">
            <text:p>330</text:p>
          </table:table-cell>
          <table:table-cell table:formula="of:=SUM([.U5]-180)" office:value-type="float" office:value="150" calcext:value-type="float">
            <text:p>150</text:p>
          </table:table-cell>
          <table:table-cell table:style-name="ce16" office:value-type="string" calcext:value-type="string">
            <text:p>&lt;sub 180</text:p>
          </table:table-cell>
          <table:table-cell table:number-columns-repeated="3"/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30" calcext:value-type="float">
            <text:p>30</text:p>
          </table:table-cell>
          <table:table-cell/>
          <table:table-cell office:value-type="float" office:value="330" calcext:value-type="float">
            <text:p>330</text:p>
          </table:table-cell>
          <table:table-cell table:style-name="ce6" office:value-type="float" office:value="510" calcext:value-type="float">
            <text:p>510</text:p>
          </table:table-cell>
          <table:table-cell table:style-name="ce8" table:formula="of:=SUM([.AE5]-360)" office:value-type="float" office:value="150" calcext:value-type="float">
            <text:p>150</text:p>
          </table:table-cell>
          <table:table-cell table:style-name="Default" office:value-type="string" calcext:value-type="string">
            <text:p>&lt;Ans – 360</text:p>
          </table:table-cell>
          <table:table-cell table:formula="of:=SUM([.AF5] + 180)" office:value-type="float" office:value="330" calcext:value-type="float">
            <text:p>330</text:p>
          </table:table-cell>
          <table:table-cell office:value-type="string" calcext:value-type="string">
            <text:p>&lt;add 18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/>
          <table:table-cell office:value-type="float" office:value="170" calcext:value-type="float">
            <text:p>170</text:p>
          </table:table-cell>
          <table:table-cell table:style-name="ce8" office:value-type="float" office:value="350" calcext:value-type="float">
            <text:p>350</text:p>
          </table:table-cell>
          <table:table-cell table:formula="of:=SUM([.AO5]-180)" office:value-type="float" office:value="170" calcext:value-type="float">
            <text:p>170</text:p>
          </table:table-cell>
          <table:table-cell table:style-name="ce10" office:value-type="string" calcext:value-type="string">
            <text:p>&lt;sub 180</text:p>
          </table:table-cell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60" calcext:value-type="float">
            <text:p>60</text:p>
          </table:table-cell>
          <table:table-cell/>
          <table:table-cell table:style-name="ce5" office:value-type="float" office:value="120" calcext:value-type="float">
            <text:p>120</text:p>
          </table:table-cell>
          <table:table-cell table:style-name="ce8" office:value-type="float" office:value="300" calcext:value-type="float">
            <text:p>300</text:p>
          </table:table-cell>
          <table:table-cell table:formula="of:=SUM([.E6]-180)" office:value-type="float" office:value="120" calcext:value-type="float">
            <text:p>120</text:p>
          </table:table-cell>
          <table:table-cell table:style-name="ce16" office:value-type="string" calcext:value-type="string">
            <text:p>&lt;sub 180</text:p>
          </table:table-cell>
          <table:table-cell/>
          <table:table-cell table:style-name="ce2" office:value-type="float" office:value="90" calcext:value-type="float">
            <text:p>90</text:p>
          </table:table-cell>
          <table:table-cell table:style-name="ce2" office:value-type="float" office:value="60" calcext:value-type="float">
            <text:p>60</text:p>
          </table:table-cell>
          <table:table-cell table:style-name="ce5"/>
          <table:table-cell office:value-type="float" office:value="300" calcext:value-type="float">
            <text:p>300</text:p>
          </table:table-cell>
          <table:table-cell table:style-name="ce8" office:value-type="float" office:value="120" calcext:value-type="float">
            <text:p>120</text:p>
          </table:table-cell>
          <table:table-cell table:style-name="ce1" table:formula="of:=SUM([.M6]+180)" office:value-type="float" office:value="300" calcext:value-type="float">
            <text:p>30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60" calcext:value-type="float">
            <text:p>60</text:p>
          </table:table-cell>
          <table:table-cell/>
          <table:table-cell table:style-name="ce5" office:value-type="float" office:value="120" calcext:value-type="float">
            <text:p>120</text:p>
          </table:table-cell>
          <table:table-cell table:style-name="ce8" office:value-type="float" office:value="300" calcext:value-type="float">
            <text:p>300</text:p>
          </table:table-cell>
          <table:table-cell table:formula="of:=SUM([.U6]-180)" office:value-type="float" office:value="120" calcext:value-type="float">
            <text:p>120</text:p>
          </table:table-cell>
          <table:table-cell table:style-name="ce16" office:value-type="string" calcext:value-type="string">
            <text:p>&lt;sub 180</text:p>
          </table:table-cell>
          <table:table-cell table:number-columns-repeated="3"/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60" calcext:value-type="float">
            <text:p>60</text:p>
          </table:table-cell>
          <table:table-cell/>
          <table:table-cell office:value-type="float" office:value="300" calcext:value-type="float">
            <text:p>300</text:p>
          </table:table-cell>
          <table:table-cell table:style-name="ce6" office:value-type="float" office:value="480" calcext:value-type="float">
            <text:p>480</text:p>
          </table:table-cell>
          <table:table-cell table:style-name="ce8" table:formula="of:=SUM([.AE6]-360)" office:value-type="float" office:value="120" calcext:value-type="float">
            <text:p>120</text:p>
          </table:table-cell>
          <table:table-cell table:style-name="Default" office:value-type="string" calcext:value-type="string">
            <text:p>&lt;Ans – 360</text:p>
          </table:table-cell>
          <table:table-cell table:formula="of:=SUM([.AF6] + 180)" office:value-type="float" office:value="300" calcext:value-type="float">
            <text:p>300</text:p>
          </table:table-cell>
          <table:table-cell office:value-type="string" calcext:value-type="string">
            <text:p>&lt;add 18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" calcext:value-type="float">
            <text:p>60</text:p>
          </table:table-cell>
          <table:table-cell/>
          <table:table-cell office:value-type="float" office:value="140" calcext:value-type="float">
            <text:p>140</text:p>
          </table:table-cell>
          <table:table-cell table:style-name="ce8" office:value-type="float" office:value="320" calcext:value-type="float">
            <text:p>320</text:p>
          </table:table-cell>
          <table:table-cell table:formula="of:=SUM([.AO6]-180)" office:value-type="float" office:value="140" calcext:value-type="float">
            <text:p>140</text:p>
          </table:table-cell>
          <table:table-cell table:style-name="ce10" office:value-type="string" calcext:value-type="string">
            <text:p>&lt;sub 180</text:p>
          </table:table-cell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90" calcext:value-type="float">
            <text:p>90</text:p>
          </table:table-cell>
          <table:table-cell office:value-type="string" calcext:value-type="string">
            <text:p>90 degrees</text:p>
          </table:table-cell>
          <table:table-cell table:style-name="ce5" office:value-type="float" office:value="90" calcext:value-type="float">
            <text:p>90</text:p>
          </table:table-cell>
          <table:table-cell table:style-name="ce8" office:value-type="float" office:value="270" calcext:value-type="float">
            <text:p>270</text:p>
          </table:table-cell>
          <table:table-cell table:formula="of:=SUM([.E7]-180)" office:value-type="float" office:value="90" calcext:value-type="float">
            <text:p>90</text:p>
          </table:table-cell>
          <table:table-cell table:style-name="ce16" office:value-type="string" calcext:value-type="string">
            <text:p>&lt;sub 180</text:p>
          </table:table-cell>
          <table:table-cell/>
          <table:table-cell table:number-columns-repeated="2"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special case</text:p>
          </table:table-cell>
          <table:table-cell office:value-type="float" office:value="90" calcext:value-type="float">
            <text:p>90</text:p>
          </table:table-cell>
          <table:table-cell table:style-name="ce7" office:value-type="float" office:value="90" calcext:value-type="float">
            <text:p>90</text:p>
          </table:table-cell>
          <table:table-cell table:number-columns-repeated="3"/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90 degrees</text:p>
          </table:table-cell>
          <table:table-cell table:style-name="ce5" office:value-type="float" office:value="90" calcext:value-type="float">
            <text:p>90</text:p>
          </table:table-cell>
          <table:table-cell table:style-name="ce8" office:value-type="float" office:value="270" calcext:value-type="float">
            <text:p>270</text:p>
          </table:table-cell>
          <table:table-cell table:formula="of:=SUM([.U7]-180)" office:value-type="float" office:value="90" calcext:value-type="float">
            <text:p>90</text:p>
          </table:table-cell>
          <table:table-cell table:style-name="ce16" office:value-type="string" calcext:value-type="string">
            <text:p>&lt;sub 180</text:p>
          </table:table-cell>
          <table:table-cell table:number-columns-repeated="3"/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special case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90" calcext:value-type="float">
            <text:p>90</text:p>
          </table:table-cell>
          <table:table-cell/>
          <table:table-cell office:value-type="float" office:value="110" calcext:value-type="float">
            <text:p>110</text:p>
          </table:table-cell>
          <table:table-cell table:style-name="ce8" office:value-type="float" office:value="290" calcext:value-type="float">
            <text:p>290</text:p>
          </table:table-cell>
          <table:table-cell table:formula="of:=SUM([.AO7]-180)" office:value-type="float" office:value="110" calcext:value-type="float">
            <text:p>110</text:p>
          </table:table-cell>
          <table:table-cell table:style-name="ce10" office:value-type="string" calcext:value-type="string">
            <text:p>&lt;sub 180</text:p>
          </table:table-cell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20" calcext:value-type="float">
            <text:p>120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8" office:value-type="float" office:value="240" calcext:value-type="float">
            <text:p>240</text:p>
          </table:table-cell>
          <table:table-cell table:formula="of:=SUM([.E8]-180)" office:value-type="float" office:value="60" calcext:value-type="float">
            <text:p>60</text:p>
          </table:table-cell>
          <table:table-cell table:style-name="ce16" office:value-type="string" calcext:value-type="string">
            <text:p>&lt;sub 180</text:p>
          </table:table-cell>
          <table:table-cell/>
          <table:table-cell table:style-name="ce2" office:value-type="float" office:value="90" calcext:value-type="float">
            <text:p>90</text:p>
          </table:table-cell>
          <table:table-cell table:style-name="ce2" office:value-type="float" office:value="120" calcext:value-type="float">
            <text:p>120</text:p>
          </table:table-cell>
          <table:table-cell/>
          <table:table-cell office:value-type="float" office:value="240" calcext:value-type="float">
            <text:p>240</text:p>
          </table:table-cell>
          <table:table-cell table:style-name="ce8" office:value-type="float" office:value="60" calcext:value-type="float">
            <text:p>60</text:p>
          </table:table-cell>
          <table:table-cell table:style-name="ce1" table:formula="of:=SUM([.M8]+180)" office:value-type="float" office:value="240" calcext:value-type="float">
            <text:p>24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20" calcext:value-type="float">
            <text:p>120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8" office:value-type="float" office:value="240" calcext:value-type="float">
            <text:p>240</text:p>
          </table:table-cell>
          <table:table-cell table:formula="of:=SUM([.U8]-180)" office:value-type="float" office:value="60" calcext:value-type="float">
            <text:p>60</text:p>
          </table:table-cell>
          <table:table-cell table:style-name="ce16" office:value-type="string" calcext:value-type="string">
            <text:p>&lt;sub 180</text:p>
          </table:table-cell>
          <table:table-cell table:number-columns-repeated="3"/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120" calcext:value-type="float">
            <text:p>120</text:p>
          </table:table-cell>
          <table:table-cell/>
          <table:table-cell office:value-type="float" office:value="240" calcext:value-type="float">
            <text:p>240</text:p>
          </table:table-cell>
          <table:table-cell table:style-name="ce6" office:value-type="float" office:value="420" calcext:value-type="float">
            <text:p>420</text:p>
          </table:table-cell>
          <table:table-cell table:style-name="ce8" table:formula="of:=SUM([.AE8]-360)" office:value-type="float" office:value="60" calcext:value-type="float">
            <text:p>60</text:p>
          </table:table-cell>
          <table:table-cell table:style-name="Default" office:value-type="string" calcext:value-type="string">
            <text:p>&lt;Ans – 360</text:p>
          </table:table-cell>
          <table:table-cell table:formula="of:=SUM([.AF8] + 180)" office:value-type="float" office:value="240" calcext:value-type="float">
            <text:p>240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0" calcext:value-type="float">
            <text:p>120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8" office:value-type="float" office:value="260" calcext:value-type="float">
            <text:p>260</text:p>
          </table:table-cell>
          <table:table-cell table:formula="of:=SUM([.AO8]-180)" office:value-type="float" office:value="80" calcext:value-type="float">
            <text:p>80</text:p>
          </table:table-cell>
          <table:table-cell table:style-name="ce10" office:value-type="string" calcext:value-type="string">
            <text:p>&lt;sub 180</text:p>
          </table:table-cell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50" calcext:value-type="float">
            <text:p>150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8" office:value-type="float" office:value="210" calcext:value-type="float">
            <text:p>210</text:p>
          </table:table-cell>
          <table:table-cell table:formula="of:=SUM([.E9]-180)" office:value-type="float" office:value="30" calcext:value-type="float">
            <text:p>30</text:p>
          </table:table-cell>
          <table:table-cell table:style-name="ce16" office:value-type="string" calcext:value-type="string">
            <text:p>&lt;sub 180</text:p>
          </table:table-cell>
          <table:table-cell/>
          <table:table-cell table:style-name="ce2" office:value-type="float" office:value="90" calcext:value-type="float">
            <text:p>90</text:p>
          </table:table-cell>
          <table:table-cell table:style-name="ce2" office:value-type="float" office:value="150" calcext:value-type="float">
            <text:p>150</text:p>
          </table:table-cell>
          <table:table-cell/>
          <table:table-cell office:value-type="float" office:value="210" calcext:value-type="float">
            <text:p>210</text:p>
          </table:table-cell>
          <table:table-cell table:style-name="ce8" office:value-type="float" office:value="30" calcext:value-type="float">
            <text:p>30</text:p>
          </table:table-cell>
          <table:table-cell table:style-name="ce1" table:formula="of:=SUM([.M9]+180)" office:value-type="float" office:value="210" calcext:value-type="float">
            <text:p>21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50" calcext:value-type="float">
            <text:p>150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8" office:value-type="float" office:value="210" calcext:value-type="float">
            <text:p>210</text:p>
          </table:table-cell>
          <table:table-cell table:formula="of:=SUM([.U9]-180)" office:value-type="float" office:value="30" calcext:value-type="float">
            <text:p>30</text:p>
          </table:table-cell>
          <table:table-cell table:style-name="ce16" office:value-type="string" calcext:value-type="string">
            <text:p>&lt;sub 180</text:p>
          </table:table-cell>
          <table:table-cell table:number-columns-repeated="3"/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150" calcext:value-type="float">
            <text:p>150</text:p>
          </table:table-cell>
          <table:table-cell/>
          <table:table-cell office:value-type="float" office:value="210" calcext:value-type="float">
            <text:p>210</text:p>
          </table:table-cell>
          <table:table-cell table:style-name="ce6" office:value-type="float" office:value="390" calcext:value-type="float">
            <text:p>390</text:p>
          </table:table-cell>
          <table:table-cell table:style-name="ce8" table:formula="of:=SUM([.AE9]-360)" office:value-type="float" office:value="30" calcext:value-type="float">
            <text:p>30</text:p>
          </table:table-cell>
          <table:table-cell table:style-name="Default" office:value-type="string" calcext:value-type="string">
            <text:p>&lt;Ans – 360</text:p>
          </table:table-cell>
          <table:table-cell table:formula="of:=SUM([.AF9] + 180)" office:value-type="float" office:value="210" calcext:value-type="float">
            <text:p>210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0" calcext:value-type="float">
            <text:p>150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8" office:value-type="float" office:value="230" calcext:value-type="float">
            <text:p>230</text:p>
          </table:table-cell>
          <table:table-cell table:formula="of:=SUM([.AO9]-180)" office:value-type="float" office:value="50" calcext:value-type="float">
            <text:p>50</text:p>
          </table:table-cell>
          <table:table-cell table:style-name="ce10" office:value-type="string" calcext:value-type="string">
            <text:p>&lt;sub 180</text:p>
          </table:table-cell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special case</text:p>
          </table:table-cell>
          <table:table-cell table:style-name="ce5" office:value-type="float" office:value="180" calcext:value-type="float">
            <text:p>180</text:p>
          </table:table-cell>
          <table:table-cell table:style-name="ce7" office:value-type="float" office:value="180" calcext:value-type="float">
            <text:p>180</text:p>
          </table:table-cell>
          <table:table-cell table:number-columns-repeated="3"/>
          <table:table-cell table:style-name="ce2" office:value-type="float" office:value="90" calcext:value-type="float">
            <text:p>90</text:p>
          </table:table-cell>
          <table:table-cell table:style-name="ce2" office:value-type="float" office:value="180" calcext:value-type="float">
            <text:p>180</text:p>
          </table:table-cell>
          <table:table-cell office:value-type="string" calcext:value-type="string">
            <text:p>90 degrees</text:p>
          </table:table-cell>
          <table:table-cell office:value-type="float" office:value="180" calcext:value-type="float">
            <text:p>180</text:p>
          </table:table-cell>
          <table:table-cell table:style-name="ce8" office:value-type="float" office:value="0" calcext:value-type="float">
            <text:p>0</text:p>
          </table:table-cell>
          <table:table-cell table:style-name="ce1" table:formula="of:=SUM([.M10]+180)" office:value-type="float" office:value="180" calcext:value-type="float">
            <text:p>18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number-columns-repeated="2"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special case</text:p>
          </table:table-cell>
          <table:table-cell table:style-name="ce5" office:value-type="float" office:value="180" calcext:value-type="float">
            <text:p>180</text:p>
          </table:table-cell>
          <table:table-cell table:number-columns-repeated="6"/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180" calcext:value-type="float">
            <text:p>180</text:p>
          </table:table-cell>
          <table:table-cell office:value-type="string" calcext:value-type="string">
            <text:p>90 degrees</text:p>
          </table:table-cell>
          <table:table-cell office:value-type="float" office:value="180" calcext:value-type="float">
            <text:p>180</text:p>
          </table:table-cell>
          <table:table-cell table:style-name="ce8" office:value-type="float" office:value="360" calcext:value-type="float">
            <text:p>360</text:p>
          </table:table-cell>
          <table:table-cell table:formula="of:=SUM([.AE10]-180)" office:value-type="float" office:value="180" calcext:value-type="float">
            <text:p>180</text:p>
          </table:table-cell>
          <table:table-cell table:style-name="ce16" office:value-type="string" calcext:value-type="string">
            <text:p>&lt;sub 180</text:p>
          </table:table-cell>
          <table:table-cell table:formula="of:=SUM([.AF10]-180)" office:value-type="float" office:value="0" calcext:value-type="float">
            <text:p>0</text:p>
          </table:table-cell>
          <table:table-cell office:value-type="string" calcext:value-type="string">
            <text:p>&lt;sub 18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8" office:value-type="float" office:value="200" calcext:value-type="float">
            <text:p>200</text:p>
          </table:table-cell>
          <table:table-cell table:formula="of:=SUM([.AO10]-180)" office:value-type="float" office:value="20" calcext:value-type="float">
            <text:p>20</text:p>
          </table:table-cell>
          <table:table-cell table:style-name="ce10" office:value-type="string" calcext:value-type="string">
            <text:p>&lt;sub 180</text:p>
          </table:table-cell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210" calcext:value-type="float">
            <text:p>210</text:p>
          </table:table-cell>
          <table:table-cell/>
          <table:table-cell office:value-type="float" office:value="330" calcext:value-type="float">
            <text:p>330</text:p>
          </table:table-cell>
          <table:table-cell table:style-name="ce8" office:value-type="float" office:value="150" calcext:value-type="float">
            <text:p>150</text:p>
          </table:table-cell>
          <table:table-cell table:formula="of:=SUM([.E11]+180)" office:value-type="float" office:value="330" calcext:value-type="float">
            <text:p>33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style-name="ce2" office:value-type="float" office:value="90" calcext:value-type="float">
            <text:p>90</text:p>
          </table:table-cell>
          <table:table-cell table:style-name="ce2" office:value-type="float" office:value="210" calcext:value-type="float">
            <text:p>210</text:p>
          </table:table-cell>
          <table:table-cell/>
          <table:table-cell office:value-type="float" office:value="150" calcext:value-type="float">
            <text:p>150</text:p>
          </table:table-cell>
          <table:table-cell table:style-name="ce8" office:value-type="float" office:value="330" calcext:value-type="float">
            <text:p>330</text:p>
          </table:table-cell>
          <table:table-cell table:style-name="ce1" table:formula="of:=SUM([.M11]-180)" office:value-type="float" office:value="150" calcext:value-type="float">
            <text:p>150</text:p>
          </table:table-cell>
          <table:table-cell table:style-name="ce16" office:value-type="string" calcext:value-type="string">
            <text:p>&lt;sub 180</text:p>
          </table:table-cell>
          <table:table-cell/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10" calcext:value-type="float">
            <text:p>210</text:p>
          </table:table-cell>
          <table:table-cell/>
          <table:table-cell office:value-type="float" office:value="330" calcext:value-type="float">
            <text:p>330</text:p>
          </table:table-cell>
          <table:table-cell table:style-name="ce8" office:value-type="float" office:value="150" calcext:value-type="float">
            <text:p>150</text:p>
          </table:table-cell>
          <table:table-cell table:formula="of:=SUM([.U11]+180)" office:value-type="float" office:value="330" calcext:value-type="float">
            <text:p>330</text:p>
          </table:table-cell>
          <table:table-cell table:style-name="ce17" office:value-type="string" calcext:value-type="string">
            <text:p>&lt;add 180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6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210" calcext:value-type="float">
            <text:p>210</text:p>
          </table:table-cell>
          <table:table-cell/>
          <table:table-cell office:value-type="float" office:value="350" calcext:value-type="float">
            <text:p>350</text:p>
          </table:table-cell>
          <table:table-cell table:style-name="ce8" office:value-type="float" office:value="170" calcext:value-type="float">
            <text:p>170</text:p>
          </table:table-cell>
          <table:table-cell table:style-name="ce5" table:formula="of:=SUM([.AO11]+180)" office:value-type="float" office:value="350" calcext:value-type="float">
            <text:p>350</text:p>
          </table:table-cell>
          <table:table-cell office:value-type="string" calcext:value-type="string">
            <text:p>&lt;add 180</text:p>
          </table:table-cell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240" calcext:value-type="float">
            <text:p>240</text:p>
          </table:table-cell>
          <table:table-cell/>
          <table:table-cell office:value-type="float" office:value="300" calcext:value-type="float">
            <text:p>300</text:p>
          </table:table-cell>
          <table:table-cell table:style-name="ce8" office:value-type="float" office:value="120" calcext:value-type="float">
            <text:p>120</text:p>
          </table:table-cell>
          <table:table-cell table:formula="of:=SUM([.E12]+180)" office:value-type="float" office:value="300" calcext:value-type="float">
            <text:p>30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style-name="ce2" office:value-type="float" office:value="90" calcext:value-type="float">
            <text:p>90</text:p>
          </table:table-cell>
          <table:table-cell table:style-name="ce2" office:value-type="float" office:value="240" calcext:value-type="float">
            <text:p>240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8" office:value-type="float" office:value="300" calcext:value-type="float">
            <text:p>300</text:p>
          </table:table-cell>
          <table:table-cell table:style-name="ce1" table:formula="of:=SUM([.M12]-180)" office:value-type="float" office:value="120" calcext:value-type="float">
            <text:p>120</text:p>
          </table:table-cell>
          <table:table-cell table:style-name="ce16" office:value-type="string" calcext:value-type="string">
            <text:p>&lt;sub 180</text:p>
          </table:table-cell>
          <table:table-cell/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40" calcext:value-type="float">
            <text:p>240</text:p>
          </table:table-cell>
          <table:table-cell/>
          <table:table-cell office:value-type="float" office:value="300" calcext:value-type="float">
            <text:p>300</text:p>
          </table:table-cell>
          <table:table-cell table:style-name="ce8" office:value-type="float" office:value="120" calcext:value-type="float">
            <text:p>120</text:p>
          </table:table-cell>
          <table:table-cell table:formula="of:=SUM([.U12]+180)" office:value-type="float" office:value="300" calcext:value-type="float">
            <text:p>300</text:p>
          </table:table-cell>
          <table:table-cell table:style-name="ce17" office:value-type="string" calcext:value-type="string">
            <text:p>&lt;add 180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240" calcext:value-type="float">
            <text:p>240</text:p>
          </table:table-cell>
          <table:table-cell/>
          <table:table-cell office:value-type="float" office:value="320" calcext:value-type="float">
            <text:p>320</text:p>
          </table:table-cell>
          <table:table-cell table:style-name="ce8" office:value-type="float" office:value="140" calcext:value-type="float">
            <text:p>140</text:p>
          </table:table-cell>
          <table:table-cell table:style-name="ce5" table:formula="of:=SUM([.AO12]+180)" office:value-type="float" office:value="320" calcext:value-type="float">
            <text:p>320</text:p>
          </table:table-cell>
          <table:table-cell office:value-type="string" calcext:value-type="string">
            <text:p>&lt;add 180</text:p>
          </table:table-cell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270" calcext:value-type="float">
            <text:p>270</text:p>
          </table:table-cell>
          <table:table-cell office:value-type="string" calcext:value-type="string">
            <text:p>90 degrees</text:p>
          </table:table-cell>
          <table:table-cell office:value-type="float" office:value="270" calcext:value-type="float">
            <text:p>270</text:p>
          </table:table-cell>
          <table:table-cell table:style-name="ce8" office:value-type="float" office:value="90" calcext:value-type="float">
            <text:p>90</text:p>
          </table:table-cell>
          <table:table-cell table:formula="of:=SUM([.E13]+180)" office:value-type="float" office:value="270" calcext:value-type="float">
            <text:p>27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style-name="ce2" office:value-type="float" office:value="90" calcext:value-type="float">
            <text:p>9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special case</text:p>
          </table:table-cell>
          <table:table-cell office:value-type="float" office:value="270" calcext:value-type="float">
            <text:p>270</text:p>
          </table:table-cell>
          <table:table-cell table:style-name="ce7" office:value-type="float" office:value="270" calcext:value-type="float">
            <text:p>270</text:p>
          </table:table-cell>
          <table:table-cell table:number-columns-repeated="3"/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90 degrees</text:p>
          </table:table-cell>
          <table:table-cell office:value-type="float" office:value="270" calcext:value-type="float">
            <text:p>270</text:p>
          </table:table-cell>
          <table:table-cell table:style-name="ce8" office:value-type="float" office:value="90" calcext:value-type="float">
            <text:p>90</text:p>
          </table:table-cell>
          <table:table-cell table:formula="of:=SUM([.U13]+180)" office:value-type="float" office:value="270" calcext:value-type="float">
            <text:p>270</text:p>
          </table:table-cell>
          <table:table-cell table:style-name="ce17" office:value-type="string" calcext:value-type="string">
            <text:p>&lt;add 180</text:p>
          </table:table-cell>
          <table:table-cell table:number-columns-repeated="3"/>
          <table:table-cell table:number-columns-repeated="2" office:value-type="float" office:value="270" calcext:value-type="float">
            <text:p>270</text:p>
          </table:table-cell>
          <table:table-cell table:style-name="ce2" office:value-type="string" calcext:value-type="string">
            <text:p>special case</text:p>
          </table:table-cell>
          <table:table-cell table:number-columns-repeated="7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270" calcext:value-type="float">
            <text:p>270</text:p>
          </table:table-cell>
          <table:table-cell/>
          <table:table-cell office:value-type="float" office:value="290" calcext:value-type="float">
            <text:p>290</text:p>
          </table:table-cell>
          <table:table-cell table:style-name="ce8" office:value-type="float" office:value="110" calcext:value-type="float">
            <text:p>110</text:p>
          </table:table-cell>
          <table:table-cell table:style-name="ce5" table:formula="of:=SUM([.AO13]+180)" office:value-type="float" office:value="290" calcext:value-type="float">
            <text:p>290</text:p>
          </table:table-cell>
          <table:table-cell office:value-type="string" calcext:value-type="string">
            <text:p>&lt;add 180</text:p>
          </table:table-cell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300" calcext:value-type="float">
            <text:p>300</text:p>
          </table:table-cell>
          <table:table-cell/>
          <table:table-cell office:value-type="float" office:value="240" calcext:value-type="float">
            <text:p>240</text:p>
          </table:table-cell>
          <table:table-cell table:style-name="ce8" office:value-type="float" office:value="60" calcext:value-type="float">
            <text:p>60</text:p>
          </table:table-cell>
          <table:table-cell table:formula="of:=SUM([.E14]+180)" office:value-type="float" office:value="240" calcext:value-type="float">
            <text:p>24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style-name="ce2" office:value-type="float" office:value="90" calcext:value-type="float">
            <text:p>90</text:p>
          </table:table-cell>
          <table:table-cell table:style-name="ce2" office:value-type="float" office:value="300" calcext:value-type="float">
            <text:p>300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8" office:value-type="float" office:value="240" calcext:value-type="float">
            <text:p>240</text:p>
          </table:table-cell>
          <table:table-cell table:style-name="ce1" table:formula="of:=SUM([.M14]-180)" office:value-type="float" office:value="60" calcext:value-type="float">
            <text:p>60</text:p>
          </table:table-cell>
          <table:table-cell table:style-name="ce16" office:value-type="string" calcext:value-type="string">
            <text:p>&lt;sub 180</text:p>
          </table:table-cell>
          <table:table-cell/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00" calcext:value-type="float">
            <text:p>300</text:p>
          </table:table-cell>
          <table:table-cell/>
          <table:table-cell office:value-type="float" office:value="240" calcext:value-type="float">
            <text:p>240</text:p>
          </table:table-cell>
          <table:table-cell table:style-name="ce8" office:value-type="float" office:value="60" calcext:value-type="float">
            <text:p>60</text:p>
          </table:table-cell>
          <table:table-cell table:formula="of:=SUM([.U14]+180)" office:value-type="float" office:value="240" calcext:value-type="float">
            <text:p>240</text:p>
          </table:table-cell>
          <table:table-cell table:style-name="ce17" office:value-type="string" calcext:value-type="string">
            <text:p>&lt;add 180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6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0" calcext:value-type="float">
            <text:p>30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8" office:value-type="float" office:value="80" calcext:value-type="float">
            <text:p>80</text:p>
          </table:table-cell>
          <table:table-cell table:style-name="ce5" table:formula="of:=SUM([.AO14]+180)" office:value-type="float" office:value="260" calcext:value-type="float">
            <text:p>260</text:p>
          </table:table-cell>
          <table:table-cell office:value-type="string" calcext:value-type="string">
            <text:p>&lt;add 180</text:p>
          </table:table-cell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330" calcext:value-type="float">
            <text:p>330</text:p>
          </table:table-cell>
          <table:table-cell/>
          <table:table-cell office:value-type="float" office:value="210" calcext:value-type="float">
            <text:p>210</text:p>
          </table:table-cell>
          <table:table-cell table:style-name="ce8" office:value-type="float" office:value="30" calcext:value-type="float">
            <text:p>30</text:p>
          </table:table-cell>
          <table:table-cell table:formula="of:=SUM([.E15]+180)" office:value-type="float" office:value="210" calcext:value-type="float">
            <text:p>21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style-name="ce2" office:value-type="float" office:value="90" calcext:value-type="float">
            <text:p>90</text:p>
          </table:table-cell>
          <table:table-cell table:style-name="ce2" office:value-type="float" office:value="330" calcext:value-type="float">
            <text:p>330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8" office:value-type="float" office:value="210" calcext:value-type="float">
            <text:p>210</text:p>
          </table:table-cell>
          <table:table-cell table:style-name="ce1" table:formula="of:=SUM([.M15]-180)" office:value-type="float" office:value="30" calcext:value-type="float">
            <text:p>30</text:p>
          </table:table-cell>
          <table:table-cell table:style-name="ce16" office:value-type="string" calcext:value-type="string">
            <text:p>&lt;sub 180</text:p>
          </table:table-cell>
          <table:table-cell/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30" calcext:value-type="float">
            <text:p>330</text:p>
          </table:table-cell>
          <table:table-cell/>
          <table:table-cell office:value-type="float" office:value="210" calcext:value-type="float">
            <text:p>210</text:p>
          </table:table-cell>
          <table:table-cell table:style-name="ce8" office:value-type="float" office:value="30" calcext:value-type="float">
            <text:p>30</text:p>
          </table:table-cell>
          <table:table-cell table:formula="of:=SUM([.U15]+180)" office:value-type="float" office:value="210" calcext:value-type="float">
            <text:p>210</text:p>
          </table:table-cell>
          <table:table-cell table:style-name="ce17" office:value-type="string" calcext:value-type="string">
            <text:p>&lt;add 180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6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330" calcext:value-type="float">
            <text:p>330</text:p>
          </table:table-cell>
          <table:table-cell/>
          <table:table-cell office:value-type="float" office:value="230" calcext:value-type="float">
            <text:p>230</text:p>
          </table:table-cell>
          <table:table-cell table:style-name="ce8" office:value-type="float" office:value="50" calcext:value-type="float">
            <text:p>50</text:p>
          </table:table-cell>
          <table:table-cell table:style-name="ce5" table:formula="of:=SUM([.AO15]+180)" office:value-type="float" office:value="230" calcext:value-type="float">
            <text:p>230</text:p>
          </table:table-cell>
          <table:table-cell office:value-type="string" calcext:value-type="string">
            <text:p>&lt;add 180</text:p>
          </table:table-cell>
          <table:table-cell table:number-columns-repeated="2"/>
        </table:table-row>
        <table:table-row table:style-name="ro1">
          <table:table-cell table:number-columns-repeated="45"/>
        </table:table-row>
        <table:table-row table:style-name="ro1">
          <table:table-cell office:value-type="string" calcext:value-type="string">
            <text:p>surface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opposite angle</text:p>
          </table:table-cell>
          <table:table-cell office:value-type="string" calcext:value-type="string">
            <text:p>reflect</text:p>
          </table:table-cell>
          <table:table-cell table:number-columns-repeated="4"/>
          <table:table-cell office:value-type="string" calcext:value-type="string">
            <text:p>surface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opposite angle</text:p>
          </table:table-cell>
          <table:table-cell office:value-type="string" calcext:value-type="string">
            <text:p>reflect</text:p>
          </table:table-cell>
          <table:table-cell table:number-columns-repeated="4"/>
          <table:table-cell office:value-type="string" calcext:value-type="string">
            <text:p>surface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opposite angle</text:p>
          </table:table-cell>
          <table:table-cell office:value-type="string" calcext:value-type="string">
            <text:p>reflect</text:p>
          </table:table-cell>
          <table:table-cell table:number-columns-repeated="6"/>
          <table:table-cell office:value-type="string" calcext:value-type="string">
            <text:p>surface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opposite angle</text:p>
          </table:table-cell>
          <table:table-cell office:value-type="string" calcext:value-type="string">
            <text:p>reflect</text:p>
          </table:table-cell>
          <table:table-cell table:number-columns-repeated="6"/>
          <table:table-cell office:value-type="string" calcext:value-type="string">
            <text:p>surface</text:p>
          </table:table-cell>
          <table:table-cell table:style-name="ce1" office:value-type="string" calcext:value-type="string">
            <text:p>ray</text:p>
          </table:table-cell>
          <table:table-cell office:value-type="string" calcext:value-type="string">
            <text:p>opposite angle</text:p>
          </table:table-cell>
          <table:table-cell office:value-type="string" calcext:value-type="string">
            <text:p>reflect</text:p>
          </table:table-cell>
          <table:table-cell table:number-columns-repeated="5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0" calcext:value-type="float">
            <text:p>210</text:p>
          </table:table-cell>
          <table:table-cell table:style-name="ce5" office:value-type="float" office:value="240" calcext:value-type="float">
            <text:p>240</text:p>
          </table:table-cell>
          <table:table-cell table:style-name="ce8" office:value-type="float" office:value="60" calcext:value-type="float">
            <text:p>60</text:p>
          </table:table-cell>
          <table:table-cell table:formula="of:=SUM([.E18]+180)" office:value-type="float" office:value="240" calcext:value-type="float">
            <text:p>24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table:style-name="ce8" office:value-type="float" office:value="240" calcext:value-type="float">
            <text:p>240</text:p>
          </table:table-cell>
          <table:table-cell table:style-name="ce1" table:formula="of:=SUM([.M18]-180)" office:value-type="float" office:value="60" calcext:value-type="float">
            <text:p>60</text:p>
          </table:table-cell>
          <table:table-cell table:style-name="ce16" office:value-type="string" calcext:value-type="string">
            <text:p>&lt;sub 180</text:p>
          </table:table-cell>
          <table:table-cell/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240" calcext:value-type="float">
            <text:p>240</text:p>
          </table:table-cell>
          <table:table-cell table:style-name="ce6" office:value-type="float" office:value="420" calcext:value-type="float">
            <text:p>420</text:p>
          </table:table-cell>
          <table:table-cell table:style-name="ce8" table:formula="of:=SUM([.U18]-360)" office:value-type="float" office:value="60" calcext:value-type="float">
            <text:p>60</text:p>
          </table:table-cell>
          <table:table-cell office:value-type="string" calcext:value-type="string">
            <text:p>&lt;Ans – 360</text:p>
          </table:table-cell>
          <table:table-cell table:style-name="ce18" table:formula="of:=SUM(180 +[.V18])" office:value-type="float" office:value="240" calcext:value-type="float">
            <text:p>240</text:p>
          </table:table-cell>
          <table:table-cell office:value-type="string" calcext:value-type="string">
            <text:p>&lt;add 180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600" calcext:value-type="float">
            <text:p>600</text:p>
          </table:table-cell>
          <table:table-cell table:style-name="ce8" table:formula="of:=SUM([.AE18]-360)" office:value-type="float" office:value="240" calcext:value-type="float">
            <text:p>240</text:p>
          </table:table-cell>
          <table:table-cell table:style-name="Default" office:value-type="string" calcext:value-type="string">
            <text:p>&lt;Ans – 360</text:p>
          </table:table-cell>
          <table:table-cell table:formula="of:=SUM([.AF18]-180)" office:value-type="float" office:value="60" calcext:value-type="float">
            <text:p>60</text:p>
          </table:table-cell>
          <table:table-cell office:value-type="string" calcext:value-type="string">
            <text:p>&lt;sub 180</text:p>
          </table:table-cell>
          <table:table-cell/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table:style-name="ce6" office:value-type="float" office:value="700" calcext:value-type="float">
            <text:p>700</text:p>
          </table:table-cell>
          <table:table-cell table:style-name="ce8" table:formula="of:=SUM([.AO18]-360)" office:value-type="float" office:value="340" calcext:value-type="float">
            <text:p>340</text:p>
          </table:table-cell>
          <table:table-cell office:value-type="string" calcext:value-type="string">
            <text:p>&lt;Ans – 360</text:p>
          </table:table-cell>
          <table:table-cell table:style-name="ce1" table:formula="of:=SUM([.AP18]-180)" office:value-type="float" office:value="160" calcext:value-type="float">
            <text:p>160</text:p>
          </table:table-cell>
          <table:table-cell office:value-type="string" calcext:value-type="string">
            <text:p>&lt;sub 180</text:p>
          </table:table-cell>
        </table:table-row>
        <table:table-row table:style-name="ro1">
          <table:table-cell table:number-columns-repeated="2"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special case</text:p>
          </table:table-cell>
          <table:table-cell table:style-name="ce5" office:value-type="float" office:value="30" calcext:value-type="float">
            <text:p>3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3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90 degrees</text:p>
          </table:table-cell>
          <table:table-cell office:value-type="float" office:value="30" calcext:value-type="float">
            <text:p>30</text:p>
          </table:table-cell>
          <table:table-cell table:style-name="ce8" office:value-type="float" office:value="210" calcext:value-type="float">
            <text:p>210</text:p>
          </table:table-cell>
          <table:table-cell table:style-name="ce1" table:formula="of:=SUM([.M19]-180)" office:value-type="float" office:value="30" calcext:value-type="float">
            <text:p>30</text:p>
          </table:table-cell>
          <table:table-cell table:style-name="ce16" office:value-type="string" calcext:value-type="string">
            <text:p>&lt;sub 18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special case</text:p>
          </table:table-cell>
          <table:table-cell office:value-type="float" office:value="30" calcext:value-type="float">
            <text:p>30</text:p>
          </table:table-cell>
          <table:table-cell table:style-name="ce5"/>
          <table:table-cell table:number-columns-repeated="5"/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90 degrees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570" calcext:value-type="float">
            <text:p>570</text:p>
          </table:table-cell>
          <table:table-cell table:style-name="ce8" table:formula="of:=SUM([.AE19]-360)" office:value-type="float" office:value="210" calcext:value-type="float">
            <text:p>210</text:p>
          </table:table-cell>
          <table:table-cell table:style-name="Default" office:value-type="string" calcext:value-type="string">
            <text:p>&lt;Ans – 360</text:p>
          </table:table-cell>
          <table:table-cell table:formula="of:=SUM([.AF19]-180)" office:value-type="float" office:value="30" calcext:value-type="float">
            <text:p>30</text:p>
          </table:table-cell>
          <table:table-cell office:value-type="string" calcext:value-type="string">
            <text:p>&lt;sub 180</text:p>
          </table:table-cell>
          <table:table-cell/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30" calcext:value-type="float">
            <text:p>30</text:p>
          </table:table-cell>
          <table:table-cell/>
          <table:table-cell office:value-type="float" office:value="130" calcext:value-type="float">
            <text:p>130</text:p>
          </table:table-cell>
          <table:table-cell table:style-name="ce6" office:value-type="float" office:value="670" calcext:value-type="float">
            <text:p>670</text:p>
          </table:table-cell>
          <table:table-cell table:style-name="ce8" table:formula="of:=SUM([.AO19]-360)" office:value-type="float" office:value="310" calcext:value-type="float">
            <text:p>310</text:p>
          </table:table-cell>
          <table:table-cell office:value-type="string" calcext:value-type="string">
            <text:p>&lt;Ans – 360</text:p>
          </table:table-cell>
          <table:table-cell table:style-name="ce1" table:formula="of:=SUM([.AP19]-180)" office:value-type="float" office:value="130" calcext:value-type="float">
            <text:p>130</text:p>
          </table:table-cell>
          <table:table-cell office:value-type="string" calcext:value-type="string">
            <text:p>&lt;sub 180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60" calcext:value-type="float">
            <text:p>60</text:p>
          </table:table-cell>
          <table:table-cell/>
          <table:table-cell table:style-name="ce5" office:value-type="float" office:value="180" calcext:value-type="float">
            <text:p>180</text:p>
          </table:table-cell>
          <table:table-cell table:style-name="ce8" office:value-type="float" office:value="0" calcext:value-type="float">
            <text:p>0</text:p>
          </table:table-cell>
          <table:table-cell table:formula="of:=SUM([.E20]+180)" office:value-type="float" office:value="180" calcext:value-type="float">
            <text:p>18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table:style-name="ce8" office:value-type="float" office:value="180" calcext:value-type="float">
            <text:p>180</text:p>
          </table:table-cell>
          <table:table-cell table:style-name="ce1" table:formula="of:=SUM([.M20]-180)" office:value-type="float" office:value="0" calcext:value-type="float">
            <text:p>0</text:p>
          </table:table-cell>
          <table:table-cell table:style-name="ce16" office:value-type="string" calcext:value-type="string">
            <text:p>&lt;sub 180</text:p>
          </table:table-cell>
          <table:table-cell/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60" calcext:value-type="float">
            <text:p>60</text:p>
          </table:table-cell>
          <table:table-cell/>
          <table:table-cell office:value-type="float" office:value="180" calcext:value-type="float">
            <text:p>180</text:p>
          </table:table-cell>
          <table:table-cell table:style-name="ce8" office:value-type="float" office:value="360" calcext:value-type="float">
            <text:p>360</text:p>
          </table:table-cell>
          <table:table-cell table:formula="of:=SUM([.U20]-180)" office:value-type="float" office:value="180" calcext:value-type="float">
            <text:p>180</text:p>
          </table:table-cell>
          <table:table-cell table:style-name="ce16" office:value-type="string" calcext:value-type="string">
            <text:p>&lt;sub 180</text:p>
          </table:table-cell>
          <table:table-cell table:number-columns-repeated="3"/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 office:value-type="float" office:value="540" calcext:value-type="float">
            <text:p>540</text:p>
          </table:table-cell>
          <table:table-cell table:style-name="ce8" table:formula="of:=SUM([.AE20]-360)" office:value-type="float" office:value="180" calcext:value-type="float">
            <text:p>180</text:p>
          </table:table-cell>
          <table:table-cell table:style-name="Default" office:value-type="string" calcext:value-type="string">
            <text:p>&lt;Ans – 360</text:p>
          </table:table-cell>
          <table:table-cell table:formula="of:=SUM([.AF20]-180)" office:value-type="float" office:value="0" calcext:value-type="float">
            <text:p>0</text:p>
          </table:table-cell>
          <table:table-cell office:value-type="string" calcext:value-type="string">
            <text:p>&lt;sub 180</text:p>
          </table:table-cell>
          <table:table-cell/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60" calcext:value-type="float">
            <text:p>60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6" office:value-type="float" office:value="640" calcext:value-type="float">
            <text:p>640</text:p>
          </table:table-cell>
          <table:table-cell table:style-name="ce8" table:formula="of:=SUM([.AO20]-360)" office:value-type="float" office:value="280" calcext:value-type="float">
            <text:p>280</text:p>
          </table:table-cell>
          <table:table-cell office:value-type="string" calcext:value-type="string">
            <text:p>&lt;Ans – 360</text:p>
          </table:table-cell>
          <table:table-cell table:style-name="ce1" table:formula="of:=SUM([.AP20]-180)" office:value-type="float" office:value="100" calcext:value-type="float">
            <text:p>100</text:p>
          </table:table-cell>
          <table:table-cell office:value-type="string" calcext:value-type="string">
            <text:p>&lt;sub 180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90" calcext:value-type="float">
            <text:p>90</text:p>
          </table:table-cell>
          <table:table-cell/>
          <table:table-cell table:style-name="ce5" office:value-type="float" office:value="150" calcext:value-type="float">
            <text:p>150</text:p>
          </table:table-cell>
          <table:table-cell table:style-name="ce8" office:value-type="float" office:value="330" calcext:value-type="float">
            <text:p>330</text:p>
          </table:table-cell>
          <table:table-cell table:formula="of:=SUM([.E21]-180)" office:value-type="float" office:value="150" calcext:value-type="float">
            <text:p>150</text:p>
          </table:table-cell>
          <table:table-cell table:style-name="ce16" office:value-type="string" calcext:value-type="string">
            <text:p>&lt;sub 180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90" calcext:value-type="float">
            <text:p>90</text:p>
          </table:table-cell>
          <table:table-cell/>
          <table:table-cell office:value-type="float" office:value="330" calcext:value-type="float">
            <text:p>330</text:p>
          </table:table-cell>
          <table:table-cell table:style-name="ce8" office:value-type="float" office:value="150" calcext:value-type="float">
            <text:p>150</text:p>
          </table:table-cell>
          <table:table-cell table:style-name="ce1" table:formula="of:=SUM([.M21]+180)" office:value-type="float" office:value="330" calcext:value-type="float">
            <text:p>33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90" calcext:value-type="float">
            <text:p>90</text:p>
          </table:table-cell>
          <table:table-cell/>
          <table:table-cell office:value-type="float" office:value="150" calcext:value-type="float">
            <text:p>150</text:p>
          </table:table-cell>
          <table:table-cell table:style-name="ce8" office:value-type="float" office:value="330" calcext:value-type="float">
            <text:p>330</text:p>
          </table:table-cell>
          <table:table-cell table:formula="of:=SUM([.U21]-180)" office:value-type="float" office:value="150" calcext:value-type="float">
            <text:p>150</text:p>
          </table:table-cell>
          <table:table-cell table:style-name="ce16" office:value-type="string" calcext:value-type="string">
            <text:p>&lt;sub 180</text:p>
          </table:table-cell>
          <table:table-cell table:number-columns-repeated="3"/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90" calcext:value-type="float">
            <text:p>90</text:p>
          </table:table-cell>
          <table:table-cell/>
          <table:table-cell office:value-type="float" office:value="330" calcext:value-type="float">
            <text:p>330</text:p>
          </table:table-cell>
          <table:table-cell table:style-name="ce6" office:value-type="float" office:value="510" calcext:value-type="float">
            <text:p>510</text:p>
          </table:table-cell>
          <table:table-cell table:style-name="ce8" table:formula="of:=SUM([.AE21]-360)" office:value-type="float" office:value="150" calcext:value-type="float">
            <text:p>150</text:p>
          </table:table-cell>
          <table:table-cell table:style-name="Default" office:value-type="string" calcext:value-type="string">
            <text:p>&lt;Ans – 360</text:p>
          </table:table-cell>
          <table:table-cell table:formula="of:=SUM([.AF21] + 180)" office:value-type="float" office:value="330" calcext:value-type="float">
            <text:p>330</text:p>
          </table:table-cell>
          <table:table-cell office:value-type="string" calcext:value-type="string">
            <text:p>&lt;add 180</text:p>
          </table:table-cell>
          <table:table-cell/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90" calcext:value-type="float">
            <text:p>90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6" office:value-type="float" office:value="610" calcext:value-type="float">
            <text:p>610</text:p>
          </table:table-cell>
          <table:table-cell table:style-name="ce8" table:formula="of:=SUM([.AO21]-360)" office:value-type="float" office:value="250" calcext:value-type="float">
            <text:p>250</text:p>
          </table:table-cell>
          <table:table-cell office:value-type="string" calcext:value-type="string">
            <text:p>&lt;Ans – 360</text:p>
          </table:table-cell>
          <table:table-cell table:style-name="ce1" table:formula="of:=SUM([.AP21]-180)" office:value-type="float" office:value="70" calcext:value-type="float">
            <text:p>70</text:p>
          </table:table-cell>
          <table:table-cell office:value-type="string" calcext:value-type="string">
            <text:p>&lt;sub 180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0" calcext:value-type="float">
            <text:p>120</text:p>
          </table:table-cell>
          <table:table-cell office:value-type="string" calcext:value-type="string">
            <text:p>90 degrees</text:p>
          </table:table-cell>
          <table:table-cell table:style-name="ce5" office:value-type="float" office:value="120" calcext:value-type="float">
            <text:p>120</text:p>
          </table:table-cell>
          <table:table-cell table:style-name="ce8" office:value-type="float" office:value="300" calcext:value-type="float">
            <text:p>300</text:p>
          </table:table-cell>
          <table:table-cell table:formula="of:=SUM([.E22]-180)" office:value-type="float" office:value="120" calcext:value-type="float">
            <text:p>120</text:p>
          </table:table-cell>
          <table:table-cell table:style-name="ce16" office:value-type="string" calcext:value-type="string">
            <text:p>&lt;sub 180</text:p>
          </table:table-cell>
          <table:table-cell/>
          <table:table-cell table:number-columns-repeated="2"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special case</text:p>
          </table:table-cell>
          <table:table-cell office:value-type="float" office:value="120" calcext:value-type="float">
            <text:p>120</text:p>
          </table:table-cell>
          <table:table-cell table:style-name="ce7" office:value-type="float" office:value="120" calcext:value-type="float">
            <text:p>120</text:p>
          </table:table-cell>
          <table:table-cell table:number-columns-repeated="3"/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90 degrees</text:p>
          </table:table-cell>
          <table:table-cell office:value-type="float" office:value="120" calcext:value-type="float">
            <text:p>120</text:p>
          </table:table-cell>
          <table:table-cell table:style-name="ce8" office:value-type="float" office:value="360" calcext:value-type="float">
            <text:p>360</text:p>
          </table:table-cell>
          <table:table-cell table:formula="of:=SUM([.U22]-180)" office:value-type="float" office:value="180" calcext:value-type="float">
            <text:p>180</text:p>
          </table:table-cell>
          <table:table-cell table:style-name="ce16" office:value-type="string" calcext:value-type="string">
            <text:p>&lt;sub 180</text:p>
          </table:table-cell>
          <table:table-cell table:number-columns-repeated="3"/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special case</text:p>
          </table:table-cell>
          <table:table-cell office:value-type="float" office:value="120" calcext:value-type="float">
            <text:p>120</text:p>
          </table:table-cell>
          <table:table-cell table:style-name="ce6" office:value-type="float" office:value="480" calcext:value-type="float">
            <text:p>480</text:p>
          </table:table-cell>
          <table:table-cell table:style-name="ce8" table:formula="of:=SUM([.AE22]-360)" office:value-type="float" office:value="120" calcext:value-type="float">
            <text:p>120</text:p>
          </table:table-cell>
          <table:table-cell table:style-name="Default" office:value-type="string" calcext:value-type="string">
            <text:p>&lt;Ans – 360</text:p>
          </table:table-cell>
          <table:table-cell table:number-columns-repeated="3"/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120" calcext:value-type="float">
            <text:p>120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6" office:value-type="float" office:value="580" calcext:value-type="float">
            <text:p>580</text:p>
          </table:table-cell>
          <table:table-cell table:style-name="ce8" table:formula="of:=SUM([.AO22]-360)" office:value-type="float" office:value="220" calcext:value-type="float">
            <text:p>220</text:p>
          </table:table-cell>
          <table:table-cell office:value-type="string" calcext:value-type="string">
            <text:p>&lt;Ans – 360</text:p>
          </table:table-cell>
          <table:table-cell table:style-name="ce1" table:formula="of:=SUM([.AP22]-180)" office:value-type="float" office:value="40" calcext:value-type="float">
            <text:p>40</text:p>
          </table:table-cell>
          <table:table-cell office:value-type="string" calcext:value-type="string">
            <text:p>&lt;sub 180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0" calcext:value-type="float">
            <text:p>150</text:p>
          </table:table-cell>
          <table:table-cell/>
          <table:table-cell table:style-name="ce5" office:value-type="float" office:value="90" calcext:value-type="float">
            <text:p>90</text:p>
          </table:table-cell>
          <table:table-cell table:style-name="ce8" office:value-type="float" office:value="270" calcext:value-type="float">
            <text:p>270</text:p>
          </table:table-cell>
          <table:table-cell table:formula="of:=SUM([.E23]-180)" office:value-type="float" office:value="90" calcext:value-type="float">
            <text:p>90</text:p>
          </table:table-cell>
          <table:table-cell table:style-name="ce16" office:value-type="string" calcext:value-type="string">
            <text:p>&lt;sub 180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50" calcext:value-type="float">
            <text:p>150</text:p>
          </table:table-cell>
          <table:table-cell/>
          <table:table-cell office:value-type="float" office:value="270" calcext:value-type="float">
            <text:p>270</text:p>
          </table:table-cell>
          <table:table-cell table:style-name="ce8" office:value-type="float" office:value="90" calcext:value-type="float">
            <text:p>90</text:p>
          </table:table-cell>
          <table:table-cell table:style-name="ce1" table:formula="of:=SUM([.M23]+180)" office:value-type="float" office:value="270" calcext:value-type="float">
            <text:p>27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150" calcext:value-type="float">
            <text:p>150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8" office:value-type="float" office:value="270" calcext:value-type="float">
            <text:p>270</text:p>
          </table:table-cell>
          <table:table-cell table:formula="of:=SUM([.U23]-180)" office:value-type="float" office:value="90" calcext:value-type="float">
            <text:p>90</text:p>
          </table:table-cell>
          <table:table-cell table:style-name="ce16" office:value-type="string" calcext:value-type="string">
            <text:p>&lt;sub 180</text:p>
          </table:table-cell>
          <table:table-cell table:number-columns-repeated="3"/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50" calcext:value-type="float">
            <text:p>150</text:p>
          </table:table-cell>
          <table:table-cell/>
          <table:table-cell office:value-type="float" office:value="270" calcext:value-type="float">
            <text:p>270</text:p>
          </table:table-cell>
          <table:table-cell table:style-name="ce6" office:value-type="float" office:value="450" calcext:value-type="float">
            <text:p>450</text:p>
          </table:table-cell>
          <table:table-cell table:style-name="ce8" table:formula="of:=SUM([.AE23]-360)" office:value-type="float" office:value="90" calcext:value-type="float">
            <text:p>90</text:p>
          </table:table-cell>
          <table:table-cell table:style-name="Default" office:value-type="string" calcext:value-type="string">
            <text:p>&lt;Ans – 360</text:p>
          </table:table-cell>
          <table:table-cell table:formula="of:=SUM([.AF23] + 180)" office:value-type="float" office:value="270" calcext:value-type="float">
            <text:p>270</text:p>
          </table:table-cell>
          <table:table-cell office:value-type="string" calcext:value-type="string">
            <text:p>&lt;add 180</text:p>
          </table:table-cell>
          <table:table-cell/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150" calcext:value-type="float">
            <text:p>15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6" office:value-type="float" office:value="550" calcext:value-type="float">
            <text:p>550</text:p>
          </table:table-cell>
          <table:table-cell table:style-name="ce8" table:formula="of:=SUM([.AO23]-360)" office:value-type="float" office:value="190" calcext:value-type="float">
            <text:p>190</text:p>
          </table:table-cell>
          <table:table-cell office:value-type="string" calcext:value-type="string">
            <text:p>&lt;Ans – 360</text:p>
          </table:table-cell>
          <table:table-cell table:style-name="ce1" table:formula="of:=SUM([.AP23]-180)" office:value-type="float" office:value="10" calcext:value-type="float">
            <text:p>10</text:p>
          </table:table-cell>
          <table:table-cell office:value-type="string" calcext:value-type="string">
            <text:p>&lt;sub 180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80" calcext:value-type="float">
            <text:p>180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8" office:value-type="float" office:value="240" calcext:value-type="float">
            <text:p>240</text:p>
          </table:table-cell>
          <table:table-cell table:formula="of:=SUM([.E24]-180)" office:value-type="float" office:value="60" calcext:value-type="float">
            <text:p>60</text:p>
          </table:table-cell>
          <table:table-cell table:style-name="ce16" office:value-type="string" calcext:value-type="string">
            <text:p>&lt;sub 180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80" calcext:value-type="float">
            <text:p>180</text:p>
          </table:table-cell>
          <table:table-cell/>
          <table:table-cell office:value-type="float" office:value="240" calcext:value-type="float">
            <text:p>240</text:p>
          </table:table-cell>
          <table:table-cell table:style-name="ce8" office:value-type="float" office:value="60" calcext:value-type="float">
            <text:p>60</text:p>
          </table:table-cell>
          <table:table-cell table:style-name="ce1" table:formula="of:=SUM([.M24]+180)" office:value-type="float" office:value="240" calcext:value-type="float">
            <text:p>24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180" calcext:value-type="float">
            <text:p>180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8" office:value-type="float" office:value="240" calcext:value-type="float">
            <text:p>240</text:p>
          </table:table-cell>
          <table:table-cell table:formula="of:=SUM([.U24]-180)" office:value-type="float" office:value="60" calcext:value-type="float">
            <text:p>60</text:p>
          </table:table-cell>
          <table:table-cell table:style-name="ce16" office:value-type="string" calcext:value-type="string">
            <text:p>&lt;sub 180</text:p>
          </table:table-cell>
          <table:table-cell table:number-columns-repeated="3"/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80" calcext:value-type="float">
            <text:p>180</text:p>
          </table:table-cell>
          <table:table-cell/>
          <table:table-cell office:value-type="float" office:value="240" calcext:value-type="float">
            <text:p>240</text:p>
          </table:table-cell>
          <table:table-cell table:style-name="ce6" office:value-type="float" office:value="420" calcext:value-type="float">
            <text:p>420</text:p>
          </table:table-cell>
          <table:table-cell table:style-name="ce8" table:formula="of:=SUM([.AE24]-360)" office:value-type="float" office:value="60" calcext:value-type="float">
            <text:p>60</text:p>
          </table:table-cell>
          <table:table-cell table:style-name="Default" office:value-type="string" calcext:value-type="string">
            <text:p>&lt;Ans – 360</text:p>
          </table:table-cell>
          <table:table-cell table:formula="of:=SUM([.AF24] + 180)" office:value-type="float" office:value="240" calcext:value-type="float">
            <text:p>240</text:p>
          </table:table-cell>
          <table:table-cell office:value-type="string" calcext:value-type="string">
            <text:p>&lt;add 180</text:p>
          </table:table-cell>
          <table:table-cell/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180" calcext:value-type="float">
            <text:p>180</text:p>
          </table:table-cell>
          <table:table-cell/>
          <table:table-cell office:value-type="float" office:value="340" calcext:value-type="float">
            <text:p>340</text:p>
          </table:table-cell>
          <table:table-cell table:style-name="ce6" office:value-type="float" office:value="520" calcext:value-type="float">
            <text:p>520</text:p>
          </table:table-cell>
          <table:table-cell table:style-name="ce8" table:formula="of:=SUM([.AO24]-360)" office:value-type="float" office:value="160" calcext:value-type="float">
            <text:p>160</text:p>
          </table:table-cell>
          <table:table-cell office:value-type="string" calcext:value-type="string">
            <text:p>&lt;Ans – 360</text:p>
          </table:table-cell>
          <table:table-cell table:style-name="ce1" table:formula="of:=SUM([.AP24] +180)" office:value-type="float" office:value="340" calcext:value-type="float">
            <text:p>340</text:p>
          </table:table-cell>
          <table:table-cell office:value-type="string" calcext:value-type="string">
            <text:p>&lt;add 180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special case</text:p>
          </table:table-cell>
          <table:table-cell table:style-name="ce5" office:value-type="float" office:value="210" calcext:value-type="float">
            <text:p>210</text:p>
          </table:table-cell>
          <table:table-cell table:style-name="ce7" office:value-type="float" office:value="210" calcext:value-type="float">
            <text:p>210</text:p>
          </table:table-cell>
          <table:table-cell table:number-columns-repeated="3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0" calcext:value-type="float">
            <text:p>210</text:p>
          </table:table-cell>
          <table:table-cell office:value-type="string" calcext:value-type="string">
            <text:p>90 degrees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30" calcext:value-type="float">
            <text:p>30</text:p>
          </table:table-cell>
          <table:table-cell table:style-name="ce1" table:formula="of:=SUM([.M25]+180)" office:value-type="float" office:value="210" calcext:value-type="float">
            <text:p>21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number-columns-repeated="2" office:value-type="float" office:value="210" calcext:value-type="float">
            <text:p>210</text:p>
          </table:table-cell>
          <table:table-cell table:style-name="ce2" office:value-type="string" calcext:value-type="string">
            <text:p>special case</text:p>
          </table:table-cell>
          <table:table-cell/>
          <table:table-cell table:style-name="ce5"/>
          <table:table-cell table:number-columns-repeated="5"/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90 degrees</text:p>
          </table:table-cell>
          <table:table-cell office:value-type="float" office:value="210" calcext:value-type="float">
            <text:p>210</text:p>
          </table:table-cell>
          <table:table-cell table:style-name="ce6" office:value-type="float" office:value="390" calcext:value-type="float">
            <text:p>390</text:p>
          </table:table-cell>
          <table:table-cell table:style-name="ce8" table:formula="of:=SUM([.AE25]-360)" office:value-type="float" office:value="30" calcext:value-type="float">
            <text:p>30</text:p>
          </table:table-cell>
          <table:table-cell table:style-name="Default" office:value-type="string" calcext:value-type="string">
            <text:p>&lt;Ans – 360</text:p>
          </table:table-cell>
          <table:table-cell table:formula="of:=SUM([.AF25] + 180)" office:value-type="float" office:value="210" calcext:value-type="float">
            <text:p>210</text:p>
          </table:table-cell>
          <table:table-cell office:value-type="string" calcext:value-type="string">
            <text:p>&lt;add 180</text:p>
          </table:table-cell>
          <table:table-cell/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10" calcext:value-type="float">
            <text:p>210</text:p>
          </table:table-cell>
          <table:table-cell/>
          <table:table-cell office:value-type="float" office:value="310" calcext:value-type="float">
            <text:p>310</text:p>
          </table:table-cell>
          <table:table-cell table:style-name="ce6" office:value-type="float" office:value="490" calcext:value-type="float">
            <text:p>490</text:p>
          </table:table-cell>
          <table:table-cell table:style-name="ce8" table:formula="of:=SUM([.AO25]-360)" office:value-type="float" office:value="130" calcext:value-type="float">
            <text:p>130</text:p>
          </table:table-cell>
          <table:table-cell office:value-type="string" calcext:value-type="string">
            <text:p>&lt;Ans – 360</text:p>
          </table:table-cell>
          <table:table-cell table:style-name="ce1" table:formula="of:=SUM([.AP25] +180)" office:value-type="float" office:value="310" calcext:value-type="float">
            <text:p>310</text:p>
          </table:table-cell>
          <table:table-cell office:value-type="string" calcext:value-type="string">
            <text:p>&lt;add 180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40" calcext:value-type="float">
            <text:p>24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8" office:value-type="float" office:value="180" calcext:value-type="float">
            <text:p>180</text:p>
          </table:table-cell>
          <table:table-cell table:formula="of:=SUM([.E26]-180)" office:value-type="float" office:value="0" calcext:value-type="float">
            <text:p>0</text:p>
          </table:table-cell>
          <table:table-cell table:style-name="ce16" office:value-type="string" calcext:value-type="string">
            <text:p>&lt;sub 180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40" calcext:value-type="float">
            <text:p>240</text:p>
          </table:table-cell>
          <table:table-cell/>
          <table:table-cell office:value-type="float" office:value="180" calcext:value-type="float">
            <text:p>180</text:p>
          </table:table-cell>
          <table:table-cell table:style-name="ce8" office:value-type="float" office:value="0" calcext:value-type="float">
            <text:p>0</text:p>
          </table:table-cell>
          <table:table-cell table:style-name="ce1" table:formula="of:=SUM([.M26]+180)" office:value-type="float" office:value="180" calcext:value-type="float">
            <text:p>180</text:p>
          </table:table-cell>
          <table:table-cell table:style-name="ce17" office:value-type="string" calcext:value-type="string">
            <text:p>&lt;add 18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0" calcext:value-type="float">
            <text:p>0</text:p>
          </table:table-cell>
          <table:table-cell table:style-name="ce8" office:value-type="float" office:value="180" calcext:value-type="float">
            <text:p>180</text:p>
          </table:table-cell>
          <table:table-cell table:formula="of:=SUM([.U26]+180)" office:value-type="float" office:value="360" calcext:value-type="float">
            <text:p>360</text:p>
          </table:table-cell>
          <table:table-cell table:style-name="ce17" office:value-type="string" calcext:value-type="string">
            <text:p>&lt;add 180</text:p>
          </table:table-cell>
          <table:table-cell table:number-columns-repeated="3"/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40" calcext:value-type="float">
            <text:p>240</text:p>
          </table:table-cell>
          <table:table-cell/>
          <table:table-cell office:value-type="float" office:value="180" calcext:value-type="float">
            <text:p>180</text:p>
          </table:table-cell>
          <table:table-cell table:style-name="ce8" office:value-type="float" office:value="360" calcext:value-type="float">
            <text:p>360</text:p>
          </table:table-cell>
          <table:table-cell table:style-name="ce8" table:formula="of:=SUM([.AE26]-360)" office:value-type="float" office:value="0" calcext:value-type="float">
            <text:p>0</text:p>
          </table:table-cell>
          <table:table-cell table:style-name="Default" office:value-type="string" calcext:value-type="string">
            <text:p>&lt;Ans – 360</text:p>
          </table:table-cell>
          <table:table-cell table:formula="of:=SUM([.AF26] + 180)" office:value-type="float" office:value="180" calcext:value-type="float">
            <text:p>180</text:p>
          </table:table-cell>
          <table:table-cell office:value-type="string" calcext:value-type="string">
            <text:p>&lt;add 180</text:p>
          </table:table-cell>
          <table:table-cell/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40" calcext:value-type="float">
            <text:p>240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6" office:value-type="float" office:value="460" calcext:value-type="float">
            <text:p>460</text:p>
          </table:table-cell>
          <table:table-cell table:style-name="ce8" table:formula="of:=SUM([.AO26]-360)" office:value-type="float" office:value="100" calcext:value-type="float">
            <text:p>100</text:p>
          </table:table-cell>
          <table:table-cell office:value-type="string" calcext:value-type="string">
            <text:p>&lt;Ans – 360</text:p>
          </table:table-cell>
          <table:table-cell table:style-name="ce1" table:formula="of:=SUM([.AP26] +180)" office:value-type="float" office:value="280" calcext:value-type="float">
            <text:p>280</text:p>
          </table:table-cell>
          <table:table-cell office:value-type="string" calcext:value-type="string">
            <text:p>&lt;add 180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/>
          <table:table-cell table:style-name="ce5" office:value-type="float" office:value="330" calcext:value-type="float">
            <text:p>330</text:p>
          </table:table-cell>
          <table:table-cell table:style-name="ce8" office:value-type="float" office:value="150" calcext:value-type="float">
            <text:p>150</text:p>
          </table:table-cell>
          <table:table-cell table:formula="of:=SUM([.E27]+180)" office:value-type="float" office:value="330" calcext:value-type="float">
            <text:p>33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70" calcext:value-type="float">
            <text:p>270</text:p>
          </table:table-cell>
          <table:table-cell/>
          <table:table-cell office:value-type="float" office:value="150" calcext:value-type="float">
            <text:p>150</text:p>
          </table:table-cell>
          <table:table-cell table:style-name="ce8" office:value-type="float" office:value="330" calcext:value-type="float">
            <text:p>330</text:p>
          </table:table-cell>
          <table:table-cell table:style-name="ce1" table:formula="of:=SUM([.M27]-180)" office:value-type="float" office:value="150" calcext:value-type="float">
            <text:p>150</text:p>
          </table:table-cell>
          <table:table-cell table:style-name="ce16" office:value-type="string" calcext:value-type="string">
            <text:p>&lt;sub 18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330" calcext:value-type="float">
            <text:p>330</text:p>
          </table:table-cell>
          <table:table-cell table:style-name="ce8" office:value-type="float" office:value="150" calcext:value-type="float">
            <text:p>150</text:p>
          </table:table-cell>
          <table:table-cell table:formula="of:=SUM([.U27]+180)" office:value-type="float" office:value="330" calcext:value-type="float">
            <text:p>330</text:p>
          </table:table-cell>
          <table:table-cell table:style-name="ce17" office:value-type="string" calcext:value-type="string">
            <text:p>&lt;add 180</text:p>
          </table:table-cell>
          <table:table-cell table:number-columns-repeated="3"/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70" calcext:value-type="float">
            <text:p>270</text:p>
          </table:table-cell>
          <table:table-cell/>
          <table:table-cell office:value-type="float" office:value="150" calcext:value-type="float">
            <text:p>150</text:p>
          </table:table-cell>
          <table:table-cell table:style-name="ce8" office:value-type="float" office:value="330" calcext:value-type="float">
            <text:p>330</text:p>
          </table:table-cell>
          <table:table-cell table:formula="of:=SUM([.AE27]-180)" office:value-type="float" office:value="150" calcext:value-type="float">
            <text:p>150</text:p>
          </table:table-cell>
          <table:table-cell table:style-name="ce16" office:value-type="string" calcext:value-type="string">
            <text:p>&lt;sub 180</text:p>
          </table:table-cell>
          <table:table-cell table:number-columns-repeated="3"/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70" calcext:value-type="float">
            <text:p>270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6" office:value-type="float" office:value="430" calcext:value-type="float">
            <text:p>430</text:p>
          </table:table-cell>
          <table:table-cell table:style-name="ce8" table:formula="of:=SUM([.AO27]-360)" office:value-type="float" office:value="70" calcext:value-type="float">
            <text:p>70</text:p>
          </table:table-cell>
          <table:table-cell office:value-type="string" calcext:value-type="string">
            <text:p>&lt;Ans – 360</text:p>
          </table:table-cell>
          <table:table-cell table:style-name="ce1" table:formula="of:=SUM([.AP27] +180)" office:value-type="float" office:value="250" calcext:value-type="float">
            <text:p>250</text:p>
          </table:table-cell>
          <table:table-cell office:value-type="string" calcext:value-type="string">
            <text:p>&lt;add 180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00" calcext:value-type="float">
            <text:p>300</text:p>
          </table:table-cell>
          <table:table-cell office:value-type="string" calcext:value-type="string">
            <text:p>90 degrees</text:p>
          </table:table-cell>
          <table:table-cell table:style-name="ce5" office:value-type="float" office:value="300" calcext:value-type="float">
            <text:p>300</text:p>
          </table:table-cell>
          <table:table-cell table:style-name="ce9" office:value-type="float" office:value="120" calcext:value-type="float">
            <text:p>120</text:p>
          </table:table-cell>
          <table:table-cell table:formula="of:=SUM([.E28]+180)" office:value-type="float" office:value="300" calcext:value-type="float">
            <text:p>30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special case</text:p>
          </table:table-cell>
          <table:table-cell office:value-type="float" office:value="300" calcext:value-type="float">
            <text:p>300</text:p>
          </table:table-cell>
          <table:table-cell table:style-name="ce7" office:value-type="float" office:value="300" calcext:value-type="float">
            <text:p>300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90 degrees</text:p>
          </table:table-cell>
          <table:table-cell office:value-type="float" office:value="300" calcext:value-type="float">
            <text:p>300</text:p>
          </table:table-cell>
          <table:table-cell table:style-name="ce8" office:value-type="float" office:value="120" calcext:value-type="float">
            <text:p>120</text:p>
          </table:table-cell>
          <table:table-cell table:formula="of:=SUM([.U28]+180)" office:value-type="float" office:value="300" calcext:value-type="float">
            <text:p>300</text:p>
          </table:table-cell>
          <table:table-cell table:style-name="ce17" office:value-type="string" calcext:value-type="string">
            <text:p>&lt;add 180</text:p>
          </table:table-cell>
          <table:table-cell table:number-columns-repeated="3"/>
          <table:table-cell table:number-columns-repeated="2"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special case</text:p>
          </table:table-cell>
          <table:table-cell table:style-name="ce7" office:value-type="float" office:value="300" calcext:value-type="float">
            <text:p>300</text:p>
          </table:table-cell>
          <table:table-cell table:number-columns-repeated="6"/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300" calcext:value-type="float">
            <text:p>300</text:p>
          </table:table-cell>
          <table:table-cell/>
          <table:table-cell office:value-type="float" office:value="220" calcext:value-type="float">
            <text:p>220</text:p>
          </table:table-cell>
          <table:table-cell table:style-name="ce6" office:value-type="float" office:value="400" calcext:value-type="float">
            <text:p>400</text:p>
          </table:table-cell>
          <table:table-cell table:style-name="ce8" table:formula="of:=SUM([.AO28]-360)" office:value-type="float" office:value="40" calcext:value-type="float">
            <text:p>40</text:p>
          </table:table-cell>
          <table:table-cell office:value-type="string" calcext:value-type="string">
            <text:p>&lt;Ans – 360</text:p>
          </table:table-cell>
          <table:table-cell table:style-name="ce1" table:formula="of:=SUM([.AP28] +180)" office:value-type="float" office:value="220" calcext:value-type="float">
            <text:p>220</text:p>
          </table:table-cell>
          <table:table-cell office:value-type="string" calcext:value-type="string">
            <text:p>&lt;add 180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30" calcext:value-type="float">
            <text:p>330</text:p>
          </table:table-cell>
          <table:table-cell/>
          <table:table-cell table:style-name="ce5" office:value-type="float" office:value="270" calcext:value-type="float">
            <text:p>270</text:p>
          </table:table-cell>
          <table:table-cell table:style-name="ce8" office:value-type="float" office:value="90" calcext:value-type="float">
            <text:p>90</text:p>
          </table:table-cell>
          <table:table-cell table:formula="of:=SUM([.E29]+180)" office:value-type="float" office:value="270" calcext:value-type="float">
            <text:p>27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330" calcext:value-type="float">
            <text:p>330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8" office:value-type="float" office:value="270" calcext:value-type="float">
            <text:p>270</text:p>
          </table:table-cell>
          <table:table-cell table:style-name="ce1" table:formula="of:=SUM([.M29]-180)" office:value-type="float" office:value="90" calcext:value-type="float">
            <text:p>90</text:p>
          </table:table-cell>
          <table:table-cell table:style-name="ce16" office:value-type="string" calcext:value-type="string">
            <text:p>&lt;sub 18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270" calcext:value-type="float">
            <text:p>270</text:p>
          </table:table-cell>
          <table:table-cell table:style-name="ce8" office:value-type="float" office:value="90" calcext:value-type="float">
            <text:p>90</text:p>
          </table:table-cell>
          <table:table-cell table:formula="of:=SUM([.U29]+180)" office:value-type="float" office:value="270" calcext:value-type="float">
            <text:p>270</text:p>
          </table:table-cell>
          <table:table-cell table:style-name="ce17" office:value-type="string" calcext:value-type="string">
            <text:p>&lt;add 180</text:p>
          </table:table-cell>
          <table:table-cell table:number-columns-repeated="3"/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30" calcext:value-type="float">
            <text:p>330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8" office:value-type="float" office:value="270" calcext:value-type="float">
            <text:p>270</text:p>
          </table:table-cell>
          <table:table-cell table:formula="of:=SUM([.AE29]-180)" office:value-type="float" office:value="90" calcext:value-type="float">
            <text:p>90</text:p>
          </table:table-cell>
          <table:table-cell table:style-name="ce16" office:value-type="string" calcext:value-type="string">
            <text:p>&lt;sub 180</text:p>
          </table:table-cell>
          <table:table-cell table:number-columns-repeated="3"/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330" calcext:value-type="float">
            <text:p>330</text:p>
          </table:table-cell>
          <table:table-cell/>
          <table:table-cell office:value-type="float" office:value="190" calcext:value-type="float">
            <text:p>190</text:p>
          </table:table-cell>
          <table:table-cell table:style-name="ce6" office:value-type="float" office:value="370" calcext:value-type="float">
            <text:p>370</text:p>
          </table:table-cell>
          <table:table-cell table:style-name="ce8" table:formula="of:=SUM([.AO29]-360)" office:value-type="float" office:value="10" calcext:value-type="float">
            <text:p>10</text:p>
          </table:table-cell>
          <table:table-cell office:value-type="string" calcext:value-type="string">
            <text:p>&lt;Ans – 360</text:p>
          </table:table-cell>
          <table:table-cell table:style-name="ce1" table:formula="of:=SUM([.AP29] +180)" office:value-type="float" office:value="190" calcext:value-type="float">
            <text:p>190</text:p>
          </table:table-cell>
          <table:table-cell office:value-type="string" calcext:value-type="string">
            <text:p>&lt;add 180</text:p>
          </table:table-cell>
        </table:table-row>
        <table:table-row table:style-name="ro1">
          <table:table-cell table:number-columns-repeated="3"/>
          <table:table-cell table:style-name="ce5"/>
          <table:table-cell table:number-columns-repeated="41"/>
        </table:table-row>
        <table:table-row table:style-name="ro1">
          <table:table-cell office:value-type="string" calcext:value-type="string">
            <text:p>surface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opposite angle</text:p>
          </table:table-cell>
          <table:table-cell office:value-type="string" calcext:value-type="string">
            <text:p>reflect</text:p>
          </table:table-cell>
          <table:table-cell table:number-columns-repeated="4"/>
          <table:table-cell office:value-type="string" calcext:value-type="string">
            <text:p>surface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opposite angle</text:p>
          </table:table-cell>
          <table:table-cell office:value-type="string" calcext:value-type="string">
            <text:p>reflect</text:p>
          </table:table-cell>
          <table:table-cell table:number-columns-repeated="4"/>
          <table:table-cell office:value-type="string" calcext:value-type="string">
            <text:p>surface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opposite angle</text:p>
          </table:table-cell>
          <table:table-cell office:value-type="string" calcext:value-type="string">
            <text:p>reflect</text:p>
          </table:table-cell>
          <table:table-cell table:number-columns-repeated="6"/>
          <table:table-cell office:value-type="string" calcext:value-type="string">
            <text:p>surface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opposite angle</text:p>
          </table:table-cell>
          <table:table-cell office:value-type="string" calcext:value-type="string">
            <text:p>reflect</text:p>
          </table:table-cell>
          <table:table-cell table:number-columns-repeated="6"/>
          <table:table-cell office:value-type="string" calcext:value-type="string">
            <text:p>surface</text:p>
          </table:table-cell>
          <table:table-cell table:style-name="ce1" office:value-type="string" calcext:value-type="string">
            <text:p>ray</text:p>
          </table:table-cell>
          <table:table-cell office:value-type="string" calcext:value-type="string">
            <text:p>opposite angle</text:p>
          </table:table-cell>
          <table:table-cell office:value-type="string" calcext:value-type="string">
            <text:p>reflect</text:p>
          </table:table-cell>
          <table:table-cell table:number-columns-repeated="5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0" calcext:value-type="float">
            <text:p>240</text:p>
          </table:table-cell>
          <table:table-cell table:style-name="ce5" office:value-type="float" office:value="300" calcext:value-type="float">
            <text:p>300</text:p>
          </table:table-cell>
          <table:table-cell table:style-name="ce8" office:value-type="float" office:value="120" calcext:value-type="float">
            <text:p>120</text:p>
          </table:table-cell>
          <table:table-cell table:formula="of:=SUM([.E32]+180)" office:value-type="float" office:value="300" calcext:value-type="float">
            <text:p>30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30" calcext:value-type="float">
            <text:p>330</text:p>
          </table:table-cell>
          <table:table-cell office:value-type="float" office:value="120" calcext:value-type="float">
            <text:p>120</text:p>
          </table:table-cell>
          <table:table-cell table:style-name="ce8" office:value-type="float" office:value="300" calcext:value-type="float">
            <text:p>300</text:p>
          </table:table-cell>
          <table:table-cell table:style-name="ce1" table:formula="of:=SUM([.M32]-180)" office:value-type="float" office:value="120" calcext:value-type="float">
            <text:p>120</text:p>
          </table:table-cell>
          <table:table-cell table:style-name="ce16" office:value-type="string" calcext:value-type="string">
            <text:p>&lt;sub 180</text:p>
          </table:table-cell>
          <table:table-cell/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480" calcext:value-type="float">
            <text:p>480</text:p>
          </table:table-cell>
          <table:table-cell table:style-name="ce8" table:formula="of:=SUM([.U32]-360)" office:value-type="float" office:value="120" calcext:value-type="float">
            <text:p>120</text:p>
          </table:table-cell>
          <table:table-cell office:value-type="string" calcext:value-type="string">
            <text:p>&lt;Ans – 360</text:p>
          </table:table-cell>
          <table:table-cell table:style-name="ce18" table:formula="of:=SUM(180 - [.V32])" office:value-type="float" office:value="60" calcext:value-type="float">
            <text:p>60</text:p>
          </table:table-cell>
          <table:table-cell office:value-type="string" calcext:value-type="string">
            <text:p>&lt;sub 180</text:p>
          </table:table-cell>
          <table:table-cell/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table:style-name="ce6" office:value-type="float" office:value="660" calcext:value-type="float">
            <text:p>660</text:p>
          </table:table-cell>
          <table:table-cell table:style-name="ce8" table:formula="of:=SUM([.AE32]-360)" office:value-type="float" office:value="300" calcext:value-type="float">
            <text:p>300</text:p>
          </table:table-cell>
          <table:table-cell table:formula="of:=SUM([.AF32]-180)" office:value-type="float" office:value="120" calcext:value-type="float">
            <text:p>120</text:p>
          </table:table-cell>
          <table:table-cell table:style-name="ce16" office:value-type="string" calcext:value-type="string">
            <text:p>&lt;sub 180</text:p>
          </table:table-cell>
          <table:table-cell table:number-columns-repeated="2"/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style-name="ce6" office:value-type="float" office:value="380" calcext:value-type="float">
            <text:p>380</text:p>
          </table:table-cell>
          <table:table-cell table:style-name="ce8" table:formula="of:=SUM([.AO32]-360)" office:value-type="float" office:value="20" calcext:value-type="float">
            <text:p>20</text:p>
          </table:table-cell>
          <table:table-cell office:value-type="string" calcext:value-type="string">
            <text:p>&lt;Ans – 360</text:p>
          </table:table-cell>
          <table:table-cell table:style-name="ce1" table:formula="of:=SUM([.AP32] +180)" office:value-type="float" office:value="200" calcext:value-type="float">
            <text:p>200</text:p>
          </table:table-cell>
          <table:table-cell office:value-type="string" calcext:value-type="string">
            <text:p>&lt;add 180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30" calcext:value-type="float">
            <text:p>30</text:p>
          </table:table-cell>
          <table:table-cell/>
          <table:table-cell office:value-type="float" office:value="270" calcext:value-type="float">
            <text:p>270</text:p>
          </table:table-cell>
          <table:table-cell table:style-name="ce8" office:value-type="float" office:value="90" calcext:value-type="float">
            <text:p>90</text:p>
          </table:table-cell>
          <table:table-cell table:formula="of:=SUM([.E33]+180)" office:value-type="float" office:value="270" calcext:value-type="float">
            <text:p>27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0" calcext:value-type="float">
            <text:p>30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8" office:value-type="float" office:value="270" calcext:value-type="float">
            <text:p>270</text:p>
          </table:table-cell>
          <table:table-cell table:style-name="ce1" table:formula="of:=SUM([.M33]-180)" office:value-type="float" office:value="90" calcext:value-type="float">
            <text:p>90</text:p>
          </table:table-cell>
          <table:table-cell table:style-name="ce16" office:value-type="string" calcext:value-type="string">
            <text:p>&lt;sub 180</text:p>
          </table:table-cell>
          <table:table-cell/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30" calcext:value-type="float">
            <text:p>30</text:p>
          </table:table-cell>
          <table:table-cell/>
          <table:table-cell office:value-type="float" office:value="270" calcext:value-type="float">
            <text:p>270</text:p>
          </table:table-cell>
          <table:table-cell table:style-name="ce6" office:value-type="float" office:value="450" calcext:value-type="float">
            <text:p>450</text:p>
          </table:table-cell>
          <table:table-cell table:style-name="ce8" table:formula="of:=SUM([.U33]-360)" office:value-type="float" office:value="90" calcext:value-type="float">
            <text:p>90</text:p>
          </table:table-cell>
          <table:table-cell office:value-type="string" calcext:value-type="string">
            <text:p>opp angle ##</text:p>
          </table:table-cell>
          <table:table-cell table:style-name="ce18" table:formula="of:=SUM(180 - [.V33])" office:value-type="float" office:value="90" calcext:value-type="float">
            <text:p>90</text:p>
          </table:table-cell>
          <table:table-cell office:value-type="string" calcext:value-type="string">
            <text:p>&lt;sub 180</text:p>
          </table:table-cell>
          <table:table-cell/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30" calcext:value-type="float">
            <text:p>30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6" office:value-type="float" office:value="630" calcext:value-type="float">
            <text:p>630</text:p>
          </table:table-cell>
          <table:table-cell table:style-name="ce8" table:formula="of:=SUM([.AE33]-360)" office:value-type="float" office:value="270" calcext:value-type="float">
            <text:p>270</text:p>
          </table:table-cell>
          <table:table-cell table:formula="of:=SUM([.AF33]-180)" office:value-type="float" office:value="90" calcext:value-type="float">
            <text:p>90</text:p>
          </table:table-cell>
          <table:table-cell table:style-name="ce16" office:value-type="string" calcext:value-type="string">
            <text:p>&lt;sub 180</text:p>
          </table:table-cell>
          <table:table-cell table:number-columns-repeated="2"/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30" calcext:value-type="float">
            <text:p>30</text:p>
          </table:table-cell>
          <table:table-cell/>
          <table:table-cell office:value-type="float" office:value="170" calcext:value-type="float">
            <text:p>170</text:p>
          </table:table-cell>
          <table:table-cell table:style-name="ce8" office:value-type="float" office:value="350" calcext:value-type="float">
            <text:p>350</text:p>
          </table:table-cell>
          <table:table-cell table:formula="of:=SUM([.AO33]-180)" office:value-type="float" office:value="170" calcext:value-type="float">
            <text:p>170</text:p>
          </table:table-cell>
          <table:table-cell office:value-type="string" calcext:value-type="string">
            <text:p>&lt;sub 180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special case</text:p>
          </table:table-cell>
          <table:table-cell office:value-type="float" office:value="60" calcext:value-type="float">
            <text:p>60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3"/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90 degrees</text:p>
          </table:table-cell>
          <table:table-cell office:value-type="float" office:value="60" calcext:value-type="float">
            <text:p>60</text:p>
          </table:table-cell>
          <table:table-cell table:style-name="ce8" office:value-type="float" office:value="240" calcext:value-type="float">
            <text:p>240</text:p>
          </table:table-cell>
          <table:table-cell table:style-name="ce1" table:formula="of:=SUM([.M34]-180)" office:value-type="float" office:value="60" calcext:value-type="float">
            <text:p>60</text:p>
          </table:table-cell>
          <table:table-cell table:style-name="ce16" office:value-type="string" calcext:value-type="string">
            <text:p>&lt;sub 180</text:p>
          </table:table-cell>
          <table:table-cell/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special case</text:p>
          </table:table-cell>
          <table:table-cell table:number-columns-repeated="7"/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90 degrees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600" calcext:value-type="float">
            <text:p>600</text:p>
          </table:table-cell>
          <table:table-cell table:style-name="ce8" table:formula="of:=SUM([.AE34]-360)" office:value-type="float" office:value="240" calcext:value-type="float">
            <text:p>240</text:p>
          </table:table-cell>
          <table:table-cell table:formula="of:=SUM([.AF34]-180)" office:value-type="float" office:value="60" calcext:value-type="float">
            <text:p>60</text:p>
          </table:table-cell>
          <table:table-cell table:style-name="ce16" office:value-type="string" calcext:value-type="string">
            <text:p>&lt;sub 180</text:p>
          </table:table-cell>
          <table:table-cell table:number-columns-repeated="2"/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60" calcext:value-type="float">
            <text:p>60</text:p>
          </table:table-cell>
          <table:table-cell/>
          <table:table-cell office:value-type="float" office:value="140" calcext:value-type="float">
            <text:p>140</text:p>
          </table:table-cell>
          <table:table-cell table:style-name="ce8" office:value-type="float" office:value="320" calcext:value-type="float">
            <text:p>320</text:p>
          </table:table-cell>
          <table:table-cell table:formula="of:=SUM([.AO34]-180)" office:value-type="float" office:value="140" calcext:value-type="float">
            <text:p>140</text:p>
          </table:table-cell>
          <table:table-cell office:value-type="string" calcext:value-type="string">
            <text:p>&lt;sub 18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10" calcext:value-type="float">
            <text:p>210</text:p>
          </table:table-cell>
          <table:table-cell table:style-name="ce8" office:value-type="float" office:value="30" calcext:value-type="float">
            <text:p>30</text:p>
          </table:table-cell>
          <table:table-cell table:formula="of:=SUM([.E35]+180)" office:value-type="float" office:value="210" calcext:value-type="float">
            <text:p>21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90" calcext:value-type="float">
            <text:p>90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8" office:value-type="float" office:value="210" calcext:value-type="float">
            <text:p>210</text:p>
          </table:table-cell>
          <table:table-cell table:style-name="ce1" table:formula="of:=SUM([.M35]-180)" office:value-type="float" office:value="30" calcext:value-type="float">
            <text:p>30</text:p>
          </table:table-cell>
          <table:table-cell table:style-name="ce16" office:value-type="string" calcext:value-type="string">
            <text:p>&lt;sub 180</text:p>
          </table:table-cell>
          <table:table-cell/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90" calcext:value-type="float">
            <text:p>90</text:p>
          </table:table-cell>
          <table:table-cell/>
          <table:table-cell office:value-type="float" office:value="210" calcext:value-type="float">
            <text:p>210</text:p>
          </table:table-cell>
          <table:table-cell table:style-name="ce6" office:value-type="float" office:value="390" calcext:value-type="float">
            <text:p>390</text:p>
          </table:table-cell>
          <table:table-cell table:style-name="ce8" table:formula="of:=SUM([.U35]-360)" office:value-type="float" office:value="30" calcext:value-type="float">
            <text:p>30</text:p>
          </table:table-cell>
          <table:table-cell office:value-type="string" calcext:value-type="string">
            <text:p>opp angle ##</text:p>
          </table:table-cell>
          <table:table-cell table:style-name="ce18" table:formula="of:=SUM(180 +[.V35])" office:value-type="float" office:value="210" calcext:value-type="float">
            <text:p>210</text:p>
          </table:table-cell>
          <table:table-cell office:value-type="string" calcext:value-type="string">
            <text:p>&lt;add 180</text:p>
          </table:table-cell>
          <table:table-cell/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90" calcext:value-type="float">
            <text:p>90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6" office:value-type="float" office:value="570" calcext:value-type="float">
            <text:p>570</text:p>
          </table:table-cell>
          <table:table-cell table:style-name="ce8" table:formula="of:=SUM([.AE35]-360)" office:value-type="float" office:value="210" calcext:value-type="float">
            <text:p>210</text:p>
          </table:table-cell>
          <table:table-cell table:formula="of:=SUM([.AF35]-180)" office:value-type="float" office:value="30" calcext:value-type="float">
            <text:p>30</text:p>
          </table:table-cell>
          <table:table-cell table:style-name="ce16" office:value-type="string" calcext:value-type="string">
            <text:p>&lt;sub 180</text:p>
          </table:table-cell>
          <table:table-cell table:number-columns-repeated="2"/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90" calcext:value-type="float">
            <text:p>90</text:p>
          </table:table-cell>
          <table:table-cell/>
          <table:table-cell office:value-type="float" office:value="110" calcext:value-type="float">
            <text:p>110</text:p>
          </table:table-cell>
          <table:table-cell table:style-name="ce8" office:value-type="float" office:value="290" calcext:value-type="float">
            <text:p>290</text:p>
          </table:table-cell>
          <table:table-cell table:formula="of:=SUM([.AO35]-180)" office:value-type="float" office:value="110" calcext:value-type="float">
            <text:p>110</text:p>
          </table:table-cell>
          <table:table-cell office:value-type="string" calcext:value-type="string">
            <text:p>&lt;sub 18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80" calcext:value-type="float">
            <text:p>180</text:p>
          </table:table-cell>
          <table:table-cell table:style-name="ce8" office:value-type="float" office:value="0" calcext:value-type="float">
            <text:p>0</text:p>
          </table:table-cell>
          <table:table-cell table:formula="of:=SUM([.E36]+180)" office:value-type="float" office:value="180" calcext:value-type="float">
            <text:p>18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20" calcext:value-type="float">
            <text:p>12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float" office:value="180" calcext:value-type="float">
            <text:p>180</text:p>
          </table:table-cell>
          <table:table-cell table:style-name="ce1" table:formula="of:=SUM([.M36]-180)" office:value-type="float" office:value="0" calcext:value-type="float">
            <text:p>0</text:p>
          </table:table-cell>
          <table:table-cell table:style-name="ce16" office:value-type="string" calcext:value-type="string">
            <text:p>&lt;sub 180</text:p>
          </table:table-cell>
          <table:table-cell/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20" calcext:value-type="float">
            <text:p>120</text:p>
          </table:table-cell>
          <table:table-cell/>
          <table:table-cell office:value-type="float" office:value="180" calcext:value-type="float">
            <text:p>180</text:p>
          </table:table-cell>
          <table:table-cell table:style-name="ce8" office:value-type="float" office:value="360" calcext:value-type="float">
            <text:p>360</text:p>
          </table:table-cell>
          <table:table-cell table:formula="of:=SUM([.U36]-180)" office:value-type="float" office:value="180" calcext:value-type="float">
            <text:p>180</text:p>
          </table:table-cell>
          <table:table-cell table:style-name="ce16" office:value-type="string" calcext:value-type="string">
            <text:p>&lt;sub 180</text:p>
          </table:table-cell>
          <table:table-cell table:number-columns-repeated="3"/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120" calcext:value-type="float">
            <text:p>120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 office:value-type="float" office:value="540" calcext:value-type="float">
            <text:p>540</text:p>
          </table:table-cell>
          <table:table-cell table:style-name="ce8" table:formula="of:=SUM([.AE36]-360)" office:value-type="float" office:value="180" calcext:value-type="float">
            <text:p>180</text:p>
          </table:table-cell>
          <table:table-cell table:formula="of:=SUM([.AF36]-180)" office:value-type="float" office:value="0" calcext:value-type="float">
            <text:p>0</text:p>
          </table:table-cell>
          <table:table-cell table:style-name="ce16" office:value-type="string" calcext:value-type="string">
            <text:p>&lt;sub 180</text:p>
          </table:table-cell>
          <table:table-cell table:number-columns-repeated="2"/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20" calcext:value-type="float">
            <text:p>120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8" office:value-type="float" office:value="260" calcext:value-type="float">
            <text:p>260</text:p>
          </table:table-cell>
          <table:table-cell table:formula="of:=SUM([.AO36]-180)" office:value-type="float" office:value="80" calcext:value-type="float">
            <text:p>80</text:p>
          </table:table-cell>
          <table:table-cell office:value-type="string" calcext:value-type="string">
            <text:p>&lt;sub 18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90 degrees</text:p>
          </table:table-cell>
          <table:table-cell office:value-type="float" office:value="150" calcext:value-type="float">
            <text:p>150</text:p>
          </table:table-cell>
          <table:table-cell table:style-name="ce8" office:value-type="float" office:value="330" calcext:value-type="float">
            <text:p>330</text:p>
          </table:table-cell>
          <table:table-cell table:formula="of:=SUM([.E37]-180)" office:value-type="float" office:value="150" calcext:value-type="float">
            <text:p>150</text:p>
          </table:table-cell>
          <table:table-cell table:style-name="ce16" office:value-type="string" calcext:value-type="string">
            <text:p>&lt;sub 180</text:p>
          </table:table-cell>
          <table:table-cell/>
          <table:table-cell table:number-columns-repeated="2"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special case</text:p>
          </table:table-cell>
          <table:table-cell office:value-type="float" office:value="150" calcext:value-type="float">
            <text:p>150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3"/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90 degrees</text:p>
          </table:table-cell>
          <table:table-cell office:value-type="float" office:value="150" calcext:value-type="float">
            <text:p>150</text:p>
          </table:table-cell>
          <table:table-cell table:style-name="ce8" office:value-type="float" office:value="330" calcext:value-type="float">
            <text:p>330</text:p>
          </table:table-cell>
          <table:table-cell table:formula="of:=SUM([.U37]-180)" office:value-type="float" office:value="150" calcext:value-type="float">
            <text:p>150</text:p>
          </table:table-cell>
          <table:table-cell table:style-name="ce16" office:value-type="string" calcext:value-type="string">
            <text:p>&lt;sub 180</text:p>
          </table:table-cell>
          <table:table-cell table:number-columns-repeated="3"/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special case</text:p>
          </table:table-cell>
          <table:table-cell office:value-type="float" office:value="150" calcext:value-type="float">
            <text:p>150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5"/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50" calcext:value-type="float">
            <text:p>150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8" office:value-type="float" office:value="230" calcext:value-type="float">
            <text:p>230</text:p>
          </table:table-cell>
          <table:table-cell table:formula="of:=SUM([.AO37]-180)" office:value-type="float" office:value="50" calcext:value-type="float">
            <text:p>50</text:p>
          </table:table-cell>
          <table:table-cell office:value-type="string" calcext:value-type="string">
            <text:p>&lt;sub 18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8" office:value-type="float" office:value="300" calcext:value-type="float">
            <text:p>300</text:p>
          </table:table-cell>
          <table:table-cell table:formula="of:=SUM([.E38]-180)" office:value-type="float" office:value="120" calcext:value-type="float">
            <text:p>120</text:p>
          </table:table-cell>
          <table:table-cell table:style-name="ce16" office:value-type="string" calcext:value-type="string">
            <text:p>&lt;sub 180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80" calcext:value-type="float">
            <text:p>180</text:p>
          </table:table-cell>
          <table:table-cell/>
          <table:table-cell office:value-type="float" office:value="300" calcext:value-type="float">
            <text:p>300</text:p>
          </table:table-cell>
          <table:table-cell table:style-name="ce8" office:value-type="float" office:value="120" calcext:value-type="float">
            <text:p>120</text:p>
          </table:table-cell>
          <table:table-cell table:style-name="ce1" table:formula="of:=SUM([.M38]+180)" office:value-type="float" office:value="300" calcext:value-type="float">
            <text:p>30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80" calcext:value-type="float">
            <text:p>180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8" office:value-type="float" office:value="300" calcext:value-type="float">
            <text:p>300</text:p>
          </table:table-cell>
          <table:table-cell table:formula="of:=SUM([.U38]-180)" office:value-type="float" office:value="120" calcext:value-type="float">
            <text:p>120</text:p>
          </table:table-cell>
          <table:table-cell table:style-name="ce16" office:value-type="string" calcext:value-type="string">
            <text:p>&lt;sub 180</text:p>
          </table:table-cell>
          <table:table-cell table:number-columns-repeated="3"/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180" calcext:value-type="float">
            <text:p>180</text:p>
          </table:table-cell>
          <table:table-cell/>
          <table:table-cell office:value-type="float" office:value="300" calcext:value-type="float">
            <text:p>300</text:p>
          </table:table-cell>
          <table:table-cell table:style-name="ce6" office:value-type="float" office:value="480" calcext:value-type="float">
            <text:p>480</text:p>
          </table:table-cell>
          <table:table-cell table:style-name="ce8" table:formula="of:=SUM([.AE38]-360)" office:value-type="float" office:value="120" calcext:value-type="float">
            <text:p>120</text:p>
          </table:table-cell>
          <table:table-cell table:formula="of:=SUM([.AF38]+180)" office:value-type="float" office:value="300" calcext:value-type="float">
            <text:p>300</text:p>
          </table:table-cell>
          <table:table-cell table:style-name="ce17" office:value-type="string" calcext:value-type="string">
            <text:p>&lt;add 180</text:p>
          </table:table-cell>
          <table:table-cell table:number-columns-repeated="2"/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80" calcext:value-type="float">
            <text:p>180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8" office:value-type="float" office:value="200" calcext:value-type="float">
            <text:p>200</text:p>
          </table:table-cell>
          <table:table-cell table:formula="of:=SUM([.AO38]-180)" office:value-type="float" office:value="20" calcext:value-type="float">
            <text:p>20</text:p>
          </table:table-cell>
          <table:table-cell office:value-type="string" calcext:value-type="string">
            <text:p>&lt;add 18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8" office:value-type="float" office:value="270" calcext:value-type="float">
            <text:p>270</text:p>
          </table:table-cell>
          <table:table-cell table:formula="of:=SUM([.E39]-180)" office:value-type="float" office:value="90" calcext:value-type="float">
            <text:p>90</text:p>
          </table:table-cell>
          <table:table-cell table:style-name="ce16" office:value-type="string" calcext:value-type="string">
            <text:p>&lt;sub 180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0" calcext:value-type="float">
            <text:p>210</text:p>
          </table:table-cell>
          <table:table-cell/>
          <table:table-cell office:value-type="float" office:value="270" calcext:value-type="float">
            <text:p>270</text:p>
          </table:table-cell>
          <table:table-cell table:style-name="ce8" office:value-type="float" office:value="90" calcext:value-type="float">
            <text:p>90</text:p>
          </table:table-cell>
          <table:table-cell table:style-name="ce1" table:formula="of:=SUM([.M39]+180)" office:value-type="float" office:value="270" calcext:value-type="float">
            <text:p>27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10" calcext:value-type="float">
            <text:p>210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8" office:value-type="float" office:value="270" calcext:value-type="float">
            <text:p>270</text:p>
          </table:table-cell>
          <table:table-cell table:formula="of:=SUM([.U39]-180)" office:value-type="float" office:value="90" calcext:value-type="float">
            <text:p>90</text:p>
          </table:table-cell>
          <table:table-cell table:style-name="ce16" office:value-type="string" calcext:value-type="string">
            <text:p>&lt;sub 180</text:p>
          </table:table-cell>
          <table:table-cell table:number-columns-repeated="3"/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210" calcext:value-type="float">
            <text:p>210</text:p>
          </table:table-cell>
          <table:table-cell/>
          <table:table-cell office:value-type="float" office:value="270" calcext:value-type="float">
            <text:p>270</text:p>
          </table:table-cell>
          <table:table-cell table:style-name="ce6" office:value-type="float" office:value="450" calcext:value-type="float">
            <text:p>450</text:p>
          </table:table-cell>
          <table:table-cell table:style-name="ce8" table:formula="of:=SUM([.AE39]-360)" office:value-type="float" office:value="90" calcext:value-type="float">
            <text:p>90</text:p>
          </table:table-cell>
          <table:table-cell table:formula="of:=SUM([.AF39]+180)" office:value-type="float" office:value="270" calcext:value-type="float">
            <text:p>270</text:p>
          </table:table-cell>
          <table:table-cell table:style-name="ce17" office:value-type="string" calcext:value-type="string">
            <text:p>&lt;add 180</text:p>
          </table:table-cell>
          <table:table-cell table:number-columns-repeated="2"/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210" calcext:value-type="float">
            <text:p>210</text:p>
          </table:table-cell>
          <table:table-cell/>
          <table:table-cell office:value-type="float" office:value="350" calcext:value-type="float">
            <text:p>350</text:p>
          </table:table-cell>
          <table:table-cell table:style-name="ce8" office:value-type="float" office:value="170" calcext:value-type="float">
            <text:p>170</text:p>
          </table:table-cell>
          <table:table-cell table:formula="of:=SUM([.AO39]+180)" office:value-type="float" office:value="350" calcext:value-type="float">
            <text:p>350</text:p>
          </table:table-cell>
          <table:table-cell office:value-type="string" calcext:value-type="string">
            <text:p>&lt;add 180</text:p>
          </table:table-cell>
          <table:table-cell table:number-columns-repeated="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special case</text:p>
          </table:table-cell>
          <table:table-cell office:value-type="float" office:value="240" calcext:value-type="float">
            <text:p>240</text:p>
          </table:table-cell>
          <table:table-cell table:style-name="ce7" office:value-type="float" office:value="240" calcext:value-type="float">
            <text:p>240</text:p>
          </table:table-cell>
          <table:table-cell table:number-columns-repeated="3"/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40" calcext:value-type="float">
            <text:p>240</text:p>
          </table:table-cell>
          <table:table-cell office:value-type="string" calcext:value-type="string">
            <text:p>90 degrees</text:p>
          </table:table-cell>
          <table:table-cell office:value-type="float" office:value="240" calcext:value-type="float">
            <text:p>240</text:p>
          </table:table-cell>
          <table:table-cell table:style-name="ce8" office:value-type="float" office:value="60" calcext:value-type="float">
            <text:p>60</text:p>
          </table:table-cell>
          <table:table-cell table:style-name="ce1" table:formula="of:=SUM([.M40]+180)" office:value-type="float" office:value="240" calcext:value-type="float">
            <text:p>24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number-columns-repeated="2"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special case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90 degrees</text:p>
          </table:table-cell>
          <table:table-cell office:value-type="float" office:value="240" calcext:value-type="float">
            <text:p>240</text:p>
          </table:table-cell>
          <table:table-cell table:style-name="ce6" office:value-type="float" office:value="420" calcext:value-type="float">
            <text:p>420</text:p>
          </table:table-cell>
          <table:table-cell table:style-name="ce8" table:formula="of:=SUM([.AE40]-360)" office:value-type="float" office:value="60" calcext:value-type="float">
            <text:p>60</text:p>
          </table:table-cell>
          <table:table-cell table:formula="of:=SUM([.AF40]+180)" office:value-type="float" office:value="240" calcext:value-type="float">
            <text:p>240</text:p>
          </table:table-cell>
          <table:table-cell table:style-name="ce17" office:value-type="string" calcext:value-type="string">
            <text:p>&lt;add 180</text:p>
          </table:table-cell>
          <table:table-cell table:number-columns-repeated="2"/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240" calcext:value-type="float">
            <text:p>240</text:p>
          </table:table-cell>
          <table:table-cell/>
          <table:table-cell office:value-type="float" office:value="320" calcext:value-type="float">
            <text:p>320</text:p>
          </table:table-cell>
          <table:table-cell table:style-name="ce8" office:value-type="float" office:value="140" calcext:value-type="float">
            <text:p>140</text:p>
          </table:table-cell>
          <table:table-cell table:formula="of:=SUM([.AO40]+180)" office:value-type="float" office:value="320" calcext:value-type="float">
            <text:p>320</text:p>
          </table:table-cell>
          <table:table-cell office:value-type="string" calcext:value-type="string">
            <text:p>&lt;add 18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5" office:value-type="float" office:value="270" calcext:value-type="float">
            <text:p>270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8" office:value-type="float" office:value="210" calcext:value-type="float">
            <text:p>210</text:p>
          </table:table-cell>
          <table:table-cell table:formula="of:=SUM([.E41]-180)" office:value-type="float" office:value="30" calcext:value-type="float">
            <text:p>30</text:p>
          </table:table-cell>
          <table:table-cell table:style-name="ce16" office:value-type="string" calcext:value-type="string">
            <text:p>&lt;sub 180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70" calcext:value-type="float">
            <text:p>270</text:p>
          </table:table-cell>
          <table:table-cell/>
          <table:table-cell office:value-type="float" office:value="210" calcext:value-type="float">
            <text:p>210</text:p>
          </table:table-cell>
          <table:table-cell table:style-name="ce8" office:value-type="float" office:value="30" calcext:value-type="float">
            <text:p>30</text:p>
          </table:table-cell>
          <table:table-cell table:style-name="ce1" table:formula="of:=SUM([.M41]+180)" office:value-type="float" office:value="210" calcext:value-type="float">
            <text:p>21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70" calcext:value-type="float">
            <text:p>270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8" office:value-type="float" office:value="210" calcext:value-type="float">
            <text:p>210</text:p>
          </table:table-cell>
          <table:table-cell table:formula="of:=SUM([.U41]-180)" office:value-type="float" office:value="30" calcext:value-type="float">
            <text:p>30</text:p>
          </table:table-cell>
          <table:table-cell table:style-name="ce16" office:value-type="string" calcext:value-type="string">
            <text:p>&lt;sub 180</text:p>
          </table:table-cell>
          <table:table-cell table:number-columns-repeated="3"/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270" calcext:value-type="float">
            <text:p>270</text:p>
          </table:table-cell>
          <table:table-cell/>
          <table:table-cell office:value-type="float" office:value="210" calcext:value-type="float">
            <text:p>210</text:p>
          </table:table-cell>
          <table:table-cell table:style-name="ce6" office:value-type="float" office:value="390" calcext:value-type="float">
            <text:p>390</text:p>
          </table:table-cell>
          <table:table-cell table:style-name="ce8" table:formula="of:=SUM([.AE41]-360)" office:value-type="float" office:value="30" calcext:value-type="float">
            <text:p>30</text:p>
          </table:table-cell>
          <table:table-cell table:formula="of:=SUM([.AF41]+180)" office:value-type="float" office:value="210" calcext:value-type="float">
            <text:p>210</text:p>
          </table:table-cell>
          <table:table-cell table:style-name="ce17" office:value-type="string" calcext:value-type="string">
            <text:p>&lt;add 180</text:p>
          </table:table-cell>
          <table:table-cell table:number-columns-repeated="2"/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270" calcext:value-type="float">
            <text:p>270</text:p>
          </table:table-cell>
          <table:table-cell/>
          <table:table-cell office:value-type="float" office:value="290" calcext:value-type="float">
            <text:p>290</text:p>
          </table:table-cell>
          <table:table-cell table:style-name="ce8" office:value-type="float" office:value="110" calcext:value-type="float">
            <text:p>110</text:p>
          </table:table-cell>
          <table:table-cell table:formula="of:=SUM([.AO41]+180)" office:value-type="float" office:value="290" calcext:value-type="float">
            <text:p>290</text:p>
          </table:table-cell>
          <table:table-cell office:value-type="string" calcext:value-type="string">
            <text:p>&lt;add 18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" calcext:value-type="float">
            <text:p>0</text:p>
          </table:table-cell>
          <table:table-cell table:style-name="ce8" office:value-type="float" office:value="180" calcext:value-type="float">
            <text:p>180</text:p>
          </table:table-cell>
          <table:table-cell table:formula="of:=SUM([.E42]-180)" office:value-type="float" office:value="0" calcext:value-type="float">
            <text:p>0</text:p>
          </table:table-cell>
          <table:table-cell table:style-name="ce16" office:value-type="string" calcext:value-type="string">
            <text:p>&lt;sub 180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00" calcext:value-type="float">
            <text:p>300</text:p>
          </table:table-cell>
          <table:table-cell/>
          <table:table-cell office:value-type="float" office:value="180" calcext:value-type="float">
            <text:p>180</text:p>
          </table:table-cell>
          <table:table-cell table:style-name="ce8" office:value-type="float" office:value="0" calcext:value-type="float">
            <text:p>0</text:p>
          </table:table-cell>
          <table:table-cell table:style-name="ce1" table:formula="of:=SUM([.M42]+180)" office:value-type="float" office:value="180" calcext:value-type="float">
            <text:p>18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300" calcext:value-type="float">
            <text:p>300</text:p>
          </table:table-cell>
          <table:table-cell/>
          <table:table-cell office:value-type="float" office:value="0" calcext:value-type="float">
            <text:p>0</text:p>
          </table:table-cell>
          <table:table-cell table:style-name="ce8" office:value-type="float" office:value="180" calcext:value-type="float">
            <text:p>180</text:p>
          </table:table-cell>
          <table:table-cell table:formula="of:=SUM([.U42]-180)" office:value-type="float" office:value="0" calcext:value-type="float">
            <text:p>0</text:p>
          </table:table-cell>
          <table:table-cell table:style-name="ce16" office:value-type="string" calcext:value-type="string">
            <text:p>&lt;sub 180</text:p>
          </table:table-cell>
          <table:table-cell table:number-columns-repeated="3"/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300" calcext:value-type="float">
            <text:p>300</text:p>
          </table:table-cell>
          <table:table-cell/>
          <table:table-cell office:value-type="float" office:value="180" calcext:value-type="float">
            <text:p>180</text:p>
          </table:table-cell>
          <table:table-cell table:style-name="ce8" office:value-type="float" office:value="360" calcext:value-type="float">
            <text:p>360</text:p>
          </table:table-cell>
          <table:table-cell table:formula="of:=SUM([.AE42] -180)" office:value-type="float" office:value="180" calcext:value-type="float">
            <text:p>180</text:p>
          </table:table-cell>
          <table:table-cell table:style-name="ce17" office:value-type="string" calcext:value-type="string">
            <text:p>&lt;add 180</text:p>
          </table:table-cell>
          <table:table-cell table:style-name="ce10"/>
          <table:table-cell table:number-columns-repeated="2"/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300" calcext:value-type="float">
            <text:p>30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8" office:value-type="float" office:value="80" calcext:value-type="float">
            <text:p>80</text:p>
          </table:table-cell>
          <table:table-cell table:formula="of:=SUM([.AO42]+180)" office:value-type="float" office:value="260" calcext:value-type="float">
            <text:p>260</text:p>
          </table:table-cell>
          <table:table-cell office:value-type="string" calcext:value-type="string">
            <text:p>&lt;add 18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5" office:value-type="float" office:value="330" calcext:value-type="float">
            <text:p>330</text:p>
          </table:table-cell>
          <table:table-cell office:value-type="string" calcext:value-type="string">
            <text:p>90 degrees</text:p>
          </table:table-cell>
          <table:table-cell office:value-type="float" office:value="330" calcext:value-type="float">
            <text:p>330</text:p>
          </table:table-cell>
          <table:table-cell table:style-name="ce8" office:value-type="float" office:value="150" calcext:value-type="float">
            <text:p>150</text:p>
          </table:table-cell>
          <table:table-cell table:formula="of:=SUM([.E43]+180)" office:value-type="float" office:value="330" calcext:value-type="float">
            <text:p>330</text:p>
          </table:table-cell>
          <table:table-cell table:style-name="ce16" office:value-type="string" calcext:value-type="string">
            <text:p>&lt;add 180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string" calcext:value-type="string">
            <text:p>special case</text:p>
          </table:table-cell>
          <table:table-cell office:value-type="float" office:value="330" calcext:value-type="float">
            <text:p>330</text:p>
          </table:table-cell>
          <table:table-cell table:style-name="ce7" office:value-type="float" office:value="330" calcext:value-type="float">
            <text:p>330</text:p>
          </table:table-cell>
          <table:table-cell table:number-columns-repeated="3"/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string" calcext:value-type="string">
            <text:p>90 degrees</text:p>
          </table:table-cell>
          <table:table-cell office:value-type="float" office:value="330" calcext:value-type="float">
            <text:p>330</text:p>
          </table:table-cell>
          <table:table-cell table:style-name="ce8" office:value-type="float" office:value="150" calcext:value-type="float">
            <text:p>150</text:p>
          </table:table-cell>
          <table:table-cell table:formula="of:=SUM([.U43]+180)" office:value-type="float" office:value="330" calcext:value-type="float">
            <text:p>330</text:p>
          </table:table-cell>
          <table:table-cell table:style-name="ce17" office:value-type="string" calcext:value-type="string">
            <text:p>&lt;add 180</text:p>
          </table:table-cell>
          <table:table-cell table:number-columns-repeated="3"/>
          <table:table-cell table:number-columns-repeated="2" table:style-name="ce2" office:value-type="float" office:value="330" calcext:value-type="float">
            <text:p>330</text:p>
          </table:table-cell>
          <table:table-cell table:style-name="ce2" office:value-type="string" calcext:value-type="string">
            <text:p>special case</text:p>
          </table:table-cell>
          <table:table-cell office:value-type="float" office:value="330" calcext:value-type="float">
            <text:p>330</text:p>
          </table:table-cell>
          <table:table-cell table:style-name="ce7" office:value-type="float" office:value="330" calcext:value-type="float">
            <text:p>330</text:p>
          </table:table-cell>
          <table:table-cell/>
          <table:table-cell table:style-name="ce10"/>
          <table:table-cell table:number-columns-repeated="3"/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330" calcext:value-type="float">
            <text:p>330</text:p>
          </table:table-cell>
          <table:table-cell/>
          <table:table-cell office:value-type="float" office:value="230" calcext:value-type="float">
            <text:p>230</text:p>
          </table:table-cell>
          <table:table-cell table:style-name="ce8" office:value-type="float" office:value="50" calcext:value-type="float">
            <text:p>50</text:p>
          </table:table-cell>
          <table:table-cell table:formula="of:=SUM([.AO43]+180)" office:value-type="float" office:value="230" calcext:value-type="float">
            <text:p>230</text:p>
          </table:table-cell>
          <table:table-cell office:value-type="string" calcext:value-type="string">
            <text:p>&lt;add 180</text:p>
          </table:table-cell>
          <table:table-cell table:number-columns-repeated="2"/>
        </table:table-row>
        <table:table-row table:style-name="ro1" table:number-rows-repeated="1048532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Sheet4" table:style-name="ta1">
        <table:table-column table:style-name="co8" table:number-columns-repeated="2" table:default-cell-style-name="ce1"/>
        <table:table-column table:style-name="co23" table:default-cell-style-name="ce1"/>
        <table:table-column table:style-name="co24" table:default-cell-style-name="ce1"/>
        <table:table-column table:style-name="co5" table:default-cell-style-name="ce1"/>
        <table:table-column table:style-name="co11" table:default-cell-style-name="ce1"/>
        <table:table-column table:style-name="co1" table:number-columns-repeated="2" table:default-cell-style-name="Default"/>
        <table:table-column table:style-name="co12" table:number-columns-repeated="2" table:default-cell-style-name="ce1"/>
        <table:table-column table:style-name="co25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4" table:number-columns-repeated="2" table:default-cell-style-name="ce1"/>
        <table:table-column table:style-name="co26" table:default-cell-style-name="ce1"/>
        <table:table-column table:style-name="co18" table:default-cell-style-name="ce1"/>
        <table:table-column table:style-name="co1" table:number-columns-repeated="2" table:default-cell-style-name="ce1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column table:style-name="co8" table:number-columns-repeated="2" table:default-cell-style-name="ce1"/>
        <table:table-column table:style-name="co26" table:default-cell-style-name="ce1"/>
        <table:table-column table:style-name="co1" table:number-columns-repeated="5" table:default-cell-style-name="ce1"/>
        <table:table-column table:style-name="co1" table:default-cell-style-name="Default"/>
        <table:table-column table:style-name="co22" table:default-cell-style-name="Default"/>
        <table:table-column table:style-name="co11" table:default-cell-style-name="ce1"/>
        <table:table-column table:style-name="co11" table:default-cell-style-name="Default"/>
        <table:table-column table:style-name="co27" table:default-cell-style-name="ce1"/>
        <table:table-column table:style-name="co1" table:number-columns-repeated="3" table:default-cell-style-name="ce1"/>
        <table:table-column table:style-name="co1" table:number-columns-repeated="3" table:default-cell-style-name="Default"/>
        <table:table-row table:style-name="ro1">
          <table:table-cell table:number-columns-repeated="4"/>
          <table:table-cell table:style-name="ce5" table:number-columns-repeated="2"/>
          <table:table-cell table:number-columns-repeated="6"/>
          <table:table-cell table:style-name="ce2" office:value-type="string" calcext:value-type="string">
            <text:p>match</text:p>
          </table:table-cell>
          <table:table-cell table:style-name="ce8" office:value-type="string" calcext:value-type="string">
            <text:p>180 off</text:p>
          </table:table-cell>
          <table:table-cell table:number-columns-repeated="31"/>
        </table:table-row>
        <table:table-row table:style-name="ro1">
          <table:table-cell table:number-columns-repeated="3"/>
          <table:table-cell office:value-type="string" calcext:value-type="string">
            <text:p>manual</text:p>
          </table:table-cell>
          <table:table-cell table:style-name="ce5" table:number-columns-repeated="2"/>
          <table:table-cell table:number-columns-repeated="6"/>
          <table:table-cell table:style-name="ce6" office:value-type="string" calcext:value-type="string">
            <text:p>over range</text:p>
          </table:table-cell>
          <table:table-cell table:style-name="ce1"/>
          <table:table-cell table:number-columns-repeated="31"/>
        </table:table-row>
        <table:table-row table:style-name="ro1">
          <table:table-cell office:value-type="string" calcext:value-type="string">
            <text:p>surface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opp angle</text:p>
          </table:table-cell>
          <table:table-cell office:value-type="string" calcext:value-type="string">
            <text:p>reflect</text:p>
          </table:table-cell>
          <table:table-cell office:value-type="string" calcext:value-type="string">
            <text:p>ans</text:p>
          </table:table-cell>
          <table:table-cell table:number-columns-repeated="3"/>
          <table:table-cell office:value-type="string" calcext:value-type="string">
            <text:p>surface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opp angle</text:p>
          </table:table-cell>
          <table:table-cell office:value-type="string" calcext:value-type="string">
            <text:p>reflect</text:p>
          </table:table-cell>
          <table:table-cell office:value-type="string" calcext:value-type="string">
            <text:p>ans</text:p>
          </table:table-cell>
          <table:table-cell table:number-columns-repeated="3"/>
          <table:table-cell office:value-type="string" calcext:value-type="string">
            <text:p>surface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opp angle</text:p>
          </table:table-cell>
          <table:table-cell office:value-type="string" calcext:value-type="string">
            <text:p>reflect</text:p>
          </table:table-cell>
          <table:table-cell table:number-columns-repeated="6"/>
          <table:table-cell office:value-type="string" calcext:value-type="string">
            <text:p>surface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opp angle</text:p>
          </table:table-cell>
          <table:table-cell office:value-type="string" calcext:value-type="string">
            <text:p>reflect</text:p>
          </table:table-cell>
          <table:table-cell table:number-columns-repeated="6"/>
          <table:table-cell office:value-type="string" calcext:value-type="string">
            <text:p>surface</text:p>
          </table:table-cell>
          <table:table-cell table:style-name="ce1" office:value-type="string" calcext:value-type="string">
            <text:p>ray</text:p>
          </table:table-cell>
          <table:table-cell office:value-type="string" calcext:value-type="string">
            <text:p>opp angle</text:p>
          </table:table-cell>
          <table:table-cell office:value-type="string" calcext:value-type="string">
            <text:p>reflect</text:p>
          </table:table-cell>
          <table:table-cell table:number-columns-repeated="5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/>
          <table:table-cell table:style-name="ce2" office:value-type="float" office:value="90" calcext:value-type="float">
            <text:p>9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180" calcext:value-type="float">
            <text:p>180</text:p>
          </table:table-cell>
          <table:table-cell table:style-name="ce1" table:formula="of:=SUM([.M4]  +  180)" office:value-type="float" office:value="360" calcext:value-type="float">
            <text:p>36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/36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5"/>
          <table:table-cell table:number-columns-repeated="4"/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540" calcext:value-type="float">
            <text:p>540</text:p>
          </table:table-cell>
          <table:table-cell table:style-name="ce8" table:formula="of:=SUM([.AE4]-360)" office:value-type="float" office:value="180" calcext:value-type="float">
            <text:p>180</text:p>
          </table:table-cell>
          <table:table-cell table:style-name="Default" office:value-type="string" calcext:value-type="string">
            <text:p>&lt;Ans – 360</text:p>
          </table:table-cell>
          <table:table-cell table:formula="of:=SUM([.AF4] - 180)" office:value-type="float" office:value="0" calcext:value-type="float">
            <text:p>0</text:p>
          </table:table-cell>
          <table:table-cell table:style-name="ce16" office:value-type="string" calcext:value-type="string">
            <text:p>&lt;sub 18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200" calcext:value-type="float">
            <text:p>200</text:p>
          </table:table-cell>
          <table:table-cell table:style-name="ce8" office:value-type="float" office:value="20" calcext:value-type="float">
            <text:p>20</text:p>
          </table:table-cell>
          <table:table-cell table:style-name="ce5" table:formula="of:=SUM([.AO4]  + 180)" office:value-type="float" office:value="200" calcext:value-type="float">
            <text:p>200</text:p>
          </table:table-cell>
          <table:table-cell table:style-name="ce17" office:value-type="string" calcext:value-type="string">
            <text:p>&lt;add 180</text:p>
          </table:table-cell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 table:style-name="ce8" office:value-type="float" office:value="330" calcext:value-type="float">
            <text:p>330</text:p>
          </table:table-cell>
          <table:table-cell table:formula="of:=SUM([.E5]  -  180)" office:value-type="float" office:value="150" calcext:value-type="float">
            <text:p>150</text:p>
          </table:table-cell>
          <table:table-cell table:style-name="ce16" office:value-type="string" calcext:value-type="string">
            <text:p>&lt;sub 180</text:p>
          </table:table-cell>
          <table:table-cell/>
          <table:table-cell table:style-name="ce2" office:value-type="float" office:value="90" calcext:value-type="float">
            <text:p>90</text:p>
          </table:table-cell>
          <table:table-cell table:style-name="ce2" office:value-type="float" office:value="30" calcext:value-type="float">
            <text:p>30</text:p>
          </table:table-cell>
          <table:table-cell table:style-name="ce5"/>
          <table:table-cell table:style-name="ce2" office:value-type="float" office:value="330" calcext:value-type="float">
            <text:p>330</text:p>
          </table:table-cell>
          <table:table-cell table:style-name="ce8" office:value-type="float" office:value="150" calcext:value-type="float">
            <text:p>150</text:p>
          </table:table-cell>
          <table:table-cell table:style-name="ce1" table:formula="of:=SUM([.M5]  +  180)" office:value-type="float" office:value="330" calcext:value-type="float">
            <text:p>33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0" calcext:value-type="float">
            <text:p>30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 table:style-name="ce8" office:value-type="float" office:value="330" calcext:value-type="float">
            <text:p>330</text:p>
          </table:table-cell>
          <table:table-cell table:formula="of:=SUM([.U5]-180)" office:value-type="float" office:value="150" calcext:value-type="float">
            <text:p>150</text:p>
          </table:table-cell>
          <table:table-cell table:style-name="ce16" office:value-type="string" calcext:value-type="string">
            <text:p>&lt;sub 180</text:p>
          </table:table-cell>
          <table:table-cell table:number-columns-repeated="3"/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30" calcext:value-type="float">
            <text:p>30</text:p>
          </table:table-cell>
          <table:table-cell/>
          <table:table-cell table:style-name="ce2" office:value-type="float" office:value="330" calcext:value-type="float">
            <text:p>330</text:p>
          </table:table-cell>
          <table:table-cell table:style-name="ce6" office:value-type="float" office:value="510" calcext:value-type="float">
            <text:p>510</text:p>
          </table:table-cell>
          <table:table-cell table:style-name="ce8" table:formula="of:=SUM([.AE5]-360)" office:value-type="float" office:value="150" calcext:value-type="float">
            <text:p>150</text:p>
          </table:table-cell>
          <table:table-cell table:style-name="Default" office:value-type="string" calcext:value-type="string">
            <text:p>&lt;Ans – 360</text:p>
          </table:table-cell>
          <table:table-cell table:formula="of:=SUM([.AF5] + 180)" office:value-type="float" office:value="330" calcext:value-type="float">
            <text:p>33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/>
          <table:table-cell table:style-name="ce2" office:value-type="float" office:value="170" calcext:value-type="float">
            <text:p>170</text:p>
          </table:table-cell>
          <table:table-cell table:style-name="ce8" office:value-type="float" office:value="350" calcext:value-type="float">
            <text:p>350</text:p>
          </table:table-cell>
          <table:table-cell table:formula="of:=SUM([.AO5]  -  180)" office:value-type="float" office:value="170" calcext:value-type="float">
            <text:p>170</text:p>
          </table:table-cell>
          <table:table-cell table:style-name="ce16" office:value-type="string" calcext:value-type="string">
            <text:p>&lt;sub 180</text:p>
          </table:table-cell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60" calcext:value-type="float">
            <text:p>60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8" office:value-type="float" office:value="300" calcext:value-type="float">
            <text:p>300</text:p>
          </table:table-cell>
          <table:table-cell table:formula="of:=SUM([.E6]  -  180)" office:value-type="float" office:value="120" calcext:value-type="float">
            <text:p>120</text:p>
          </table:table-cell>
          <table:table-cell table:style-name="ce16" office:value-type="string" calcext:value-type="string">
            <text:p>&lt;sub 180</text:p>
          </table:table-cell>
          <table:table-cell/>
          <table:table-cell table:style-name="ce2" office:value-type="float" office:value="90" calcext:value-type="float">
            <text:p>90</text:p>
          </table:table-cell>
          <table:table-cell table:style-name="ce2" office:value-type="float" office:value="60" calcext:value-type="float">
            <text:p>60</text:p>
          </table:table-cell>
          <table:table-cell table:style-name="ce5"/>
          <table:table-cell office:value-type="float" office:value="300" calcext:value-type="float">
            <text:p>300</text:p>
          </table:table-cell>
          <table:table-cell table:style-name="ce8" office:value-type="float" office:value="120" calcext:value-type="float">
            <text:p>120</text:p>
          </table:table-cell>
          <table:table-cell table:style-name="ce1" table:formula="of:=SUM([.M6]  +  180)" office:value-type="float" office:value="300" calcext:value-type="float">
            <text:p>30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60" calcext:value-type="float">
            <text:p>60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8" office:value-type="float" office:value="300" calcext:value-type="float">
            <text:p>300</text:p>
          </table:table-cell>
          <table:table-cell table:formula="of:=SUM([.U6]-180)" office:value-type="float" office:value="120" calcext:value-type="float">
            <text:p>120</text:p>
          </table:table-cell>
          <table:table-cell table:style-name="ce16" office:value-type="string" calcext:value-type="string">
            <text:p>&lt;sub 180</text:p>
          </table:table-cell>
          <table:table-cell table:number-columns-repeated="3"/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60" calcext:value-type="float">
            <text:p>60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 table:style-name="ce6" office:value-type="float" office:value="480" calcext:value-type="float">
            <text:p>480</text:p>
          </table:table-cell>
          <table:table-cell table:style-name="ce8" table:formula="of:=SUM([.AE6]-360)" office:value-type="float" office:value="120" calcext:value-type="float">
            <text:p>120</text:p>
          </table:table-cell>
          <table:table-cell table:style-name="Default" office:value-type="string" calcext:value-type="string">
            <text:p>&lt;Ans – 360</text:p>
          </table:table-cell>
          <table:table-cell table:formula="of:=SUM([.AF6] + 180)" office:value-type="float" office:value="300" calcext:value-type="float">
            <text:p>30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" calcext:value-type="float">
            <text:p>60</text:p>
          </table:table-cell>
          <table:table-cell/>
          <table:table-cell table:style-name="ce2" office:value-type="float" office:value="140" calcext:value-type="float">
            <text:p>140</text:p>
          </table:table-cell>
          <table:table-cell table:style-name="ce8" office:value-type="float" office:value="320" calcext:value-type="float">
            <text:p>320</text:p>
          </table:table-cell>
          <table:table-cell table:formula="of:=SUM([.AO6]  -  180)" office:value-type="float" office:value="140" calcext:value-type="float">
            <text:p>140</text:p>
          </table:table-cell>
          <table:table-cell table:style-name="ce16" office:value-type="string" calcext:value-type="string">
            <text:p>&lt;sub 180</text:p>
          </table:table-cell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90" calcext:value-type="float">
            <text:p>90</text:p>
          </table:table-cell>
          <table:table-cell office:value-type="string" calcext:value-type="string">
            <text:p>90 degrees</text:p>
          </table:table-cell>
          <table:table-cell table:style-name="ce2" office:value-type="float" office:value="90" calcext:value-type="float">
            <text:p>90</text:p>
          </table:table-cell>
          <table:table-cell table:style-name="ce8" office:value-type="float" office:value="270" calcext:value-type="float">
            <text:p>270</text:p>
          </table:table-cell>
          <table:table-cell table:formula="of:=SUM([.E7]  -  180)" office:value-type="float" office:value="90" calcext:value-type="float">
            <text:p>90</text:p>
          </table:table-cell>
          <table:table-cell table:style-name="ce16" office:value-type="string" calcext:value-type="string">
            <text:p>&lt;sub 180</text:p>
          </table:table-cell>
          <table:table-cell/>
          <table:table-cell table:number-columns-repeated="2"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special case</text:p>
          </table:table-cell>
          <table:table-cell office:value-type="float" office:value="90" calcext:value-type="float">
            <text:p>90</text:p>
          </table:table-cell>
          <table:table-cell table:style-name="ce7" office:value-type="float" office:value="90" calcext:value-type="float">
            <text:p>90</text:p>
          </table:table-cell>
          <table:table-cell table:number-columns-repeated="3"/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90 degrees</text:p>
          </table:table-cell>
          <table:table-cell table:style-name="ce2" office:value-type="float" office:value="90" calcext:value-type="float">
            <text:p>90</text:p>
          </table:table-cell>
          <table:table-cell table:style-name="ce8" office:value-type="float" office:value="270" calcext:value-type="float">
            <text:p>270</text:p>
          </table:table-cell>
          <table:table-cell table:formula="of:=SUM([.U7]-180)" office:value-type="float" office:value="90" calcext:value-type="float">
            <text:p>90</text:p>
          </table:table-cell>
          <table:table-cell table:style-name="ce16" office:value-type="string" calcext:value-type="string">
            <text:p>&lt;sub 180</text:p>
          </table:table-cell>
          <table:table-cell table:number-columns-repeated="3"/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special case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6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90" calcext:value-type="float">
            <text:p>90</text:p>
          </table:table-cell>
          <table:table-cell/>
          <table:table-cell table:style-name="ce2" office:value-type="float" office:value="110" calcext:value-type="float">
            <text:p>110</text:p>
          </table:table-cell>
          <table:table-cell table:style-name="ce8" office:value-type="float" office:value="290" calcext:value-type="float">
            <text:p>290</text:p>
          </table:table-cell>
          <table:table-cell table:formula="of:=SUM([.AO7]  -  180)" office:value-type="float" office:value="110" calcext:value-type="float">
            <text:p>110</text:p>
          </table:table-cell>
          <table:table-cell table:style-name="ce16" office:value-type="string" calcext:value-type="string">
            <text:p>&lt;sub 180</text:p>
          </table:table-cell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20" calcext:value-type="float">
            <text:p>120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table:style-name="ce8" office:value-type="float" office:value="240" calcext:value-type="float">
            <text:p>240</text:p>
          </table:table-cell>
          <table:table-cell table:formula="of:=SUM([.E8]  -  180)" office:value-type="float" office:value="60" calcext:value-type="float">
            <text:p>60</text:p>
          </table:table-cell>
          <table:table-cell table:style-name="ce16" office:value-type="string" calcext:value-type="string">
            <text:p>&lt;sub 180</text:p>
          </table:table-cell>
          <table:table-cell/>
          <table:table-cell table:style-name="ce2" office:value-type="float" office:value="90" calcext:value-type="float">
            <text:p>90</text:p>
          </table:table-cell>
          <table:table-cell table:style-name="ce2" office:value-type="float" office:value="120" calcext:value-type="float">
            <text:p>120</text:p>
          </table:table-cell>
          <table:table-cell/>
          <table:table-cell office:value-type="float" office:value="240" calcext:value-type="float">
            <text:p>240</text:p>
          </table:table-cell>
          <table:table-cell table:style-name="ce8" office:value-type="float" office:value="60" calcext:value-type="float">
            <text:p>60</text:p>
          </table:table-cell>
          <table:table-cell table:style-name="ce1" table:formula="of:=SUM([.M8]  +  180)" office:value-type="float" office:value="240" calcext:value-type="float">
            <text:p>24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20" calcext:value-type="float">
            <text:p>120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table:style-name="ce8" office:value-type="float" office:value="240" calcext:value-type="float">
            <text:p>240</text:p>
          </table:table-cell>
          <table:table-cell table:formula="of:=SUM([.U8]-180)" office:value-type="float" office:value="60" calcext:value-type="float">
            <text:p>60</text:p>
          </table:table-cell>
          <table:table-cell table:style-name="ce16" office:value-type="string" calcext:value-type="string">
            <text:p>&lt;sub 180</text:p>
          </table:table-cell>
          <table:table-cell table:number-columns-repeated="3"/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120" calcext:value-type="float">
            <text:p>120</text:p>
          </table:table-cell>
          <table:table-cell/>
          <table:table-cell table:style-name="ce2" office:value-type="float" office:value="240" calcext:value-type="float">
            <text:p>240</text:p>
          </table:table-cell>
          <table:table-cell table:style-name="ce6" office:value-type="float" office:value="420" calcext:value-type="float">
            <text:p>420</text:p>
          </table:table-cell>
          <table:table-cell table:style-name="ce8" table:formula="of:=SUM([.AE8]-360)" office:value-type="float" office:value="60" calcext:value-type="float">
            <text:p>60</text:p>
          </table:table-cell>
          <table:table-cell table:style-name="Default" office:value-type="string" calcext:value-type="string">
            <text:p>&lt;Ans – 360</text:p>
          </table:table-cell>
          <table:table-cell table:formula="of:=SUM([.AF8] + 180)" office:value-type="float" office:value="240" calcext:value-type="float">
            <text:p>24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0" calcext:value-type="float">
            <text:p>120</text:p>
          </table:table-cell>
          <table:table-cell/>
          <table:table-cell table:style-name="ce2" office:value-type="float" office:value="80" calcext:value-type="float">
            <text:p>80</text:p>
          </table:table-cell>
          <table:table-cell table:style-name="ce8" office:value-type="float" office:value="260" calcext:value-type="float">
            <text:p>260</text:p>
          </table:table-cell>
          <table:table-cell table:formula="of:=SUM([.AO8]  -  180)" office:value-type="float" office:value="80" calcext:value-type="float">
            <text:p>80</text:p>
          </table:table-cell>
          <table:table-cell table:style-name="ce16" office:value-type="string" calcext:value-type="string">
            <text:p>&lt;sub 180</text:p>
          </table:table-cell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50" calcext:value-type="float">
            <text:p>150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style-name="ce8" office:value-type="float" office:value="210" calcext:value-type="float">
            <text:p>210</text:p>
          </table:table-cell>
          <table:table-cell table:formula="of:=SUM([.E9]  -  180)" office:value-type="float" office:value="30" calcext:value-type="float">
            <text:p>30</text:p>
          </table:table-cell>
          <table:table-cell table:style-name="ce16" office:value-type="string" calcext:value-type="string">
            <text:p>&lt;sub 180</text:p>
          </table:table-cell>
          <table:table-cell/>
          <table:table-cell table:style-name="ce2" office:value-type="float" office:value="90" calcext:value-type="float">
            <text:p>90</text:p>
          </table:table-cell>
          <table:table-cell table:style-name="ce2" office:value-type="float" office:value="150" calcext:value-type="float">
            <text:p>150</text:p>
          </table:table-cell>
          <table:table-cell/>
          <table:table-cell office:value-type="float" office:value="210" calcext:value-type="float">
            <text:p>210</text:p>
          </table:table-cell>
          <table:table-cell table:style-name="ce8" office:value-type="float" office:value="30" calcext:value-type="float">
            <text:p>30</text:p>
          </table:table-cell>
          <table:table-cell table:style-name="ce1" table:formula="of:=SUM([.M9]  +  180)" office:value-type="float" office:value="210" calcext:value-type="float">
            <text:p>21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50" calcext:value-type="float">
            <text:p>150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style-name="ce8" office:value-type="float" office:value="210" calcext:value-type="float">
            <text:p>210</text:p>
          </table:table-cell>
          <table:table-cell table:formula="of:=SUM([.U9]-180)" office:value-type="float" office:value="30" calcext:value-type="float">
            <text:p>30</text:p>
          </table:table-cell>
          <table:table-cell table:style-name="ce16" office:value-type="string" calcext:value-type="string">
            <text:p>&lt;sub 180</text:p>
          </table:table-cell>
          <table:table-cell table:number-columns-repeated="3"/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150" calcext:value-type="float">
            <text:p>150</text:p>
          </table:table-cell>
          <table:table-cell/>
          <table:table-cell table:style-name="ce2" office:value-type="float" office:value="210" calcext:value-type="float">
            <text:p>210</text:p>
          </table:table-cell>
          <table:table-cell table:style-name="ce6" office:value-type="float" office:value="390" calcext:value-type="float">
            <text:p>390</text:p>
          </table:table-cell>
          <table:table-cell table:style-name="ce8" table:formula="of:=SUM([.AE9]-360)" office:value-type="float" office:value="30" calcext:value-type="float">
            <text:p>30</text:p>
          </table:table-cell>
          <table:table-cell table:style-name="Default" office:value-type="string" calcext:value-type="string">
            <text:p>&lt;Ans – 360</text:p>
          </table:table-cell>
          <table:table-cell table:formula="of:=SUM([.AF9] + 180)" office:value-type="float" office:value="210" calcext:value-type="float">
            <text:p>21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0" calcext:value-type="float">
            <text:p>150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table:style-name="ce8" office:value-type="float" office:value="230" calcext:value-type="float">
            <text:p>230</text:p>
          </table:table-cell>
          <table:table-cell table:formula="of:=SUM([.AO9]  -  180)" office:value-type="float" office:value="50" calcext:value-type="float">
            <text:p>50</text:p>
          </table:table-cell>
          <table:table-cell table:style-name="ce16" office:value-type="string" calcext:value-type="string">
            <text:p>&lt;sub 180</text:p>
          </table:table-cell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special case</text:p>
          </table:table-cell>
          <table:table-cell table:style-name="ce2" office:value-type="float" office:value="180" calcext:value-type="float">
            <text:p>180</text:p>
          </table:table-cell>
          <table:table-cell table:style-name="ce7" office:value-type="float" office:value="180" calcext:value-type="float">
            <text:p>180</text:p>
          </table:table-cell>
          <table:table-cell table:number-columns-repeated="3"/>
          <table:table-cell table:style-name="ce2" office:value-type="float" office:value="90" calcext:value-type="float">
            <text:p>90</text:p>
          </table:table-cell>
          <table:table-cell table:style-name="ce2" office:value-type="float" office:value="180" calcext:value-type="float">
            <text:p>180</text:p>
          </table:table-cell>
          <table:table-cell office:value-type="string" calcext:value-type="string">
            <text:p>90 degrees</text:p>
          </table:table-cell>
          <table:table-cell office:value-type="float" office:value="180" calcext:value-type="float">
            <text:p>180</text:p>
          </table:table-cell>
          <table:table-cell table:style-name="ce8" office:value-type="float" office:value="0" calcext:value-type="float">
            <text:p>0</text:p>
          </table:table-cell>
          <table:table-cell table:style-name="ce1" table:formula="of:=SUM([.M10]  +  180)" office:value-type="float" office:value="180" calcext:value-type="float">
            <text:p>18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number-columns-repeated="2"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special case</text:p>
          </table:table-cell>
          <table:table-cell table:style-name="ce5" office:value-type="float" office:value="180" calcext:value-type="float">
            <text:p>180</text:p>
          </table:table-cell>
          <table:table-cell table:number-columns-repeated="6"/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180" calcext:value-type="float">
            <text:p>180</text:p>
          </table:table-cell>
          <table:table-cell office:value-type="string" calcext:value-type="string">
            <text:p>90 degrees</text:p>
          </table:table-cell>
          <table:table-cell table:style-name="ce2" office:value-type="float" office:value="180" calcext:value-type="float">
            <text:p>180</text:p>
          </table:table-cell>
          <table:table-cell table:style-name="ce8" office:value-type="float" office:value="360" calcext:value-type="float">
            <text:p>360</text:p>
          </table:table-cell>
          <table:table-cell table:formula="of:=SUM([.AE10]-180)" office:value-type="float" office:value="180" calcext:value-type="float">
            <text:p>180</text:p>
          </table:table-cell>
          <table:table-cell table:style-name="ce16" office:value-type="string" calcext:value-type="string">
            <text:p>&lt;sub 180</text:p>
          </table:table-cell>
          <table:table-cell/>
          <table:table-cell table:style-name="ce10"/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8" office:value-type="float" office:value="200" calcext:value-type="float">
            <text:p>200</text:p>
          </table:table-cell>
          <table:table-cell table:formula="of:=SUM([.AO10]  -  180)" office:value-type="float" office:value="20" calcext:value-type="float">
            <text:p>20</text:p>
          </table:table-cell>
          <table:table-cell table:style-name="ce16" office:value-type="string" calcext:value-type="string">
            <text:p>&lt;sub 180</text:p>
          </table:table-cell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210" calcext:value-type="float">
            <text:p>210</text:p>
          </table:table-cell>
          <table:table-cell/>
          <table:table-cell table:style-name="ce2" office:value-type="float" office:value="330" calcext:value-type="float">
            <text:p>330</text:p>
          </table:table-cell>
          <table:table-cell table:style-name="ce8" office:value-type="float" office:value="150" calcext:value-type="float">
            <text:p>150</text:p>
          </table:table-cell>
          <table:table-cell table:formula="of:=SUM([.E11]  +  180)" office:value-type="float" office:value="330" calcext:value-type="float">
            <text:p>33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style-name="ce2" office:value-type="float" office:value="90" calcext:value-type="float">
            <text:p>90</text:p>
          </table:table-cell>
          <table:table-cell table:style-name="ce2" office:value-type="float" office:value="210" calcext:value-type="float">
            <text:p>210</text:p>
          </table:table-cell>
          <table:table-cell/>
          <table:table-cell office:value-type="float" office:value="150" calcext:value-type="float">
            <text:p>150</text:p>
          </table:table-cell>
          <table:table-cell table:style-name="ce8" office:value-type="float" office:value="330" calcext:value-type="float">
            <text:p>330</text:p>
          </table:table-cell>
          <table:table-cell table:style-name="ce1" table:formula="of:=SUM([.M11]  -  180)" office:value-type="float" office:value="150" calcext:value-type="float">
            <text:p>150</text:p>
          </table:table-cell>
          <table:table-cell table:style-name="ce16" office:value-type="string" calcext:value-type="string">
            <text:p>&lt;sub 180</text:p>
          </table:table-cell>
          <table:table-cell/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10" calcext:value-type="float">
            <text:p>210</text:p>
          </table:table-cell>
          <table:table-cell/>
          <table:table-cell table:style-name="ce2" office:value-type="float" office:value="330" calcext:value-type="float">
            <text:p>330</text:p>
          </table:table-cell>
          <table:table-cell table:style-name="ce8" office:value-type="float" office:value="150" calcext:value-type="float">
            <text:p>150</text:p>
          </table:table-cell>
          <table:table-cell table:formula="of:=SUM([.U11]+180)" office:value-type="float" office:value="330" calcext:value-type="float">
            <text:p>330</text:p>
          </table:table-cell>
          <table:table-cell table:style-name="ce17" office:value-type="string" calcext:value-type="string">
            <text:p>&lt;add 180</text:p>
          </table:table-cell>
          <table:table-cell table:number-columns-repeated="3"/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10" calcext:value-type="float">
            <text:p>210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 table:style-name="ce8" office:value-type="float" office:value="330" calcext:value-type="float">
            <text:p>330</text:p>
          </table:table-cell>
          <table:table-cell table:formula="of:=SUM([.AE11]-180)" office:value-type="float" office:value="150" calcext:value-type="float">
            <text:p>150</text:p>
          </table:table-cell>
          <table:table-cell table:style-name="ce16" office:value-type="string" calcext:value-type="string">
            <text:p>&lt;sub 180</text:p>
          </table:table-cell>
          <table:table-cell table:number-columns-repeated="3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210" calcext:value-type="float">
            <text:p>210</text:p>
          </table:table-cell>
          <table:table-cell/>
          <table:table-cell table:style-name="ce2" office:value-type="float" office:value="350" calcext:value-type="float">
            <text:p>350</text:p>
          </table:table-cell>
          <table:table-cell table:style-name="ce8" office:value-type="float" office:value="170" calcext:value-type="float">
            <text:p>170</text:p>
          </table:table-cell>
          <table:table-cell table:style-name="ce5" table:formula="of:=SUM([.AO11]  + 180)" office:value-type="float" office:value="350" calcext:value-type="float">
            <text:p>350</text:p>
          </table:table-cell>
          <table:table-cell table:style-name="ce17" office:value-type="string" calcext:value-type="string">
            <text:p>&lt;add 180</text:p>
          </table:table-cell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240" calcext:value-type="float">
            <text:p>240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 table:style-name="ce8" office:value-type="float" office:value="120" calcext:value-type="float">
            <text:p>120</text:p>
          </table:table-cell>
          <table:table-cell table:formula="of:=SUM([.E12]  +  180)" office:value-type="float" office:value="300" calcext:value-type="float">
            <text:p>30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style-name="ce2" office:value-type="float" office:value="90" calcext:value-type="float">
            <text:p>90</text:p>
          </table:table-cell>
          <table:table-cell table:style-name="ce2" office:value-type="float" office:value="240" calcext:value-type="float">
            <text:p>240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8" office:value-type="float" office:value="300" calcext:value-type="float">
            <text:p>300</text:p>
          </table:table-cell>
          <table:table-cell table:style-name="ce1" table:formula="of:=SUM([.M12]  -  180)" office:value-type="float" office:value="120" calcext:value-type="float">
            <text:p>120</text:p>
          </table:table-cell>
          <table:table-cell table:style-name="ce16" office:value-type="string" calcext:value-type="string">
            <text:p>&lt;sub 180</text:p>
          </table:table-cell>
          <table:table-cell/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40" calcext:value-type="float">
            <text:p>240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 table:style-name="ce8" office:value-type="float" office:value="120" calcext:value-type="float">
            <text:p>120</text:p>
          </table:table-cell>
          <table:table-cell table:formula="of:=SUM([.U12]+180)" office:value-type="float" office:value="300" calcext:value-type="float">
            <text:p>300</text:p>
          </table:table-cell>
          <table:table-cell table:style-name="ce17" office:value-type="string" calcext:value-type="string">
            <text:p>&lt;add 180</text:p>
          </table:table-cell>
          <table:table-cell table:number-columns-repeated="3"/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40" calcext:value-type="float">
            <text:p>240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8" office:value-type="float" office:value="300" calcext:value-type="float">
            <text:p>300</text:p>
          </table:table-cell>
          <table:table-cell table:formula="of:=SUM([.AE12]-180)" office:value-type="float" office:value="120" calcext:value-type="float">
            <text:p>120</text:p>
          </table:table-cell>
          <table:table-cell table:style-name="ce16" office:value-type="string" calcext:value-type="string">
            <text:p>&lt;sub 180</text:p>
          </table:table-cell>
          <table:table-cell table:number-columns-repeated="3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240" calcext:value-type="float">
            <text:p>240</text:p>
          </table:table-cell>
          <table:table-cell/>
          <table:table-cell table:style-name="ce2" office:value-type="float" office:value="320" calcext:value-type="float">
            <text:p>320</text:p>
          </table:table-cell>
          <table:table-cell table:style-name="ce8" office:value-type="float" office:value="140" calcext:value-type="float">
            <text:p>140</text:p>
          </table:table-cell>
          <table:table-cell table:style-name="ce5" table:formula="of:=SUM([.AO12]  + 180)" office:value-type="float" office:value="320" calcext:value-type="float">
            <text:p>320</text:p>
          </table:table-cell>
          <table:table-cell table:style-name="ce17" office:value-type="string" calcext:value-type="string">
            <text:p>&lt;add 180</text:p>
          </table:table-cell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270" calcext:value-type="float">
            <text:p>270</text:p>
          </table:table-cell>
          <table:table-cell office:value-type="string" calcext:value-type="string">
            <text:p>90 degrees</text:p>
          </table:table-cell>
          <table:table-cell table:style-name="ce2" office:value-type="float" office:value="270" calcext:value-type="float">
            <text:p>270</text:p>
          </table:table-cell>
          <table:table-cell table:style-name="ce8" office:value-type="float" office:value="90" calcext:value-type="float">
            <text:p>90</text:p>
          </table:table-cell>
          <table:table-cell table:formula="of:=SUM([.E13]  +  180)" office:value-type="float" office:value="270" calcext:value-type="float">
            <text:p>27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style-name="ce2" office:value-type="float" office:value="90" calcext:value-type="float">
            <text:p>9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special case</text:p>
          </table:table-cell>
          <table:table-cell office:value-type="float" office:value="270" calcext:value-type="float">
            <text:p>270</text:p>
          </table:table-cell>
          <table:table-cell table:style-name="ce7" office:value-type="float" office:value="270" calcext:value-type="float">
            <text:p>270</text:p>
          </table:table-cell>
          <table:table-cell table:number-columns-repeated="3"/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90 degrees</text:p>
          </table:table-cell>
          <table:table-cell office:value-type="float" office:value="270" calcext:value-type="float">
            <text:p>270</text:p>
          </table:table-cell>
          <table:table-cell table:style-name="ce8" office:value-type="float" office:value="90" calcext:value-type="float">
            <text:p>90</text:p>
          </table:table-cell>
          <table:table-cell table:formula="of:=SUM([.U13]+180)" office:value-type="float" office:value="270" calcext:value-type="float">
            <text:p>270</text:p>
          </table:table-cell>
          <table:table-cell table:style-name="ce17" office:value-type="string" calcext:value-type="string">
            <text:p>&lt;add 180</text:p>
          </table:table-cell>
          <table:table-cell table:number-columns-repeated="3"/>
          <table:table-cell table:number-columns-repeated="2"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special case</text:p>
          </table:table-cell>
          <table:table-cell table:style-name="ce2" office:value-type="float" office:value="270" calcext:value-type="float">
            <text:p>270</text:p>
          </table:table-cell>
          <table:table-cell table:style-name="ce7" office:value-type="float" office:value="270" calcext:value-type="float">
            <text:p>270</text:p>
          </table:table-cell>
          <table:table-cell table:number-columns-repeated="5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270" calcext:value-type="float">
            <text:p>270</text:p>
          </table:table-cell>
          <table:table-cell/>
          <table:table-cell table:style-name="ce2" office:value-type="float" office:value="290" calcext:value-type="float">
            <text:p>290</text:p>
          </table:table-cell>
          <table:table-cell table:style-name="ce8" office:value-type="float" office:value="110" calcext:value-type="float">
            <text:p>110</text:p>
          </table:table-cell>
          <table:table-cell table:style-name="ce5" table:formula="of:=SUM([.AO13]  + 180)" office:value-type="float" office:value="290" calcext:value-type="float">
            <text:p>290</text:p>
          </table:table-cell>
          <table:table-cell table:style-name="ce17" office:value-type="string" calcext:value-type="string">
            <text:p>&lt;add 180</text:p>
          </table:table-cell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300" calcext:value-type="float">
            <text:p>300</text:p>
          </table:table-cell>
          <table:table-cell/>
          <table:table-cell table:style-name="ce2" office:value-type="float" office:value="240" calcext:value-type="float">
            <text:p>240</text:p>
          </table:table-cell>
          <table:table-cell table:style-name="ce8" office:value-type="float" office:value="60" calcext:value-type="float">
            <text:p>60</text:p>
          </table:table-cell>
          <table:table-cell table:formula="of:=SUM([.E14]  +  180)" office:value-type="float" office:value="240" calcext:value-type="float">
            <text:p>24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style-name="ce2" office:value-type="float" office:value="90" calcext:value-type="float">
            <text:p>90</text:p>
          </table:table-cell>
          <table:table-cell table:style-name="ce2" office:value-type="float" office:value="300" calcext:value-type="float">
            <text:p>300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table:style-name="ce8" office:value-type="float" office:value="240" calcext:value-type="float">
            <text:p>240</text:p>
          </table:table-cell>
          <table:table-cell table:style-name="ce1" table:formula="of:=SUM([.M14]  -  180)" office:value-type="float" office:value="60" calcext:value-type="float">
            <text:p>60</text:p>
          </table:table-cell>
          <table:table-cell table:style-name="ce16" office:value-type="string" calcext:value-type="string">
            <text:p>&lt;sub 180</text:p>
          </table:table-cell>
          <table:table-cell/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00" calcext:value-type="float">
            <text:p>300</text:p>
          </table:table-cell>
          <table:table-cell/>
          <table:table-cell table:style-name="ce2" office:value-type="float" office:value="240" calcext:value-type="float">
            <text:p>240</text:p>
          </table:table-cell>
          <table:table-cell table:style-name="ce8" office:value-type="float" office:value="60" calcext:value-type="float">
            <text:p>60</text:p>
          </table:table-cell>
          <table:table-cell table:formula="of:=SUM([.U14]+180)" office:value-type="float" office:value="240" calcext:value-type="float">
            <text:p>240</text:p>
          </table:table-cell>
          <table:table-cell table:style-name="ce17" office:value-type="string" calcext:value-type="string">
            <text:p>&lt;add 180</text:p>
          </table:table-cell>
          <table:table-cell table:number-columns-repeated="3"/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300" calcext:value-type="float">
            <text:p>300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table:style-name="ce8" office:value-type="float" office:value="240" calcext:value-type="float">
            <text:p>240</text:p>
          </table:table-cell>
          <table:table-cell table:formula="of:=SUM([.AE14]-180)" office:value-type="float" office:value="60" calcext:value-type="float">
            <text:p>60</text:p>
          </table:table-cell>
          <table:table-cell table:style-name="ce16" office:value-type="string" calcext:value-type="string">
            <text:p>&lt;sub 180</text:p>
          </table:table-cell>
          <table:table-cell table:number-columns-repeated="3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0" calcext:value-type="float">
            <text:p>300</text:p>
          </table:table-cell>
          <table:table-cell/>
          <table:table-cell table:style-name="ce2" office:value-type="float" office:value="260" calcext:value-type="float">
            <text:p>260</text:p>
          </table:table-cell>
          <table:table-cell table:style-name="ce8" office:value-type="float" office:value="80" calcext:value-type="float">
            <text:p>80</text:p>
          </table:table-cell>
          <table:table-cell table:style-name="ce5" table:formula="of:=SUM([.AO14]  + 180)" office:value-type="float" office:value="260" calcext:value-type="float">
            <text:p>260</text:p>
          </table:table-cell>
          <table:table-cell table:style-name="ce17" office:value-type="string" calcext:value-type="string">
            <text:p>&lt;add 180</text:p>
          </table:table-cell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330" calcext:value-type="float">
            <text:p>330</text:p>
          </table:table-cell>
          <table:table-cell/>
          <table:table-cell table:style-name="ce2" office:value-type="float" office:value="210" calcext:value-type="float">
            <text:p>210</text:p>
          </table:table-cell>
          <table:table-cell table:style-name="ce8" office:value-type="float" office:value="30" calcext:value-type="float">
            <text:p>30</text:p>
          </table:table-cell>
          <table:table-cell table:formula="of:=SUM([.E15]  +  180)" office:value-type="float" office:value="210" calcext:value-type="float">
            <text:p>21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style-name="ce2" office:value-type="float" office:value="90" calcext:value-type="float">
            <text:p>90</text:p>
          </table:table-cell>
          <table:table-cell table:style-name="ce2" office:value-type="float" office:value="330" calcext:value-type="float">
            <text:p>330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style-name="ce8" office:value-type="float" office:value="210" calcext:value-type="float">
            <text:p>210</text:p>
          </table:table-cell>
          <table:table-cell table:style-name="ce1" table:formula="of:=SUM([.M15]  -  180)" office:value-type="float" office:value="30" calcext:value-type="float">
            <text:p>30</text:p>
          </table:table-cell>
          <table:table-cell table:style-name="ce16" office:value-type="string" calcext:value-type="string">
            <text:p>&lt;sub 180</text:p>
          </table:table-cell>
          <table:table-cell/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30" calcext:value-type="float">
            <text:p>330</text:p>
          </table:table-cell>
          <table:table-cell/>
          <table:table-cell table:style-name="ce2" office:value-type="float" office:value="210" calcext:value-type="float">
            <text:p>210</text:p>
          </table:table-cell>
          <table:table-cell table:style-name="ce8" office:value-type="float" office:value="30" calcext:value-type="float">
            <text:p>30</text:p>
          </table:table-cell>
          <table:table-cell table:formula="of:=SUM([.U15]+180)" office:value-type="float" office:value="210" calcext:value-type="float">
            <text:p>210</text:p>
          </table:table-cell>
          <table:table-cell table:style-name="ce17" office:value-type="string" calcext:value-type="string">
            <text:p>&lt;add 180</text:p>
          </table:table-cell>
          <table:table-cell table:number-columns-repeated="3"/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330" calcext:value-type="float">
            <text:p>330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style-name="ce8" office:value-type="float" office:value="210" calcext:value-type="float">
            <text:p>210</text:p>
          </table:table-cell>
          <table:table-cell table:formula="of:=SUM([.AE15]-180)" office:value-type="float" office:value="30" calcext:value-type="float">
            <text:p>30</text:p>
          </table:table-cell>
          <table:table-cell table:style-name="ce16" office:value-type="string" calcext:value-type="string">
            <text:p>&lt;sub 180</text:p>
          </table:table-cell>
          <table:table-cell table:number-columns-repeated="3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330" calcext:value-type="float">
            <text:p>330</text:p>
          </table:table-cell>
          <table:table-cell/>
          <table:table-cell table:style-name="ce2" office:value-type="float" office:value="230" calcext:value-type="float">
            <text:p>230</text:p>
          </table:table-cell>
          <table:table-cell table:style-name="ce8" office:value-type="float" office:value="50" calcext:value-type="float">
            <text:p>50</text:p>
          </table:table-cell>
          <table:table-cell table:style-name="ce5" table:formula="of:=SUM([.AO15]  + 180)" office:value-type="float" office:value="230" calcext:value-type="float">
            <text:p>230</text:p>
          </table:table-cell>
          <table:table-cell table:style-name="ce17" office:value-type="string" calcext:value-type="string">
            <text:p>&lt;add 180</text:p>
          </table:table-cell>
          <table:table-cell table:number-columns-repeated="2"/>
        </table:table-row>
        <table:table-row table:style-name="ro1">
          <table:table-cell table:number-columns-repeated="45"/>
        </table:table-row>
        <table:table-row table:style-name="ro1">
          <table:table-cell office:value-type="string" calcext:value-type="string">
            <text:p>surface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opp angle</text:p>
          </table:table-cell>
          <table:table-cell office:value-type="string" calcext:value-type="string">
            <text:p>reflect</text:p>
          </table:table-cell>
          <table:table-cell table:number-columns-repeated="4"/>
          <table:table-cell office:value-type="string" calcext:value-type="string">
            <text:p>surface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opp angle</text:p>
          </table:table-cell>
          <table:table-cell office:value-type="string" calcext:value-type="string">
            <text:p>reflect</text:p>
          </table:table-cell>
          <table:table-cell table:number-columns-repeated="4"/>
          <table:table-cell office:value-type="string" calcext:value-type="string">
            <text:p>surface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opp angle</text:p>
          </table:table-cell>
          <table:table-cell office:value-type="string" calcext:value-type="string">
            <text:p>reflect</text:p>
          </table:table-cell>
          <table:table-cell table:number-columns-repeated="6"/>
          <table:table-cell office:value-type="string" calcext:value-type="string">
            <text:p>surface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opp angle</text:p>
          </table:table-cell>
          <table:table-cell office:value-type="string" calcext:value-type="string">
            <text:p>reflect</text:p>
          </table:table-cell>
          <table:table-cell table:number-columns-repeated="6"/>
          <table:table-cell office:value-type="string" calcext:value-type="string">
            <text:p>surface</text:p>
          </table:table-cell>
          <table:table-cell table:style-name="ce1" office:value-type="string" calcext:value-type="string">
            <text:p>ray</text:p>
          </table:table-cell>
          <table:table-cell office:value-type="string" calcext:value-type="string">
            <text:p>opp angle</text:p>
          </table:table-cell>
          <table:table-cell office:value-type="string" calcext:value-type="string">
            <text:p>reflect</text:p>
          </table:table-cell>
          <table:table-cell table:number-columns-repeated="5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240" calcext:value-type="float">
            <text:p>240</text:p>
          </table:table-cell>
          <table:table-cell table:style-name="ce8" office:value-type="float" office:value="60" calcext:value-type="float">
            <text:p>60</text:p>
          </table:table-cell>
          <table:table-cell table:formula="of:=SUM([.E18]  +  180)" office:value-type="float" office:value="240" calcext:value-type="float">
            <text:p>24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60" calcext:value-type="float">
            <text:p>60</text:p>
          </table:table-cell>
          <table:table-cell table:style-name="ce8" office:value-type="float" office:value="240" calcext:value-type="float">
            <text:p>240</text:p>
          </table:table-cell>
          <table:table-cell table:style-name="ce1" table:formula="of:=SUM([.M18]  -  180)" office:value-type="float" office:value="60" calcext:value-type="float">
            <text:p>60</text:p>
          </table:table-cell>
          <table:table-cell table:style-name="ce16" office:value-type="string" calcext:value-type="string">
            <text:p>&lt;sub 180</text:p>
          </table:table-cell>
          <table:table-cell/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40" calcext:value-type="float">
            <text:p>240</text:p>
          </table:table-cell>
          <table:table-cell table:style-name="ce6" office:value-type="float" office:value="420" calcext:value-type="float">
            <text:p>420</text:p>
          </table:table-cell>
          <table:table-cell table:style-name="ce8" table:formula="of:=SUM([.U18]-360)" office:value-type="float" office:value="60" calcext:value-type="float">
            <text:p>60</text:p>
          </table:table-cell>
          <table:table-cell office:value-type="string" calcext:value-type="string">
            <text:p>&lt;Ans – 360</text:p>
          </table:table-cell>
          <table:table-cell table:style-name="ce18" table:formula="of:=SUM(180 +[.V18])" office:value-type="float" office:value="240" calcext:value-type="float">
            <text:p>240</text:p>
          </table:table-cell>
          <table:table-cell office:value-type="string" calcext:value-type="string">
            <text:p>&lt;add 180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60" calcext:value-type="float">
            <text:p>60</text:p>
          </table:table-cell>
          <table:table-cell table:style-name="ce6" office:value-type="float" office:value="600" calcext:value-type="float">
            <text:p>600</text:p>
          </table:table-cell>
          <table:table-cell table:style-name="ce8" table:formula="of:=SUM([.AE18]-360)" office:value-type="float" office:value="240" calcext:value-type="float">
            <text:p>240</text:p>
          </table:table-cell>
          <table:table-cell table:style-name="Default" office:value-type="string" calcext:value-type="string">
            <text:p>&lt;Ans – 360</text:p>
          </table:table-cell>
          <table:table-cell table:formula="of:=SUM([.AF18]-180)" office:value-type="float" office:value="60" calcext:value-type="float">
            <text:p>60</text:p>
          </table:table-cell>
          <table:table-cell table:style-name="ce16" office:value-type="string" calcext:value-type="string">
            <text:p>&lt;sub 180</text:p>
          </table:table-cell>
          <table:table-cell/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60" calcext:value-type="float">
            <text:p>160</text:p>
          </table:table-cell>
          <table:table-cell table:style-name="ce6" office:value-type="float" office:value="700" calcext:value-type="float">
            <text:p>700</text:p>
          </table:table-cell>
          <table:table-cell table:style-name="ce8" table:formula="of:=SUM([.AO18]-360)" office:value-type="float" office:value="340" calcext:value-type="float">
            <text:p>340</text:p>
          </table:table-cell>
          <table:table-cell office:value-type="string" calcext:value-type="string">
            <text:p>&lt;Ans – 360</text:p>
          </table:table-cell>
          <table:table-cell table:style-name="ce1" table:formula="of:=SUM([.AP18]  -  180)" office:value-type="float" office:value="160" calcext:value-type="float">
            <text:p>160</text:p>
          </table:table-cell>
          <table:table-cell table:style-name="ce16" office:value-type="string" calcext:value-type="string">
            <text:p>&lt;sub 180</text:p>
          </table:table-cell>
        </table:table-row>
        <table:table-row table:style-name="ro1">
          <table:table-cell table:number-columns-repeated="2"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special case</text:p>
          </table:table-cell>
          <table:table-cell table:style-name="ce2" office:value-type="float" office:value="30" calcext:value-type="float">
            <text:p>3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3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90 degrees</text:p>
          </table:table-cell>
          <table:table-cell table:style-name="ce2" office:value-type="float" office:value="30" calcext:value-type="float">
            <text:p>30</text:p>
          </table:table-cell>
          <table:table-cell table:style-name="ce8" office:value-type="float" office:value="210" calcext:value-type="float">
            <text:p>210</text:p>
          </table:table-cell>
          <table:table-cell table:style-name="ce1" table:formula="of:=SUM([.M19]  -  180)" office:value-type="float" office:value="30" calcext:value-type="float">
            <text:p>30</text:p>
          </table:table-cell>
          <table:table-cell table:style-name="ce16" office:value-type="string" calcext:value-type="string">
            <text:p>&lt;sub 180</text:p>
          </table:table-cell>
          <table:table-cell/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special case</text:p>
          </table:table-cell>
          <table:table-cell office:value-type="float" office:value="30" calcext:value-type="float">
            <text:p>30</text:p>
          </table:table-cell>
          <table:table-cell table:style-name="ce5"/>
          <table:table-cell table:number-columns-repeated="5"/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90 degrees</text:p>
          </table:table-cell>
          <table:table-cell table:style-name="ce2" office:value-type="float" office:value="30" calcext:value-type="float">
            <text:p>30</text:p>
          </table:table-cell>
          <table:table-cell table:style-name="ce6" office:value-type="float" office:value="570" calcext:value-type="float">
            <text:p>570</text:p>
          </table:table-cell>
          <table:table-cell table:style-name="ce8" table:formula="of:=SUM([.AE19]-360)" office:value-type="float" office:value="210" calcext:value-type="float">
            <text:p>210</text:p>
          </table:table-cell>
          <table:table-cell table:style-name="Default" office:value-type="string" calcext:value-type="string">
            <text:p>&lt;Ans – 360</text:p>
          </table:table-cell>
          <table:table-cell table:formula="of:=SUM([.AF19]-180)" office:value-type="float" office:value="30" calcext:value-type="float">
            <text:p>30</text:p>
          </table:table-cell>
          <table:table-cell table:style-name="ce16" office:value-type="string" calcext:value-type="string">
            <text:p>&lt;sub 180</text:p>
          </table:table-cell>
          <table:table-cell/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30" calcext:value-type="float">
            <text:p>30</text:p>
          </table:table-cell>
          <table:table-cell/>
          <table:table-cell table:style-name="ce2" office:value-type="float" office:value="130" calcext:value-type="float">
            <text:p>130</text:p>
          </table:table-cell>
          <table:table-cell table:style-name="ce6" office:value-type="float" office:value="670" calcext:value-type="float">
            <text:p>670</text:p>
          </table:table-cell>
          <table:table-cell table:style-name="ce8" table:formula="of:=SUM([.AO19]-360)" office:value-type="float" office:value="310" calcext:value-type="float">
            <text:p>310</text:p>
          </table:table-cell>
          <table:table-cell office:value-type="string" calcext:value-type="string">
            <text:p>&lt;Ans – 360</text:p>
          </table:table-cell>
          <table:table-cell table:style-name="ce1" table:formula="of:=SUM([.AP19]  -  180)" office:value-type="float" office:value="130" calcext:value-type="float">
            <text:p>130</text:p>
          </table:table-cell>
          <table:table-cell table:style-name="ce16" office:value-type="string" calcext:value-type="string">
            <text:p>&lt;sub 180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60" calcext:value-type="float">
            <text:p>60</text:p>
          </table:table-cell>
          <table:table-cell/>
          <table:table-cell table:style-name="ce2" office:value-type="float" office:value="180" calcext:value-type="float">
            <text:p>180</text:p>
          </table:table-cell>
          <table:table-cell table:style-name="ce8" office:value-type="float" office:value="0" calcext:value-type="float">
            <text:p>0</text:p>
          </table:table-cell>
          <table:table-cell table:formula="of:=SUM([.E20]  +  180)" office:value-type="float" office:value="180" calcext:value-type="float">
            <text:p>18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60" calcext:value-type="float">
            <text:p>6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8" office:value-type="float" office:value="180" calcext:value-type="float">
            <text:p>180</text:p>
          </table:table-cell>
          <table:table-cell table:style-name="ce1" table:formula="of:=SUM([.M20]  -  180)" office:value-type="float" office:value="0" calcext:value-type="float">
            <text:p>0</text:p>
          </table:table-cell>
          <table:table-cell table:style-name="ce16" office:value-type="string" calcext:value-type="string">
            <text:p>&lt;sub 180</text:p>
          </table:table-cell>
          <table:table-cell/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60" calcext:value-type="float">
            <text:p>60</text:p>
          </table:table-cell>
          <table:table-cell/>
          <table:table-cell table:style-name="ce2" office:value-type="float" office:value="180" calcext:value-type="float">
            <text:p>180</text:p>
          </table:table-cell>
          <table:table-cell table:style-name="ce8" office:value-type="float" office:value="360" calcext:value-type="float">
            <text:p>360</text:p>
          </table:table-cell>
          <table:table-cell table:formula="of:=SUM([.U20]-180)" office:value-type="float" office:value="180" calcext:value-type="float">
            <text:p>180</text:p>
          </table:table-cell>
          <table:table-cell table:style-name="ce16" office:value-type="string" calcext:value-type="string">
            <text:p>&lt;sub 180</text:p>
          </table:table-cell>
          <table:table-cell table:number-columns-repeated="3"/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60" calcext:value-type="float">
            <text:p>6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6" office:value-type="float" office:value="540" calcext:value-type="float">
            <text:p>540</text:p>
          </table:table-cell>
          <table:table-cell table:style-name="ce8" table:formula="of:=SUM([.AE20]-360)" office:value-type="float" office:value="180" calcext:value-type="float">
            <text:p>180</text:p>
          </table:table-cell>
          <table:table-cell table:style-name="Default" office:value-type="string" calcext:value-type="string">
            <text:p>&lt;Ans – 360</text:p>
          </table:table-cell>
          <table:table-cell table:formula="of:=SUM([.AF20]-180)" office:value-type="float" office:value="0" calcext:value-type="float">
            <text:p>0</text:p>
          </table:table-cell>
          <table:table-cell table:style-name="ce16" office:value-type="string" calcext:value-type="string">
            <text:p>&lt;sub 180</text:p>
          </table:table-cell>
          <table:table-cell/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60" calcext:value-type="float">
            <text:p>60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style-name="ce6" office:value-type="float" office:value="640" calcext:value-type="float">
            <text:p>640</text:p>
          </table:table-cell>
          <table:table-cell table:style-name="ce8" table:formula="of:=SUM([.AO20]-360)" office:value-type="float" office:value="280" calcext:value-type="float">
            <text:p>280</text:p>
          </table:table-cell>
          <table:table-cell office:value-type="string" calcext:value-type="string">
            <text:p>&lt;Ans – 360</text:p>
          </table:table-cell>
          <table:table-cell table:style-name="ce1" table:formula="of:=SUM([.AP20]  -  180)" office:value-type="float" office:value="100" calcext:value-type="float">
            <text:p>100</text:p>
          </table:table-cell>
          <table:table-cell table:style-name="ce16" office:value-type="string" calcext:value-type="string">
            <text:p>&lt;sub 180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90" calcext:value-type="float">
            <text:p>90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 table:style-name="ce8" office:value-type="float" office:value="330" calcext:value-type="float">
            <text:p>330</text:p>
          </table:table-cell>
          <table:table-cell table:formula="of:=SUM([.E21]  -  180)" office:value-type="float" office:value="150" calcext:value-type="float">
            <text:p>150</text:p>
          </table:table-cell>
          <table:table-cell table:style-name="ce16" office:value-type="string" calcext:value-type="string">
            <text:p>&lt;sub 180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90" calcext:value-type="float">
            <text:p>90</text:p>
          </table:table-cell>
          <table:table-cell/>
          <table:table-cell table:style-name="ce2" office:value-type="float" office:value="330" calcext:value-type="float">
            <text:p>330</text:p>
          </table:table-cell>
          <table:table-cell table:style-name="ce8" office:value-type="float" office:value="150" calcext:value-type="float">
            <text:p>150</text:p>
          </table:table-cell>
          <table:table-cell table:style-name="ce1" table:formula="of:=SUM([.M21]  +  180)" office:value-type="float" office:value="330" calcext:value-type="float">
            <text:p>33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90" calcext:value-type="float">
            <text:p>90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 table:style-name="ce8" office:value-type="float" office:value="330" calcext:value-type="float">
            <text:p>330</text:p>
          </table:table-cell>
          <table:table-cell table:formula="of:=SUM([.U21]-180)" office:value-type="float" office:value="150" calcext:value-type="float">
            <text:p>150</text:p>
          </table:table-cell>
          <table:table-cell table:style-name="ce16" office:value-type="string" calcext:value-type="string">
            <text:p>&lt;sub 180</text:p>
          </table:table-cell>
          <table:table-cell table:number-columns-repeated="3"/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90" calcext:value-type="float">
            <text:p>90</text:p>
          </table:table-cell>
          <table:table-cell/>
          <table:table-cell table:style-name="ce2" office:value-type="float" office:value="330" calcext:value-type="float">
            <text:p>330</text:p>
          </table:table-cell>
          <table:table-cell table:style-name="ce6" office:value-type="float" office:value="510" calcext:value-type="float">
            <text:p>510</text:p>
          </table:table-cell>
          <table:table-cell table:style-name="ce8" table:formula="of:=SUM([.AE21]-360)" office:value-type="float" office:value="150" calcext:value-type="float">
            <text:p>150</text:p>
          </table:table-cell>
          <table:table-cell table:style-name="Default" office:value-type="string" calcext:value-type="string">
            <text:p>&lt;Ans – 360</text:p>
          </table:table-cell>
          <table:table-cell table:formula="of:=SUM([.AF21] + 180)" office:value-type="float" office:value="330" calcext:value-type="float">
            <text:p>33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90" calcext:value-type="float">
            <text:p>90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 table:style-name="ce6" office:value-type="float" office:value="610" calcext:value-type="float">
            <text:p>610</text:p>
          </table:table-cell>
          <table:table-cell table:style-name="ce8" table:formula="of:=SUM([.AO21]-360)" office:value-type="float" office:value="250" calcext:value-type="float">
            <text:p>250</text:p>
          </table:table-cell>
          <table:table-cell office:value-type="string" calcext:value-type="string">
            <text:p>&lt;Ans – 360</text:p>
          </table:table-cell>
          <table:table-cell table:style-name="ce1" table:formula="of:=SUM([.AP21]  -  180)" office:value-type="float" office:value="70" calcext:value-type="float">
            <text:p>70</text:p>
          </table:table-cell>
          <table:table-cell table:style-name="ce16" office:value-type="string" calcext:value-type="string">
            <text:p>&lt;sub 180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0" calcext:value-type="float">
            <text:p>120</text:p>
          </table:table-cell>
          <table:table-cell office:value-type="string" calcext:value-type="string">
            <text:p>90 degrees</text:p>
          </table:table-cell>
          <table:table-cell table:style-name="ce2" office:value-type="float" office:value="120" calcext:value-type="float">
            <text:p>120</text:p>
          </table:table-cell>
          <table:table-cell table:style-name="ce8" office:value-type="float" office:value="300" calcext:value-type="float">
            <text:p>300</text:p>
          </table:table-cell>
          <table:table-cell table:formula="of:=SUM([.E22]  -  180)" office:value-type="float" office:value="120" calcext:value-type="float">
            <text:p>120</text:p>
          </table:table-cell>
          <table:table-cell table:style-name="ce16" office:value-type="string" calcext:value-type="string">
            <text:p>&lt;sub 180</text:p>
          </table:table-cell>
          <table:table-cell/>
          <table:table-cell table:number-columns-repeated="2"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special case</text:p>
          </table:table-cell>
          <table:table-cell office:value-type="float" office:value="120" calcext:value-type="float">
            <text:p>120</text:p>
          </table:table-cell>
          <table:table-cell table:style-name="ce7" office:value-type="float" office:value="120" calcext:value-type="float">
            <text:p>120</text:p>
          </table:table-cell>
          <table:table-cell table:number-columns-repeated="3"/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90 degrees</text:p>
          </table:table-cell>
          <table:table-cell office:value-type="float" office:value="120" calcext:value-type="float">
            <text:p>120</text:p>
          </table:table-cell>
          <table:table-cell table:style-name="ce8" office:value-type="float" office:value="300" calcext:value-type="float">
            <text:p>300</text:p>
          </table:table-cell>
          <table:table-cell table:formula="of:=SUM([.U22]-180)" office:value-type="float" office:value="120" calcext:value-type="float">
            <text:p>120</text:p>
          </table:table-cell>
          <table:table-cell table:style-name="ce16" office:value-type="string" calcext:value-type="string">
            <text:p>&lt;sub 180</text:p>
          </table:table-cell>
          <table:table-cell table:number-columns-repeated="3"/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special case</text:p>
          </table:table-cell>
          <table:table-cell table:style-name="ce2" office:value-type="float" office:value="120" calcext:value-type="float">
            <text:p>120</text:p>
          </table:table-cell>
          <table:table-cell table:style-name="ce7" office:value-type="float" office:value="120" calcext:value-type="float">
            <text:p>120</text:p>
          </table:table-cell>
          <table:table-cell table:style-name="ce5"/>
          <table:table-cell table:style-name="ce10"/>
          <table:table-cell table:number-columns-repeated="3"/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120" calcext:value-type="float">
            <text:p>12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 table:style-name="ce6" office:value-type="float" office:value="580" calcext:value-type="float">
            <text:p>580</text:p>
          </table:table-cell>
          <table:table-cell table:style-name="ce8" table:formula="of:=SUM([.AO22]-360)" office:value-type="float" office:value="220" calcext:value-type="float">
            <text:p>220</text:p>
          </table:table-cell>
          <table:table-cell office:value-type="string" calcext:value-type="string">
            <text:p>&lt;Ans – 360</text:p>
          </table:table-cell>
          <table:table-cell table:style-name="ce1" table:formula="of:=SUM([.AP22]  -  180)" office:value-type="float" office:value="40" calcext:value-type="float">
            <text:p>40</text:p>
          </table:table-cell>
          <table:table-cell table:style-name="ce16" office:value-type="string" calcext:value-type="string">
            <text:p>&lt;sub 180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0" calcext:value-type="float">
            <text:p>150</text:p>
          </table:table-cell>
          <table:table-cell/>
          <table:table-cell table:style-name="ce2" office:value-type="float" office:value="90" calcext:value-type="float">
            <text:p>90</text:p>
          </table:table-cell>
          <table:table-cell table:style-name="ce8" office:value-type="float" office:value="270" calcext:value-type="float">
            <text:p>270</text:p>
          </table:table-cell>
          <table:table-cell table:formula="of:=SUM([.E23]  -  180)" office:value-type="float" office:value="90" calcext:value-type="float">
            <text:p>90</text:p>
          </table:table-cell>
          <table:table-cell table:style-name="ce16" office:value-type="string" calcext:value-type="string">
            <text:p>&lt;sub 180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50" calcext:value-type="float">
            <text:p>150</text:p>
          </table:table-cell>
          <table:table-cell/>
          <table:table-cell table:style-name="ce2" office:value-type="float" office:value="270" calcext:value-type="float">
            <text:p>270</text:p>
          </table:table-cell>
          <table:table-cell table:style-name="ce8" office:value-type="float" office:value="90" calcext:value-type="float">
            <text:p>90</text:p>
          </table:table-cell>
          <table:table-cell table:style-name="ce1" table:formula="of:=SUM([.M23]  +  180)" office:value-type="float" office:value="270" calcext:value-type="float">
            <text:p>27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150" calcext:value-type="float">
            <text:p>150</text:p>
          </table:table-cell>
          <table:table-cell/>
          <table:table-cell table:style-name="ce2" office:value-type="float" office:value="90" calcext:value-type="float">
            <text:p>90</text:p>
          </table:table-cell>
          <table:table-cell table:style-name="ce8" office:value-type="float" office:value="270" calcext:value-type="float">
            <text:p>270</text:p>
          </table:table-cell>
          <table:table-cell table:formula="of:=SUM([.U23]-180)" office:value-type="float" office:value="90" calcext:value-type="float">
            <text:p>90</text:p>
          </table:table-cell>
          <table:table-cell table:style-name="ce16" office:value-type="string" calcext:value-type="string">
            <text:p>&lt;sub 180</text:p>
          </table:table-cell>
          <table:table-cell table:number-columns-repeated="3"/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50" calcext:value-type="float">
            <text:p>150</text:p>
          </table:table-cell>
          <table:table-cell/>
          <table:table-cell table:style-name="ce2" office:value-type="float" office:value="270" calcext:value-type="float">
            <text:p>270</text:p>
          </table:table-cell>
          <table:table-cell table:style-name="ce6" office:value-type="float" office:value="450" calcext:value-type="float">
            <text:p>450</text:p>
          </table:table-cell>
          <table:table-cell table:style-name="ce8" table:formula="of:=SUM([.AE23]-360)" office:value-type="float" office:value="90" calcext:value-type="float">
            <text:p>90</text:p>
          </table:table-cell>
          <table:table-cell table:style-name="Default" office:value-type="string" calcext:value-type="string">
            <text:p>&lt;Ans – 360</text:p>
          </table:table-cell>
          <table:table-cell table:formula="of:=SUM([.AF23] + 180)" office:value-type="float" office:value="270" calcext:value-type="float">
            <text:p>27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150" calcext:value-type="float">
            <text:p>15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6" office:value-type="float" office:value="550" calcext:value-type="float">
            <text:p>550</text:p>
          </table:table-cell>
          <table:table-cell table:style-name="ce8" table:formula="of:=SUM([.AO23]-360)" office:value-type="float" office:value="190" calcext:value-type="float">
            <text:p>190</text:p>
          </table:table-cell>
          <table:table-cell office:value-type="string" calcext:value-type="string">
            <text:p>&lt;Ans – 360</text:p>
          </table:table-cell>
          <table:table-cell table:style-name="ce1" table:formula="of:=SUM([.AP23]  -  180)" office:value-type="float" office:value="10" calcext:value-type="float">
            <text:p>10</text:p>
          </table:table-cell>
          <table:table-cell table:style-name="ce16" office:value-type="string" calcext:value-type="string">
            <text:p>&lt;sub 180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80" calcext:value-type="float">
            <text:p>180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table:style-name="ce8" office:value-type="float" office:value="240" calcext:value-type="float">
            <text:p>240</text:p>
          </table:table-cell>
          <table:table-cell table:formula="of:=SUM([.E24]  -  180)" office:value-type="float" office:value="60" calcext:value-type="float">
            <text:p>60</text:p>
          </table:table-cell>
          <table:table-cell table:style-name="ce16" office:value-type="string" calcext:value-type="string">
            <text:p>&lt;sub 180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80" calcext:value-type="float">
            <text:p>180</text:p>
          </table:table-cell>
          <table:table-cell/>
          <table:table-cell table:style-name="ce2" office:value-type="float" office:value="240" calcext:value-type="float">
            <text:p>240</text:p>
          </table:table-cell>
          <table:table-cell table:style-name="ce8" office:value-type="float" office:value="60" calcext:value-type="float">
            <text:p>60</text:p>
          </table:table-cell>
          <table:table-cell table:style-name="ce1" table:formula="of:=SUM([.M24]  +  180)" office:value-type="float" office:value="240" calcext:value-type="float">
            <text:p>24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180" calcext:value-type="float">
            <text:p>180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8" office:value-type="float" office:value="240" calcext:value-type="float">
            <text:p>240</text:p>
          </table:table-cell>
          <table:table-cell table:formula="of:=SUM([.U24]-180)" office:value-type="float" office:value="60" calcext:value-type="float">
            <text:p>60</text:p>
          </table:table-cell>
          <table:table-cell table:style-name="ce16" office:value-type="string" calcext:value-type="string">
            <text:p>&lt;sub 180</text:p>
          </table:table-cell>
          <table:table-cell table:number-columns-repeated="3"/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80" calcext:value-type="float">
            <text:p>180</text:p>
          </table:table-cell>
          <table:table-cell/>
          <table:table-cell table:style-name="ce2" office:value-type="float" office:value="240" calcext:value-type="float">
            <text:p>240</text:p>
          </table:table-cell>
          <table:table-cell table:style-name="ce6" office:value-type="float" office:value="420" calcext:value-type="float">
            <text:p>420</text:p>
          </table:table-cell>
          <table:table-cell table:style-name="ce8" table:formula="of:=SUM([.AE24]-360)" office:value-type="float" office:value="60" calcext:value-type="float">
            <text:p>60</text:p>
          </table:table-cell>
          <table:table-cell table:style-name="Default" office:value-type="string" calcext:value-type="string">
            <text:p>&lt;Ans – 360</text:p>
          </table:table-cell>
          <table:table-cell table:formula="of:=SUM([.AF24] + 180)" office:value-type="float" office:value="240" calcext:value-type="float">
            <text:p>24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180" calcext:value-type="float">
            <text:p>180</text:p>
          </table:table-cell>
          <table:table-cell/>
          <table:table-cell table:style-name="ce2" office:value-type="float" office:value="340" calcext:value-type="float">
            <text:p>340</text:p>
          </table:table-cell>
          <table:table-cell table:style-name="ce6" office:value-type="float" office:value="520" calcext:value-type="float">
            <text:p>520</text:p>
          </table:table-cell>
          <table:table-cell table:style-name="ce8" table:formula="of:=SUM([.AO24]-360)" office:value-type="float" office:value="160" calcext:value-type="float">
            <text:p>160</text:p>
          </table:table-cell>
          <table:table-cell office:value-type="string" calcext:value-type="string">
            <text:p>&lt;Ans – 360</text:p>
          </table:table-cell>
          <table:table-cell table:style-name="ce1" table:formula="of:=SUM([.AP24]  +  180)" office:value-type="float" office:value="340" calcext:value-type="float">
            <text:p>340</text:p>
          </table:table-cell>
          <table:table-cell table:style-name="ce17" office:value-type="string" calcext:value-type="string">
            <text:p>&lt;add 180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special case</text:p>
          </table:table-cell>
          <table:table-cell table:style-name="ce2" office:value-type="float" office:value="210" calcext:value-type="float">
            <text:p>210</text:p>
          </table:table-cell>
          <table:table-cell table:style-name="ce7" office:value-type="float" office:value="210" calcext:value-type="float">
            <text:p>210</text:p>
          </table:table-cell>
          <table:table-cell table:number-columns-repeated="3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0" calcext:value-type="float">
            <text:p>210</text:p>
          </table:table-cell>
          <table:table-cell office:value-type="string" calcext:value-type="string">
            <text:p>90 degrees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30" calcext:value-type="float">
            <text:p>30</text:p>
          </table:table-cell>
          <table:table-cell table:style-name="ce1" table:formula="of:=SUM([.M25]  +  180)" office:value-type="float" office:value="210" calcext:value-type="float">
            <text:p>21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number-columns-repeated="2"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special case</text:p>
          </table:table-cell>
          <table:table-cell table:style-name="ce2" office:value-type="float" office:value="210" calcext:value-type="float">
            <text:p>210</text:p>
          </table:table-cell>
          <table:table-cell table:style-name="ce5"/>
          <table:table-cell table:number-columns-repeated="5"/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90 degrees</text:p>
          </table:table-cell>
          <table:table-cell table:style-name="ce2" office:value-type="float" office:value="210" calcext:value-type="float">
            <text:p>210</text:p>
          </table:table-cell>
          <table:table-cell table:style-name="ce6" office:value-type="float" office:value="390" calcext:value-type="float">
            <text:p>390</text:p>
          </table:table-cell>
          <table:table-cell table:style-name="ce8" table:formula="of:=SUM([.AE25]-360)" office:value-type="float" office:value="30" calcext:value-type="float">
            <text:p>30</text:p>
          </table:table-cell>
          <table:table-cell table:style-name="Default" office:value-type="string" calcext:value-type="string">
            <text:p>&lt;Ans – 360</text:p>
          </table:table-cell>
          <table:table-cell table:formula="of:=SUM([.AF25] + 180)" office:value-type="float" office:value="210" calcext:value-type="float">
            <text:p>21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10" calcext:value-type="float">
            <text:p>210</text:p>
          </table:table-cell>
          <table:table-cell/>
          <table:table-cell table:style-name="ce2" office:value-type="float" office:value="310" calcext:value-type="float">
            <text:p>310</text:p>
          </table:table-cell>
          <table:table-cell table:style-name="ce6" office:value-type="float" office:value="490" calcext:value-type="float">
            <text:p>490</text:p>
          </table:table-cell>
          <table:table-cell table:style-name="ce8" table:formula="of:=SUM([.AO25]-360)" office:value-type="float" office:value="130" calcext:value-type="float">
            <text:p>130</text:p>
          </table:table-cell>
          <table:table-cell office:value-type="string" calcext:value-type="string">
            <text:p>&lt;Ans – 360</text:p>
          </table:table-cell>
          <table:table-cell table:style-name="ce1" table:formula="of:=SUM([.AP25]  +  180)" office:value-type="float" office:value="310" calcext:value-type="float">
            <text:p>310</text:p>
          </table:table-cell>
          <table:table-cell table:style-name="ce17" office:value-type="string" calcext:value-type="string">
            <text:p>&lt;add 180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40" calcext:value-type="float">
            <text:p>24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8" office:value-type="float" office:value="180" calcext:value-type="float">
            <text:p>180</text:p>
          </table:table-cell>
          <table:table-cell table:formula="of:=SUM([.E26]  -  180)" office:value-type="float" office:value="0" calcext:value-type="float">
            <text:p>0</text:p>
          </table:table-cell>
          <table:table-cell table:style-name="ce16" office:value-type="string" calcext:value-type="string">
            <text:p>&lt;sub 180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40" calcext:value-type="float">
            <text:p>240</text:p>
          </table:table-cell>
          <table:table-cell/>
          <table:table-cell table:style-name="ce2" office:value-type="float" office:value="180" calcext:value-type="float">
            <text:p>180</text:p>
          </table:table-cell>
          <table:table-cell table:style-name="ce8" office:value-type="float" office:value="0" calcext:value-type="float">
            <text:p>0</text:p>
          </table:table-cell>
          <table:table-cell table:style-name="ce1" table:formula="of:=SUM([.M26]  +  180)" office:value-type="float" office:value="180" calcext:value-type="float">
            <text:p>18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240" calcext:value-type="float">
            <text:p>24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8" office:value-type="float" office:value="180" calcext:value-type="float">
            <text:p>180</text:p>
          </table:table-cell>
          <table:table-cell table:formula="of:=SUM([.U26]+180)" office:value-type="float" office:value="360" calcext:value-type="float">
            <text:p>360</text:p>
          </table:table-cell>
          <table:table-cell table:style-name="ce17" office:value-type="string" calcext:value-type="string">
            <text:p>&lt;add 180</text:p>
          </table:table-cell>
          <table:table-cell table:number-columns-repeated="3"/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40" calcext:value-type="float">
            <text:p>240</text:p>
          </table:table-cell>
          <table:table-cell/>
          <table:table-cell table:style-name="ce2" office:value-type="float" office:value="180" calcext:value-type="float">
            <text:p>180</text:p>
          </table:table-cell>
          <table:table-cell table:style-name="ce8" office:value-type="float" office:value="360" calcext:value-type="float">
            <text:p>360</text:p>
          </table:table-cell>
          <table:table-cell table:style-name="ce8" table:formula="of:=SUM([.AE26]-360)" office:value-type="float" office:value="0" calcext:value-type="float">
            <text:p>0</text:p>
          </table:table-cell>
          <table:table-cell table:style-name="Default" office:value-type="string" calcext:value-type="string">
            <text:p>&lt;Ans – 360</text:p>
          </table:table-cell>
          <table:table-cell table:formula="of:=SUM([.AF26] + 180)" office:value-type="float" office:value="180" calcext:value-type="float">
            <text:p>18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40" calcext:value-type="float">
            <text:p>240</text:p>
          </table:table-cell>
          <table:table-cell/>
          <table:table-cell table:style-name="ce2" office:value-type="float" office:value="280" calcext:value-type="float">
            <text:p>280</text:p>
          </table:table-cell>
          <table:table-cell table:style-name="ce6" office:value-type="float" office:value="460" calcext:value-type="float">
            <text:p>460</text:p>
          </table:table-cell>
          <table:table-cell table:style-name="ce8" table:formula="of:=SUM([.AO26]-360)" office:value-type="float" office:value="100" calcext:value-type="float">
            <text:p>100</text:p>
          </table:table-cell>
          <table:table-cell office:value-type="string" calcext:value-type="string">
            <text:p>&lt;Ans – 360</text:p>
          </table:table-cell>
          <table:table-cell table:style-name="ce1" table:formula="of:=SUM([.AP26]  +  180)" office:value-type="float" office:value="280" calcext:value-type="float">
            <text:p>280</text:p>
          </table:table-cell>
          <table:table-cell table:style-name="ce17" office:value-type="string" calcext:value-type="string">
            <text:p>&lt;add 180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/>
          <table:table-cell table:style-name="ce2" office:value-type="float" office:value="330" calcext:value-type="float">
            <text:p>330</text:p>
          </table:table-cell>
          <table:table-cell table:style-name="ce8" office:value-type="float" office:value="150" calcext:value-type="float">
            <text:p>150</text:p>
          </table:table-cell>
          <table:table-cell table:formula="of:=SUM([.E27]  +  180)" office:value-type="float" office:value="330" calcext:value-type="float">
            <text:p>33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70" calcext:value-type="float">
            <text:p>270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 table:style-name="ce8" office:value-type="float" office:value="330" calcext:value-type="float">
            <text:p>330</text:p>
          </table:table-cell>
          <table:table-cell table:style-name="ce1" table:formula="of:=SUM([.M27]  -  180)" office:value-type="float" office:value="150" calcext:value-type="float">
            <text:p>150</text:p>
          </table:table-cell>
          <table:table-cell table:style-name="ce16" office:value-type="string" calcext:value-type="string">
            <text:p>&lt;sub 180</text:p>
          </table:table-cell>
          <table:table-cell/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270" calcext:value-type="float">
            <text:p>270</text:p>
          </table:table-cell>
          <table:table-cell/>
          <table:table-cell table:style-name="ce2" office:value-type="float" office:value="330" calcext:value-type="float">
            <text:p>330</text:p>
          </table:table-cell>
          <table:table-cell table:style-name="ce8" office:value-type="float" office:value="150" calcext:value-type="float">
            <text:p>150</text:p>
          </table:table-cell>
          <table:table-cell table:formula="of:=SUM([.U27]+180)" office:value-type="float" office:value="330" calcext:value-type="float">
            <text:p>330</text:p>
          </table:table-cell>
          <table:table-cell table:style-name="ce17" office:value-type="string" calcext:value-type="string">
            <text:p>&lt;add 180</text:p>
          </table:table-cell>
          <table:table-cell table:number-columns-repeated="3"/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70" calcext:value-type="float">
            <text:p>270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 table:style-name="ce8" office:value-type="float" office:value="330" calcext:value-type="float">
            <text:p>330</text:p>
          </table:table-cell>
          <table:table-cell table:formula="of:=SUM([.AE27]-180)" office:value-type="float" office:value="150" calcext:value-type="float">
            <text:p>150</text:p>
          </table:table-cell>
          <table:table-cell table:style-name="ce16" office:value-type="string" calcext:value-type="string">
            <text:p>&lt;sub 180</text:p>
          </table:table-cell>
          <table:table-cell table:number-columns-repeated="3"/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70" calcext:value-type="float">
            <text:p>270</text:p>
          </table:table-cell>
          <table:table-cell/>
          <table:table-cell table:style-name="ce2" office:value-type="float" office:value="250" calcext:value-type="float">
            <text:p>250</text:p>
          </table:table-cell>
          <table:table-cell table:style-name="ce6" office:value-type="float" office:value="430" calcext:value-type="float">
            <text:p>430</text:p>
          </table:table-cell>
          <table:table-cell table:style-name="ce8" table:formula="of:=SUM([.AO27]-360)" office:value-type="float" office:value="70" calcext:value-type="float">
            <text:p>70</text:p>
          </table:table-cell>
          <table:table-cell office:value-type="string" calcext:value-type="string">
            <text:p>&lt;Ans – 360</text:p>
          </table:table-cell>
          <table:table-cell table:style-name="ce1" table:formula="of:=SUM([.AP27]  +  180)" office:value-type="float" office:value="250" calcext:value-type="float">
            <text:p>250</text:p>
          </table:table-cell>
          <table:table-cell table:style-name="ce17" office:value-type="string" calcext:value-type="string">
            <text:p>&lt;add 180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00" calcext:value-type="float">
            <text:p>300</text:p>
          </table:table-cell>
          <table:table-cell office:value-type="string" calcext:value-type="string">
            <text:p>90 degrees</text:p>
          </table:table-cell>
          <table:table-cell table:style-name="ce2" office:value-type="float" office:value="300" calcext:value-type="float">
            <text:p>300</text:p>
          </table:table-cell>
          <table:table-cell table:style-name="ce9" office:value-type="float" office:value="120" calcext:value-type="float">
            <text:p>120</text:p>
          </table:table-cell>
          <table:table-cell table:formula="of:=SUM([.E28]  +  180)" office:value-type="float" office:value="300" calcext:value-type="float">
            <text:p>30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special case</text:p>
          </table:table-cell>
          <table:table-cell office:value-type="float" office:value="300" calcext:value-type="float">
            <text:p>300</text:p>
          </table:table-cell>
          <table:table-cell table:style-name="ce7" office:value-type="float" office:value="300" calcext:value-type="float">
            <text:p>300</text:p>
          </table:table-cell>
          <table:table-cell table:number-columns-repeated="3"/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90 degrees</text:p>
          </table:table-cell>
          <table:table-cell table:style-name="ce2" office:value-type="float" office:value="300" calcext:value-type="float">
            <text:p>300</text:p>
          </table:table-cell>
          <table:table-cell table:style-name="ce8" office:value-type="float" office:value="120" calcext:value-type="float">
            <text:p>120</text:p>
          </table:table-cell>
          <table:table-cell table:formula="of:=SUM([.U28]+180)" office:value-type="float" office:value="300" calcext:value-type="float">
            <text:p>300</text:p>
          </table:table-cell>
          <table:table-cell table:style-name="ce17" office:value-type="string" calcext:value-type="string">
            <text:p>&lt;add 180</text:p>
          </table:table-cell>
          <table:table-cell table:number-columns-repeated="3"/>
          <table:table-cell table:number-columns-repeated="2"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special case</text:p>
          </table:table-cell>
          <table:table-cell table:style-name="ce2" office:value-type="float" office:value="300" calcext:value-type="float">
            <text:p>300</text:p>
          </table:table-cell>
          <table:table-cell table:style-name="ce7" office:value-type="float" office:value="300" calcext:value-type="float">
            <text:p>300</text:p>
          </table:table-cell>
          <table:table-cell table:number-columns-repeated="5"/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300" calcext:value-type="float">
            <text:p>300</text:p>
          </table:table-cell>
          <table:table-cell/>
          <table:table-cell table:style-name="ce2" office:value-type="float" office:value="220" calcext:value-type="float">
            <text:p>220</text:p>
          </table:table-cell>
          <table:table-cell table:style-name="ce6" office:value-type="float" office:value="400" calcext:value-type="float">
            <text:p>400</text:p>
          </table:table-cell>
          <table:table-cell table:style-name="ce8" table:formula="of:=SUM([.AO28]-360)" office:value-type="float" office:value="40" calcext:value-type="float">
            <text:p>40</text:p>
          </table:table-cell>
          <table:table-cell office:value-type="string" calcext:value-type="string">
            <text:p>&lt;Ans – 360</text:p>
          </table:table-cell>
          <table:table-cell table:style-name="ce1" table:formula="of:=SUM([.AP28]  +  180)" office:value-type="float" office:value="220" calcext:value-type="float">
            <text:p>220</text:p>
          </table:table-cell>
          <table:table-cell table:style-name="ce17" office:value-type="string" calcext:value-type="string">
            <text:p>&lt;add 180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30" calcext:value-type="float">
            <text:p>330</text:p>
          </table:table-cell>
          <table:table-cell/>
          <table:table-cell table:style-name="ce2" office:value-type="float" office:value="270" calcext:value-type="float">
            <text:p>270</text:p>
          </table:table-cell>
          <table:table-cell table:style-name="ce8" office:value-type="float" office:value="90" calcext:value-type="float">
            <text:p>90</text:p>
          </table:table-cell>
          <table:table-cell table:formula="of:=SUM([.E29]  +  180)" office:value-type="float" office:value="270" calcext:value-type="float">
            <text:p>27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330" calcext:value-type="float">
            <text:p>330</text:p>
          </table:table-cell>
          <table:table-cell/>
          <table:table-cell table:style-name="ce2" office:value-type="float" office:value="90" calcext:value-type="float">
            <text:p>90</text:p>
          </table:table-cell>
          <table:table-cell table:style-name="ce8" office:value-type="float" office:value="270" calcext:value-type="float">
            <text:p>270</text:p>
          </table:table-cell>
          <table:table-cell table:style-name="ce1" table:formula="of:=SUM([.M29]  -  180)" office:value-type="float" office:value="90" calcext:value-type="float">
            <text:p>90</text:p>
          </table:table-cell>
          <table:table-cell table:style-name="ce16" office:value-type="string" calcext:value-type="string">
            <text:p>&lt;sub 180</text:p>
          </table:table-cell>
          <table:table-cell/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330" calcext:value-type="float">
            <text:p>330</text:p>
          </table:table-cell>
          <table:table-cell/>
          <table:table-cell table:style-name="ce2" office:value-type="float" office:value="270" calcext:value-type="float">
            <text:p>270</text:p>
          </table:table-cell>
          <table:table-cell table:style-name="ce8" office:value-type="float" office:value="90" calcext:value-type="float">
            <text:p>90</text:p>
          </table:table-cell>
          <table:table-cell table:formula="of:=SUM([.U29]+180)" office:value-type="float" office:value="270" calcext:value-type="float">
            <text:p>270</text:p>
          </table:table-cell>
          <table:table-cell table:style-name="ce17" office:value-type="string" calcext:value-type="string">
            <text:p>&lt;add 180</text:p>
          </table:table-cell>
          <table:table-cell table:number-columns-repeated="3"/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30" calcext:value-type="float">
            <text:p>330</text:p>
          </table:table-cell>
          <table:table-cell/>
          <table:table-cell table:style-name="ce2" office:value-type="float" office:value="90" calcext:value-type="float">
            <text:p>90</text:p>
          </table:table-cell>
          <table:table-cell table:style-name="ce8" office:value-type="float" office:value="270" calcext:value-type="float">
            <text:p>270</text:p>
          </table:table-cell>
          <table:table-cell table:formula="of:=SUM([.AE29]-180)" office:value-type="float" office:value="90" calcext:value-type="float">
            <text:p>90</text:p>
          </table:table-cell>
          <table:table-cell table:style-name="ce16" office:value-type="string" calcext:value-type="string">
            <text:p>&lt;sub 180</text:p>
          </table:table-cell>
          <table:table-cell table:number-columns-repeated="3"/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330" calcext:value-type="float">
            <text:p>330</text:p>
          </table:table-cell>
          <table:table-cell/>
          <table:table-cell table:style-name="ce2" office:value-type="float" office:value="190" calcext:value-type="float">
            <text:p>190</text:p>
          </table:table-cell>
          <table:table-cell table:style-name="ce6" office:value-type="float" office:value="370" calcext:value-type="float">
            <text:p>370</text:p>
          </table:table-cell>
          <table:table-cell table:style-name="ce8" table:formula="of:=SUM([.AO29]-360)" office:value-type="float" office:value="10" calcext:value-type="float">
            <text:p>10</text:p>
          </table:table-cell>
          <table:table-cell office:value-type="string" calcext:value-type="string">
            <text:p>&lt;Ans – 360</text:p>
          </table:table-cell>
          <table:table-cell table:style-name="ce1" table:formula="of:=SUM([.AP29]  +  180)" office:value-type="float" office:value="190" calcext:value-type="float">
            <text:p>190</text:p>
          </table:table-cell>
          <table:table-cell table:style-name="ce17" office:value-type="string" calcext:value-type="string">
            <text:p>&lt;add 180</text:p>
          </table:table-cell>
        </table:table-row>
        <table:table-row table:style-name="ro1">
          <table:table-cell table:number-columns-repeated="3"/>
          <table:table-cell table:style-name="ce5"/>
          <table:table-cell table:number-columns-repeated="41"/>
        </table:table-row>
        <table:table-row table:style-name="ro1">
          <table:table-cell office:value-type="string" calcext:value-type="string">
            <text:p>surface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opp angle</text:p>
          </table:table-cell>
          <table:table-cell office:value-type="string" calcext:value-type="string">
            <text:p>reflect</text:p>
          </table:table-cell>
          <table:table-cell table:number-columns-repeated="4"/>
          <table:table-cell office:value-type="string" calcext:value-type="string">
            <text:p>surface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opp angle</text:p>
          </table:table-cell>
          <table:table-cell office:value-type="string" calcext:value-type="string">
            <text:p>reflect</text:p>
          </table:table-cell>
          <table:table-cell table:number-columns-repeated="4"/>
          <table:table-cell office:value-type="string" calcext:value-type="string">
            <text:p>surface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opp angle</text:p>
          </table:table-cell>
          <table:table-cell office:value-type="string" calcext:value-type="string">
            <text:p>reflect</text:p>
          </table:table-cell>
          <table:table-cell table:number-columns-repeated="6"/>
          <table:table-cell office:value-type="string" calcext:value-type="string">
            <text:p>surface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opp angle</text:p>
          </table:table-cell>
          <table:table-cell office:value-type="string" calcext:value-type="string">
            <text:p>reflect</text:p>
          </table:table-cell>
          <table:table-cell table:number-columns-repeated="6"/>
          <table:table-cell office:value-type="string" calcext:value-type="string">
            <text:p>surface</text:p>
          </table:table-cell>
          <table:table-cell table:style-name="ce1" office:value-type="string" calcext:value-type="string">
            <text:p>ray</text:p>
          </table:table-cell>
          <table:table-cell office:value-type="string" calcext:value-type="string">
            <text:p>opp angle</text:p>
          </table:table-cell>
          <table:table-cell office:value-type="string" calcext:value-type="string">
            <text:p>reflect</text:p>
          </table:table-cell>
          <table:table-cell table:number-columns-repeated="5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300" calcext:value-type="float">
            <text:p>300</text:p>
          </table:table-cell>
          <table:table-cell table:style-name="ce8" office:value-type="float" office:value="120" calcext:value-type="float">
            <text:p>120</text:p>
          </table:table-cell>
          <table:table-cell table:formula="of:=SUM([.E32]  +  180)" office:value-type="float" office:value="300" calcext:value-type="float">
            <text:p>30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120" calcext:value-type="float">
            <text:p>120</text:p>
          </table:table-cell>
          <table:table-cell table:style-name="ce8" office:value-type="float" office:value="300" calcext:value-type="float">
            <text:p>300</text:p>
          </table:table-cell>
          <table:table-cell table:style-name="ce1" table:formula="of:=SUM([.M32]  -  180)" office:value-type="float" office:value="120" calcext:value-type="float">
            <text:p>120</text:p>
          </table:table-cell>
          <table:table-cell table:style-name="ce16" office:value-type="string" calcext:value-type="string">
            <text:p>&lt;sub 180</text:p>
          </table:table-cell>
          <table:table-cell/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00" calcext:value-type="float">
            <text:p>300</text:p>
          </table:table-cell>
          <table:table-cell table:style-name="ce6" office:value-type="float" office:value="480" calcext:value-type="float">
            <text:p>480</text:p>
          </table:table-cell>
          <table:table-cell table:style-name="ce8" table:formula="of:=SUM([.U32]-360)" office:value-type="float" office:value="120" calcext:value-type="float">
            <text:p>120</text:p>
          </table:table-cell>
          <table:table-cell office:value-type="string" calcext:value-type="string">
            <text:p>&lt;Ans – 360</text:p>
          </table:table-cell>
          <table:table-cell table:style-name="ce18" table:formula="of:=SUM(180 - [.V32])" office:value-type="float" office:value="60" calcext:value-type="float">
            <text:p>60</text:p>
          </table:table-cell>
          <table:table-cell table:style-name="ce16" office:value-type="string" calcext:value-type="string">
            <text:p>&lt;sub 180</text:p>
          </table:table-cell>
          <table:table-cell/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660" calcext:value-type="float">
            <text:p>660</text:p>
          </table:table-cell>
          <table:table-cell table:style-name="ce8" table:formula="of:=SUM([.AE32]-360)" office:value-type="float" office:value="300" calcext:value-type="float">
            <text:p>300</text:p>
          </table:table-cell>
          <table:table-cell table:formula="of:=SUM([.AF32]-180)" office:value-type="float" office:value="120" calcext:value-type="float">
            <text:p>120</text:p>
          </table:table-cell>
          <table:table-cell table:style-name="ce16" office:value-type="string" calcext:value-type="string">
            <text:p>&lt;sub 180</text:p>
          </table:table-cell>
          <table:table-cell table:number-columns-repeated="2"/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" calcext:value-type="float">
            <text:p>200</text:p>
          </table:table-cell>
          <table:table-cell table:style-name="ce6" office:value-type="float" office:value="380" calcext:value-type="float">
            <text:p>380</text:p>
          </table:table-cell>
          <table:table-cell table:style-name="ce8" table:formula="of:=SUM([.AO32]-360)" office:value-type="float" office:value="20" calcext:value-type="float">
            <text:p>20</text:p>
          </table:table-cell>
          <table:table-cell office:value-type="string" calcext:value-type="string">
            <text:p>&lt;Ans – 360</text:p>
          </table:table-cell>
          <table:table-cell table:style-name="ce1" table:formula="of:=SUM([.AP32] +180)" office:value-type="float" office:value="200" calcext:value-type="float">
            <text:p>200</text:p>
          </table:table-cell>
          <table:table-cell table:style-name="ce17" office:value-type="string" calcext:value-type="string">
            <text:p>&lt;add 180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30" calcext:value-type="float">
            <text:p>30</text:p>
          </table:table-cell>
          <table:table-cell/>
          <table:table-cell table:style-name="ce2" office:value-type="float" office:value="270" calcext:value-type="float">
            <text:p>270</text:p>
          </table:table-cell>
          <table:table-cell table:style-name="ce8" office:value-type="float" office:value="90" calcext:value-type="float">
            <text:p>90</text:p>
          </table:table-cell>
          <table:table-cell table:formula="of:=SUM([.E33]  +  180)" office:value-type="float" office:value="270" calcext:value-type="float">
            <text:p>27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0" calcext:value-type="float">
            <text:p>30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8" office:value-type="float" office:value="270" calcext:value-type="float">
            <text:p>270</text:p>
          </table:table-cell>
          <table:table-cell table:style-name="ce1" table:formula="of:=SUM([.M33]  -  180)" office:value-type="float" office:value="90" calcext:value-type="float">
            <text:p>90</text:p>
          </table:table-cell>
          <table:table-cell table:style-name="ce16" office:value-type="string" calcext:value-type="string">
            <text:p>&lt;sub 180</text:p>
          </table:table-cell>
          <table:table-cell/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30" calcext:value-type="float">
            <text:p>30</text:p>
          </table:table-cell>
          <table:table-cell/>
          <table:table-cell table:style-name="ce2" office:value-type="float" office:value="270" calcext:value-type="float">
            <text:p>270</text:p>
          </table:table-cell>
          <table:table-cell table:style-name="ce6" office:value-type="float" office:value="450" calcext:value-type="float">
            <text:p>450</text:p>
          </table:table-cell>
          <table:table-cell table:style-name="ce8" table:formula="of:=SUM([.U33]-360)" office:value-type="float" office:value="90" calcext:value-type="float">
            <text:p>90</text:p>
          </table:table-cell>
          <table:table-cell office:value-type="string" calcext:value-type="string">
            <text:p>&lt;Ans – 360</text:p>
          </table:table-cell>
          <table:table-cell table:style-name="ce18" table:formula="of:=SUM(180 - [.V33])" office:value-type="float" office:value="90" calcext:value-type="float">
            <text:p>90</text:p>
          </table:table-cell>
          <table:table-cell table:style-name="ce16" office:value-type="string" calcext:value-type="string">
            <text:p>&lt;sub 180</text:p>
          </table:table-cell>
          <table:table-cell/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30" calcext:value-type="float">
            <text:p>30</text:p>
          </table:table-cell>
          <table:table-cell/>
          <table:table-cell table:style-name="ce2" office:value-type="float" office:value="90" calcext:value-type="float">
            <text:p>90</text:p>
          </table:table-cell>
          <table:table-cell table:style-name="ce6" office:value-type="float" office:value="630" calcext:value-type="float">
            <text:p>630</text:p>
          </table:table-cell>
          <table:table-cell table:style-name="ce8" table:formula="of:=SUM([.AE33]-360)" office:value-type="float" office:value="270" calcext:value-type="float">
            <text:p>270</text:p>
          </table:table-cell>
          <table:table-cell table:formula="of:=SUM([.AF33]-180)" office:value-type="float" office:value="90" calcext:value-type="float">
            <text:p>90</text:p>
          </table:table-cell>
          <table:table-cell table:style-name="ce16" office:value-type="string" calcext:value-type="string">
            <text:p>&lt;sub 180</text:p>
          </table:table-cell>
          <table:table-cell table:number-columns-repeated="2"/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30" calcext:value-type="float">
            <text:p>30</text:p>
          </table:table-cell>
          <table:table-cell/>
          <table:table-cell office:value-type="float" office:value="170" calcext:value-type="float">
            <text:p>170</text:p>
          </table:table-cell>
          <table:table-cell table:style-name="ce8" office:value-type="float" office:value="350" calcext:value-type="float">
            <text:p>350</text:p>
          </table:table-cell>
          <table:table-cell table:formula="of:=SUM([.AO33]-180)" office:value-type="float" office:value="170" calcext:value-type="float">
            <text:p>170</text:p>
          </table:table-cell>
          <table:table-cell office:value-type="string" calcext:value-type="string">
            <text:p>&lt;sub 180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special case</text:p>
          </table:table-cell>
          <table:table-cell table:style-name="ce2" office:value-type="float" office:value="60" calcext:value-type="float">
            <text:p>60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3"/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90 degrees</text:p>
          </table:table-cell>
          <table:table-cell office:value-type="float" office:value="60" calcext:value-type="float">
            <text:p>60</text:p>
          </table:table-cell>
          <table:table-cell table:style-name="ce8" office:value-type="float" office:value="240" calcext:value-type="float">
            <text:p>240</text:p>
          </table:table-cell>
          <table:table-cell table:style-name="ce1" table:formula="of:=SUM([.M34]  -  180)" office:value-type="float" office:value="60" calcext:value-type="float">
            <text:p>60</text:p>
          </table:table-cell>
          <table:table-cell table:style-name="ce16" office:value-type="string" calcext:value-type="string">
            <text:p>&lt;sub 180</text:p>
          </table:table-cell>
          <table:table-cell/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special case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6"/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90 degrees</text:p>
          </table:table-cell>
          <table:table-cell table:style-name="ce2" office:value-type="float" office:value="60" calcext:value-type="float">
            <text:p>60</text:p>
          </table:table-cell>
          <table:table-cell table:style-name="ce6" office:value-type="float" office:value="600" calcext:value-type="float">
            <text:p>600</text:p>
          </table:table-cell>
          <table:table-cell table:style-name="ce8" table:formula="of:=SUM([.AE34]-360)" office:value-type="float" office:value="240" calcext:value-type="float">
            <text:p>240</text:p>
          </table:table-cell>
          <table:table-cell table:formula="of:=SUM([.AF34]-180)" office:value-type="float" office:value="60" calcext:value-type="float">
            <text:p>60</text:p>
          </table:table-cell>
          <table:table-cell table:style-name="ce16" office:value-type="string" calcext:value-type="string">
            <text:p>&lt;sub 180</text:p>
          </table:table-cell>
          <table:table-cell table:number-columns-repeated="2"/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60" calcext:value-type="float">
            <text:p>60</text:p>
          </table:table-cell>
          <table:table-cell/>
          <table:table-cell table:style-name="ce2" office:value-type="float" office:value="140" calcext:value-type="float">
            <text:p>140</text:p>
          </table:table-cell>
          <table:table-cell table:style-name="ce8" office:value-type="float" office:value="320" calcext:value-type="float">
            <text:p>320</text:p>
          </table:table-cell>
          <table:table-cell table:formula="of:=SUM([.AO34]-180)" office:value-type="float" office:value="140" calcext:value-type="float">
            <text:p>140</text:p>
          </table:table-cell>
          <table:table-cell office:value-type="string" calcext:value-type="string">
            <text:p>&lt;sub 180</text:p>
          </table:table-cell>
          <table:table-cell table:number-columns-repeated="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90" calcext:value-type="float">
            <text:p>90</text:p>
          </table:table-cell>
          <table:table-cell/>
          <table:table-cell table:style-name="ce2" office:value-type="float" office:value="210" calcext:value-type="float">
            <text:p>210</text:p>
          </table:table-cell>
          <table:table-cell table:style-name="ce8" office:value-type="float" office:value="30" calcext:value-type="float">
            <text:p>30</text:p>
          </table:table-cell>
          <table:table-cell table:formula="of:=SUM([.E35]  +  180)" office:value-type="float" office:value="210" calcext:value-type="float">
            <text:p>21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90" calcext:value-type="float">
            <text:p>90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style-name="ce8" office:value-type="float" office:value="210" calcext:value-type="float">
            <text:p>210</text:p>
          </table:table-cell>
          <table:table-cell table:style-name="ce1" table:formula="of:=SUM([.M35]  -  180)" office:value-type="float" office:value="30" calcext:value-type="float">
            <text:p>30</text:p>
          </table:table-cell>
          <table:table-cell table:style-name="ce16" office:value-type="string" calcext:value-type="string">
            <text:p>&lt;sub 180</text:p>
          </table:table-cell>
          <table:table-cell/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90" calcext:value-type="float">
            <text:p>90</text:p>
          </table:table-cell>
          <table:table-cell/>
          <table:table-cell table:style-name="ce2" office:value-type="float" office:value="210" calcext:value-type="float">
            <text:p>210</text:p>
          </table:table-cell>
          <table:table-cell table:style-name="ce6" office:value-type="float" office:value="390" calcext:value-type="float">
            <text:p>390</text:p>
          </table:table-cell>
          <table:table-cell table:style-name="ce8" table:formula="of:=SUM([.U35]-360)" office:value-type="float" office:value="30" calcext:value-type="float">
            <text:p>30</text:p>
          </table:table-cell>
          <table:table-cell office:value-type="string" calcext:value-type="string">
            <text:p>&lt;Ans – 360</text:p>
          </table:table-cell>
          <table:table-cell table:style-name="ce18" table:formula="of:=SUM(180 +[.V35])" office:value-type="float" office:value="210" calcext:value-type="float">
            <text:p>21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90" calcext:value-type="float">
            <text:p>90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style-name="ce6" office:value-type="float" office:value="570" calcext:value-type="float">
            <text:p>570</text:p>
          </table:table-cell>
          <table:table-cell table:style-name="ce8" table:formula="of:=SUM([.AE35]-360)" office:value-type="float" office:value="210" calcext:value-type="float">
            <text:p>210</text:p>
          </table:table-cell>
          <table:table-cell table:formula="of:=SUM([.AF35]-180)" office:value-type="float" office:value="30" calcext:value-type="float">
            <text:p>30</text:p>
          </table:table-cell>
          <table:table-cell table:style-name="ce16" office:value-type="string" calcext:value-type="string">
            <text:p>&lt;sub 180</text:p>
          </table:table-cell>
          <table:table-cell table:number-columns-repeated="2"/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90" calcext:value-type="float">
            <text:p>90</text:p>
          </table:table-cell>
          <table:table-cell/>
          <table:table-cell office:value-type="float" office:value="110" calcext:value-type="float">
            <text:p>110</text:p>
          </table:table-cell>
          <table:table-cell table:style-name="ce8" office:value-type="float" office:value="290" calcext:value-type="float">
            <text:p>290</text:p>
          </table:table-cell>
          <table:table-cell table:formula="of:=SUM([.AO35]-180)" office:value-type="float" office:value="110" calcext:value-type="float">
            <text:p>110</text:p>
          </table:table-cell>
          <table:table-cell office:value-type="string" calcext:value-type="string">
            <text:p>&lt;sub 180</text:p>
          </table:table-cell>
          <table:table-cell table:number-columns-repeated="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20" calcext:value-type="float">
            <text:p>120</text:p>
          </table:table-cell>
          <table:table-cell/>
          <table:table-cell table:style-name="ce2" office:value-type="float" office:value="180" calcext:value-type="float">
            <text:p>180</text:p>
          </table:table-cell>
          <table:table-cell table:style-name="ce8" office:value-type="float" office:value="0" calcext:value-type="float">
            <text:p>0</text:p>
          </table:table-cell>
          <table:table-cell table:formula="of:=SUM([.E36]  +  180)" office:value-type="float" office:value="180" calcext:value-type="float">
            <text:p>18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20" calcext:value-type="float">
            <text:p>120</text:p>
          </table:table-cell>
          <table:table-cell/>
          <table:table-cell office:value-type="float" office:value="0" calcext:value-type="float">
            <text:p>0</text:p>
          </table:table-cell>
          <table:table-cell table:style-name="ce8" office:value-type="float" office:value="180" calcext:value-type="float">
            <text:p>180</text:p>
          </table:table-cell>
          <table:table-cell table:style-name="ce1" table:formula="of:=SUM([.M36]  -  180)" office:value-type="float" office:value="0" calcext:value-type="float">
            <text:p>0</text:p>
          </table:table-cell>
          <table:table-cell table:style-name="ce16" office:value-type="string" calcext:value-type="string">
            <text:p>&lt;sub 180</text:p>
          </table:table-cell>
          <table:table-cell/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20" calcext:value-type="float">
            <text:p>120</text:p>
          </table:table-cell>
          <table:table-cell/>
          <table:table-cell table:style-name="ce2" office:value-type="float" office:value="180" calcext:value-type="float">
            <text:p>180</text:p>
          </table:table-cell>
          <table:table-cell table:style-name="ce8" office:value-type="float" office:value="360" calcext:value-type="float">
            <text:p>360</text:p>
          </table:table-cell>
          <table:table-cell table:formula="of:=SUM([.U36]-180)" office:value-type="float" office:value="180" calcext:value-type="float">
            <text:p>180</text:p>
          </table:table-cell>
          <table:table-cell table:style-name="ce16" office:value-type="string" calcext:value-type="string">
            <text:p>&lt;sub 180</text:p>
          </table:table-cell>
          <table:table-cell table:number-columns-repeated="3"/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120" calcext:value-type="float">
            <text:p>12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6" office:value-type="float" office:value="540" calcext:value-type="float">
            <text:p>540</text:p>
          </table:table-cell>
          <table:table-cell table:style-name="ce8" table:formula="of:=SUM([.AE36]-360)" office:value-type="float" office:value="180" calcext:value-type="float">
            <text:p>180</text:p>
          </table:table-cell>
          <table:table-cell table:formula="of:=SUM([.AF36]-180)" office:value-type="float" office:value="0" calcext:value-type="float">
            <text:p>0</text:p>
          </table:table-cell>
          <table:table-cell table:style-name="ce16" office:value-type="string" calcext:value-type="string">
            <text:p>&lt;sub 180</text:p>
          </table:table-cell>
          <table:table-cell table:number-columns-repeated="2"/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20" calcext:value-type="float">
            <text:p>120</text:p>
          </table:table-cell>
          <table:table-cell/>
          <table:table-cell table:style-name="ce2" office:value-type="float" office:value="80" calcext:value-type="float">
            <text:p>80</text:p>
          </table:table-cell>
          <table:table-cell table:style-name="ce8" office:value-type="float" office:value="260" calcext:value-type="float">
            <text:p>260</text:p>
          </table:table-cell>
          <table:table-cell table:formula="of:=SUM([.AO36]-180)" office:value-type="float" office:value="80" calcext:value-type="float">
            <text:p>80</text:p>
          </table:table-cell>
          <table:table-cell office:value-type="string" calcext:value-type="string">
            <text:p>&lt;sub 180</text:p>
          </table:table-cell>
          <table:table-cell table:number-columns-repeated="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0" calcext:value-type="float">
            <text:p>150</text:p>
          </table:table-cell>
          <table:table-cell office:value-type="string" calcext:value-type="string">
            <text:p>90 degrees</text:p>
          </table:table-cell>
          <table:table-cell office:value-type="float" office:value="150" calcext:value-type="float">
            <text:p>150</text:p>
          </table:table-cell>
          <table:table-cell table:style-name="ce8" office:value-type="float" office:value="330" calcext:value-type="float">
            <text:p>330</text:p>
          </table:table-cell>
          <table:table-cell table:formula="of:=SUM([.E37]  -  180)" office:value-type="float" office:value="150" calcext:value-type="float">
            <text:p>150</text:p>
          </table:table-cell>
          <table:table-cell table:style-name="ce16" office:value-type="string" calcext:value-type="string">
            <text:p>&lt;sub 180</text:p>
          </table:table-cell>
          <table:table-cell/>
          <table:table-cell table:number-columns-repeated="2"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special case</text:p>
          </table:table-cell>
          <table:table-cell office:value-type="float" office:value="150" calcext:value-type="float">
            <text:p>150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3"/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90 degrees</text:p>
          </table:table-cell>
          <table:table-cell table:style-name="ce2" office:value-type="float" office:value="150" calcext:value-type="float">
            <text:p>150</text:p>
          </table:table-cell>
          <table:table-cell table:style-name="ce8" office:value-type="float" office:value="330" calcext:value-type="float">
            <text:p>330</text:p>
          </table:table-cell>
          <table:table-cell table:formula="of:=SUM([.U37]-180)" office:value-type="float" office:value="150" calcext:value-type="float">
            <text:p>150</text:p>
          </table:table-cell>
          <table:table-cell table:style-name="ce16" office:value-type="string" calcext:value-type="string">
            <text:p>&lt;sub 180</text:p>
          </table:table-cell>
          <table:table-cell table:number-columns-repeated="3"/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special case</text:p>
          </table:table-cell>
          <table:table-cell table:style-name="ce2" office:value-type="float" office:value="150" calcext:value-type="float">
            <text:p>150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5"/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50" calcext:value-type="float">
            <text:p>150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8" office:value-type="float" office:value="230" calcext:value-type="float">
            <text:p>230</text:p>
          </table:table-cell>
          <table:table-cell table:formula="of:=SUM([.AO37]-180)" office:value-type="float" office:value="50" calcext:value-type="float">
            <text:p>50</text:p>
          </table:table-cell>
          <table:table-cell office:value-type="string" calcext:value-type="string">
            <text:p>&lt;sub 180</text:p>
          </table:table-cell>
          <table:table-cell table:number-columns-repeated="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80" calcext:value-type="float">
            <text:p>180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8" office:value-type="float" office:value="300" calcext:value-type="float">
            <text:p>300</text:p>
          </table:table-cell>
          <table:table-cell table:formula="of:=SUM([.E38]  -  180)" office:value-type="float" office:value="120" calcext:value-type="float">
            <text:p>120</text:p>
          </table:table-cell>
          <table:table-cell table:style-name="ce16" office:value-type="string" calcext:value-type="string">
            <text:p>&lt;sub 180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80" calcext:value-type="float">
            <text:p>180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 table:style-name="ce8" office:value-type="float" office:value="120" calcext:value-type="float">
            <text:p>120</text:p>
          </table:table-cell>
          <table:table-cell table:style-name="ce1" table:formula="of:=SUM([.M38]  +  180)" office:value-type="float" office:value="300" calcext:value-type="float">
            <text:p>30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80" calcext:value-type="float">
            <text:p>180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8" office:value-type="float" office:value="300" calcext:value-type="float">
            <text:p>300</text:p>
          </table:table-cell>
          <table:table-cell table:formula="of:=SUM([.U38]-180)" office:value-type="float" office:value="120" calcext:value-type="float">
            <text:p>120</text:p>
          </table:table-cell>
          <table:table-cell table:style-name="ce16" office:value-type="string" calcext:value-type="string">
            <text:p>&lt;sub 180</text:p>
          </table:table-cell>
          <table:table-cell table:number-columns-repeated="3"/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180" calcext:value-type="float">
            <text:p>180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 table:style-name="ce6" office:value-type="float" office:value="480" calcext:value-type="float">
            <text:p>480</text:p>
          </table:table-cell>
          <table:table-cell table:style-name="ce8" table:formula="of:=SUM([.AE38]-360)" office:value-type="float" office:value="120" calcext:value-type="float">
            <text:p>120</text:p>
          </table:table-cell>
          <table:table-cell table:formula="of:=SUM([.AF38]+180)" office:value-type="float" office:value="300" calcext:value-type="float">
            <text:p>300</text:p>
          </table:table-cell>
          <table:table-cell table:style-name="ce17" office:value-type="string" calcext:value-type="string">
            <text:p>&lt;add 180</text:p>
          </table:table-cell>
          <table:table-cell table:number-columns-repeated="2"/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80" calcext:value-type="float">
            <text:p>180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8" office:value-type="float" office:value="200" calcext:value-type="float">
            <text:p>200</text:p>
          </table:table-cell>
          <table:table-cell table:formula="of:=SUM([.AO38]-180)" office:value-type="float" office:value="20" calcext:value-type="float">
            <text:p>20</text:p>
          </table:table-cell>
          <table:table-cell office:value-type="string" calcext:value-type="string">
            <text:p>&lt;add 180</text:p>
          </table:table-cell>
          <table:table-cell table:number-columns-repeated="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210" calcext:value-type="float">
            <text:p>210</text:p>
          </table:table-cell>
          <table:table-cell/>
          <table:table-cell table:style-name="ce2" office:value-type="float" office:value="90" calcext:value-type="float">
            <text:p>90</text:p>
          </table:table-cell>
          <table:table-cell table:style-name="ce8" office:value-type="float" office:value="270" calcext:value-type="float">
            <text:p>270</text:p>
          </table:table-cell>
          <table:table-cell table:formula="of:=SUM([.E39]  -  180)" office:value-type="float" office:value="90" calcext:value-type="float">
            <text:p>90</text:p>
          </table:table-cell>
          <table:table-cell table:style-name="ce16" office:value-type="string" calcext:value-type="string">
            <text:p>&lt;sub 180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0" calcext:value-type="float">
            <text:p>210</text:p>
          </table:table-cell>
          <table:table-cell/>
          <table:table-cell table:style-name="ce2" office:value-type="float" office:value="270" calcext:value-type="float">
            <text:p>270</text:p>
          </table:table-cell>
          <table:table-cell table:style-name="ce8" office:value-type="float" office:value="90" calcext:value-type="float">
            <text:p>90</text:p>
          </table:table-cell>
          <table:table-cell table:style-name="ce1" table:formula="of:=SUM([.M39]  +  180)" office:value-type="float" office:value="270" calcext:value-type="float">
            <text:p>27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10" calcext:value-type="float">
            <text:p>210</text:p>
          </table:table-cell>
          <table:table-cell/>
          <table:table-cell table:style-name="ce2" office:value-type="float" office:value="90" calcext:value-type="float">
            <text:p>90</text:p>
          </table:table-cell>
          <table:table-cell table:style-name="ce8" office:value-type="float" office:value="270" calcext:value-type="float">
            <text:p>270</text:p>
          </table:table-cell>
          <table:table-cell table:formula="of:=SUM([.U39]-180)" office:value-type="float" office:value="90" calcext:value-type="float">
            <text:p>90</text:p>
          </table:table-cell>
          <table:table-cell table:style-name="ce16" office:value-type="string" calcext:value-type="string">
            <text:p>&lt;sub 180</text:p>
          </table:table-cell>
          <table:table-cell table:number-columns-repeated="3"/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210" calcext:value-type="float">
            <text:p>210</text:p>
          </table:table-cell>
          <table:table-cell/>
          <table:table-cell table:style-name="ce2" office:value-type="float" office:value="270" calcext:value-type="float">
            <text:p>270</text:p>
          </table:table-cell>
          <table:table-cell table:style-name="ce6" office:value-type="float" office:value="450" calcext:value-type="float">
            <text:p>450</text:p>
          </table:table-cell>
          <table:table-cell table:style-name="ce8" table:formula="of:=SUM([.AE39]-360)" office:value-type="float" office:value="90" calcext:value-type="float">
            <text:p>90</text:p>
          </table:table-cell>
          <table:table-cell table:formula="of:=SUM([.AF39]+180)" office:value-type="float" office:value="270" calcext:value-type="float">
            <text:p>270</text:p>
          </table:table-cell>
          <table:table-cell table:style-name="ce17" office:value-type="string" calcext:value-type="string">
            <text:p>&lt;add 180</text:p>
          </table:table-cell>
          <table:table-cell table:number-columns-repeated="2"/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210" calcext:value-type="float">
            <text:p>210</text:p>
          </table:table-cell>
          <table:table-cell/>
          <table:table-cell table:style-name="ce2" office:value-type="float" office:value="350" calcext:value-type="float">
            <text:p>350</text:p>
          </table:table-cell>
          <table:table-cell table:style-name="ce8" office:value-type="float" office:value="170" calcext:value-type="float">
            <text:p>170</text:p>
          </table:table-cell>
          <table:table-cell table:formula="of:=SUM([.AO39]+180)" office:value-type="float" office:value="350" calcext:value-type="float">
            <text:p>350</text:p>
          </table:table-cell>
          <table:table-cell office:value-type="string" calcext:value-type="string">
            <text:p>&lt;add 180</text:p>
          </table:table-cell>
          <table:table-cell table:number-columns-repeated="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special case</text:p>
          </table:table-cell>
          <table:table-cell office:value-type="float" office:value="240" calcext:value-type="float">
            <text:p>240</text:p>
          </table:table-cell>
          <table:table-cell table:style-name="ce7" office:value-type="float" office:value="240" calcext:value-type="float">
            <text:p>240</text:p>
          </table:table-cell>
          <table:table-cell table:number-columns-repeated="3"/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40" calcext:value-type="float">
            <text:p>240</text:p>
          </table:table-cell>
          <table:table-cell office:value-type="string" calcext:value-type="string">
            <text:p>90 degrees</text:p>
          </table:table-cell>
          <table:table-cell table:style-name="ce2" office:value-type="float" office:value="240" calcext:value-type="float">
            <text:p>240</text:p>
          </table:table-cell>
          <table:table-cell table:style-name="ce8" office:value-type="float" office:value="60" calcext:value-type="float">
            <text:p>60</text:p>
          </table:table-cell>
          <table:table-cell table:style-name="ce1" table:formula="of:=SUM([.M40]  +  180)" office:value-type="float" office:value="240" calcext:value-type="float">
            <text:p>24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number-columns-repeated="2"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special case</text:p>
          </table:table-cell>
          <table:table-cell table:style-name="ce2" office:value-type="float" office:value="240" calcext:value-type="float">
            <text:p>240</text:p>
          </table:table-cell>
          <table:table-cell table:number-columns-repeated="6"/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90 degrees</text:p>
          </table:table-cell>
          <table:table-cell table:style-name="ce2" office:value-type="float" office:value="240" calcext:value-type="float">
            <text:p>240</text:p>
          </table:table-cell>
          <table:table-cell table:style-name="ce6" office:value-type="float" office:value="420" calcext:value-type="float">
            <text:p>420</text:p>
          </table:table-cell>
          <table:table-cell table:style-name="ce8" table:formula="of:=SUM([.AE40]-360)" office:value-type="float" office:value="60" calcext:value-type="float">
            <text:p>60</text:p>
          </table:table-cell>
          <table:table-cell table:formula="of:=SUM([.AF40]+180)" office:value-type="float" office:value="240" calcext:value-type="float">
            <text:p>240</text:p>
          </table:table-cell>
          <table:table-cell table:style-name="ce17" office:value-type="string" calcext:value-type="string">
            <text:p>&lt;add 180</text:p>
          </table:table-cell>
          <table:table-cell table:number-columns-repeated="2"/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240" calcext:value-type="float">
            <text:p>240</text:p>
          </table:table-cell>
          <table:table-cell/>
          <table:table-cell office:value-type="float" office:value="320" calcext:value-type="float">
            <text:p>320</text:p>
          </table:table-cell>
          <table:table-cell table:style-name="ce8" office:value-type="float" office:value="140" calcext:value-type="float">
            <text:p>140</text:p>
          </table:table-cell>
          <table:table-cell table:formula="of:=SUM([.AO40]+180)" office:value-type="float" office:value="320" calcext:value-type="float">
            <text:p>320</text:p>
          </table:table-cell>
          <table:table-cell office:value-type="string" calcext:value-type="string">
            <text:p>&lt;add 180</text:p>
          </table:table-cell>
          <table:table-cell table:number-columns-repeated="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270" calcext:value-type="float">
            <text:p>270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8" office:value-type="float" office:value="210" calcext:value-type="float">
            <text:p>210</text:p>
          </table:table-cell>
          <table:table-cell table:formula="of:=SUM([.E41]  -  180)" office:value-type="float" office:value="30" calcext:value-type="float">
            <text:p>30</text:p>
          </table:table-cell>
          <table:table-cell table:style-name="ce16" office:value-type="string" calcext:value-type="string">
            <text:p>&lt;sub 180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70" calcext:value-type="float">
            <text:p>270</text:p>
          </table:table-cell>
          <table:table-cell/>
          <table:table-cell table:style-name="ce2" office:value-type="float" office:value="210" calcext:value-type="float">
            <text:p>210</text:p>
          </table:table-cell>
          <table:table-cell table:style-name="ce8" office:value-type="float" office:value="30" calcext:value-type="float">
            <text:p>30</text:p>
          </table:table-cell>
          <table:table-cell table:style-name="ce1" table:formula="of:=SUM([.M41]  +  180)" office:value-type="float" office:value="210" calcext:value-type="float">
            <text:p>21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70" calcext:value-type="float">
            <text:p>270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style-name="ce8" office:value-type="float" office:value="210" calcext:value-type="float">
            <text:p>210</text:p>
          </table:table-cell>
          <table:table-cell table:formula="of:=SUM([.U41]-180)" office:value-type="float" office:value="30" calcext:value-type="float">
            <text:p>30</text:p>
          </table:table-cell>
          <table:table-cell table:style-name="ce16" office:value-type="string" calcext:value-type="string">
            <text:p>&lt;sub 180</text:p>
          </table:table-cell>
          <table:table-cell table:number-columns-repeated="3"/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270" calcext:value-type="float">
            <text:p>270</text:p>
          </table:table-cell>
          <table:table-cell/>
          <table:table-cell table:style-name="ce2" office:value-type="float" office:value="210" calcext:value-type="float">
            <text:p>210</text:p>
          </table:table-cell>
          <table:table-cell table:style-name="ce6" office:value-type="float" office:value="390" calcext:value-type="float">
            <text:p>390</text:p>
          </table:table-cell>
          <table:table-cell table:style-name="ce8" table:formula="of:=SUM([.AE41]-360)" office:value-type="float" office:value="30" calcext:value-type="float">
            <text:p>30</text:p>
          </table:table-cell>
          <table:table-cell table:formula="of:=SUM([.AF41]+180)" office:value-type="float" office:value="210" calcext:value-type="float">
            <text:p>210</text:p>
          </table:table-cell>
          <table:table-cell table:style-name="ce17" office:value-type="string" calcext:value-type="string">
            <text:p>&lt;add 180</text:p>
          </table:table-cell>
          <table:table-cell table:number-columns-repeated="2"/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270" calcext:value-type="float">
            <text:p>270</text:p>
          </table:table-cell>
          <table:table-cell/>
          <table:table-cell table:style-name="ce2" office:value-type="float" office:value="290" calcext:value-type="float">
            <text:p>290</text:p>
          </table:table-cell>
          <table:table-cell table:style-name="ce8" office:value-type="float" office:value="110" calcext:value-type="float">
            <text:p>110</text:p>
          </table:table-cell>
          <table:table-cell table:formula="of:=SUM([.AO41]+180)" office:value-type="float" office:value="290" calcext:value-type="float">
            <text:p>290</text:p>
          </table:table-cell>
          <table:table-cell office:value-type="string" calcext:value-type="string">
            <text:p>&lt;add 180</text:p>
          </table:table-cell>
          <table:table-cell table:number-columns-repeated="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300" calcext:value-type="float">
            <text:p>30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8" office:value-type="float" office:value="180" calcext:value-type="float">
            <text:p>180</text:p>
          </table:table-cell>
          <table:table-cell table:formula="of:=SUM([.E42]  -  180)" office:value-type="float" office:value="0" calcext:value-type="float">
            <text:p>0</text:p>
          </table:table-cell>
          <table:table-cell table:style-name="ce16" office:value-type="string" calcext:value-type="string">
            <text:p>&lt;sub 180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00" calcext:value-type="float">
            <text:p>300</text:p>
          </table:table-cell>
          <table:table-cell/>
          <table:table-cell table:style-name="ce2" office:value-type="float" office:value="180" calcext:value-type="float">
            <text:p>180</text:p>
          </table:table-cell>
          <table:table-cell table:style-name="ce8" office:value-type="float" office:value="0" calcext:value-type="float">
            <text:p>0</text:p>
          </table:table-cell>
          <table:table-cell table:style-name="ce1" table:formula="of:=SUM([.M42]  +  180)" office:value-type="float" office:value="180" calcext:value-type="float">
            <text:p>18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300" calcext:value-type="float">
            <text:p>30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8" office:value-type="float" office:value="180" calcext:value-type="float">
            <text:p>180</text:p>
          </table:table-cell>
          <table:table-cell table:formula="of:=SUM([.U42]-180)" office:value-type="float" office:value="0" calcext:value-type="float">
            <text:p>0</text:p>
          </table:table-cell>
          <table:table-cell table:style-name="ce16" office:value-type="string" calcext:value-type="string">
            <text:p>&lt;sub 180</text:p>
          </table:table-cell>
          <table:table-cell table:number-columns-repeated="3"/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300" calcext:value-type="float">
            <text:p>300</text:p>
          </table:table-cell>
          <table:table-cell/>
          <table:table-cell table:style-name="ce2" office:value-type="float" office:value="180" calcext:value-type="float">
            <text:p>180</text:p>
          </table:table-cell>
          <table:table-cell table:style-name="ce8" office:value-type="float" office:value="360" calcext:value-type="float">
            <text:p>360</text:p>
          </table:table-cell>
          <table:table-cell table:formula="of:=SUM([.AE42] -180)" office:value-type="float" office:value="180" calcext:value-type="float">
            <text:p>180</text:p>
          </table:table-cell>
          <table:table-cell table:style-name="ce16" office:value-type="string" calcext:value-type="string">
            <text:p>&lt;sub 180</text:p>
          </table:table-cell>
          <table:table-cell table:style-name="ce10"/>
          <table:table-cell table:number-columns-repeated="2"/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300" calcext:value-type="float">
            <text:p>300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8" office:value-type="float" office:value="80" calcext:value-type="float">
            <text:p>80</text:p>
          </table:table-cell>
          <table:table-cell table:formula="of:=SUM([.AO42]+180)" office:value-type="float" office:value="260" calcext:value-type="float">
            <text:p>260</text:p>
          </table:table-cell>
          <table:table-cell office:value-type="string" calcext:value-type="string">
            <text:p>&lt;add 180</text:p>
          </table:table-cell>
          <table:table-cell table:number-columns-repeated="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330" calcext:value-type="float">
            <text:p>330</text:p>
          </table:table-cell>
          <table:table-cell office:value-type="string" calcext:value-type="string">
            <text:p>90 degrees</text:p>
          </table:table-cell>
          <table:table-cell office:value-type="float" office:value="330" calcext:value-type="float">
            <text:p>330</text:p>
          </table:table-cell>
          <table:table-cell table:style-name="ce8" office:value-type="float" office:value="150" calcext:value-type="float">
            <text:p>150</text:p>
          </table:table-cell>
          <table:table-cell table:formula="of:=SUM([.E43]  +  180)" office:value-type="float" office:value="330" calcext:value-type="float">
            <text:p>330</text:p>
          </table:table-cell>
          <table:table-cell table:style-name="ce17" office:value-type="string" calcext:value-type="string">
            <text:p>&lt;add 180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string" calcext:value-type="string">
            <text:p>special case</text:p>
          </table:table-cell>
          <table:table-cell table:style-name="ce2" office:value-type="float" office:value="330" calcext:value-type="float">
            <text:p>330</text:p>
          </table:table-cell>
          <table:table-cell table:style-name="ce7" office:value-type="float" office:value="330" calcext:value-type="float">
            <text:p>330</text:p>
          </table:table-cell>
          <table:table-cell table:number-columns-repeated="3"/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string" calcext:value-type="string">
            <text:p>90 degrees</text:p>
          </table:table-cell>
          <table:table-cell table:style-name="ce2" office:value-type="float" office:value="330" calcext:value-type="float">
            <text:p>330</text:p>
          </table:table-cell>
          <table:table-cell table:style-name="ce8" office:value-type="float" office:value="150" calcext:value-type="float">
            <text:p>150</text:p>
          </table:table-cell>
          <table:table-cell table:formula="of:=SUM([.U43]+180)" office:value-type="float" office:value="330" calcext:value-type="float">
            <text:p>330</text:p>
          </table:table-cell>
          <table:table-cell table:style-name="ce17" office:value-type="string" calcext:value-type="string">
            <text:p>&lt;add 180</text:p>
          </table:table-cell>
          <table:table-cell table:number-columns-repeated="3"/>
          <table:table-cell table:number-columns-repeated="2" table:style-name="ce2" office:value-type="float" office:value="330" calcext:value-type="float">
            <text:p>330</text:p>
          </table:table-cell>
          <table:table-cell table:style-name="ce2" office:value-type="string" calcext:value-type="string">
            <text:p>special case</text:p>
          </table:table-cell>
          <table:table-cell table:style-name="ce2" office:value-type="float" office:value="330" calcext:value-type="float">
            <text:p>330</text:p>
          </table:table-cell>
          <table:table-cell table:style-name="ce7" office:value-type="float" office:value="330" calcext:value-type="float">
            <text:p>330</text:p>
          </table:table-cell>
          <table:table-cell/>
          <table:table-cell table:style-name="ce10"/>
          <table:table-cell table:number-columns-repeated="3"/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330" calcext:value-type="float">
            <text:p>330</text:p>
          </table:table-cell>
          <table:table-cell/>
          <table:table-cell table:style-name="ce2" office:value-type="float" office:value="230" calcext:value-type="float">
            <text:p>230</text:p>
          </table:table-cell>
          <table:table-cell table:style-name="ce8" office:value-type="float" office:value="50" calcext:value-type="float">
            <text:p>50</text:p>
          </table:table-cell>
          <table:table-cell table:formula="of:=SUM([.AO43]+180)" office:value-type="float" office:value="230" calcext:value-type="float">
            <text:p>230</text:p>
          </table:table-cell>
          <table:table-cell office:value-type="string" calcext:value-type="string">
            <text:p>&lt;add 180</text:p>
          </table:table-cell>
          <table:table-cell table:number-columns-repeated="2"/>
        </table:table-row>
        <table:table-row table:style-name="ro1" table:number-rows-repeated="1048532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2-17">00/00/0000</text:date>, <text:time style:data-style-name="N2" text:time-value="18:03:28.34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4T11:08:18.336000000</meta:creation-date>
    <meta:editing-duration>PT19H12M45S</meta:editing-duration>
    <meta:editing-cycles>75</meta:editing-cycles>
    <meta:generator>LibreOffice/7.2.1.2$Windows_X86_64 LibreOffice_project/87b77fad49947c1441b67c559c339af8f3517e22</meta:generator>
    <dc:date>2022-12-17T13:43:13.329000000</dc:date>
    <meta:document-statistic meta:table-count="4" meta:cell-count="4435" meta:object-count="0"/>
  </office:meta>
</office:document-meta>
</file>